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3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  <style:font-face style:name="Verdana" svg:font-family="Verdana"/>
  </office:font-face-decls>
  <office:automatic-styles>
    <style:style style:name="P1" style:family="paragraph" style:parent-style-name="Standard" style:master-page-name="Standard">
      <style:paragraph-properties fo:break-before="auto" fo:text-indent="0cm" fo:margin-top="0cm" fo:margin-left="0cm" fo:margin-right="0cm" style:writing-mode="lr-tb"/>
    </style:style>
    <style:style style:name="T1_1" style:family="text">
      <style:text-properties fo:font-weight="bold" style:font-weight-asian="bold" style:font-weight-complex="bold"/>
    </style:style>
    <style:style style:name="T1_2" style:family="text">
      <style:text-properties fo:font-weight="bold" style:font-weight-asian="bold" style:font-weight-complex="bold"/>
    </style:style>
    <style:style style:name="T1_3" style:family="text">
      <style:text-properties fo:font-weight="bold" style:font-weight-asian="bold" style:font-weight-complex="bold"/>
    </style:style>
    <style:style style:name="T1_4" style:family="text">
      <style:text-properties fo:font-weight="bold" style:font-weight-asian="bold" style:font-weight-complex="bold"/>
    </style:style>
    <style:style style:name="T1_5" style:family="text">
      <style:text-properties fo:font-weight="bold" style:font-weight-asian="bold" style:font-weight-complex="bold"/>
    </style:style>
    <style:style style:name="P2" style:family="paragraph" style:parent-style-name="Standard">
      <style:paragraph-properties fo:break-before="auto" fo:text-indent="0cm" fo:margin-top="0cm" fo:margin-left="0cm" fo:margin-right="0cm" style:writing-mode="lr-tb"/>
      <style:text-properties fo:font-weight="bold" style:font-weight-asian="bold" style:font-weight-complex="bold"/>
    </style:style>
    <style:style style:name="P3" style:family="paragraph" style:parent-style-name="Standard">
      <style:paragraph-properties fo:break-before="auto" fo:text-indent="0cm" fo:margin-top="0cm" fo:margin-left="0cm" fo:margin-right="0cm" style:writing-mode="lr-tb"/>
    </style:style>
    <style:style style:name="T3_1" style:family="text"/>
    <style:style style:name="T3_2" style:family="text"/>
    <style:style style:name="T3_3" style:family="text"/>
    <style:style style:name="T3_4" style:family="text"/>
    <style:style style:name="T3_5" style:family="text"/>
    <style:style style:name="T3_6" style:family="text"/>
    <style:style style:name="T3_7" style:family="text"/>
    <style:style style:name="T3_8" style:family="text"/>
    <style:style style:name="T3_9" style:family="text"/>
    <style:style style:name="T3_10" style:family="text"/>
    <style:style style:name="T3_11" style:family="text"/>
    <style:style style:name="T3_12" style:family="text"/>
    <style:style style:name="T3_13" style:family="text"/>
    <style:style style:name="T3_14" style:family="text"/>
    <style:style style:name="T3_15" style:family="text"/>
    <style:style style:name="T3_16" style:family="text"/>
    <style:style style:name="T3_17" style:family="text"/>
    <style:style style:name="T3_18" style:family="text"/>
    <style:style style:name="T3_19" style:family="text"/>
    <style:style style:name="T3_20" style:family="text"/>
    <style:style style:name="T3_21" style:family="text"/>
    <style:style style:name="T3_22" style:family="text"/>
    <style:style style:name="T3_23" style:family="text"/>
    <style:style style:name="T3_24" style:family="text"/>
    <style:style style:name="T3_25" style:family="text"/>
    <style:style style:name="T3_26" style:family="text"/>
    <style:style style:name="T3_27" style:family="text"/>
    <style:style style:name="T3_28" style:family="text"/>
    <style:style style:name="T3_29" style:family="text"/>
    <style:style style:name="T3_30" style:family="text"/>
    <style:style style:name="P4" style:family="paragraph" style:parent-style-name="Standard">
      <style:paragraph-properties fo:break-before="auto" fo:text-indent="0cm" fo:margin-top="0cm" fo:margin-left="0cm" fo:margin-right="0cm" style:writing-mode="lr-tb"/>
    </style:style>
    <style:style style:name="T4_1" style:family="text"/>
    <style:style style:name="T4_2" style:family="text"/>
    <style:style style:name="T4_3" style:family="text"/>
    <style:style style:name="T4_4" style:family="text"/>
    <style:style style:name="P5" style:family="paragraph" style:parent-style-name="Standard">
      <style:paragraph-properties fo:break-before="auto" fo:margin-top="0cm" fo:margin-right="0cm" style:writing-mode="lr-tb"/>
    </style:style>
    <style:style style:name="T5_1" style:family="text"/>
    <style:style style:name="T5_2" style:family="text"/>
    <style:style style:name="T5_3" style:family="text"/>
    <style:style style:name="T5_4" style:family="text"/>
    <style:style style:name="T5_5" style:family="text"/>
    <style:style style:name="T5_6" style:family="text"/>
    <style:style style:name="T5_7" style:family="text"/>
    <style:style style:name="T5_8" style:family="text"/>
    <style:style style:name="T5_9" style:family="text"/>
    <style:style style:name="T5_10" style:family="text"/>
    <style:style style:name="T5_11" style:family="text"/>
    <style:style style:name="T5_12" style:family="text"/>
    <style:style style:name="T5_13" style:family="text"/>
    <style:style style:name="T5_14" style:family="text"/>
    <style:style style:name="T5_15" style:family="text"/>
    <style:style style:name="T5_16" style:family="text"/>
    <style:style style:name="T5_17" style:family="text"/>
    <style:style style:name="T5_18" style:family="text"/>
    <style:style style:name="T5_19" style:family="text"/>
    <style:style style:name="T5_20" style:family="text"/>
    <style:style style:name="T5_21" style:family="text"/>
    <style:style style:name="T5_22" style:family="text"/>
    <style:style style:name="T5_23" style:family="text"/>
    <style:style style:name="T5_24" style:family="text"/>
    <style:style style:name="T5_25" style:family="text"/>
    <style:style style:name="P6" style:family="paragraph" style:parent-style-name="Standard">
      <style:paragraph-properties fo:break-before="auto" fo:margin-top="0cm" fo:margin-right="0cm" style:writing-mode="lr-tb"/>
    </style:style>
    <style:style style:name="T6_1" style:family="text"/>
    <style:style style:name="T6_2" style:family="text"/>
    <style:style style:name="T6_3" style:family="text"/>
    <style:style style:name="T6_4" style:family="text"/>
    <style:style style:name="T6_5" style:family="text"/>
    <style:style style:name="T6_6" style:family="text"/>
    <style:style style:name="T6_7" style:family="text"/>
    <style:style style:name="T6_8" style:family="text"/>
    <style:style style:name="T6_9" style:family="text"/>
    <style:style style:name="T6_10" style:family="text"/>
    <style:style style:name="T6_11" style:family="text"/>
    <style:style style:name="T6_12" style:family="text"/>
    <style:style style:name="T6_13" style:family="text"/>
    <style:style style:name="T6_14" style:family="text"/>
    <style:style style:name="T6_15" style:family="text"/>
    <style:style style:name="T6_16" style:family="text"/>
    <style:style style:name="T6_17" style:family="text"/>
    <style:style style:name="P7" style:family="paragraph" style:parent-style-name="Standard">
      <style:paragraph-properties fo:break-before="auto" fo:text-indent="0cm" fo:margin-top="0cm" fo:margin-left="0cm" fo:margin-right="0cm" style:writing-mode="lr-tb"/>
    </style:style>
    <style:style style:name="T7_1" style:family="text"/>
    <style:style style:name="T7_2" style:family="text"/>
    <style:style style:name="T7_3" style:family="text"/>
    <style:style style:name="T7_4" style:family="text"/>
    <style:style style:name="T7_5" style:family="text"/>
    <style:style style:name="T7_6" style:family="text"/>
    <style:style style:name="T7_7" style:family="text"/>
    <style:style style:name="T7_8" style:family="text"/>
    <style:style style:name="T7_9" style:family="text"/>
    <style:style style:name="T7_10" style:family="text"/>
    <style:style style:name="P8" style:family="paragraph" style:parent-style-name="Standard">
      <style:paragraph-properties fo:break-before="auto" fo:margin-top="0cm" fo:margin-right="0cm" style:writing-mode="lr-tb"/>
    </style:style>
    <style:style style:name="T8_1" style:family="text"/>
    <style:style style:name="T8_2" style:family="text"/>
    <style:style style:name="T8_3" style:family="text"/>
    <style:style style:name="T8_4" style:family="text"/>
    <style:style style:name="T8_5" style:family="text"/>
    <style:style style:name="T8_6" style:family="text"/>
    <style:style style:name="T8_7" style:family="text"/>
    <style:style style:name="T8_8" style:family="text"/>
    <style:style style:name="T8_9" style:family="text"/>
    <style:style style:name="T8_10" style:family="text"/>
    <style:style style:name="T8_11" style:family="text"/>
    <style:style style:name="T8_12" style:family="text"/>
    <style:style style:name="T8_13" style:family="text"/>
    <style:style style:name="T8_14" style:family="text"/>
    <style:style style:name="T8_15" style:family="text"/>
    <style:style style:name="T8_16" style:family="text"/>
    <style:style style:name="T8_17" style:family="text"/>
    <style:style style:name="P9" style:family="paragraph" style:parent-style-name="Standard">
      <style:paragraph-properties fo:break-before="auto" fo:margin-top="0cm" fo:margin-right="0cm" style:writing-mode="lr-tb"/>
    </style:style>
    <style:style style:name="T9_1" style:family="text"/>
    <style:style style:name="T9_2" style:family="text"/>
    <style:style style:name="T9_3" style:family="text"/>
    <style:style style:name="T9_4" style:family="text"/>
    <style:style style:name="T9_5" style:family="text"/>
    <style:style style:name="T9_6" style:family="text"/>
    <style:style style:name="T9_7" style:family="text"/>
    <style:style style:name="T9_8" style:family="text"/>
    <style:style style:name="T9_9" style:family="text"/>
    <style:style style:name="T9_10" style:family="text"/>
    <style:style style:name="T9_11" style:family="text"/>
    <style:style style:name="T9_12" style:family="text"/>
    <style:style style:name="T9_13" style:family="text"/>
    <style:style style:name="T9_14" style:family="text"/>
    <style:style style:name="T9_15" style:family="text"/>
    <style:style style:name="T9_16" style:family="text"/>
    <style:style style:name="T9_17" style:family="text"/>
    <style:style style:name="T9_18" style:family="text"/>
    <style:style style:name="T9_19" style:family="text"/>
    <style:style style:name="T9_20" style:family="text"/>
    <style:style style:name="T9_21" style:family="text"/>
    <style:style style:name="T9_22" style:family="text"/>
    <style:style style:name="T9_23" style:family="text"/>
    <style:style style:name="T9_24" style:family="text"/>
    <style:style style:name="T9_25" style:family="text"/>
    <style:style style:name="T9_26" style:family="text"/>
    <style:style style:name="T9_27" style:family="text"/>
    <style:style style:name="T9_28" style:family="text"/>
    <style:style style:name="P10" style:family="paragraph" style:parent-style-name="Standard">
      <style:paragraph-properties fo:break-before="auto" fo:margin-top="0cm" fo:margin-right="0cm" style:writing-mode="lr-tb"/>
    </style:style>
    <style:style style:name="T10_1" style:family="text"/>
    <style:style style:name="T10_2" style:family="text"/>
    <style:style style:name="T10_3" style:family="text"/>
    <style:style style:name="T10_4" style:family="text"/>
    <style:style style:name="T10_5" style:family="text"/>
    <style:style style:name="T10_6" style:family="text"/>
    <style:style style:name="T10_7" style:family="text"/>
    <style:style style:name="T10_8" style:family="text"/>
    <style:style style:name="T10_9" style:family="text"/>
    <style:style style:name="T10_10" style:family="text"/>
    <style:style style:name="T10_11" style:family="text"/>
    <style:style style:name="T10_12" style:family="text"/>
    <style:style style:name="T10_13" style:family="text"/>
    <style:style style:name="T10_14" style:family="text"/>
    <style:style style:name="T10_15" style:family="text"/>
    <style:style style:name="T10_16" style:family="text"/>
    <style:style style:name="T10_17" style:family="text"/>
    <style:style style:name="T10_18" style:family="text"/>
    <style:style style:name="T10_19" style:family="text"/>
    <style:style style:name="T10_20" style:family="text"/>
    <style:style style:name="T10_21" style:family="text"/>
    <style:style style:name="T10_22" style:family="text"/>
    <style:style style:name="T10_23" style:family="text"/>
    <style:style style:name="T10_24" style:family="text"/>
    <style:style style:name="T10_25" style:family="text"/>
    <style:style style:name="T10_26" style:family="text"/>
    <style:style style:name="T10_27" style:family="text"/>
    <style:style style:name="T10_28" style:family="text"/>
    <style:style style:name="T10_29" style:family="text"/>
    <style:style style:name="T10_30" style:family="text"/>
    <style:style style:name="T10_31" style:family="text"/>
    <style:style style:name="T10_32" style:family="text"/>
    <style:style style:name="T10_33" style:family="text"/>
    <style:style style:name="T10_34" style:family="text"/>
    <style:style style:name="T10_35" style:family="text"/>
    <style:style style:name="P11" style:family="paragraph" style:parent-style-name="Standard">
      <style:paragraph-properties fo:break-before="auto" fo:margin-top="0cm" fo:margin-right="0cm" style:writing-mode="lr-tb"/>
    </style:style>
    <style:style style:name="T11_1" style:family="text"/>
    <style:style style:name="T11_2" style:family="text"/>
    <style:style style:name="T11_3" style:family="text"/>
    <style:style style:name="T11_4" style:family="text"/>
    <style:style style:name="T11_5" style:family="text"/>
    <style:style style:name="T11_6" style:family="text"/>
    <style:style style:name="T11_7" style:family="text"/>
    <style:style style:name="T11_8" style:family="text"/>
    <style:style style:name="T11_9" style:family="text"/>
    <style:style style:name="T11_10" style:family="text"/>
    <style:style style:name="T11_11" style:family="text"/>
    <style:style style:name="T11_12" style:family="text"/>
    <style:style style:name="T11_13" style:family="text"/>
    <style:style style:name="T11_14" style:family="text"/>
    <style:style style:name="T11_15" style:family="text"/>
    <style:style style:name="T11_16" style:family="text"/>
    <style:style style:name="T11_17" style:family="text"/>
    <style:style style:name="T11_18" style:family="text"/>
    <style:style style:name="T11_19" style:family="text"/>
    <style:style style:name="T11_20" style:family="text"/>
    <style:style style:name="T11_21" style:family="text"/>
    <style:style style:name="T11_22" style:family="text"/>
    <style:style style:name="T11_23" style:family="text"/>
    <style:style style:name="T11_24" style:family="text"/>
    <style:style style:name="T11_25" style:family="text"/>
    <style:style style:name="T11_26" style:family="text"/>
    <style:style style:name="T11_27" style:family="text"/>
    <style:style style:name="T11_28" style:family="text"/>
    <style:style style:name="T11_29" style:family="text"/>
    <style:style style:name="T11_30" style:family="text"/>
    <style:style style:name="T11_31" style:family="text"/>
    <style:style style:name="T11_32" style:family="text"/>
    <style:style style:name="T11_33" style:family="text"/>
    <style:style style:name="T11_34" style:family="text"/>
    <style:style style:name="T11_35" style:family="text"/>
    <style:style style:name="T11_36" style:family="text"/>
    <style:style style:name="T11_37" style:family="text"/>
    <style:style style:name="T11_38" style:family="text"/>
    <style:style style:name="T11_39" style:family="text"/>
    <style:style style:name="T11_40" style:family="text"/>
    <style:style style:name="T11_41" style:family="text"/>
    <style:style style:name="T11_42" style:family="text"/>
    <style:style style:name="T11_43" style:family="text"/>
    <style:style style:name="T11_44" style:family="text"/>
    <style:style style:name="T11_45" style:family="text"/>
    <style:style style:name="T11_46" style:family="text"/>
    <style:style style:name="T11_47" style:family="text"/>
    <style:style style:name="T11_48" style:family="text"/>
    <style:style style:name="T11_49" style:family="text"/>
    <style:style style:name="T11_50" style:family="text"/>
    <style:style style:name="T11_51" style:family="text"/>
    <style:style style:name="T11_52" style:family="text"/>
    <style:style style:name="P12" style:family="paragraph" style:parent-style-name="Standard">
      <style:paragraph-properties fo:break-before="auto" fo:text-indent="0cm" fo:margin-top="0cm" fo:margin-left="0cm" fo:margin-right="0cm" style:writing-mode="lr-tb"/>
    </style:style>
    <style:style style:name="T12_1" style:family="text"/>
    <style:style style:name="T12_2" style:family="text"/>
    <style:style style:name="T12_3" style:family="text"/>
    <style:style style:name="T12_4" style:family="text"/>
    <style:style style:name="T12_5" style:family="text"/>
    <style:style style:name="T12_6" style:family="text"/>
    <style:style style:name="T12_7" style:family="text"/>
    <style:style style:name="T12_8" style:family="text"/>
    <style:style style:name="T12_9" style:family="text"/>
    <style:style style:name="T12_10" style:family="text"/>
    <style:style style:name="P13" style:family="paragraph" style:parent-style-name="Standard">
      <style:paragraph-properties fo:break-before="auto" fo:text-indent="0cm" fo:margin-top="0cm" fo:margin-left="0cm" fo:margin-right="0cm" style:writing-mode="lr-tb"/>
    </style:style>
    <style:style style:name="P14" style:family="paragraph" style:parent-style-name="Standard">
      <style:paragraph-properties fo:break-before="auto" fo:text-indent="0cm" fo:margin-top="0cm" fo:margin-left="0cm" fo:margin-right="0cm" style:writing-mode="lr-tb"/>
    </style:style>
    <style:style style:name="T14_1" style:family="text">
      <style:text-properties fo:font-weight="bold" style:font-weight-asian="bold" style:font-weight-complex="bold"/>
    </style:style>
    <style:style style:name="T14_2" style:family="text">
      <style:text-properties fo:font-weight="bold" style:font-weight-asian="bold" style:font-weight-complex="bold"/>
    </style:style>
    <style:style style:name="T14_3" style:family="text">
      <style:text-properties fo:font-weight="bold" style:font-weight-asian="bold" style:font-weight-complex="bold"/>
    </style:style>
    <style:style style:name="T14_4" style:family="text">
      <style:text-properties fo:font-weight="bold" style:font-weight-asian="bold" style:font-weight-complex="bold"/>
    </style:style>
    <style:style style:name="T14_5" style:family="text">
      <style:text-properties fo:font-weight="bold" style:font-weight-asian="bold" style:font-weight-complex="bold"/>
    </style:style>
    <style:style style:name="T14_6" style:family="text">
      <style:text-properties fo:font-weight="bold" style:font-weight-asian="bold" style:font-weight-complex="bold"/>
    </style:style>
    <style:style style:name="T14_7" style:family="text">
      <style:text-properties fo:font-weight="bold" style:font-weight-asian="bold" style:font-weight-complex="bold"/>
    </style:style>
    <style:style style:name="T14_8" style:family="text">
      <style:text-properties fo:font-weight="bold" style:font-weight-asian="bold" style:font-weight-complex="bold"/>
    </style:style>
    <style:style style:name="T14_9" style:family="text">
      <style:text-properties fo:font-weight="bold" style:font-weight-asian="bold" style:font-weight-complex="bold"/>
    </style:style>
    <style:style style:name="T14_10" style:family="text">
      <style:text-properties fo:font-weight="bold" style:font-weight-asian="bold" style:font-weight-complex="bold"/>
    </style:style>
    <style:style style:name="T14_11" style:family="text">
      <style:text-properties fo:font-weight="bold" style:font-weight-asian="bold" style:font-weight-complex="bold"/>
    </style:style>
    <style:style style:name="T14_12" style:family="text">
      <style:text-properties fo:font-weight="bold" style:font-weight-asian="bold" style:font-weight-complex="bold"/>
    </style:style>
    <style:style style:name="T14_13" style:family="text">
      <style:text-properties fo:font-weight="bold" style:font-weight-asian="bold" style:font-weight-complex="bold"/>
    </style:style>
    <style:style style:name="P15" style:family="paragraph" style:parent-style-name="Standard">
      <style:paragraph-properties fo:break-before="auto" fo:margin-top="0cm" fo:margin-right="0cm" style:writing-mode="lr-tb"/>
    </style:style>
    <style:style style:name="T15_1" style:family="text"/>
    <style:style style:name="P16" style:family="paragraph" style:parent-style-name="Standard">
      <style:paragraph-properties fo:break-before="auto" fo:margin-top="0cm" fo:margin-right="0cm" style:writing-mode="lr-tb"/>
    </style:style>
    <style:style style:name="T16_1" style:family="text"/>
    <style:style style:name="T16_2" style:family="text"/>
    <style:style style:name="T16_3" style:family="text"/>
    <style:style style:name="T16_4" style:family="text"/>
    <style:style style:name="T16_5" style:family="text"/>
    <style:style style:name="T16_6" style:family="text"/>
    <style:style style:name="T16_7" style:family="text"/>
    <style:style style:name="T16_8" style:family="text"/>
    <style:style style:name="T16_9" style:family="text"/>
    <style:style style:name="T16_10" style:family="text"/>
    <style:style style:name="P17" style:family="paragraph" style:parent-style-name="Standard">
      <style:paragraph-properties fo:break-before="auto" fo:margin-top="0cm" fo:margin-right="0cm" style:writing-mode="lr-tb"/>
    </style:style>
    <style:style style:name="T17_1" style:family="text"/>
    <style:style style:name="T17_2" style:family="text"/>
    <style:style style:name="T17_3" style:family="text"/>
    <style:style style:name="T17_4" style:family="text"/>
    <style:style style:name="T17_5" style:family="text"/>
    <style:style style:name="T17_6" style:family="text"/>
    <style:style style:name="T17_7" style:family="text"/>
    <style:style style:name="T17_8" style:family="text"/>
    <style:style style:name="T17_9" style:family="text"/>
    <style:style style:name="T17_10" style:family="text"/>
    <style:style style:name="P18" style:family="paragraph" style:parent-style-name="Standard">
      <style:paragraph-properties fo:break-before="auto" fo:margin-top="0cm" fo:margin-right="0cm" style:writing-mode="lr-tb"/>
    </style:style>
    <style:style style:name="T18_1" style:family="text"/>
    <style:style style:name="T18_2" style:family="text"/>
    <style:style style:name="T18_3" style:family="text"/>
    <style:style style:name="T18_4" style:family="text"/>
    <style:style style:name="T18_5" style:family="text"/>
    <style:style style:name="T18_6" style:family="text"/>
    <style:style style:name="T18_7" style:family="text"/>
    <style:style style:name="T18_8" style:family="text"/>
    <style:style style:name="T18_9" style:family="text"/>
    <style:style style:name="T18_10" style:family="text"/>
    <style:style style:name="P19" style:family="paragraph" style:parent-style-name="Standard">
      <style:paragraph-properties fo:break-before="auto" fo:margin-top="0cm" fo:margin-right="0cm" style:writing-mode="lr-tb"/>
    </style:style>
    <style:style style:name="T19_1" style:family="text"/>
    <style:style style:name="T19_2" style:family="text"/>
    <style:style style:name="T19_3" style:family="text"/>
    <style:style style:name="T19_4" style:family="text"/>
    <style:style style:name="T19_5" style:family="text"/>
    <style:style style:name="T19_6" style:family="text"/>
    <style:style style:name="T19_7" style:family="text"/>
    <style:style style:name="T19_8" style:family="text"/>
    <style:style style:name="T19_9" style:family="text"/>
    <style:style style:name="T19_10" style:family="text"/>
    <style:style style:name="T19_11" style:family="text"/>
    <style:style style:name="T19_12" style:family="text"/>
    <style:style style:name="T19_13" style:family="text"/>
    <style:style style:name="T19_14" style:family="text"/>
    <style:style style:name="T19_15" style:family="text"/>
    <style:style style:name="T19_16" style:family="text"/>
    <style:style style:name="T19_17" style:family="text"/>
    <style:style style:name="T19_18" style:family="text"/>
    <style:style style:name="T19_19" style:family="text"/>
    <style:style style:name="T19_20" style:family="text"/>
    <style:style style:name="T19_21" style:family="text"/>
    <style:style style:name="T19_22" style:family="text"/>
    <style:style style:name="T19_23" style:family="text"/>
    <style:style style:name="T19_24" style:family="text"/>
    <style:style style:name="P20" style:family="paragraph" style:parent-style-name="Standard">
      <style:paragraph-properties fo:break-before="auto" fo:margin-top="0cm" fo:margin-right="0cm" style:writing-mode="lr-tb"/>
    </style:style>
    <style:style style:name="T20_1" style:family="text"/>
    <style:style style:name="T20_2" style:family="text"/>
    <style:style style:name="T20_3" style:family="text"/>
    <style:style style:name="T20_4" style:family="text"/>
    <style:style style:name="P21" style:family="paragraph" style:parent-style-name="Standard">
      <style:paragraph-properties fo:break-before="auto" fo:margin-top="0cm" fo:margin-right="0cm" style:writing-mode="lr-tb"/>
    </style:style>
    <style:style style:name="T21_1" style:family="text"/>
    <style:style style:name="T21_2" style:family="text"/>
    <style:style style:name="P22" style:family="paragraph" style:parent-style-name="Standard">
      <style:paragraph-properties fo:break-before="auto" fo:margin-top="0cm" fo:margin-right="0cm" style:writing-mode="lr-tb"/>
    </style:style>
    <style:style style:name="T22_1" style:family="text"/>
    <style:style style:name="T22_2" style:family="text"/>
    <style:style style:name="P23" style:family="paragraph" style:parent-style-name="Standard">
      <style:paragraph-properties fo:break-before="auto" fo:margin-top="0cm" fo:margin-right="0cm" style:writing-mode="lr-tb"/>
    </style:style>
    <style:style style:name="T23_1" style:family="text"/>
    <style:style style:name="T23_2" style:family="text"/>
    <style:style style:name="P24" style:family="paragraph" style:parent-style-name="Standard">
      <style:paragraph-properties fo:break-before="auto" fo:margin-top="0cm" fo:margin-right="0cm" style:writing-mode="lr-tb"/>
    </style:style>
    <style:style style:name="T24_1" style:family="text"/>
    <style:style style:name="T24_2" style:family="text"/>
    <style:style style:name="P25" style:family="paragraph" style:parent-style-name="Standard">
      <style:paragraph-properties fo:break-before="auto" fo:margin-top="0cm" fo:margin-right="0cm" style:writing-mode="lr-tb"/>
    </style:style>
    <style:style style:name="T25_1" style:family="text"/>
    <style:style style:name="T25_2" style:family="text"/>
    <style:style style:name="T25_3" style:family="text"/>
    <style:style style:name="T25_4" style:family="text"/>
    <style:style style:name="P26" style:family="paragraph" style:parent-style-name="Standard">
      <style:paragraph-properties fo:break-before="auto" fo:margin-top="0cm" fo:margin-right="0cm" style:writing-mode="lr-tb"/>
    </style:style>
    <style:style style:name="T26_1" style:family="text"/>
    <style:style style:name="T26_2" style:family="text"/>
    <style:style style:name="T26_3" style:family="text"/>
    <style:style style:name="T26_4" style:family="text"/>
    <style:style style:name="T2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6" style:family="text"/>
    <style:style style:name="T26_7" style:family="text"/>
    <style:style style:name="T26_8" style:family="text"/>
    <style:style style:name="T26_9" style:family="text"/>
    <style:style style:name="T26_10" style:family="text"/>
    <style:style style:name="T26_11" style:family="text"/>
    <style:style style:name="T26_12" style:family="text"/>
    <style:style style:name="T26_13" style:family="text"/>
    <style:style style:name="T26_14" style:family="text"/>
    <style:style style:name="T26_15" style:family="text"/>
    <style:style style:name="T26_16" style:family="text"/>
    <style:style style:name="T26_17" style:family="text"/>
    <style:style style:name="T26_18" style:family="text"/>
    <style:style style:name="T26_19" style:family="text"/>
    <style:style style:name="T26_20" style:family="text"/>
    <style:style style:name="T26_21" style:family="text"/>
    <style:style style:name="T26_22" style:family="text"/>
    <style:style style:name="T26_23" style:family="text"/>
    <style:style style:name="T26_24" style:family="text"/>
    <style:style style:name="T26_25" style:family="text"/>
    <style:style style:name="P27" style:family="paragraph" style:parent-style-name="Standard">
      <style:paragraph-properties fo:break-before="auto" fo:text-indent="0cm" fo:margin-top="0cm" fo:margin-bottom="0cm" fo:margin-left="0cm" fo:margin-right="0cm" style:writing-mode="lr-tb"/>
    </style:style>
    <style:style style:name="Table1" style:family="table">
      <style:table-properties table:align="left" style:width="16.51cm" fo:margin-left="0.079cm"/>
    </style:style>
    <style:style style:name="Column1" style:family="table-column">
      <style:table-column-properties style:column-width="3.307cm"/>
    </style:style>
    <style:style style:name="Column2" style:family="table-column">
      <style:table-column-properties style:column-width="13.203cm"/>
    </style:style>
    <style:style style:name="Row1" style:family="table-row"/>
    <style:style style:name="Cell1" style:family="table-cell">
      <style:table-cell-properties fo:background-color="#ffff33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2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8_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2" style:family="table-cell">
      <style:table-cell-properties fo:background-color="#ffff33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2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9_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9_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9_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9_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9_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9_6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9_7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9_8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9_9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9_10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9_1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9_1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9_1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9_1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9_1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9_16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9_17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9_18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9_19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9_20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9_2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9_2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9_2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9_2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9_2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9_26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Row2" style:family="table-row"/>
    <style:style style:name="Cell3" style:family="table-cell">
      <style:table-cell-properties fo:background-color="#ffffff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3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0_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4" style:family="table-cell">
      <style:table-cell-properties fo:background-color="#ffffff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3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1_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1_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1_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1_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1_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1_6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1_7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1_8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1_9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1_10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Row3" style:family="table-row"/>
    <style:style style:name="Cell5" style:family="table-cell">
      <style:table-cell-properties fo:background-color="#ffffff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3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2_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6" style:family="table-cell">
      <style:table-cell-properties fo:background-color="#ffffff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3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3_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3_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3_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3_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3_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Row4" style:family="table-row"/>
    <style:style style:name="Cell7" style:family="table-cell">
      <style:table-cell-properties fo:background-color="#ffffff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3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4_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8" style:family="table-cell">
      <style:table-cell-properties fo:background-color="#ffffff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3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5_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5_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5_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5_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5_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5_6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5_7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5_8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5_9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5_10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5_1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5_1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5_1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5_1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5_1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5_16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5_17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5_18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5_19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5_20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5_2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5_2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5_2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5_2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5_2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5_26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5_27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5_28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5_29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5_30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5_3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5_3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5_3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5_3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5_3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5_36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5_37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5_38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Row5" style:family="table-row"/>
    <style:style style:name="Cell9" style:family="table-cell">
      <style:table-cell-properties fo:background-color="#ffffff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3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6_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10" style:family="table-cell">
      <style:table-cell-properties fo:background-color="#ffffff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3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7_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7_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7_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7_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7_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7_6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7_7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7_8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7_9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Row6" style:family="table-row"/>
    <style:style style:name="Cell11" style:family="table-cell">
      <style:table-cell-properties fo:background-color="#ffffff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3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8_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12" style:family="table-cell">
      <style:table-cell-properties fo:background-color="#ffffff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3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9_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9_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9_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9_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9_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9_6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9_7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9_8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9_9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9_10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9_1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9_1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9_1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9_1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9_1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9_16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9_17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9_18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Row7" style:family="table-row"/>
    <style:style style:name="Cell13" style:family="table-cell">
      <style:table-cell-properties fo:background-color="#fff2cc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4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0_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14" style:family="table-cell">
      <style:table-cell-properties fo:background-color="#fff2cc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4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1_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1_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1_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1_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1_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1_6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1_7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1_8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1_9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1_10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1_1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Row8" style:family="table-row"/>
    <style:style style:name="Cell15" style:family="table-cell">
      <style:table-cell-properties fo:background-color="#fff2cc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4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2_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2_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2_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2_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2_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2_6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16" style:family="table-cell">
      <style:table-cell-properties fo:background-color="#fff2cc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43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Row9" style:family="table-row"/>
    <style:style style:name="Cell17" style:family="table-cell">
      <style:table-cell-properties fo:background-color="#fff2cc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4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4_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4_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4_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4_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4_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18" style:family="table-cell">
      <style:table-cell-properties fo:background-color="#fff2cc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4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5_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5_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5_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5_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5_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5_6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5_7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5_8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5_9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5_10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5_1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5_1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5_1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5_1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5_1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5_16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5_17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5_18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5_19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5_20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5_2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5_2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5_2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Row10" style:family="table-row"/>
    <style:style style:name="Cell19" style:family="table-cell">
      <style:table-cell-properties fo:background-color="#fff2cc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4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6_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6_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6_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6_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6_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20" style:family="table-cell">
      <style:table-cell-properties fo:background-color="#fff2cc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47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Row11" style:family="table-row"/>
    <style:style style:name="Cell21" style:family="table-cell">
      <style:table-cell-properties fo:background-color="#fff2cc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4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8_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22" style:family="table-cell">
      <style:table-cell-properties fo:background-color="#fff2cc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4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9_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9_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9_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9_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9_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9_6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9_7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9_8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9_9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9_10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9_1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9_1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9_1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Row12" style:family="table-row"/>
    <style:style style:name="Cell23" style:family="table-cell">
      <style:table-cell-properties fo:background-color="#fff2cc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5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0_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0_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0_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0_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0_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0_6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24" style:family="table-cell">
      <style:table-cell-properties fo:background-color="#fff2cc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51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Row13" style:family="table-row"/>
    <style:style style:name="Cell25" style:family="table-cell">
      <style:table-cell-properties fo:background-color="#fff2cc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5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2_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2_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2_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2_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2_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26" style:family="table-cell">
      <style:table-cell-properties fo:background-color="#fff2cc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5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3_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3_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3_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3_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3_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3_6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3_7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3_8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3_9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3_10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3_1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3_1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3_1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3_1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3_1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3_16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3_17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3_18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3_19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3_20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3_2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3_2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3_2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3_2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3_2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Row14" style:family="table-row"/>
    <style:style style:name="Cell27" style:family="table-cell">
      <style:table-cell-properties fo:background-color="#fff2cc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5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4_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4_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4_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4_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4_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28" style:family="table-cell">
      <style:table-cell-properties fo:background-color="#fff2cc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55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Row15" style:family="table-row"/>
    <style:style style:name="Cell29" style:family="table-cell">
      <style:table-cell-properties fo:background-color="#fff2cc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5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6_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30" style:family="table-cell">
      <style:table-cell-properties fo:background-color="#fff2cc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5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7_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7_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7_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7_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7_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7_6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7_7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7_8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7_9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7_10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7_1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7_1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7_1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Row16" style:family="table-row"/>
    <style:style style:name="Cell31" style:family="table-cell">
      <style:table-cell-properties fo:background-color="#fff2cc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5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8_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8_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8_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8_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8_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8_6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32" style:family="table-cell">
      <style:table-cell-properties fo:background-color="#fff2cc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59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Row17" style:family="table-row"/>
    <style:style style:name="Cell33" style:family="table-cell">
      <style:table-cell-properties fo:background-color="#fff2cc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6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0_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60_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60_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60_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60_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34" style:family="table-cell">
      <style:table-cell-properties fo:background-color="#fff2cc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6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1_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61_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61_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61_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61_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61_6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61_7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61_8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61_9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61_10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61_1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61_1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61_1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61_1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61_1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61_16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61_17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61_18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61_19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61_20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61_2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61_2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61_2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61_2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61_2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Row18" style:family="table-row"/>
    <style:style style:name="Cell35" style:family="table-cell">
      <style:table-cell-properties fo:background-color="#fff2cc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6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2_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62_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62_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62_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62_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36" style:family="table-cell">
      <style:table-cell-properties fo:background-color="#fff2cc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63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Row19" style:family="table-row"/>
    <style:style style:name="Cell37" style:family="table-cell">
      <style:table-cell-properties fo:background-color="#ffffff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6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4_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38" style:family="table-cell">
      <style:table-cell-properties fo:background-color="#ffffff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6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5_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65_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65_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65_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65_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65_6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65_7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65_8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65_9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65_10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65_1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65_1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65_1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65_1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65_1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65_16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Row20" style:family="table-row"/>
    <style:style style:name="Cell39" style:family="table-cell">
      <style:table-cell-properties fo:background-color="#ffffff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6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6_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66_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66_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66_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66_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40" style:family="table-cell">
      <style:table-cell-properties fo:background-color="#ffffff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67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Row21" style:family="table-row"/>
    <style:style style:name="Cell41" style:family="table-cell">
      <style:table-cell-properties fo:background-color="#ffffff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6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8_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68_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68_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68_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68_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68_6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68_7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42" style:family="table-cell">
      <style:table-cell-properties fo:background-color="#ffffff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6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9_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69_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69_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69_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69_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69_6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69_7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69_8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69_9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69_10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69_1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Row22" style:family="table-row"/>
    <style:style style:name="Cell43" style:family="table-cell">
      <style:table-cell-properties fo:background-color="#ffffff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7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70_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70_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44" style:family="table-cell">
      <style:table-cell-properties fo:background-color="#ffffff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71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Row23" style:family="table-row"/>
    <style:style style:name="Cell45" style:family="table-cell">
      <style:table-cell-properties fo:background-color="#ffff33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7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72_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46" style:family="table-cell">
      <style:table-cell-properties fo:background-color="#ffff33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7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73_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73_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73_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73_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73_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73_6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73_7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73_8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73_9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73_10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73_1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73_1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73_1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73_1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73_1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73_16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73_17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73_18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73_19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73_20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73_2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73_2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73_2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73_2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Row24" style:family="table-row"/>
    <style:style style:name="Cell47" style:family="table-cell">
      <style:table-cell-properties fo:background-color="#ffffff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7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74_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48" style:family="table-cell">
      <style:table-cell-properties fo:background-color="#ffffff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7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75_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75_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75_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75_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75_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75_6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75_7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75_8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75_9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75_10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75_1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75_1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75_1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75_1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75_1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75_16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75_17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75_18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75_19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75_20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75_2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75_2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75_2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Row25" style:family="table-row"/>
    <style:style style:name="Cell49" style:family="table-cell">
      <style:table-cell-properties fo:background-color="#ffffff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7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76_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50" style:family="table-cell">
      <style:table-cell-properties fo:background-color="#ffffff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7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77_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77_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77_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77_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77_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77_6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77_7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77_8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77_9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77_10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77_1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77_1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77_1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77_1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77_1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77_16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Row26" style:family="table-row"/>
    <style:style style:name="Cell51" style:family="table-cell">
      <style:table-cell-properties fo:background-color="#ffffff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7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78_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78_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78_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78_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78_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78_6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52" style:family="table-cell">
      <style:table-cell-properties fo:background-color="#ffffff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79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Row27" style:family="table-row"/>
    <style:style style:name="Cell53" style:family="table-cell">
      <style:table-cell-properties fo:background-color="#ffffff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8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80_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80_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80_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80_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80_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54" style:family="table-cell">
      <style:table-cell-properties fo:background-color="#ffffff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8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81_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81_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81_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81_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81_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81_6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81_7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81_8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81_9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81_10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81_1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81_1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81_1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81_1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81_1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81_16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81_17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81_18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81_19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81_20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81_2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81_2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81_2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81_2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81_2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81_26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81_27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81_28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P8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82_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82_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82_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82_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P8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83_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83_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83_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83_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83_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83_6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83_7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83_8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83_9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83_10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83_1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83_1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83_1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P8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84_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84_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84_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84_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84_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84_6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84_7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84_8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84_9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84_10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84_1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84_1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P8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85_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85_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85_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85_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P8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86_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86_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86_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86_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86_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86_6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P8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87_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87_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87_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87_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87_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87_6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87_7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87_8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87_9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87_10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87_1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87_1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87_1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87_1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87_1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87_16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P8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88_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88_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88_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88_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88_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88_6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88_7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88_8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88_9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88_10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88_1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88_1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88_1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88_1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88_1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88_16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P8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89_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89_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89_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89_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89_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89_6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89_7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89_8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89_9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89_10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89_1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89_1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89_1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89_1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P9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90_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90_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90_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90_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90_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P9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91_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91_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91_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91_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91_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91_6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91_7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91_8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91_9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91_10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91_1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91_1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91_1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91_1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91_1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91_16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91_17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Row28" style:family="table-row"/>
    <style:style style:name="Cell55" style:family="table-cell">
      <style:table-cell-properties fo:background-color="#ffffff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9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92_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92_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92_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92_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92_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56" style:family="table-cell">
      <style:table-cell-properties fo:background-color="#ffffff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93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Row29" style:family="table-row"/>
    <style:style style:name="Cell57" style:family="table-cell">
      <style:table-cell-properties fo:background-color="#ffffff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9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94_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58" style:family="table-cell">
      <style:table-cell-properties fo:background-color="#ffffff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9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95_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95_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95_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95_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95_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95_6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95_7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95_8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95_9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95_10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95_1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95_1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95_1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Row30" style:family="table-row"/>
    <style:style style:name="Cell59" style:family="table-cell">
      <style:table-cell-properties fo:background-color="#ffffff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9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96_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60" style:family="table-cell">
      <style:table-cell-properties fo:background-color="#ffffff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9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97_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97_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97_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97_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97_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97_6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97_7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97_8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97_9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97_10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97_1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97_1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97_1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97_1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97_1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97_16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97_17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Row31" style:family="table-row"/>
    <style:style style:name="Cell61" style:family="table-cell">
      <style:table-cell-properties fo:background-color="#ffffff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9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98_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62" style:family="table-cell">
      <style:table-cell-properties fo:background-color="#ffffff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9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99_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99_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99_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99_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99_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99_6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99_7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99_8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99_9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99_10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99_1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99_1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99_1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99_1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99_1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Row32" style:family="table-row"/>
    <style:style style:name="Cell63" style:family="table-cell">
      <style:table-cell-properties fo:background-color="#ffffff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10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00_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64" style:family="table-cell">
      <style:table-cell-properties fo:background-color="#ffffff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10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01_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01_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01_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01_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01_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01_6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01_7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01_8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01_9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01_10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01_1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01_1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01_1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01_1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01_1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01_16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01_17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P10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02_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02_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02_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02_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02_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02_6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02_7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02_8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02_9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02_10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02_1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02_1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02_1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02_1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02_1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02_16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02_17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02_18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02_19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02_20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02_2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02_2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02_2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02_2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02_2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P10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03_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03_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03_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03_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03_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03_6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03_7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03_8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03_9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03_10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03_1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03_1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03_1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03_1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03_1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03_16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03_17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03_18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03_19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03_20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03_2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03_2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03_2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Row33" style:family="table-row"/>
    <style:style style:name="Cell65" style:family="table-cell">
      <style:table-cell-properties fo:background-color="#ffffff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10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04_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04_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04_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04_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04_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04_6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66" style:family="table-cell">
      <style:table-cell-properties fo:background-color="#ffffff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105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Row34" style:family="table-row"/>
    <style:style style:name="Cell67" style:family="table-cell">
      <style:table-cell-properties fo:background-color="#ffffff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10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06_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06_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06_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06_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06_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68" style:family="table-cell">
      <style:table-cell-properties fo:background-color="#ffffff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10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07_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07_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07_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07_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07_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07_6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07_7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07_8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07_9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07_10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07_1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07_1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07_1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07_1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07_1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07_16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Row35" style:family="table-row"/>
    <style:style style:name="Cell69" style:family="table-cell">
      <style:table-cell-properties fo:background-color="#ffffff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10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08_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08_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08_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08_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08_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70" style:family="table-cell">
      <style:table-cell-properties fo:background-color="#ffffff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109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Row36" style:family="table-row"/>
    <style:style style:name="Cell71" style:family="table-cell">
      <style:table-cell-properties fo:background-color="#ffffff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11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10_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10_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10_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10_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10_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10_6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72" style:family="table-cell">
      <style:table-cell-properties fo:background-color="#ffffff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111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Row37" style:family="table-row"/>
    <style:style style:name="Cell73" style:family="table-cell">
      <style:table-cell-properties fo:background-color="#ffffff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11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12_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12_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12_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12_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12_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74" style:family="table-cell">
      <style:table-cell-properties fo:background-color="#ffffff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11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13_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13_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13_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13_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13_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13_6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13_7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13_8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13_9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13_10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13_1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13_1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13_1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13_1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13_1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13_16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13_17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13_18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13_19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P11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14_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14_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14_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14_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14_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14_6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14_7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14_8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14_9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14_10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14_1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14_1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14_1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14_1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14_1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14_16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14_17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14_18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14_19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14_20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14_2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Row38" style:family="table-row"/>
    <style:style style:name="Cell75" style:family="table-cell">
      <style:table-cell-properties fo:background-color="#ffffff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11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15_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15_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76" style:family="table-cell">
      <style:table-cell-properties fo:background-color="#ffffff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116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Row39" style:family="table-row"/>
    <style:style style:name="Cell77" style:family="table-cell">
      <style:table-cell-properties fo:background-color="#ffffff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11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17_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17_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17_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17_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17_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17_6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78" style:family="table-cell">
      <style:table-cell-properties fo:background-color="#ffffff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118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Row40" style:family="table-row"/>
    <style:style style:name="Cell79" style:family="table-cell">
      <style:table-cell-properties fo:background-color="#ffffff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11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19_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19_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19_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19_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19_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19_6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80" style:family="table-cell">
      <style:table-cell-properties fo:background-color="#ffffff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120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Row41" style:family="table-row"/>
    <style:style style:name="Cell81" style:family="table-cell">
      <style:table-cell-properties fo:background-color="#ffffff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12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21_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21_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21_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21_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21_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21_6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21_7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82" style:family="table-cell">
      <style:table-cell-properties fo:background-color="#ffffff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12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22_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22_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22_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22_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22_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22_6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22_7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22_8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22_9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22_10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22_1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22_1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22_1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22_1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22_1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22_16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22_17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22_18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22_19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22_20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22_2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22_2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22_2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Row42" style:family="table-row"/>
    <style:style style:name="Cell83" style:family="table-cell">
      <style:table-cell-properties fo:background-color="#ffffcc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12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23_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23_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23_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23_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23_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23_6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23_7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23_8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23_9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23_10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23_1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23_1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23_1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84" style:family="table-cell">
      <style:table-cell-properties fo:background-color="#ffffcc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12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24_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24_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24_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24_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24_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24_6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24_7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24_8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24_9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24_10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24_1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24_1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24_1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24_1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24_1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24_16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24_17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24_18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24_19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24_20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24_2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24_2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24_2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24_2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24_2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24_26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24_27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24_28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Row43" style:family="table-row"/>
    <style:style style:name="Cell85" style:family="table-cell">
      <style:table-cell-properties fo:background-color="#ffffff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12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25_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25_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25_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25_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25_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86" style:family="table-cell">
      <style:table-cell-properties fo:background-color="#ffffff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126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Row44" style:family="table-row"/>
    <style:style style:name="Cell87" style:family="table-cell">
      <style:table-cell-properties fo:background-color="#ffffff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12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27_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27_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27_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27_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27_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88" style:family="table-cell">
      <style:table-cell-properties fo:background-color="#ffffff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128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Row45" style:family="table-row"/>
    <style:style style:name="Cell89" style:family="table-cell">
      <style:table-cell-properties fo:background-color="#ffffff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12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29_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29_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29_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29_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29_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29_6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90" style:family="table-cell">
      <style:table-cell-properties fo:background-color="#ffffff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130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Row46" style:family="table-row"/>
    <style:style style:name="Cell91" style:family="table-cell">
      <style:table-cell-properties fo:background-color="#ffffff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13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31_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31_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31_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31_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31_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92" style:family="table-cell">
      <style:table-cell-properties fo:background-color="#ffffff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13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32_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32_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32_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32_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32_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32_6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32_7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32_8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32_9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32_10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32_1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32_1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32_1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32_1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32_1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32_16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32_17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32_18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32_19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32_20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32_2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32_2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32_2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32_2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32_2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32_26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32_27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32_28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32_29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32_30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32_3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32_3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32_3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32_3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32_3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Row47" style:family="table-row"/>
    <style:style style:name="Cell93" style:family="table-cell">
      <style:table-cell-properties fo:background-color="#ffffff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13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33_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33_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94" style:family="table-cell">
      <style:table-cell-properties fo:background-color="#ffffff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134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Row48" style:family="table-row"/>
    <style:style style:name="Cell95" style:family="table-cell">
      <style:table-cell-properties fo:background-color="#ffffff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13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35_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96" style:family="table-cell">
      <style:table-cell-properties fo:background-color="#ffffff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13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36_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36_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36_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36_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36_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P13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37_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37_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37_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37_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37_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37_6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37_7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37_8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37_9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37_10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37_1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37_1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37_1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37_1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37_1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37_16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37_17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37_18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37_19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37_20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P13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38_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38_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38_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38_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38_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38_6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38_7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38_8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38_9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38_10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38_1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38_1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38_1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38_1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38_1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38_16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P13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39_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39_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39_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39_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39_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39_6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39_7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39_8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39_9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39_10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39_1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39_1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39_1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39_1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39_1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39_16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39_17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39_18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39_19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39_20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39_2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39_2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39_2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39_2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39_2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39_26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39_27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39_28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39_29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39_30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39_3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39_3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39_3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39_3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39_3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39_36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39_37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39_38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39_39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39_40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39_4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39_4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39_4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39_4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39_4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39_46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39_47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39_48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39_49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P14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40_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40_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40_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40_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40_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40_6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40_7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40_8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40_9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40_10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40_1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40_1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40_1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40_1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40_1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40_16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40_17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40_18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40_19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40_20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40_2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40_2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40_2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40_2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40_2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40_26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40_27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40_28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40_29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40_30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40_3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40_3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P14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41_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41_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41_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41_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41_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41_6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41_7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41_8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41_9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41_10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41_1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41_1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41_1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41_1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41_1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41_16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41_17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41_18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41_19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41_20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41_2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41_2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41_2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41_2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41_2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41_26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41_27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41_28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41_29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41_30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41_3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41_3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41_3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41_3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41_3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41_36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P14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42_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42_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42_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42_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42_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42_6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42_7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42_8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42_9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42_10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42_1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42_1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42_1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42_1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42_1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42_16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42_17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42_18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42_19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42_20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42_2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42_2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42_2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42_2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P14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43_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43_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43_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43_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43_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43_6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43_7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43_8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43_9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43_10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43_1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43_1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43_1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43_1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43_1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43_16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43_17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43_18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43_19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43_20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43_2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43_2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43_2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43_2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43_2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43_26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43_27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43_28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43_29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43_30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43_3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P14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44_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44_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44_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44_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44_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44_6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44_7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44_8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44_9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44_10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44_1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44_1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44_1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44_1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44_1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44_16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44_17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44_18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44_19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44_20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44_2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Row49" style:family="table-row"/>
    <style:style style:name="Cell97" style:family="table-cell">
      <style:table-cell-properties fo:background-color="#ffffcc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14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45_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45_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45_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45_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45_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45_6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45_7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45_8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98" style:family="table-cell">
      <style:table-cell-properties fo:background-color="#ffffcc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14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46_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46_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46_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46_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46_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46_6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46_7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46_8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46_9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46_10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46_1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46_1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46_1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46_1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46_1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46_16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46_17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46_18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46_19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Row50" style:family="table-row"/>
    <style:style style:name="Cell99" style:family="table-cell">
      <style:table-cell-properties fo:background-color="#ffffcc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14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47_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47_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47_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47_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47_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100" style:family="table-cell">
      <style:table-cell-properties fo:background-color="#ffffcc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148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Row51" style:family="table-row"/>
    <style:style style:name="Cell101" style:family="table-cell">
      <style:table-cell-properties fo:background-color="#ffffcc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14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49_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49_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49_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49_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49_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49_6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102" style:family="table-cell">
      <style:table-cell-properties fo:background-color="#ffffcc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150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Row52" style:family="table-row"/>
    <style:style style:name="Cell103" style:family="table-cell">
      <style:table-cell-properties fo:background-color="#ffffcc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15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51_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51_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51_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51_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51_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104" style:family="table-cell">
      <style:table-cell-properties fo:background-color="#ffffcc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15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52_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52_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52_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52_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52_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52_6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52_7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52_8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52_9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52_10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52_1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52_1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52_1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52_1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52_1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52_16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52_17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52_18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52_19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52_20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52_2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52_2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52_2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52_2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52_2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52_26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52_27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52_28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52_29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52_30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52_3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52_3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52_3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52_3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52_3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52_36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52_37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52_38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52_39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52_40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52_4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52_4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52_4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52_4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52_4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Row53" style:family="table-row"/>
    <style:style style:name="Cell105" style:family="table-cell">
      <style:table-cell-properties fo:background-color="#ffffcc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15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53_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53_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53_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53_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53_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106" style:family="table-cell">
      <style:table-cell-properties fo:background-color="#ffffcc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15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54_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54_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54_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54_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54_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54_6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54_7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54_8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54_9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54_10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54_1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54_1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54_1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54_1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54_1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54_16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54_17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54_18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54_19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54_20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54_2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54_2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54_2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54_2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54_2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54_26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54_27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54_28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54_29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54_30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54_3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54_3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54_3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54_3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54_3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54_36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54_37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54_38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54_39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54_40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54_4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54_4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54_4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54_4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54_4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Row54" style:family="table-row"/>
    <style:style style:name="Cell107" style:family="table-cell">
      <style:table-cell-properties fo:background-color="#ffffcc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15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55_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55_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55_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55_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55_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108" style:family="table-cell">
      <style:table-cell-properties fo:background-color="#ffffcc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156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Row55" style:family="table-row"/>
    <style:style style:name="Cell109" style:family="table-cell">
      <style:table-cell-properties fo:background-color="#ffffff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157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110" style:family="table-cell">
      <style:table-cell-properties fo:background-color="#ffffff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158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Row56" style:family="table-row"/>
    <style:style style:name="Cell111" style:family="table-cell">
      <style:table-cell-properties fo:background-color="#ffcc00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159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112" style:family="table-cell">
      <style:table-cell-properties fo:background-color="#ffcc00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16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60_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60_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60_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60_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60_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60_6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60_7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60_8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60_9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60_10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60_1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60_1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60_1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60_1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Row57" style:family="table-row"/>
    <style:style style:name="Cell113" style:family="table-cell">
      <style:table-cell-properties fo:background-color="#ffff33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16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61_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114" style:family="table-cell">
      <style:table-cell-properties fo:background-color="#ffff33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16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62_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62_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62_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62_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62_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62_6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62_7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Row58" style:family="table-row"/>
    <style:style style:name="Cell115" style:family="table-cell">
      <style:table-cell-properties fo:background-color="#ffffff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16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63_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116" style:family="table-cell">
      <style:table-cell-properties fo:background-color="#ffffff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16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64_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64_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64_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64_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64_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64_6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64_7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64_8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64_9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64_10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64_1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64_1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64_1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64_1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64_1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64_16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64_17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P16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65_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65_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65_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65_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65_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65_6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65_7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65_8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65_9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65_10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65_1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65_1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65_1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65_1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65_1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65_16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65_17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65_18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65_19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65_20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65_2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65_2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65_2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65_2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65_2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65_26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65_27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65_28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65_29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65_30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65_3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65_3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65_3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Row59" style:family="table-row"/>
    <style:style style:name="Cell117" style:family="table-cell">
      <style:table-cell-properties fo:background-color="#ffffff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16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66_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118" style:family="table-cell">
      <style:table-cell-properties fo:background-color="#ffffff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16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67_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67_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67_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67_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67_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67_6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67_7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67_8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67_9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67_10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67_1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67_1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67_1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67_1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67_1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Row60" style:family="table-row"/>
    <style:style style:name="Cell119" style:family="table-cell">
      <style:table-cell-properties fo:background-color="#ffffff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16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68_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120" style:family="table-cell">
      <style:table-cell-properties fo:background-color="#ffffff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16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69_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69_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69_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69_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69_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69_6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69_7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69_8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69_9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69_10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69_1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69_1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69_1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P17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70_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70_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70_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70_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70_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70_6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70_7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70_8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70_9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70_10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P17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71_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71_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71_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71_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71_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71_6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71_7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71_8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71_9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71_10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71_1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71_1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71_1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71_1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71_1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71_16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71_17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71_18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71_19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P17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72_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72_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72_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72_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72_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72_6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72_7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72_8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Row61" style:family="table-row"/>
    <style:style style:name="Cell121" style:family="table-cell">
      <style:table-cell-properties fo:background-color="#ffffff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17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73_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73_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122" style:family="table-cell">
      <style:table-cell-properties fo:background-color="#ffffff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17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74_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74_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74_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74_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74_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74_6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74_7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74_8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74_9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74_10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74_1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74_1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74_1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74_1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74_1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74_16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74_17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74_18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74_19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74_20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74_2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74_2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74_2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74_2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74_2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P17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75_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75_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75_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75_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75_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75_6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75_7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75_8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75_9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75_10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75_1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75_1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75_1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75_1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75_1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75_16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75_17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75_18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P17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76_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76_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76_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76_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76_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76_6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76_7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76_8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76_9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76_10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76_1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P17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77_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77_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77_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77_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77_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77_6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77_7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77_8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77_9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77_10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77_1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P17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78_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78_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78_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78_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78_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78_6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P17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79_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79_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79_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79_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79_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79_6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P18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80_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80_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80_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80_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80_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80_6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80_7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80_8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80_9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80_10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80_1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80_1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80_1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80_1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80_1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80_16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80_17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80_18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80_19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80_20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80_2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80_2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80_2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80_2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80_2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80_26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80_27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80_28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80_29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P18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81_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81_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81_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81_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81_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81_6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81_7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81_8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81_9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81_10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81_1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81_1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81_1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81_1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81_1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81_16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81_17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P18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82_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82_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82_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82_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82_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82_6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82_7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82_8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82_9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82_10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82_1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82_1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82_1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P18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83_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83_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83_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83_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83_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83_6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83_7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83_8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83_9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83_10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83_1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83_1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83_1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83_1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83_1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83_16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83_17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83_18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83_19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83_20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83_2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83_2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83_2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83_2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83_2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83_26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83_27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83_28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83_29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83_30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83_3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P18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84_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84_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84_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84_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84_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84_6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84_7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84_8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84_9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84_10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84_1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84_1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84_1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84_1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84_1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84_16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84_17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84_18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84_19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84_20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84_2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84_2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84_2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84_2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84_2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84_26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84_27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84_28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84_29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84_30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84_3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84_3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84_3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84_3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84_3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84_36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84_37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84_38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84_39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84_40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84_4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84_4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84_4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84_4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84_4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84_46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84_47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84_48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84_49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84_50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84_5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84_5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84_5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P18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85_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85_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85_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85_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85_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85_6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85_7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85_8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85_9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85_10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85_1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85_1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85_1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85_1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85_1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85_16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85_17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85_18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85_19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85_20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85_2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85_2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85_2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85_2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85_2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85_26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85_27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85_28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85_29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85_30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85_3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85_3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85_3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85_3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85_3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85_36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85_37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85_38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85_39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85_40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85_4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85_4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85_4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85_4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85_4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85_46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85_47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85_48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85_49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85_50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85_5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85_5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85_5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85_5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85_5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85_56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85_57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85_58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85_59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85_60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85_6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85_6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85_6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Row62" style:family="table-row"/>
    <style:style style:name="Cell123" style:family="table-cell">
      <style:table-cell-properties fo:background-color="#ffffff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18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86_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86_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124" style:family="table-cell">
      <style:table-cell-properties fo:background-color="#ffffff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18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87_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87_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87_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87_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87_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87_6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87_7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87_8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87_9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87_10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87_1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87_1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87_1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87_1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87_1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87_16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87_17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87_18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Row63" style:family="table-row"/>
    <style:style style:name="Cell125" style:family="table-cell">
      <style:table-cell-properties fo:background-color="#ffffff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18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88_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88_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88_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88_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88_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88_6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126" style:family="table-cell">
      <style:table-cell-properties fo:background-color="#ffffff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18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89_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89_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89_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89_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89_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89_6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89_7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89_8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89_9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89_10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89_1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89_1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89_1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89_1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89_1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89_16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89_17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P19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90_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90_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90_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90_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90_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90_6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90_7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90_8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90_9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90_10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90_1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90_1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90_1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90_1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90_1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90_16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90_17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90_18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90_19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90_20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90_2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90_2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90_2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90_2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90_2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90_26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90_27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90_28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90_29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90_30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90_3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90_3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90_3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90_3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90_3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90_36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90_37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90_38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90_39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90_40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90_4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P19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91_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91_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91_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91_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91_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91_6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91_7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91_8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91_9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91_10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91_1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P19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92_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92_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92_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92_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92_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92_6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92_7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92_8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92_9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92_10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Row64" style:family="table-row"/>
    <style:style style:name="Cell127" style:family="table-cell">
      <style:table-cell-properties fo:background-color="#ffffff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19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93_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128" style:family="table-cell">
      <style:table-cell-properties fo:background-color="#ffffff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19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94_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94_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94_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94_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94_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94_6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94_7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94_8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94_9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94_10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94_1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94_1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94_1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Row65" style:family="table-row"/>
    <style:style style:name="Cell129" style:family="table-cell">
      <style:table-cell-properties fo:background-color="#ffffff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19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95_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95_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95_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95_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95_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95_6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130" style:family="table-cell">
      <style:table-cell-properties fo:background-color="#ffffff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196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Row66" style:family="table-row"/>
    <style:style style:name="Cell131" style:family="table-cell">
      <style:table-cell-properties fo:background-color="#ffffff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19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97_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97_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97_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97_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97_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132" style:family="table-cell">
      <style:table-cell-properties fo:background-color="#ffffff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19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98_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98_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98_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98_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98_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98_6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98_7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98_8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98_9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98_10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98_1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98_1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98_1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98_1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Row67" style:family="table-row"/>
    <style:style style:name="Cell133" style:family="table-cell">
      <style:table-cell-properties fo:background-color="#ffffff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19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99_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99_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99_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99_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99_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134" style:family="table-cell">
      <style:table-cell-properties fo:background-color="#ffffff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200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Row68" style:family="table-row"/>
    <style:style style:name="Cell135" style:family="table-cell">
      <style:table-cell-properties fo:background-color="#ffffff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20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01_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136" style:family="table-cell">
      <style:table-cell-properties fo:background-color="#ffffff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20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02_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02_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02_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02_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02_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02_6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02_7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02_8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02_9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02_10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02_1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02_1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02_1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02_1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02_1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02_16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02_17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02_18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02_19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Row69" style:family="table-row"/>
    <style:style style:name="Cell137" style:family="table-cell">
      <style:table-cell-properties fo:background-color="#ffffff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20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03_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03_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03_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03_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03_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03_6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138" style:family="table-cell">
      <style:table-cell-properties fo:background-color="#ffffff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204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Row70" style:family="table-row"/>
    <style:style style:name="Cell139" style:family="table-cell">
      <style:table-cell-properties fo:background-color="#ffffff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20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05_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05_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05_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05_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05_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140" style:family="table-cell">
      <style:table-cell-properties fo:background-color="#ffffff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20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06_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06_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06_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06_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06_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06_6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06_7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06_8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06_9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06_10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06_1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06_1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06_1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06_1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06_1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06_16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06_17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06_18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06_19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Row71" style:family="table-row"/>
    <style:style style:name="Cell141" style:family="table-cell">
      <style:table-cell-properties fo:background-color="#ffffff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20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07_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07_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07_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07_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07_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142" style:family="table-cell">
      <style:table-cell-properties fo:background-color="#ffffff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208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Row72" style:family="table-row"/>
    <style:style style:name="Cell143" style:family="table-cell">
      <style:table-cell-properties fo:background-color="#ffffff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209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144" style:family="table-cell">
      <style:table-cell-properties fo:background-color="#ffffff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210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Row73" style:family="table-row"/>
    <style:style style:name="Cell145" style:family="table-cell">
      <style:table-cell-properties fo:background-color="#ffffcc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21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11_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11_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11_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11_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11_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146" style:family="table-cell">
      <style:table-cell-properties fo:background-color="#ffffcc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21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12_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12_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12_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12_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12_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12_6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12_7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12_8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12_9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12_10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12_1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12_1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12_1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12_1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12_1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12_16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12_17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12_18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12_19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Row74" style:family="table-row"/>
    <style:style style:name="Cell147" style:family="table-cell">
      <style:table-cell-properties fo:background-color="#ffffcc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213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148" style:family="table-cell">
      <style:table-cell-properties fo:background-color="#ffffcc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21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14_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14_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14_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14_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14_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14_6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14_7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14_8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14_9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14_10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14_1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14_1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14_1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14_1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14_1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14_16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14_17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14_18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14_19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14_20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14_2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14_2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14_2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14_2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14_2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14_26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14_27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Row75" style:family="table-row"/>
    <style:style style:name="Cell149" style:family="table-cell">
      <style:table-cell-properties fo:background-color="#ffffcc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21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15_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150" style:family="table-cell">
      <style:table-cell-properties fo:background-color="#ffffcc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21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16_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16_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16_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16_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16_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16_6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16_7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16_8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16_9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16_10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16_1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Row76" style:family="table-row"/>
    <style:style style:name="Cell151" style:family="table-cell">
      <style:table-cell-properties fo:background-color="#ffffcc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21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17_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17_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17_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17_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17_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17_6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152" style:family="table-cell">
      <style:table-cell-properties fo:background-color="#ffffcc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218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Row77" style:family="table-row"/>
    <style:style style:name="Cell153" style:family="table-cell">
      <style:table-cell-properties fo:background-color="#ffffcc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21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19_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19_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19_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19_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19_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154" style:family="table-cell">
      <style:table-cell-properties fo:background-color="#ffffcc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22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20_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20_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20_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20_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20_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20_6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20_7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20_8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20_9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20_10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20_1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20_1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20_1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20_1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20_1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Row78" style:family="table-row"/>
    <style:style style:name="Cell155" style:family="table-cell">
      <style:table-cell-properties fo:background-color="#ffffcc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22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21_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21_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21_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21_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21_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156" style:family="table-cell">
      <style:table-cell-properties fo:background-color="#ffffcc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222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Row79" style:family="table-row"/>
    <style:style style:name="Cell157" style:family="table-cell">
      <style:table-cell-properties fo:background-color="#ffffcc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22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23_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158" style:family="table-cell">
      <style:table-cell-properties fo:background-color="#ffffcc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22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24_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24_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24_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24_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24_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24_6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24_7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24_8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24_9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24_10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24_1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Row80" style:family="table-row"/>
    <style:style style:name="Cell159" style:family="table-cell">
      <style:table-cell-properties fo:background-color="#ffffcc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22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25_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25_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25_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25_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25_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25_6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160" style:family="table-cell">
      <style:table-cell-properties fo:background-color="#ffffcc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226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Row81" style:family="table-row"/>
    <style:style style:name="Cell161" style:family="table-cell">
      <style:table-cell-properties fo:background-color="#ffffcc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22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27_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27_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27_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27_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27_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162" style:family="table-cell">
      <style:table-cell-properties fo:background-color="#ffffcc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22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28_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28_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28_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28_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28_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28_6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28_7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28_8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28_9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28_10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28_1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28_1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28_1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Row82" style:family="table-row"/>
    <style:style style:name="Cell163" style:family="table-cell">
      <style:table-cell-properties fo:background-color="#ffffcc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22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29_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29_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29_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29_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29_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164" style:family="table-cell">
      <style:table-cell-properties fo:background-color="#ffffcc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230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Row83" style:family="table-row"/>
    <style:style style:name="Cell165" style:family="table-cell">
      <style:table-cell-properties fo:background-color="#ffffcc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23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31_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31_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31_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31_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31_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31_6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166" style:family="table-cell">
      <style:table-cell-properties fo:background-color="#ffffcc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23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32_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32_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32_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32_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32_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32_6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32_7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32_8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32_9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32_10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32_1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32_1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32_1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32_1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32_1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32_16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32_17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32_18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32_19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32_20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32_2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32_2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32_2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Row84" style:family="table-row"/>
    <style:style style:name="Cell167" style:family="table-cell">
      <style:table-cell-properties fo:background-color="#ffffcc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23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33_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33_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33_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33_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33_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168" style:family="table-cell">
      <style:table-cell-properties fo:background-color="#ffffcc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23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34_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34_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34_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34_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34_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34_6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34_7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34_8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34_9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34_10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34_1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34_1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34_1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34_1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34_1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34_16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34_17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34_18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34_19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34_20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34_2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34_2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34_2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34_2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34_2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Row85" style:family="table-row"/>
    <style:style style:name="Cell169" style:family="table-cell">
      <style:table-cell-properties fo:background-color="#ffffcc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23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35_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35_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35_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35_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35_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170" style:family="table-cell">
      <style:table-cell-properties fo:background-color="#ffffcc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23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36_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36_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36_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36_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36_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36_6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36_7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36_8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36_9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36_10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36_1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36_1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36_1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36_1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36_1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36_16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36_17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36_18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Row86" style:family="table-row"/>
    <style:style style:name="Cell171" style:family="table-cell">
      <style:table-cell-properties fo:background-color="#ffffcc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23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37_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37_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37_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37_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37_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37_6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172" style:family="table-cell">
      <style:table-cell-properties fo:background-color="#ffffcc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238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Row87" style:family="table-row"/>
    <style:style style:name="Cell173" style:family="table-cell">
      <style:table-cell-properties fo:background-color="#ffffcc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23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39_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39_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39_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39_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39_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39_6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39_7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174" style:family="table-cell">
      <style:table-cell-properties fo:background-color="#ffffcc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24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40_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40_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40_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40_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40_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40_6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40_7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40_8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40_9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40_10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40_1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40_1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40_1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40_1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40_1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40_16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40_17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40_18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40_19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40_20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40_2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40_2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40_2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40_2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40_2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Row88" style:family="table-row"/>
    <style:style style:name="Cell175" style:family="table-cell">
      <style:table-cell-properties fo:background-color="#ffffcc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24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41_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41_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41_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41_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41_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41_6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41_7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176" style:family="table-cell">
      <style:table-cell-properties fo:background-color="#ffffcc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24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42_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42_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42_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42_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42_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42_6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42_7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42_8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42_9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42_10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42_1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42_1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42_1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42_1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42_1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42_16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42_17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42_18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42_19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42_20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42_2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42_2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42_2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42_2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42_2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Row89" style:family="table-row"/>
    <style:style style:name="Cell177" style:family="table-cell">
      <style:table-cell-properties fo:background-color="#ffffcc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24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43_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43_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43_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43_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43_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178" style:family="table-cell">
      <style:table-cell-properties fo:background-color="#ffffcc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244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Row90" style:family="table-row"/>
    <style:style style:name="Cell179" style:family="table-cell">
      <style:table-cell-properties fo:background-color="#ffffcc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24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45_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45_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45_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45_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45_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45_6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180" style:family="table-cell">
      <style:table-cell-properties fo:background-color="#ffffcc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246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Row91" style:family="table-row"/>
    <style:style style:name="Cell181" style:family="table-cell">
      <style:table-cell-properties fo:background-color="#ffffcc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24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47_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47_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47_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47_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47_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47_6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47_7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182" style:family="table-cell">
      <style:table-cell-properties fo:background-color="#ffffcc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24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48_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48_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48_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48_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48_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48_6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48_7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48_8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48_9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48_10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48_1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48_1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48_1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48_1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48_1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48_16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48_17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48_18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48_19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48_20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48_2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48_2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48_2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48_2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48_2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Row92" style:family="table-row"/>
    <style:style style:name="Cell183" style:family="table-cell">
      <style:table-cell-properties fo:background-color="#ffffcc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24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49_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49_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49_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49_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49_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49_6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49_7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184" style:family="table-cell">
      <style:table-cell-properties fo:background-color="#ffffcc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25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50_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50_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50_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50_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50_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50_6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50_7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50_8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50_9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50_10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50_1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50_1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50_1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50_1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50_1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50_16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50_17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50_18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50_19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50_20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50_2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50_2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50_2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50_2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50_2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Row93" style:family="table-row"/>
    <style:style style:name="Cell185" style:family="table-cell">
      <style:table-cell-properties fo:background-color="#ffffcc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25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51_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51_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51_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51_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51_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186" style:family="table-cell">
      <style:table-cell-properties fo:background-color="#ffffcc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252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Row94" style:family="table-row"/>
    <style:style style:name="Cell187" style:family="table-cell">
      <style:table-cell-properties fo:background-color="#ffffcc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25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53_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53_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53_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53_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53_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188" style:family="table-cell">
      <style:table-cell-properties fo:background-color="#ffffcc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25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54_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54_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54_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54_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54_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54_6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54_7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54_8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54_9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54_10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54_1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54_1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54_1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54_1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54_1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54_16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54_17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Row95" style:family="table-row"/>
    <style:style style:name="Cell189" style:family="table-cell">
      <style:table-cell-properties fo:background-color="#ffffcc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25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55_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190" style:family="table-cell">
      <style:table-cell-properties fo:background-color="#ffffcc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25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56_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56_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56_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56_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56_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56_6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56_7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56_8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56_9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56_10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56_1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Row96" style:family="table-row"/>
    <style:style style:name="Cell191" style:family="table-cell">
      <style:table-cell-properties fo:background-color="#ffffcc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25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57_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57_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57_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57_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57_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57_6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192" style:family="table-cell">
      <style:table-cell-properties fo:background-color="#ffffcc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258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Row97" style:family="table-row"/>
    <style:style style:name="Cell193" style:family="table-cell">
      <style:table-cell-properties fo:background-color="#ffffcc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25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59_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59_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59_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59_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59_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59_6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59_7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194" style:family="table-cell">
      <style:table-cell-properties fo:background-color="#ffffcc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260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Row98" style:family="table-row"/>
    <style:style style:name="Cell195" style:family="table-cell">
      <style:table-cell-properties fo:background-color="#ffffcc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26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61_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61_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61_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61_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61_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61_6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61_7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196" style:family="table-cell">
      <style:table-cell-properties fo:background-color="#ffffcc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26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62_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62_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62_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62_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62_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62_6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62_7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62_8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62_9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62_10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62_1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62_1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62_1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62_1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62_1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62_16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62_17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Row99" style:family="table-row"/>
    <style:style style:name="Cell197" style:family="table-cell">
      <style:table-cell-properties fo:background-color="#ffffcc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26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63_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63_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63_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63_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63_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198" style:family="table-cell">
      <style:table-cell-properties fo:background-color="#ffffcc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264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Row100" style:family="table-row"/>
    <style:style style:name="Cell199" style:family="table-cell">
      <style:table-cell-properties fo:background-color="#ffffcc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26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65_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65_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65_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65_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65_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200" style:family="table-cell">
      <style:table-cell-properties fo:background-color="#ffffcc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266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Row101" style:family="table-row"/>
    <style:style style:name="Cell201" style:family="table-cell">
      <style:table-cell-properties fo:background-color="#ffffcc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26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67_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67_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67_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67_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67_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67_6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67_7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67_8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202" style:family="table-cell">
      <style:table-cell-properties fo:background-color="#ffffcc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268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Row102" style:family="table-row"/>
    <style:style style:name="Cell203" style:family="table-cell">
      <style:table-cell-properties fo:background-color="#ffffcc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26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69_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69_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69_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69_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69_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204" style:family="table-cell">
      <style:table-cell-properties fo:background-color="#ffffcc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270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Row103" style:family="table-row"/>
    <style:style style:name="Cell205" style:family="table-cell">
      <style:table-cell-properties fo:background-color="#ffffff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271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206" style:family="table-cell">
      <style:table-cell-properties fo:background-color="#ffffff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272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Row104" style:family="table-row"/>
    <style:style style:name="Cell207" style:family="table-cell">
      <style:table-cell-properties fo:background-color="#ffffcc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27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73_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73_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73_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73_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73_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208" style:family="table-cell">
      <style:table-cell-properties fo:background-color="#ffffcc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27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74_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74_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74_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74_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74_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74_6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74_7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74_8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74_9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74_10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74_1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74_1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74_1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74_1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74_1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74_16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74_17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74_18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74_19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74_20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74_2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74_2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74_2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74_2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74_2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74_26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74_27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74_28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74_29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74_30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74_3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74_3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74_3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74_3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74_3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74_36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74_37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74_38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74_39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74_40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74_4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74_4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74_4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74_4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74_4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74_46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Row105" style:family="table-row"/>
    <style:style style:name="Cell209" style:family="table-cell">
      <style:table-cell-properties fo:background-color="#ffffcc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27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75_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210" style:family="table-cell">
      <style:table-cell-properties fo:background-color="#ffffcc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27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76_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76_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76_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76_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76_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76_6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76_7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76_8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76_9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76_10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76_1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Row106" style:family="table-row"/>
    <style:style style:name="Cell211" style:family="table-cell">
      <style:table-cell-properties fo:background-color="#ffffcc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27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77_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77_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77_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77_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77_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77_6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212" style:family="table-cell">
      <style:table-cell-properties fo:background-color="#ffffcc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278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Row107" style:family="table-row"/>
    <style:style style:name="Cell213" style:family="table-cell">
      <style:table-cell-properties fo:background-color="#ffffcc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27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79_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79_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79_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79_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79_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214" style:family="table-cell">
      <style:table-cell-properties fo:background-color="#ffffcc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28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80_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80_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80_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80_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80_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80_6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80_7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80_8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80_9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80_10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80_1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80_1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80_1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80_1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80_1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Row108" style:family="table-row"/>
    <style:style style:name="Cell215" style:family="table-cell">
      <style:table-cell-properties fo:background-color="#ffffcc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28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81_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81_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81_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81_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81_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216" style:family="table-cell">
      <style:table-cell-properties fo:background-color="#ffffcc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282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Row109" style:family="table-row"/>
    <style:style style:name="Cell217" style:family="table-cell">
      <style:table-cell-properties fo:background-color="#ffffcc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28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83_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218" style:family="table-cell">
      <style:table-cell-properties fo:background-color="#ffffcc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28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84_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84_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84_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84_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84_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84_6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84_7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84_8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84_9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84_10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84_1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Row110" style:family="table-row"/>
    <style:style style:name="Cell219" style:family="table-cell">
      <style:table-cell-properties fo:background-color="#ffffcc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28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85_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85_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85_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85_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85_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85_6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220" style:family="table-cell">
      <style:table-cell-properties fo:background-color="#ffffcc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286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Row111" style:family="table-row"/>
    <style:style style:name="Cell221" style:family="table-cell">
      <style:table-cell-properties fo:background-color="#ffffcc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28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87_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87_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87_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87_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87_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222" style:family="table-cell">
      <style:table-cell-properties fo:background-color="#ffffcc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28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88_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88_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88_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88_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88_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88_6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88_7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88_8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88_9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88_10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88_1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88_1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88_1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88_1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88_1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Row112" style:family="table-row"/>
    <style:style style:name="Cell223" style:family="table-cell">
      <style:table-cell-properties fo:background-color="#ffffcc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28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89_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89_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89_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89_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89_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224" style:family="table-cell">
      <style:table-cell-properties fo:background-color="#ffffcc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290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Row113" style:family="table-row"/>
    <style:style style:name="Cell225" style:family="table-cell">
      <style:table-cell-properties fo:background-color="#ffffcc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29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91_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91_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91_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91_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91_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91_6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226" style:family="table-cell">
      <style:table-cell-properties fo:background-color="#ffffcc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292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Row114" style:family="table-row"/>
    <style:style style:name="Cell227" style:family="table-cell">
      <style:table-cell-properties fo:background-color="#ffffcc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29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93_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93_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93_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93_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93_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228" style:family="table-cell">
      <style:table-cell-properties fo:background-color="#ffffcc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29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94_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94_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94_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94_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94_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94_6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94_7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94_8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94_9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94_10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94_1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94_1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94_1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Row115" style:family="table-row"/>
    <style:style style:name="Cell229" style:family="table-cell">
      <style:table-cell-properties fo:background-color="#ffffcc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29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95_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95_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95_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95_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95_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95_6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230" style:family="table-cell">
      <style:table-cell-properties fo:background-color="#ffffcc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296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Row116" style:family="table-row"/>
    <style:style style:name="Cell231" style:family="table-cell">
      <style:table-cell-properties fo:background-color="#ffffcc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29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97_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97_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97_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97_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97_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97_6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97_7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232" style:family="table-cell">
      <style:table-cell-properties fo:background-color="#ffffcc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29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98_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98_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98_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98_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98_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98_6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98_7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98_8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98_9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98_10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98_1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98_1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98_1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98_1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98_1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98_16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98_17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Row117" style:family="table-row"/>
    <style:style style:name="Cell233" style:family="table-cell">
      <style:table-cell-properties fo:background-color="#ffffcc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29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99_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99_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99_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99_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99_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99_6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99_7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234" style:family="table-cell">
      <style:table-cell-properties fo:background-color="#ffffcc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30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00_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00_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00_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00_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00_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00_6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00_7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00_8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00_9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00_10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00_1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00_1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00_1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00_1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00_1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00_16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00_17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Row118" style:family="table-row"/>
    <style:style style:name="Cell235" style:family="table-cell">
      <style:table-cell-properties fo:background-color="#ffffcc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30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01_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01_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01_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01_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01_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236" style:family="table-cell">
      <style:table-cell-properties fo:background-color="#ffffcc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302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Row119" style:family="table-row"/>
    <style:style style:name="Cell237" style:family="table-cell">
      <style:table-cell-properties fo:background-color="#ffffcc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30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03_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03_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03_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03_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03_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03_6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238" style:family="table-cell">
      <style:table-cell-properties fo:background-color="#ffffcc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304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Row120" style:family="table-row"/>
    <style:style style:name="Cell239" style:family="table-cell">
      <style:table-cell-properties fo:background-color="#ffffcc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30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05_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05_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05_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05_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05_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05_6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05_7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240" style:family="table-cell">
      <style:table-cell-properties fo:background-color="#ffffcc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30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06_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06_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06_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06_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06_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06_6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06_7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06_8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06_9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06_10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06_1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06_1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06_1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06_1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06_1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06_16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06_17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Row121" style:family="table-row"/>
    <style:style style:name="Cell241" style:family="table-cell">
      <style:table-cell-properties fo:background-color="#ffffcc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30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07_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07_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07_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07_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07_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07_6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07_7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242" style:family="table-cell">
      <style:table-cell-properties fo:background-color="#ffffcc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30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08_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08_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08_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08_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08_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08_6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08_7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08_8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08_9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08_10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08_1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08_1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08_1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08_1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08_1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08_16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08_17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Row122" style:family="table-row"/>
    <style:style style:name="Cell243" style:family="table-cell">
      <style:table-cell-properties fo:background-color="#ffffcc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30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09_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09_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09_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09_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09_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244" style:family="table-cell">
      <style:table-cell-properties fo:background-color="#ffffcc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310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Row123" style:family="table-row"/>
    <style:style style:name="Cell245" style:family="table-cell">
      <style:table-cell-properties fo:background-color="#ffffcc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31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11_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11_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11_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11_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11_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246" style:family="table-cell">
      <style:table-cell-properties fo:background-color="#ffffcc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312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Row124" style:family="table-row"/>
    <style:style style:name="Cell247" style:family="table-cell">
      <style:table-cell-properties fo:background-color="#ffffcc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31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13_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13_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13_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13_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13_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13_6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13_7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13_8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248" style:family="table-cell">
      <style:table-cell-properties fo:background-color="#ffffcc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314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Row125" style:family="table-row"/>
    <style:style style:name="Cell249" style:family="table-cell">
      <style:table-cell-properties fo:background-color="#ffffcc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31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15_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15_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15_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15_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15_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250" style:family="table-cell">
      <style:table-cell-properties fo:background-color="#ffffcc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316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Row126" style:family="table-row"/>
    <style:style style:name="Cell251" style:family="table-cell">
      <style:table-cell-properties fo:background-color="#ffffff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317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252" style:family="table-cell">
      <style:table-cell-properties fo:background-color="#ffffff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318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Row127" style:family="table-row"/>
    <style:style style:name="Cell253" style:family="table-cell">
      <style:table-cell-properties fo:background-color="#ffffcc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31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19_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19_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19_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19_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19_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19_6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19_7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19_8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19_9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19_10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19_1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19_1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19_1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19_1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254" style:family="table-cell">
      <style:table-cell-properties fo:background-color="#ffffcc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320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Row128" style:family="table-row"/>
    <style:style style:name="Cell255" style:family="table-cell">
      <style:table-cell-properties fo:background-color="#ffffff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32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21_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256" style:family="table-cell">
      <style:table-cell-properties fo:background-color="#ffffff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32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22_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22_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22_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22_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22_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22_6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22_7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22_8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22_9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22_10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22_1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22_1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22_1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22_1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22_1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22_16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22_17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22_18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22_19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22_20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22_2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22_2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22_2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22_2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22_2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22_26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22_27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22_28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22_29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22_30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22_3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22_3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22_3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22_3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22_3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Row129" style:family="table-row"/>
    <style:style style:name="Cell257" style:family="table-cell">
      <style:table-cell-properties fo:background-color="#ffffff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32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23_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258" style:family="table-cell">
      <style:table-cell-properties fo:background-color="#ffffff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32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24_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24_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24_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24_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24_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24_6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24_7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24_8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24_9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24_10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24_1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24_1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24_1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P32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25_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25_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25_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25_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25_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25_6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25_7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25_8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25_9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25_10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25_1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25_1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25_1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25_1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25_1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25_16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25_17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25_18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25_19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25_20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25_2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25_2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25_2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25_2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25_2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25_26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25_27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25_28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25_29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25_30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25_3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25_3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25_3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25_3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25_3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P32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26_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26_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26_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26_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26_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26_6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26_7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26_8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26_9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26_10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26_1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26_1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26_1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26_1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26_1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26_16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26_17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26_18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26_19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26_20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26_2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26_2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26_2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26_2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26_2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26_26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26_27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26_28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26_29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26_30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26_3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26_3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26_3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26_3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26_3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26_36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26_37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26_38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26_39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26_40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26_4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26_4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26_4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26_4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26_4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26_46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P32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27_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27_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27_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27_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27_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27_6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27_7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27_8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27_9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27_10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27_1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27_1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27_1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27_1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27_1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27_16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27_17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27_18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27_19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27_20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27_2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27_2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27_2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27_2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27_2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27_26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27_27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27_28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27_29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27_30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27_3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27_3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27_3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27_3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27_3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27_36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27_37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27_38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27_39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27_40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Row130" style:family="table-row"/>
    <style:style style:name="Cell259" style:family="table-cell">
      <style:table-cell-properties fo:background-color="#ffffff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32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28_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260" style:family="table-cell">
      <style:table-cell-properties fo:background-color="#ffffff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32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29_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29_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29_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29_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29_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29_6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29_7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29_8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29_9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29_10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29_1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29_1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29_1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29_1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29_1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P33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30_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30_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30_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30_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30_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30_6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30_7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30_8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30_9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30_10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30_1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Row131" style:family="table-row"/>
    <style:style style:name="Cell261" style:family="table-cell">
      <style:table-cell-properties fo:background-color="#ffffff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33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31_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262" style:family="table-cell">
      <style:table-cell-properties fo:background-color="#ffffff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33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32_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32_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32_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32_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32_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32_6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32_7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32_8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32_9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Row132" style:family="table-row"/>
    <style:style style:name="Cell263" style:family="table-cell">
      <style:table-cell-properties fo:background-color="#ffffff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33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33_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264" style:family="table-cell">
      <style:table-cell-properties fo:background-color="#ffffff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33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34_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34_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34_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34_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34_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34_6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34_7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34_8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34_9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34_10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34_1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34_1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34_1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34_1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Row133" style:family="table-row"/>
    <style:style style:name="Cell265" style:family="table-cell">
      <style:table-cell-properties fo:background-color="#ffffff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33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35_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35_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35_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35_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35_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35_6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266" style:family="table-cell">
      <style:table-cell-properties fo:background-color="#ffffff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336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Row134" style:family="table-row"/>
    <style:style style:name="Cell267" style:family="table-cell">
      <style:table-cell-properties fo:background-color="#ffffff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33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37_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37_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37_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37_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37_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268" style:family="table-cell">
      <style:table-cell-properties fo:background-color="#ffffff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33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38_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38_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38_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38_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38_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38_6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38_7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38_8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38_9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38_10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38_1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38_1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38_1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38_1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38_1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38_16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38_17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38_18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38_19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38_20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38_2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38_2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38_2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38_2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38_2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38_26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Row135" style:family="table-row"/>
    <style:style style:name="Cell269" style:family="table-cell">
      <style:table-cell-properties fo:background-color="#ffffff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33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39_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39_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39_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39_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39_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270" style:family="table-cell">
      <style:table-cell-properties fo:background-color="#ffffff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340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Row136" style:family="table-row"/>
    <style:style style:name="Cell271" style:family="table-cell">
      <style:table-cell-properties fo:background-color="#ffffff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34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41_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272" style:family="table-cell">
      <style:table-cell-properties fo:background-color="#ffffff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34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42_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42_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42_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42_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42_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42_6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42_7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42_8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42_9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42_10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42_1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42_1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42_1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42_1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42_1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42_16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42_17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P34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43_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43_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43_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43_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43_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43_6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43_7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P34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44_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44_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44_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44_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44_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44_6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44_7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44_8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44_9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44_10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44_1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44_1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44_1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P34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45_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45_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45_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45_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45_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45_6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45_7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45_8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45_9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45_10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45_1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45_1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45_1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45_1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45_1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Row137" style:family="table-row"/>
    <style:style style:name="Cell273" style:family="table-cell">
      <style:table-cell-properties fo:background-color="#ffffff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34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46_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274" style:family="table-cell">
      <style:table-cell-properties fo:background-color="#ffffff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34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47_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47_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47_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47_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47_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47_6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47_7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47_8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47_9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47_10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47_1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47_1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47_1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Row138" style:family="table-row"/>
    <style:style style:name="Cell275" style:family="table-cell">
      <style:table-cell-properties fo:background-color="#ffffff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34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48_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48_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48_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48_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48_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48_6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276" style:family="table-cell">
      <style:table-cell-properties fo:background-color="#ffffff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349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Row139" style:family="table-row"/>
    <style:style style:name="Cell277" style:family="table-cell">
      <style:table-cell-properties fo:background-color="#ffffff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35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50_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50_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50_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50_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50_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278" style:family="table-cell">
      <style:table-cell-properties fo:background-color="#ffffff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35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51_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51_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51_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51_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51_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51_6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51_7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51_8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51_9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51_10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51_1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51_1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51_1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51_1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51_1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51_16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51_17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51_18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51_19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Row140" style:family="table-row"/>
    <style:style style:name="Cell279" style:family="table-cell">
      <style:table-cell-properties fo:background-color="#ffffff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35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52_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52_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52_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52_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52_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280" style:family="table-cell">
      <style:table-cell-properties fo:background-color="#ffffff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353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Row141" style:family="table-row"/>
    <style:style style:name="Cell281" style:family="table-cell">
      <style:table-cell-properties fo:background-color="#ffffff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35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54_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282" style:family="table-cell">
      <style:table-cell-properties fo:background-color="#ffffff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35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55_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55_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55_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55_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55_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55_6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55_7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55_8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55_9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55_10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55_1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55_1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55_1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55_1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55_1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55_16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55_17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55_18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Row142" style:family="table-row"/>
    <style:style style:name="Cell283" style:family="table-cell">
      <style:table-cell-properties fo:background-color="#ffffff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35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56_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284" style:family="table-cell">
      <style:table-cell-properties fo:background-color="#ffffff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35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57_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57_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57_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57_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57_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57_6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57_7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57_8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57_9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57_10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57_1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57_1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57_1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57_1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57_1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57_16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57_17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57_18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57_19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57_20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57_2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57_2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57_2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57_2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57_2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57_26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57_27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57_28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57_29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57_30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57_3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57_3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Row143" style:family="table-row"/>
    <style:style style:name="Cell285" style:family="table-cell">
      <style:table-cell-properties fo:background-color="#ffffff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35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58_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58_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286" style:family="table-cell">
      <style:table-cell-properties fo:background-color="#ffffff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35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59_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59_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59_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59_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59_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59_6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59_7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59_8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59_9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59_10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59_1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59_1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59_1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59_1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59_1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59_16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59_17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59_18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59_19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59_20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59_2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59_2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59_2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59_2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59_2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59_26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59_27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59_28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59_29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59_30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59_3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59_3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59_3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59_3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59_3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59_36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59_37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59_38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59_39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59_40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59_4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59_4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59_4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59_4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59_4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59_46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59_47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59_48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59_49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59_50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59_5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59_5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59_5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59_5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59_5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59_56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59_57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59_58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59_59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59_60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Row144" style:family="table-row"/>
    <style:style style:name="Cell287" style:family="table-cell">
      <style:table-cell-properties fo:background-color="#ffffff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36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60_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60_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288" style:family="table-cell">
      <style:table-cell-properties fo:background-color="#ffffff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36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61_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61_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61_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61_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61_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61_6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61_7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61_8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61_9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61_10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61_1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61_1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61_1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61_1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61_1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P36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62_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62_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62_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62_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P36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P36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64_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64_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64_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64_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P36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65_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65_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65_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65_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P36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66_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66_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66_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66_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P36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P36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68_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68_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68_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68_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P36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69_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69_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69_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69_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P37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P37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71_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71_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71_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71_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P37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72_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72_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72_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72_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Row145" style:family="table-row"/>
    <style:style style:name="Cell289" style:family="table-cell">
      <style:table-cell-properties fo:background-color="#ffffff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37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73_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73_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290" style:family="table-cell">
      <style:table-cell-properties fo:background-color="#ffffff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37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74_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74_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74_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74_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74_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74_6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74_7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74_8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74_9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74_10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74_1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74_1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74_1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74_1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74_1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P37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75_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75_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75_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75_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75_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75_6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75_7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75_8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75_9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75_10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P37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76_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76_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76_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76_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76_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76_6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76_7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76_8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76_9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76_10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76_1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P37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77_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77_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77_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77_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77_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77_6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77_7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77_8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77_9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77_10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77_1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77_1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77_1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P37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78_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78_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78_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78_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78_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78_6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78_7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78_8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78_9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78_10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78_1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78_1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78_1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78_1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78_1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P37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P38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80_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80_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80_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80_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80_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80_6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80_7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80_8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80_9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80_10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P38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81_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81_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81_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81_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81_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81_6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81_7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81_8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81_9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81_10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81_1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81_1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81_1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81_1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81_1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81_16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81_17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P38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82_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82_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82_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82_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82_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82_6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82_7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82_8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82_9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82_10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82_1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82_1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82_1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82_1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82_1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82_16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82_17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Row146" style:family="table-row"/>
    <style:style style:name="Cell291" style:family="table-cell">
      <style:table-cell-properties fo:background-color="#ffffff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38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83_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83_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83_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83_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83_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83_6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83_7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83_8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292" style:family="table-cell">
      <style:table-cell-properties fo:background-color="#ffffff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38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84_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84_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84_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84_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84_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84_6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84_7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84_8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84_9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84_10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84_1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84_1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84_1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84_1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84_1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P38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85_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85_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85_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85_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85_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85_6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85_7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85_8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85_9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85_10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85_1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85_1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85_1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85_1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85_1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85_16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P38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86_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86_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86_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P38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87_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87_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87_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87_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87_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87_6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87_7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87_8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87_9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87_10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P38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P38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89_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89_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89_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89_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89_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89_6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89_7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89_8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89_9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89_10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89_1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89_1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89_1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89_1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89_1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P39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90_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90_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90_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90_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90_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90_6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90_7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90_8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90_9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90_10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90_1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90_1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90_1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90_1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90_1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90_16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P39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91_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91_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91_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91_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91_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91_6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91_7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91_8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91_9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91_10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91_1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91_1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91_1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91_1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91_1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91_16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91_17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91_18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91_19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91_20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91_2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91_2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91_2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P39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92_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92_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92_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92_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92_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92_6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92_7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92_8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92_9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92_10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92_1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92_1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P39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P39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94_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94_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94_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94_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94_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94_6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94_7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P39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95_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95_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95_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95_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95_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95_6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95_7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95_8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95_9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P39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96_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96_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96_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96_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96_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96_6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96_7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96_8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96_9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96_10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96_1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96_1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96_1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96_1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96_1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P39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P39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98_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98_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98_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98_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P39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99_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99_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99_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99_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P40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400_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00_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00_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00_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P40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01_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01_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01_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01_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01_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01_6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01_7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01_8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Row147" style:family="table-row"/>
    <style:style style:name="Cell293" style:family="table-cell">
      <style:table-cell-properties fo:background-color="#ffffcc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40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02_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02_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02_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02_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02_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294" style:family="table-cell">
      <style:table-cell-properties fo:background-color="#ffffcc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40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03_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03_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03_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03_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03_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03_6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03_7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03_8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03_9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03_10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03_1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03_1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03_1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03_1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03_1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03_16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03_17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03_18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03_19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03_20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03_2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03_2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03_2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03_2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03_2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03_26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03_27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03_28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03_29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03_30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03_3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03_3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03_3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03_3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03_3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03_36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03_37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Row148" style:family="table-row"/>
    <style:style style:name="Cell295" style:family="table-cell">
      <style:table-cell-properties fo:background-color="#ffffcc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40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04_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04_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04_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04_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04_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04_6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296" style:family="table-cell">
      <style:table-cell-properties fo:background-color="#ffffcc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405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Row149" style:family="table-row"/>
    <style:style style:name="Cell297" style:family="table-cell">
      <style:table-cell-properties fo:background-color="#ffffcc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406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298" style:family="table-cell">
      <style:table-cell-properties fo:background-color="#ffffcc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40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07_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07_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07_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07_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07_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Row150" style:family="table-row"/>
    <style:style style:name="Cell299" style:family="table-cell">
      <style:table-cell-properties fo:background-color="#ffff99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40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08_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08_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08_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08_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08_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300" style:family="table-cell">
      <style:table-cell-properties fo:background-color="#ffff99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409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Row151" style:family="table-row"/>
    <style:style style:name="Cell301" style:family="table-cell">
      <style:table-cell-properties fo:background-color="#ffffcc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410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302" style:family="table-cell">
      <style:table-cell-properties fo:background-color="#ffffcc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411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Row152" style:family="table-row"/>
    <style:style style:name="Cell303" style:family="table-cell">
      <style:table-cell-properties fo:background-color="#ffff99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41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12_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12_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12_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12_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12_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304" style:family="table-cell">
      <style:table-cell-properties fo:background-color="#ffff99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413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Row153" style:family="table-row"/>
    <style:style style:name="Cell305" style:family="table-cell">
      <style:table-cell-properties fo:background-color="#ffffcc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414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306" style:family="table-cell">
      <style:table-cell-properties fo:background-color="#ffffcc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415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Row154" style:family="table-row"/>
    <style:style style:name="Cell307" style:family="table-cell">
      <style:table-cell-properties fo:background-color="#ffffcc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41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16_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16_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16_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16_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16_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308" style:family="table-cell">
      <style:table-cell-properties fo:background-color="#ffffcc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417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Row155" style:family="table-row"/>
    <style:style style:name="Cell309" style:family="table-cell">
      <style:table-cell-properties fo:background-color="#ffffcc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418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310" style:family="table-cell">
      <style:table-cell-properties fo:background-color="#ffffcc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41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19_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19_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19_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19_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19_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19_6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19_7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19_8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19_9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19_10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19_1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19_1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19_1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19_1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19_1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19_16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19_17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19_18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19_19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19_20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19_2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19_2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19_2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19_2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19_2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19_26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19_27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Row156" style:family="table-row"/>
    <style:style style:name="Cell311" style:family="table-cell">
      <style:table-cell-properties fo:background-color="#ffffff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420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312" style:family="table-cell">
      <style:table-cell-properties fo:background-color="#ffffff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421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Row157" style:family="table-row"/>
    <style:style style:name="Cell313" style:family="table-cell">
      <style:table-cell-properties fo:background-color="#ffffff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422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314" style:family="table-cell">
      <style:table-cell-properties fo:background-color="#ffffff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423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Row158" style:family="table-row"/>
    <style:style style:name="Cell315" style:family="table-cell">
      <style:table-cell-properties fo:background-color="#ffffcc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42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24_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24_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24_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24_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24_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316" style:family="table-cell">
      <style:table-cell-properties fo:background-color="#ffffcc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425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Row159" style:family="table-row"/>
    <style:style style:name="Cell317" style:family="table-cell">
      <style:table-cell-properties fo:background-color="#ffffcc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42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26_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26_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26_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26_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26_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26_6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318" style:family="table-cell">
      <style:table-cell-properties fo:background-color="#ffffcc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427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Row160" style:family="table-row"/>
    <style:style style:name="Cell319" style:family="table-cell">
      <style:table-cell-properties fo:background-color="#ffffcc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42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28_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28_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28_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28_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28_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320" style:family="table-cell">
      <style:table-cell-properties fo:background-color="#ffffcc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42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29_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29_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29_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29_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29_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29_6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29_7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29_8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29_9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29_10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29_1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29_1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29_1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29_1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29_1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29_16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29_17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29_18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29_19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29_20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29_2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29_2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Row161" style:family="table-row"/>
    <style:style style:name="Cell321" style:family="table-cell">
      <style:table-cell-properties fo:background-color="#ffffcc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43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30_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30_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30_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30_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30_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30_6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30_7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30_8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30_9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322" style:family="table-cell">
      <style:table-cell-properties fo:background-color="#ffffcc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431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Row162" style:family="table-row"/>
    <style:style style:name="Cell323" style:family="table-cell">
      <style:table-cell-properties fo:background-color="#ffffcc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43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32_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32_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32_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32_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32_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32_6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32_7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324" style:family="table-cell">
      <style:table-cell-properties fo:background-color="#ffffcc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43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33_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33_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33_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33_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33_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33_6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33_7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33_8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33_9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33_10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33_1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33_1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33_1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33_1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33_1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33_16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33_17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Row163" style:family="table-row"/>
    <style:style style:name="Cell325" style:family="table-cell">
      <style:table-cell-properties fo:background-color="#ffffcc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43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34_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34_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34_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34_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34_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326" style:family="table-cell">
      <style:table-cell-properties fo:background-color="#ffffcc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435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Row164" style:family="table-row"/>
    <style:style style:name="Cell327" style:family="table-cell">
      <style:table-cell-properties fo:background-color="#ffffcc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43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36_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36_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36_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36_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36_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328" style:family="table-cell">
      <style:table-cell-properties fo:background-color="#ffffcc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437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Row165" style:family="table-row"/>
    <style:style style:name="Cell329" style:family="table-cell">
      <style:table-cell-properties fo:background-color="#ffffcc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438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330" style:family="table-cell">
      <style:table-cell-properties fo:background-color="#ffffcc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439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Row166" style:family="table-row"/>
    <style:style style:name="Cell331" style:family="table-cell">
      <style:table-cell-properties fo:background-color="#ffff99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44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40_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40_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40_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40_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40_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332" style:family="table-cell">
      <style:table-cell-properties fo:background-color="#ffff99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44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41_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41_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41_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41_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41_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41_6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41_7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41_8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41_9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41_10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41_1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41_1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41_1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41_1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41_1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41_16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41_17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Row167" style:family="table-row"/>
    <style:style style:name="Cell333" style:family="table-cell">
      <style:table-cell-properties fo:background-color="#ffff99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44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42_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42_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42_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42_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42_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42_6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334" style:family="table-cell">
      <style:table-cell-properties fo:background-color="#ffff99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443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Row168" style:family="table-row"/>
    <style:style style:name="Cell335" style:family="table-cell">
      <style:table-cell-properties fo:background-color="#ffff99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44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44_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44_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44_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44_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336" style:family="table-cell">
      <style:table-cell-properties fo:background-color="#ffff99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44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45_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45_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45_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45_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45_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45_6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45_7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45_8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45_9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45_10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45_1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45_1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45_1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45_1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45_1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45_16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45_17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45_18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45_19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45_20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45_2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45_2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45_2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45_2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45_2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45_26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45_27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45_28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45_29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Row169" style:family="table-row"/>
    <style:style style:name="Cell337" style:family="table-cell">
      <style:table-cell-properties fo:background-color="#ffff99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44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46_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46_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46_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46_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46_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46_6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46_7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46_8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46_9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338" style:family="table-cell">
      <style:table-cell-properties fo:background-color="#ffff99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447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Row170" style:family="table-row"/>
    <style:style style:name="Cell339" style:family="table-cell">
      <style:table-cell-properties fo:background-color="#ffff99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44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48_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48_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48_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48_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48_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48_6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340" style:family="table-cell">
      <style:table-cell-properties fo:background-color="#ffff99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44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49_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49_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49_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49_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49_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49_6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49_7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49_8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49_9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49_10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49_1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49_1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49_1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49_1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49_1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49_16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49_17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49_18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49_19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49_20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49_2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49_2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49_2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Row171" style:family="table-row"/>
    <style:style style:name="Cell341" style:family="table-cell">
      <style:table-cell-properties fo:background-color="#ffff99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45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50_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50_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50_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50_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50_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342" style:family="table-cell">
      <style:table-cell-properties fo:background-color="#ffff99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451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Row172" style:family="table-row"/>
    <style:style style:name="Cell343" style:family="table-cell">
      <style:table-cell-properties fo:background-color="#ffff99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45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52_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52_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52_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52_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52_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344" style:family="table-cell">
      <style:table-cell-properties fo:background-color="#ffff99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453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Row173" style:family="table-row"/>
    <style:style style:name="Cell345" style:family="table-cell">
      <style:table-cell-properties fo:background-color="#ffff99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45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54_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54_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54_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54_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54_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346" style:family="table-cell">
      <style:table-cell-properties fo:background-color="#ffff99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455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Row174" style:family="table-row"/>
    <style:style style:name="Cell347" style:family="table-cell">
      <style:table-cell-properties fo:background-color="#ffffcc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45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56_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56_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56_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56_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56_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348" style:family="table-cell">
      <style:table-cell-properties fo:background-color="#ffffcc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457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Row175" style:family="table-row"/>
    <style:style style:name="Cell349" style:family="table-cell">
      <style:table-cell-properties fo:background-color="#ffffff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458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350" style:family="table-cell">
      <style:table-cell-properties fo:background-color="#ffffff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459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Row176" style:family="table-row"/>
    <style:style style:name="Cell351" style:family="table-cell">
      <style:table-cell-properties fo:background-color="#ffffcc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46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60_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60_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60_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60_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60_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352" style:family="table-cell">
      <style:table-cell-properties fo:background-color="#ffffcc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461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Row177" style:family="table-row"/>
    <style:style style:name="Cell353" style:family="table-cell">
      <style:table-cell-properties fo:background-color="#ffffcc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46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62_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62_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62_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62_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62_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62_6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354" style:family="table-cell">
      <style:table-cell-properties fo:background-color="#ffffcc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463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Row178" style:family="table-row"/>
    <style:style style:name="Cell355" style:family="table-cell">
      <style:table-cell-properties fo:background-color="#ffffcc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46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64_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64_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64_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64_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356" style:family="table-cell">
      <style:table-cell-properties fo:background-color="#ffffcc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46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65_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65_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65_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65_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65_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65_6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65_7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65_8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65_9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65_10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65_1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65_1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65_1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65_1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65_1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65_16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65_17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65_18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65_19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65_20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65_2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65_2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65_2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65_2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65_2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65_26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65_27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65_28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65_29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65_30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65_3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65_3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Row179" style:family="table-row"/>
    <style:style style:name="Cell357" style:family="table-cell">
      <style:table-cell-properties fo:background-color="#ffffcc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46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66_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66_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66_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66_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66_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66_6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358" style:family="table-cell">
      <style:table-cell-properties fo:background-color="#ffffcc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467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Row180" style:family="table-row"/>
    <style:style style:name="Cell359" style:family="table-cell">
      <style:table-cell-properties fo:background-color="#ffffcc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46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68_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68_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68_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68_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68_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68_6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68_7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360" style:family="table-cell">
      <style:table-cell-properties fo:background-color="#ffffcc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46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69_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69_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69_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69_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69_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69_6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69_7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69_8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69_9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69_10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69_1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69_1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69_1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69_1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69_1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Row181" style:family="table-row"/>
    <style:style style:name="Cell361" style:family="table-cell">
      <style:table-cell-properties fo:background-color="#ffffcc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47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70_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70_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70_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70_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70_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362" style:family="table-cell">
      <style:table-cell-properties fo:background-color="#ffffcc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471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Row182" style:family="table-row"/>
    <style:style style:name="Cell363" style:family="table-cell">
      <style:table-cell-properties fo:background-color="#ffffcc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47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72_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72_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72_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72_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72_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364" style:family="table-cell">
      <style:table-cell-properties fo:background-color="#ffffcc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473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Row183" style:family="table-row"/>
    <style:style style:name="Cell365" style:family="table-cell">
      <style:table-cell-properties fo:background-color="#ffffcc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47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74_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74_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74_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74_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74_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366" style:family="table-cell">
      <style:table-cell-properties fo:background-color="#ffffcc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47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75_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75_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75_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75_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75_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75_6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75_7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75_8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75_9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75_10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75_1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75_1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75_1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75_1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75_1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75_16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75_17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75_18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75_19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75_20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75_2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75_2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75_2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Row184" style:family="table-row"/>
    <style:style style:name="Cell367" style:family="table-cell">
      <style:table-cell-properties fo:background-color="#ffffff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476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368" style:family="table-cell">
      <style:table-cell-properties fo:background-color="#ffffff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477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Row185" style:family="table-row"/>
    <style:style style:name="Cell369" style:family="table-cell">
      <style:table-cell-properties fo:background-color="#ffffff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47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78_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370" style:family="table-cell">
      <style:table-cell-properties fo:background-color="#ffffff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47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479_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79_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79_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79_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79_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79_6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79_7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79_8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79_9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P48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80_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80_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80_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80_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80_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80_6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80_7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80_8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80_9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80_10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80_1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80_1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80_1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80_1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80_1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80_16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80_17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80_18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80_19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80_20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80_2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80_2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80_2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80_2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Row186" style:family="table-row"/>
    <style:style style:name="Cell371" style:family="table-cell">
      <style:table-cell-properties fo:background-color="#ffffff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48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81_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372" style:family="table-cell">
      <style:table-cell-properties fo:background-color="#ffffff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48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82_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82_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82_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82_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82_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82_6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82_7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82_8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82_9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82_10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82_1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82_1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82_1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82_1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82_1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82_16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82_17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Row187" style:family="table-row"/>
    <style:style style:name="Cell373" style:family="table-cell">
      <style:table-cell-properties fo:background-color="#ffffff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48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83_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83_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83_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83_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83_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83_6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374" style:family="table-cell">
      <style:table-cell-properties fo:background-color="#ffffff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484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Row188" style:family="table-row"/>
    <style:style style:name="Cell375" style:family="table-cell">
      <style:table-cell-properties fo:background-color="#ffffff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48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85_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85_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85_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85_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85_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376" style:family="table-cell">
      <style:table-cell-properties fo:background-color="#ffffff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48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486_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86_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86_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86_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86_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86_6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86_7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86_8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86_9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86_10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86_1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86_1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86_1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86_1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86_1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86_16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86_17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86_18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86_19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86_20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86_2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86_2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86_2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86_2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86_2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86_26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86_27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86_28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P48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487_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87_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87_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87_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87_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87_6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87_7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87_8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87_9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87_10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87_1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87_1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87_1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87_1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P48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88_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88_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88_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88_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88_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88_6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88_7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88_8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88_9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88_10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88_1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88_1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88_1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88_1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Row189" style:family="table-row"/>
    <style:style style:name="Cell377" style:family="table-cell">
      <style:table-cell-properties fo:background-color="#ffffff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48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89_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89_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89_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89_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89_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378" style:family="table-cell">
      <style:table-cell-properties fo:background-color="#ffffff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490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Row190" style:family="table-row"/>
    <style:style style:name="Cell379" style:family="table-cell">
      <style:table-cell-properties fo:background-color="#ffffff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491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380" style:family="table-cell">
      <style:table-cell-properties fo:background-color="#ffffff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492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Row191" style:family="table-row"/>
    <style:style style:name="Cell381" style:family="table-cell">
      <style:table-cell-properties fo:background-color="#ffffff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49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93_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93_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93_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93_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93_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93_6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382" style:family="table-cell">
      <style:table-cell-properties fo:background-color="#ffffff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494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Row192" style:family="table-row"/>
    <style:style style:name="Cell383" style:family="table-cell">
      <style:table-cell-properties fo:background-color="#ffffff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49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95_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95_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95_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95_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95_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384" style:family="table-cell">
      <style:table-cell-properties fo:background-color="#ffffff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49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96_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96_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96_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96_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96_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96_6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96_7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96_8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96_9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96_10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96_1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96_1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96_1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96_1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96_1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96_16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96_17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96_18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96_19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Row193" style:family="table-row"/>
    <style:style style:name="Cell385" style:family="table-cell">
      <style:table-cell-properties fo:background-color="#ffffff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49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97_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97_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97_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97_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97_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97_6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97_7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97_8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97_9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386" style:family="table-cell">
      <style:table-cell-properties fo:background-color="#ffffff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498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Row194" style:family="table-row"/>
    <style:style style:name="Cell387" style:family="table-cell">
      <style:table-cell-properties fo:background-color="#ffffff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49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99_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99_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99_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99_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99_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99_6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99_7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388" style:family="table-cell">
      <style:table-cell-properties fo:background-color="#ffffff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50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500_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00_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00_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00_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00_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00_6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00_7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00_8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00_9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00_10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00_1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00_1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00_1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00_1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00_1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00_16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00_17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00_18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00_19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00_20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00_2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P50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01_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01_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01_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01_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01_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01_6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01_7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01_8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01_9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01_10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01_1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01_1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01_1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01_1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01_1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01_16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01_17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01_18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01_19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01_20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01_2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01_2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01_2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01_2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01_2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01_26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01_27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01_28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01_29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01_30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01_3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01_3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01_3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01_3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01_3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01_36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01_37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01_38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01_39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01_40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01_4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01_4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Row195" style:family="table-row"/>
    <style:style style:name="Cell389" style:family="table-cell">
      <style:table-cell-properties fo:background-color="#ffffff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50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02_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02_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02_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02_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02_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390" style:family="table-cell">
      <style:table-cell-properties fo:background-color="#ffffff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503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Row196" style:family="table-row"/>
    <style:style style:name="Cell391" style:family="table-cell">
      <style:table-cell-properties fo:background-color="#ffffff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50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04_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04_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04_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04_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04_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392" style:family="table-cell">
      <style:table-cell-properties fo:background-color="#ffffff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505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Row197" style:family="table-row"/>
    <style:style style:name="Cell393" style:family="table-cell">
      <style:table-cell-properties fo:background-color="#ffffff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506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394" style:family="table-cell">
      <style:table-cell-properties fo:background-color="#ffffff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507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Row198" style:family="table-row"/>
    <style:style style:name="Cell395" style:family="table-cell">
      <style:table-cell-properties fo:background-color="#ffffff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50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08_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08_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08_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08_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08_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08_6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396" style:family="table-cell">
      <style:table-cell-properties fo:background-color="#ffffff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509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Row199" style:family="table-row"/>
    <style:style style:name="Cell397" style:family="table-cell">
      <style:table-cell-properties fo:background-color="#ffffff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51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10_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10_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10_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10_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10_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398" style:family="table-cell">
      <style:table-cell-properties fo:background-color="#ffffff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51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11_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11_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11_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11_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11_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11_6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11_7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11_8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11_9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11_10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11_1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11_1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11_1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11_1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11_1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11_16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11_17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Row200" style:family="table-row"/>
    <style:style style:name="Cell399" style:family="table-cell">
      <style:table-cell-properties fo:background-color="#ffffff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51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12_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12_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12_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12_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12_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400" style:family="table-cell">
      <style:table-cell-properties fo:background-color="#ffffff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51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513_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13_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13_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13_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13_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13_6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13_7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13_8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13_9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13_10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13_1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13_1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13_1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13_1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13_1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13_16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13_17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13_18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13_19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13_20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13_2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13_2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13_2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P51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14_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14_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14_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14_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14_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14_6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14_7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14_8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14_9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14_10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14_1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14_1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14_1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14_1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14_1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14_16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14_17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14_18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14_19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14_20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14_2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14_2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14_2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14_2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14_2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14_26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14_27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Row201" style:family="table-row"/>
    <style:style style:name="Cell401" style:family="table-cell">
      <style:table-cell-properties fo:background-color="#ffffff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51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15_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15_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402" style:family="table-cell">
      <style:table-cell-properties fo:background-color="#ffffff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516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Row202" style:family="table-row"/>
    <style:style style:name="Cell403" style:family="table-cell">
      <style:table-cell-properties fo:background-color="#ffffff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517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404" style:family="table-cell">
      <style:table-cell-properties fo:background-color="#ffffff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518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Row203" style:family="table-row"/>
    <style:style style:name="Cell405" style:family="table-cell">
      <style:table-cell-properties fo:background-color="#ffffff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51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19_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19_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19_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19_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19_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19_6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406" style:family="table-cell">
      <style:table-cell-properties fo:background-color="#ffffff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520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Row204" style:family="table-row"/>
    <style:style style:name="Cell407" style:family="table-cell">
      <style:table-cell-properties fo:background-color="#ffffff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52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21_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21_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21_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21_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21_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21_6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21_7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21_8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21_9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408" style:family="table-cell">
      <style:table-cell-properties fo:background-color="#ffffff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522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Row205" style:family="table-row"/>
    <style:style style:name="Cell409" style:family="table-cell">
      <style:table-cell-properties fo:background-color="#ffffff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52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23_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23_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23_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23_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23_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23_6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23_7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410" style:family="table-cell">
      <style:table-cell-properties fo:background-color="#ffffff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52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24_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24_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24_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24_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24_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24_6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24_7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24_8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24_9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24_10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24_1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24_1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24_1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24_1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24_1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24_16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24_17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24_18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24_19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Row206" style:family="table-row"/>
    <style:style style:name="Cell411" style:family="table-cell">
      <style:table-cell-properties fo:background-color="#ffffff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52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25_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25_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25_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25_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25_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412" style:family="table-cell">
      <style:table-cell-properties fo:background-color="#ffffff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526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Row207" style:family="table-row"/>
    <style:style style:name="Cell413" style:family="table-cell">
      <style:table-cell-properties fo:background-color="#ffffff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52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27_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27_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27_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27_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27_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414" style:family="table-cell">
      <style:table-cell-properties fo:background-color="#ffffff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528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Row208" style:family="table-row"/>
    <style:style style:name="Cell415" style:family="table-cell">
      <style:table-cell-properties fo:background-color="#ffffff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529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416" style:family="table-cell">
      <style:table-cell-properties fo:background-color="#ffffff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530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Row209" style:family="table-row"/>
    <style:style style:name="Cell417" style:family="table-cell">
      <style:table-cell-properties fo:background-color="#ffffff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53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31_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31_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31_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31_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31_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31_6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418" style:family="table-cell">
      <style:table-cell-properties fo:background-color="#ffffff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532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Row210" style:family="table-row"/>
    <style:style style:name="Cell419" style:family="table-cell">
      <style:table-cell-properties fo:background-color="#ffffff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53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33_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33_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33_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33_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33_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33_6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420" style:family="table-cell">
      <style:table-cell-properties fo:background-color="#ffffff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534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Row211" style:family="table-row"/>
    <style:style style:name="Cell421" style:family="table-cell">
      <style:table-cell-properties fo:background-color="#ffffff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53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35_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35_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35_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35_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35_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35_6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35_7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35_8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35_9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422" style:family="table-cell">
      <style:table-cell-properties fo:background-color="#ffffff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536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Row212" style:family="table-row"/>
    <style:style style:name="Cell423" style:family="table-cell">
      <style:table-cell-properties fo:background-color="#ffffff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53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37_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37_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37_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37_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37_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37_6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37_7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37_8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37_9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424" style:family="table-cell">
      <style:table-cell-properties fo:background-color="#ffffff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538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Row213" style:family="table-row"/>
    <style:style style:name="Cell425" style:family="table-cell">
      <style:table-cell-properties fo:background-color="#ffffff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53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39_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39_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39_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39_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39_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39_6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39_7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39_8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39_9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39_10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39_1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426" style:family="table-cell">
      <style:table-cell-properties fo:background-color="#ffffff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54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40_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40_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40_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40_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40_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40_6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40_7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40_8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40_9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40_10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40_1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40_1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40_1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40_1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40_1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40_16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40_17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40_18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40_19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40_20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40_2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40_2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40_2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40_2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40_2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40_26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40_27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40_28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40_29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40_30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40_3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40_3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40_3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40_3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40_3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40_36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40_37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40_38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40_39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40_40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40_4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40_4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40_4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40_4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40_4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40_46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40_47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40_48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Row214" style:family="table-row"/>
    <style:style style:name="Cell427" style:family="table-cell">
      <style:table-cell-properties fo:background-color="#ffffff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54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41_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41_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41_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41_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41_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428" style:family="table-cell">
      <style:table-cell-properties fo:background-color="#ffffff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542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Row215" style:family="table-row"/>
    <style:style style:name="Cell429" style:family="table-cell">
      <style:table-cell-properties fo:background-color="#ffffff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54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43_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43_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43_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43_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43_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430" style:family="table-cell">
      <style:table-cell-properties fo:background-color="#ffffff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544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Row216" style:family="table-row"/>
    <style:style style:name="Cell431" style:family="table-cell">
      <style:table-cell-properties fo:background-color="#ffffff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54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45_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45_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45_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45_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45_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432" style:family="table-cell">
      <style:table-cell-properties fo:background-color="#ffffff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546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Row217" style:family="table-row"/>
    <style:style style:name="Cell433" style:family="table-cell">
      <style:table-cell-properties fo:background-color="#ffffff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54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47_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47_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47_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47_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47_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434" style:family="table-cell">
      <style:table-cell-properties fo:background-color="#ffffff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548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Row218" style:family="table-row"/>
    <style:style style:name="Cell435" style:family="table-cell">
      <style:table-cell-properties fo:background-color="#ffffff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549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436" style:family="table-cell">
      <style:table-cell-properties fo:background-color="#ffffff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550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Row219" style:family="table-row"/>
    <style:style style:name="Cell437" style:family="table-cell">
      <style:table-cell-properties fo:background-color="#ffffff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55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51_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51_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51_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51_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51_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51_6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438" style:family="table-cell">
      <style:table-cell-properties fo:background-color="#ffffff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552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Row220" style:family="table-row"/>
    <style:style style:name="Cell439" style:family="table-cell">
      <style:table-cell-properties fo:background-color="#ffffff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55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53_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53_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53_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53_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53_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53_6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53_7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53_8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53_9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440" style:family="table-cell">
      <style:table-cell-properties fo:background-color="#ffffff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554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Row221" style:family="table-row"/>
    <style:style style:name="Cell441" style:family="table-cell">
      <style:table-cell-properties fo:background-color="#ffffff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55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55_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55_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55_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55_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55_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55_6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55_7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55_8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55_9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55_10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55_1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55_1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55_1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55_1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55_1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55_16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55_17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442" style:family="table-cell">
      <style:table-cell-properties fo:background-color="#ffffff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556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Row222" style:family="table-row"/>
    <style:style style:name="Cell443" style:family="table-cell">
      <style:table-cell-properties fo:background-color="#ffffff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55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P55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58_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58_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58_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58_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58_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58_6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58_7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58_8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58_9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58_10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58_1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58_1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58_1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58_1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58_1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58_16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58_17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444" style:family="table-cell">
      <style:table-cell-properties fo:background-color="#ffffff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559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Row223" style:family="table-row"/>
    <style:style style:name="Cell445" style:family="table-cell">
      <style:table-cell-properties fo:background-color="#ffffff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56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60_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60_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60_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60_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60_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60_6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60_7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60_8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60_9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446" style:family="table-cell">
      <style:table-cell-properties fo:background-color="#ffffff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56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61_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61_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61_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61_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61_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61_6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61_7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61_8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61_9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61_10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61_1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Row224" style:family="table-row"/>
    <style:style style:name="Cell447" style:family="table-cell">
      <style:table-cell-properties fo:background-color="#ffff99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56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62_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62_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62_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62_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62_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62_6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62_7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62_8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62_9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62_10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62_1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448" style:family="table-cell">
      <style:table-cell-properties fo:background-color="#ffff99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56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63_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Row225" style:family="table-row"/>
    <style:style style:name="Cell449" style:family="table-cell">
      <style:table-cell-properties fo:background-color="#ffff99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56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64_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64_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64_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64_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64_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64_6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64_7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64_8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64_9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64_10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64_1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64_1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64_1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64_1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64_1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450" style:family="table-cell">
      <style:table-cell-properties fo:background-color="#ffff99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56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65_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65_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65_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Row226" style:family="table-row"/>
    <style:style style:name="Cell451" style:family="table-cell">
      <style:table-cell-properties fo:background-color="#ffff99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56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66_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66_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66_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66_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66_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66_6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66_7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66_8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66_9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66_10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66_1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66_1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66_1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66_1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66_1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452" style:family="table-cell">
      <style:table-cell-properties fo:background-color="#ffff99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56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67_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67_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67_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Row227" style:family="table-row"/>
    <style:style style:name="Cell453" style:family="table-cell">
      <style:table-cell-properties fo:background-color="#ffffff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56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68_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68_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68_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68_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68_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68_6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454" style:family="table-cell">
      <style:table-cell-properties fo:background-color="#ffffff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569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Row228" style:family="table-row"/>
    <style:style style:name="Cell455" style:family="table-cell">
      <style:table-cell-properties fo:background-color="#ffffff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57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70_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70_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70_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70_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70_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70_6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456" style:family="table-cell">
      <style:table-cell-properties fo:background-color="#ffffff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571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Row229" style:family="table-row"/>
    <style:style style:name="Cell457" style:family="table-cell">
      <style:table-cell-properties fo:background-color="#ffffff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57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72_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72_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72_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72_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72_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72_6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72_7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72_8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72_9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72_10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72_1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72_1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72_1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72_1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72_1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458" style:family="table-cell">
      <style:table-cell-properties fo:background-color="#ffffff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57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73_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73_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73_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73_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73_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73_6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73_7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73_8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73_9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73_10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73_1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73_1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Row230" style:family="table-row"/>
    <style:style style:name="Cell459" style:family="table-cell">
      <style:table-cell-properties fo:background-color="#ffffff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57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74_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74_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74_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74_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74_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74_6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74_7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74_8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74_9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74_10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74_1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74_1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74_1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74_1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74_1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74_16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74_17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74_18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74_19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74_20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74_2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460" style:family="table-cell">
      <style:table-cell-properties fo:background-color="#ffffff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57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75_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75_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75_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75_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75_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75_6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75_7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75_8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75_9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75_10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Row231" style:family="table-row"/>
    <style:style style:name="Cell461" style:family="table-cell">
      <style:table-cell-properties fo:background-color="#ffffff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57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76_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76_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76_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76_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76_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462" style:family="table-cell">
      <style:table-cell-properties fo:background-color="#ffffff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577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Row232" style:family="table-row"/>
    <style:style style:name="Cell463" style:family="table-cell">
      <style:table-cell-properties fo:background-color="#ffffff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57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78_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78_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78_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78_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78_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464" style:family="table-cell">
      <style:table-cell-properties fo:background-color="#ffffff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579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Row233" style:family="table-row"/>
    <style:style style:name="Cell465" style:family="table-cell">
      <style:table-cell-properties fo:background-color="#ffffff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58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80_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80_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80_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80_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80_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466" style:family="table-cell">
      <style:table-cell-properties fo:background-color="#ffffff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581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Row234" style:family="table-row"/>
    <style:style style:name="Cell467" style:family="table-cell">
      <style:table-cell-properties fo:background-color="#ffffff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58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82_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82_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82_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82_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82_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468" style:family="table-cell">
      <style:table-cell-properties fo:background-color="#ffffff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583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Row235" style:family="table-row"/>
    <style:style style:name="Cell469" style:family="table-cell">
      <style:table-cell-properties fo:background-color="#ffffff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58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84_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84_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84_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84_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84_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470" style:family="table-cell">
      <style:table-cell-properties fo:background-color="#ffffff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585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Row236" style:family="table-row"/>
    <style:style style:name="Cell471" style:family="table-cell">
      <style:table-cell-properties fo:background-color="#ffffff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58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86_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86_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86_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86_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86_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472" style:family="table-cell">
      <style:table-cell-properties fo:background-color="#ffffff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587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Row237" style:family="table-row"/>
    <style:style style:name="Cell473" style:family="table-cell">
      <style:table-cell-properties fo:background-color="#ffffff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588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474" style:family="table-cell">
      <style:table-cell-properties fo:background-color="#ffffff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589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Row238" style:family="table-row"/>
    <style:style style:name="Cell475" style:family="table-cell">
      <style:table-cell-properties fo:background-color="#ffff33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59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90_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476" style:family="table-cell">
      <style:table-cell-properties fo:background-color="#ffff33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59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91_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91_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91_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91_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91_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91_6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91_7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91_8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91_9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Row239" style:family="table-row"/>
    <style:style style:name="Cell477" style:family="table-cell">
      <style:table-cell-properties fo:background-color="#ffffff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592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478" style:family="table-cell">
      <style:table-cell-properties fo:background-color="#ffffff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59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93_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93_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93_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93_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93_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93_6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93_7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93_8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93_9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93_10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Row240" style:family="table-row"/>
    <style:style style:name="Cell479" style:family="table-cell">
      <style:table-cell-properties fo:background-color="#ffff33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59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94_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480" style:family="table-cell">
      <style:table-cell-properties fo:background-color="#ffff33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59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95_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95_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95_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95_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95_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95_6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95_7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95_8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95_9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Row241" style:family="table-row"/>
    <style:style style:name="Cell481" style:family="table-cell">
      <style:table-cell-properties fo:background-color="#ffffff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596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482" style:family="table-cell">
      <style:table-cell-properties fo:background-color="#ffffff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59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97_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97_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97_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97_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97_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97_6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97_7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97_8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97_9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97_10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Row242" style:family="table-row"/>
    <style:style style:name="Cell483" style:family="table-cell">
      <style:table-cell-properties fo:background-color="#ffff33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59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98_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484" style:family="table-cell">
      <style:table-cell-properties fo:background-color="#ffff33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59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99_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99_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99_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99_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99_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99_6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99_7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99_8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99_9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99_10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99_1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Row243" style:family="table-row"/>
    <style:style style:name="Cell485" style:family="table-cell">
      <style:table-cell-properties fo:background-color="#ffffff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600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486" style:family="table-cell">
      <style:table-cell-properties fo:background-color="#ffffff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60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01_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601_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601_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601_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601_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601_6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601_7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601_8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601_9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601_10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Row244" style:family="table-row"/>
    <style:style style:name="Cell487" style:family="table-cell">
      <style:table-cell-properties fo:background-color="#ffff33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60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02_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488" style:family="table-cell">
      <style:table-cell-properties fo:background-color="#ffff33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60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03_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603_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603_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603_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603_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Row245" style:family="table-row"/>
    <style:style style:name="Cell489" style:family="table-cell">
      <style:table-cell-properties fo:background-color="#ffff33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60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04_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490" style:family="table-cell">
      <style:table-cell-properties fo:background-color="#ffff33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60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05_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605_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605_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605_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605_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P606" style:family="paragraph" style:parent-style-name="Standard">
      <style:paragraph-properties fo:text-align="left" fo:break-before="auto" fo:text-indent="0cm" fo:line-height="115%" fo:margin-top="0cm" fo:margin-bottom="0.353cm" fo:margin-left="0cm" fo:margin-right="0cm" style:writing-mode="lr-tb"/>
    </style:style>
  </office:automatic-styles>
  <office:body>
    <office:text>
      <text:p text:style-name="P1"><text:span text:style-name="T1_1">fastNLO</text:span><text:span text:style-name="T1_2"><text:s/></text:span><text:span text:style-name="T1_3">v</text:span><text:span text:style-name="T1_4">2.0<text:s/></text:span><text:span text:style-name="T1_5">tableformat</text:span></text:p>
      <text:p text:style-name="P2"/>
      <text:p text:style-name="P3"><text:span text:style-name="T3_1">Proposal</text:span><text:span text:style-name="T3_2"><text:s/></text:span><text:span text:style-name="T3_3">for</text:span><text:span text:style-name="T3_4"><text:s/></text:span><text:span text:style-name="T3_5">an</text:span><text:span text:style-name="T3_6"><text:s/></text:span><text:span text:style-name="T3_7">ultra</text:span><text:span text:style-name="T3_8">-</text:span><text:span text:style-name="T3_9">flexible</text:span><text:span text:style-name="T3_10"><text:s/></text:span><text:span text:style-name="T3_11">format</text:span><text:span text:style-name="T3_12"><text:s/></text:span><text:span text:style-name="T3_13">to</text:span><text:span text:style-name="T3_14"><text:s/></text:span><text:span text:style-name="T3_15">store</text:span><text:span text:style-name="T3_16"><text:s/></text:span><text:span text:style-name="T3_17">any</text:span><text:span text:style-name="T3_18"><text:s/></text:span><text:span text:style-name="T3_19">fastNLO</text:span><text:span text:style-name="T3_20">-</text:span><text:span text:style-name="T3_21">like</text:span><text:span text:style-name="T3_22"><text:s/></text:span><text:span text:style-name="T3_23">table</text:span><text:span text:style-name="T3_24"><text:s/></text:span><text:span text:style-name="T3_25">in</text:span><text:span text:style-name="T3_26"><text:s/></text:span><text:span text:style-name="T3_27">x</text:span><text:span text:style-name="T3_28">-</text:span><text:span text:style-name="T3_29">space</text:span><text:span text:style-name="T3_30">.</text:span></text:p>
      <text:p text:style-name="P4"><text:span text:style-name="T4_1">Original</text:span><text:span text:style-name="T4_2"><text:s/></text:span><text:span text:style-name="T4_3">idea</text:span><text:span text:style-name="T4_4">:</text:span></text:p>
      <text:list text:style-name="LS1" xml:id="list0">
        <text:list-item>
          <text:p text:style-name="P5"><text:span text:style-name="T5_1">later</text:span><text:span text:style-name="T5_2"><text:s/></text:span><text:span text:style-name="T5_3">include</text:span><text:span text:style-name="T5_4"><text:s/></text:span><text:span text:style-name="T5_5">non</text:span><text:span text:style-name="T5_6">-</text:span><text:span text:style-name="T5_7">pert</text:span><text:span text:style-name="T5_8">.<text:s/></text:span><text:span text:style-name="T5_9">corrections</text:span><text:span text:style-name="T5_10"><text:s/></text:span><text:span text:style-name="T5_11">and</text:span><text:span text:style-name="T5_12"><text:s/></text:span><text:span text:style-name="T5_13">data</text:span><text:span text:style-name="T5_14"><text:s/>(</text:span><text:span text:style-name="T5_15">incl</text:span><text:span text:style-name="T5_16"><text:s/></text:span><text:span text:style-name="T5_17">uncertainties</text:span><text:span text:style-name="T5_18">)<text:s/></text:span><text:span text:style-name="T5_19">in</text:span><text:span text:style-name="T5_20"><text:s/></text:span><text:span text:style-name="T5_21">the</text:span><text:span text:style-name="T5_22"><text:s/></text:span><text:span text:style-name="T5_23">same</text:span><text:span text:style-name="T5_24"><text:s/></text:span><text:span text:style-name="T5_25">table</text:span></text:p>
        </text:list-item>
        <text:list-item>
          <text:p text:style-name="P6"><text:span text:style-name="T6_1">later</text:span><text:span text:style-name="T6_2"><text:s/></text:span><text:span text:style-name="T6_3">include</text:span><text:span text:style-name="T6_4"><text:s/></text:span><text:span text:style-name="T6_5">new</text:span><text:span text:style-name="T6_6"><text:s/></text:span><text:span text:style-name="T6_7">physics</text:span><text:span text:style-name="T6_8"><text:s/></text:span><text:span text:style-name="T6_9">processes</text:span><text:span text:style-name="T6_10"><text:s/></text:span><text:span text:style-name="T6_11">in</text:span><text:span text:style-name="T6_12"><text:s/></text:span><text:span text:style-name="T6_13">the</text:span><text:span text:style-name="T6_14"><text:s/></text:span><text:span text:style-name="T6_15">same</text:span><text:span text:style-name="T6_16"><text:s/></text:span><text:span text:style-name="T6_17">table</text:span></text:p>
        </text:list-item>
      </text:list>
      <text:p text:style-name="P7"><text:span text:style-name="T7_1">Maybe</text:span><text:span text:style-name="T7_2"><text:s/></text:span><text:span text:style-name="T7_3">better</text:span><text:span text:style-name="T7_4"><text:s/></text:span><text:span text:style-name="T7_5">and</text:span><text:span text:style-name="T7_6"><text:s/></text:span><text:span text:style-name="T7_7">more</text:span><text:span text:style-name="T7_8"><text:s/></text:span><text:span text:style-name="T7_9">flexible</text:span><text:span text:style-name="T7_10">:</text:span></text:p>
      <text:list text:style-name="LS2" xml:id="list2">
        <text:list-item>
          <text:p text:style-name="P8"><text:span text:style-name="T8_1">ability</text:span><text:span text:style-name="T8_2"><text:s/></text:span><text:span text:style-name="T8_3">to</text:span><text:span text:style-name="T8_4"><text:s/></text:span><text:span text:style-name="T8_5">pass</text:span><text:span text:style-name="T8_6"><text:s/></text:span><text:span text:style-name="T8_7">more</text:span><text:span text:style-name="T8_8"><text:s/></text:span><text:span text:style-name="T8_9">than</text:span><text:span text:style-name="T8_10"><text:s/></text:span><text:span text:style-name="T8_11">one</text:span><text:span text:style-name="T8_12"><text:s/></text:span><text:span text:style-name="T8_13">table</text:span><text:span text:style-name="T8_14"><text:s/></text:span><text:span text:style-name="T8_15">to</text:span><text:span text:style-name="T8_16"><text:s/></text:span><text:span text:style-name="T8_17">code</text:span></text:p>
        </text:list-item>
        <text:list-item>
          <text:p text:style-name="P9"><text:span text:style-name="T9_1">this</text:span><text:span text:style-name="T9_2"><text:s/></text:span><text:span text:style-name="T9_3">allows</text:span><text:span text:style-name="T9_4"><text:s/></text:span><text:span text:style-name="T9_5">to</text:span><text:span text:style-name="T9_6"><text:s/></text:span><text:span text:style-name="T9_7">use</text:span><text:span text:style-name="T9_8"><text:s/></text:span><text:span text:style-name="T9_9">separate</text:span><text:span text:style-name="T9_10"><text:s/></text:span><text:span text:style-name="T9_11">files</text:span><text:span text:style-name="T9_12"><text:s/></text:span><text:span text:style-name="T9_13">for</text:span><text:span text:style-name="T9_14"><text:s/>(</text:span><text:span text:style-name="T9_15">LO</text:span><text:span text:style-name="T9_16">,</text:span><text:span text:style-name="T9_17">NLO</text:span><text:span text:style-name="T9_18">),<text:s/>(</text:span><text:span text:style-name="T9_19">data</text:span><text:span text:style-name="T9_20">,<text:s/></text:span><text:span text:style-name="T9_21">non</text:span><text:span text:style-name="T9_22">-</text:span><text:span text:style-name="T9_23">pert</text:span><text:span text:style-name="T9_24">),<text:s/>(</text:span><text:span text:style-name="T9_25">new</text:span><text:span text:style-name="T9_26"><text:s/></text:span><text:span text:style-name="T9_27">physics</text:span><text:span text:style-name="T9_28">)</text:span></text:p>
        </text:list-item>
        <text:list-item>
          <text:p text:style-name="P10"><text:span text:style-name="T10_1">this</text:span><text:span text:style-name="T10_2"><text:s/></text:span><text:span text:style-name="T10_3">e</text:span><text:span text:style-name="T10_4">.</text:span><text:span text:style-name="T10_5">g</text:span><text:span text:style-name="T10_6">.<text:s/></text:span><text:span text:style-name="T10_7">allows</text:span><text:span text:style-name="T10_8"><text:s/></text:span><text:span text:style-name="T10_9">to</text:span><text:span text:style-name="T10_10"><text:s/></text:span><text:span text:style-name="T10_11">supply</text:span><text:span text:style-name="T10_12"><text:s/></text:span><text:span text:style-name="T10_13">different</text:span><text:span text:style-name="T10_14"><text:s/></text:span><text:span text:style-name="T10_15">new</text:span><text:span text:style-name="T10_16"><text:s/></text:span><text:span text:style-name="T10_17">physics</text:span><text:span text:style-name="T10_18"><text:s/></text:span><text:span text:style-name="T10_19">tables</text:span><text:span text:style-name="T10_20">,<text:s/></text:span><text:span text:style-name="T10_21">depending</text:span><text:span text:style-name="T10_22"><text:s/></text:span><text:span text:style-name="T10_23">on</text:span><text:span text:style-name="T10_24"><text:s/></text:span><text:span text:style-name="T10_25">which</text:span><text:span text:style-name="T10_26"><text:s/></text:span><text:span text:style-name="T10_27">model</text:span><text:span text:style-name="T10_28"><text:s/></text:span><text:span text:style-name="T10_29">you</text:span><text:span text:style-name="T10_30"><text:s/></text:span><text:span text:style-name="T10_31">want</text:span><text:span text:style-name="T10_32"><text:s/></text:span><text:span text:style-name="T10_33">to</text:span><text:span text:style-name="T10_34"><text:s/></text:span><text:span text:style-name="T10_35">compute</text:span></text:p>
        </text:list-item>
        <text:list-item>
          <text:p text:style-name="P11"><text:span text:style-name="T11_1">the</text:span><text:span text:style-name="T11_2"><text:s/></text:span><text:span text:style-name="T11_3">point</text:span><text:span text:style-name="T11_4">:<text:s/></text:span><text:span text:style-name="T11_5">it</text:span><text:span text:style-name="T11_6"><text:s/></text:span><text:span text:style-name="T11_7">does</text:span><text:span text:style-name="T11_8"><text:s/></text:span><text:span text:style-name="T11_9">not</text:span><text:span text:style-name="T11_10"><text:s/></text:span><text:span text:style-name="T11_11">matter</text:span><text:span text:style-name="T11_12"><text:s/></text:span><text:span text:style-name="T11_13">if</text:span><text:span text:style-name="T11_14"><text:s/></text:span><text:span text:style-name="T11_15">certain</text:span><text:span text:style-name="T11_16"><text:s/></text:span><text:span text:style-name="T11_17">contributions</text:span><text:span text:style-name="T11_18"><text:s/></text:span><text:span text:style-name="T11_19">are</text:span><text:span text:style-name="T11_20"><text:s/></text:span><text:span text:style-name="T11_21">in</text:span><text:span text:style-name="T11_22"><text:s/></text:span><text:span text:style-name="T11_23">the</text:span><text:span text:style-name="T11_24"><text:s/></text:span><text:span text:style-name="T11_25">same</text:span><text:span text:style-name="T11_26"><text:s/></text:span><text:span text:style-name="T11_27">physical</text:span><text:span text:style-name="T11_28"><text:s/></text:span><text:span text:style-name="T11_29">table</text:span><text:span text:style-name="T11_30"><text:s/>-<text:s/></text:span><text:span text:style-name="T11_31">the</text:span><text:span text:style-name="T11_32"><text:s/></text:span><text:span text:style-name="T11_33">code</text:span><text:span text:style-name="T11_34"><text:s/></text:span><text:span text:style-name="T11_35">combines</text:span><text:span text:style-name="T11_36"><text:s/></text:span><text:span text:style-name="T11_37">logically</text:span><text:span text:style-name="T11_38"><text:s/></text:span><text:span text:style-name="T11_39">all</text:span><text:span text:style-name="T11_40"><text:s/></text:span><text:span text:style-name="T11_41">supplied</text:span><text:span text:style-name="T11_42"><text:s/></text:span><text:span text:style-name="T11_43">tables</text:span><text:span text:style-name="T11_44"><text:s/>(</text:span><text:span text:style-name="T11_45">if</text:span><text:span text:style-name="T11_46"><text:s/></text:span><text:span text:style-name="T11_47">they</text:span><text:span text:style-name="T11_48"><text:s/></text:span><text:span text:style-name="T11_49">are</text:span><text:span text:style-name="T11_50"><text:s/></text:span><text:span text:style-name="T11_51">consistent</text:span><text:span text:style-name="T11_52">)</text:span></text:p>
        </text:list-item>
      </text:list>
      <text:p text:style-name="P12"><text:span text:style-name="T12_1">--&gt;<text:s/></text:span><text:span text:style-name="T12_2">this</text:span><text:span text:style-name="T12_3"><text:s/></text:span><text:span text:style-name="T12_4">is</text:span><text:span text:style-name="T12_5"><text:s/></text:span><text:span text:style-name="T12_6">probably</text:span><text:span text:style-name="T12_7"><text:s/></text:span><text:span text:style-name="T12_8">not</text:span><text:span text:style-name="T12_9"><text:s/></text:span><text:span text:style-name="T12_10">realistic</text:span></text:p>
      <text:p text:style-name="P13"/>
      <text:p text:style-name="P14"><text:span text:style-name="T14_1">Order</text:span><text:span text:style-name="T14_2"><text:s/></text:span><text:span text:style-name="T14_3">of</text:span><text:span text:style-name="T14_4"><text:s/></text:span><text:span text:style-name="T14_5">PDF</text:span><text:span text:style-name="T14_6"><text:s/></text:span><text:span text:style-name="T14_7">linear</text:span><text:span text:style-name="T14_8"><text:s/></text:span><text:span text:style-name="T14_9">combinations</text:span><text:span text:style-name="T14_10"><text:s/></text:span><text:span text:style-name="T14_11">and</text:span><text:span text:style-name="T14_12"> <text:s/></text:span><text:span text:style-name="T14_13">subprocesses</text:span></text:p>
      <text:list text:style-name="LS3" xml:id="list6">
        <text:list-item>
          <text:p text:style-name="P15"><text:span text:style-name="T15_1">DIS</text:span></text:p>
        </text:list-item>
      </text:list>
      <text:list text:style-name="LS4" xml:id="list7">
        <text:list-item>
          <text:p text:style-name="P16"><text:span text:style-name="T16_1">Delta</text:span><text:span text:style-name="T16_2">    <text:s/>-<text:s/></text:span><text:span text:style-name="T16_3">contributes</text:span><text:span text:style-name="T16_4"><text:s/></text:span><text:span text:style-name="T16_5">from</text:span><text:span text:style-name="T16_6"><text:s/></text:span><text:span text:style-name="T16_7">order</text:span><text:span text:style-name="T16_8">(</text:span><text:span text:style-name="T16_9">alphas</text:span><text:span text:style-name="T16_10">^0)</text:span></text:p>
        </text:list-item>
        <text:list-item>
          <text:p text:style-name="P17"><text:span text:style-name="T17_1">Gluon</text:span><text:span text:style-name="T17_2">   <text:s/>-<text:s/></text:span><text:span text:style-name="T17_3">contributes</text:span><text:span text:style-name="T17_4"><text:s/></text:span><text:span text:style-name="T17_5">from</text:span><text:span text:style-name="T17_6"><text:s/></text:span><text:span text:style-name="T17_7">order</text:span><text:span text:style-name="T17_8">(</text:span><text:span text:style-name="T17_9">alphas</text:span><text:span text:style-name="T17_10">^1)</text:span></text:p>
        </text:list-item>
        <text:list-item>
          <text:p text:style-name="P18"><text:span text:style-name="T18_1">Sigma</text:span><text:span text:style-name="T18_2">   <text:s/>-<text:s/></text:span><text:span text:style-name="T18_3">contributes</text:span><text:span text:style-name="T18_4"><text:s/></text:span><text:span text:style-name="T18_5">from</text:span><text:span text:style-name="T18_6"><text:s/></text:span><text:span text:style-name="T18_7">order</text:span><text:span text:style-name="T18_8">(</text:span><text:span text:style-name="T18_9">alphas</text:span><text:span text:style-name="T18_10">^2)</text:span></text:p>
        </text:list-item>
      </text:list>
      <text:list text:style-name="LS5" xml:id="list10">
        <text:list-item>
          <text:p text:style-name="P19"><text:span text:style-name="T19_1">hadron</text:span><text:span text:style-name="T19_2">-</text:span><text:span text:style-name="T19_3">hadron</text:span><text:span text:style-name="T19_4">  <text:s/>(</text:span><text:span text:style-name="T19_5">using</text:span><text:span text:style-name="T19_6"><text:s/></text:span><text:span text:style-name="T19_7">notation</text:span><text:span text:style-name="T19_8"><text:s/></text:span><text:span text:style-name="T19_9">from</text:span><text:span text:style-name="T19_10"><text:s/></text:span><text:span text:style-name="T19_11">older</text:span><text:span text:style-name="T19_12"><text:s/></text:span><text:span text:style-name="T19_13">slides</text:span><text:span text:style-name="T19_14">,<text:s/></text:span><text:span text:style-name="T19_15">corresponding</text:span><text:span text:style-name="T19_16"><text:s/></text:span><text:span text:style-name="T19_17">to</text:span><text:span text:style-name="T19_18"><text:s/></text:span><text:span text:style-name="T19_19">order</text:span><text:span text:style-name="T19_20"><text:s/></text:span><text:span text:style-name="T19_21">in</text:span><text:span text:style-name="T19_22"><text:s/></text:span><text:span text:style-name="T19_23">NLOJET</text:span><text:span text:style-name="T19_24">++)</text:span></text:p>
        </text:list-item>
      </text:list>
      <text:list text:style-name="LS6" xml:id="list11">
        <text:list-item>
          <text:p text:style-name="P20"><text:span text:style-name="T20_1">H</text:span><text:span text:style-name="T20_2">1  <text:s/>(=</text:span><text:span text:style-name="T20_3">gg</text:span><text:span text:style-name="T20_4">)</text:span></text:p>
        </text:list-item>
        <text:list-item>
          <text:p text:style-name="P21"><text:span text:style-name="T21_1">H</text:span><text:span text:style-name="T21_2">4</text:span></text:p>
        </text:list-item>
        <text:list-item>
          <text:p text:style-name="P22"><text:span text:style-name="T22_1">H</text:span><text:span text:style-name="T22_2">5</text:span></text:p>
        </text:list-item>
        <text:list-item>
          <text:p text:style-name="P23"><text:span text:style-name="T23_1">H</text:span><text:span text:style-name="T23_2">6</text:span></text:p>
        </text:list-item>
        <text:list-item>
          <text:p text:style-name="P24"><text:span text:style-name="T24_1">H</text:span><text:span text:style-name="T24_2">7</text:span></text:p>
        </text:list-item>
        <text:list-item>
          <text:p text:style-name="P25"><text:span text:style-name="T25_1">H</text:span><text:span text:style-name="T25_2">2  <text:s/>(</text:span><text:span text:style-name="T25_3">Qg</text:span><text:span text:style-name="T25_4">)</text:span></text:p>
        </text:list-item>
        <text:list-item>
          <text:p text:style-name="P26"><text:span text:style-name="T26_1">H</text:span><text:span text:style-name="T26_2">3  <text:s/>(</text:span><text:span text:style-name="T26_3">gQ</text:span><text:span text:style-name="T26_4">)</text:span><text:span text:style-name="T26_5"><text:line-break/></text:span><text:span text:style-name="T26_6">in</text:span><text:span text:style-name="T26_7"><text:s/>2-&gt;2<text:s/></text:span><text:span text:style-name="T26_8">processes</text:span><text:span text:style-name="T26_9"><text:s/></text:span><text:span text:style-name="T26_10">we</text:span><text:span text:style-name="T26_11"><text:s/></text:span><text:span text:style-name="T26_12">have</text:span><text:span text:style-name="T26_13"><text:s/>6<text:s/></text:span><text:span text:style-name="T26_14">subprocesses</text:span><text:span text:style-name="T26_15"><text:s/></text:span><text:span text:style-name="T26_16">and</text:span><text:span text:style-name="T26_17"><text:s/></text:span><text:span text:style-name="T26_18">PDF</text:span><text:span text:style-name="T26_19"><text:s/>#6<text:s/></text:span><text:span text:style-name="T26_20">is</text:span><text:span text:style-name="T26_21"><text:s/>(</text:span><text:span text:style-name="T26_22">Qg</text:span><text:span text:style-name="T26_23">+</text:span><text:span text:style-name="T26_24">gQ</text:span><text:span text:style-name="T26_25">)</text:span></text:p>
        </text:list-item>
      </text:list>
      <text:p text:style-name="P27"/>
      <table:table table:style-name="Table1">
        <table:table-column table:style-name="Column1"/>
        <table:table-column table:style-name="Column2"/>
        <table:table-row table:style-name="Row1">
          <table:table-cell table:style-name="Cell1">
            <text:p text:style-name="P28"><text:span text:style-name="T28_1">1234567890</text:span></text:p>
          </table:table-cell>
          <table:table-cell table:style-name="Cell2">
            <text:p text:style-name="P29"><text:span text:style-name="T29_1">Block</text:span><text:span text:style-name="T29_2"><text:s/></text:span><text:span text:style-name="T29_3">A</text:span><text:span text:style-name="T29_4">1<text:s/>-<text:s/></text:span><text:span text:style-name="T29_5">fastNLO</text:span><text:span text:style-name="T29_6"><text:s/></text:span><text:span text:style-name="T29_7">version</text:span><text:span text:style-name="T29_8"><text:s/>(</text:span><text:span text:style-name="T29_9">blocks</text:span><text:span text:style-name="T29_10"><text:s/></text:span><text:span text:style-name="T29_11">A</text:span><text:span text:style-name="T29_12">1<text:s/>&amp;<text:s/></text:span><text:span text:style-name="T29_13">A</text:span><text:span text:style-name="T29_14">2<text:s/>&amp;<text:s/></text:span><text:span text:style-name="T29_15">A</text:span><text:span text:style-name="T29_16">3<text:s/></text:span><text:span text:style-name="T29_17">together</text:span><text:span text:style-name="T29_18"><text:s/></text:span><text:span text:style-name="T29_19">are</text:span><text:span text:style-name="T29_20"><text:s/></text:span><text:span text:style-name="T29_21">the</text:span><text:span text:style-name="T29_22"><text:s/>"</text:span><text:span text:style-name="T29_23">table</text:span><text:span text:style-name="T29_24"><text:s/></text:span><text:span text:style-name="T29_25">header</text:span><text:span text:style-name="T29_26">"</text:span></text:p>
          </table:table-cell>
        </table:table-row>
        <table:table-row table:style-name="Row2">
          <table:table-cell table:style-name="Cell3">
            <text:p text:style-name="P30"><text:span text:style-name="T30_1">Itabversion</text:span></text:p>
          </table:table-cell>
          <table:table-cell table:style-name="Cell4">
            <text:p text:style-name="P31"><text:span text:style-name="T31_1">int</text:span><text:span text:style-name="T31_2">:<text:s/></text:span><text:span text:style-name="T31_3">table</text:span><text:span text:style-name="T31_4"><text:s/></text:span><text:span text:style-name="T31_5">version</text:span><text:span text:style-name="T31_6"><text:s/></text:span><text:span text:style-name="T31_7">No</text:span><text:span text:style-name="T31_8">.<text:s/>*<text:s/>10000<text:s/>(</text:span><text:span text:style-name="T31_9">v</text:span><text:span text:style-name="T31_10">2.0<text:s/>-&gt;<text:s/>20000)</text:span></text:p>
          </table:table-cell>
        </table:table-row>
        <table:table-row table:style-name="Row3">
          <table:table-cell table:style-name="Cell5">
            <text:p text:style-name="P32"><text:span text:style-name="T32_1">ScenName</text:span></text:p>
          </table:table-cell>
          <table:table-cell table:style-name="Cell6">
            <text:p text:style-name="P33"><text:span text:style-name="T33_1">string</text:span><text:span text:style-name="T33_2">:<text:s/></text:span><text:span text:style-name="T33_3">Scenario</text:span><text:span text:style-name="T33_4"><text:s/></text:span><text:span text:style-name="T33_5">Name</text:span></text:p>
          </table:table-cell>
        </table:table-row>
        <table:table-row table:style-name="Row4">
          <table:table-cell table:style-name="Cell7">
            <text:p text:style-name="P34"><text:span text:style-name="T34_1">Ncontrib</text:span></text:p>
          </table:table-cell>
          <table:table-cell table:style-name="Cell8">
            <text:p text:style-name="P35"><text:span text:style-name="T35_1">int</text:span><text:span text:style-name="T35_2">:<text:s/></text:span><text:span text:style-name="T35_3">No</text:span><text:span text:style-name="T35_4">.<text:s/></text:span><text:span text:style-name="T35_5">of</text:span><text:span text:style-name="T35_6"><text:s/></text:span><text:span text:style-name="T35_7">Contributions</text:span><text:span text:style-name="T35_8"><text:s/></text:span><text:span text:style-name="T35_9">available</text:span><text:span text:style-name="T35_10"><text:s/></text:span><text:span text:style-name="T35_11">in</text:span><text:span text:style-name="T35_12"><text:s/></text:span><text:span text:style-name="T35_13">this</text:span><text:span text:style-name="T35_14"><text:s/></text:span><text:span text:style-name="T35_15">table</text:span><text:span text:style-name="T35_16"><text:s/>(</text:span><text:span text:style-name="T35_17">includes</text:span><text:span text:style-name="T35_18"><text:s/></text:span><text:span text:style-name="T35_19">No</text:span><text:span text:style-name="T35_20">.<text:s/></text:span><text:span text:style-name="T35_21">of</text:span><text:span text:style-name="T35_22"><text:s/></text:span><text:span text:style-name="T35_23">multiplicative</text:span><text:span text:style-name="T35_24"><text:s/></text:span><text:span text:style-name="T35_25">contributions</text:span><text:span text:style-name="T35_26">,<text:s/></text:span><text:span text:style-name="T35_27">but</text:span><text:span text:style-name="T35_28"><text:s/></text:span><text:span text:style-name="T35_29">not</text:span><text:span text:style-name="T35_30"><text:s/></text:span><text:span text:style-name="T35_31">number</text:span><text:span text:style-name="T35_32"><text:s/></text:span><text:span text:style-name="T35_33">of</text:span><text:span text:style-name="T35_34"><text:s/></text:span><text:span text:style-name="T35_35">data</text:span><text:span text:style-name="T35_36"><text:s/></text:span><text:span text:style-name="T35_37">blocks</text:span><text:span text:style-name="T35_38">)</text:span></text:p>
          </table:table-cell>
        </table:table-row>
        <table:table-row table:style-name="Row5">
          <table:table-cell table:style-name="Cell9">
            <text:p text:style-name="P36"><text:span text:style-name="T36_1">Nmult</text:span></text:p>
          </table:table-cell>
          <table:table-cell table:style-name="Cell10">
            <text:p text:style-name="P37"><text:span text:style-name="T37_1">int</text:span><text:span text:style-name="T37_2">:<text:s/></text:span><text:span text:style-name="T37_3">No</text:span><text:span text:style-name="T37_4">.<text:s/></text:span><text:span text:style-name="T37_5">of</text:span><text:span text:style-name="T37_6"><text:s/></text:span><text:span text:style-name="T37_7">multiplicative</text:span><text:span text:style-name="T37_8"><text:s/></text:span><text:span text:style-name="T37_9">contributions</text:span></text:p>
          </table:table-cell>
        </table:table-row>
        <table:table-row table:style-name="Row6">
          <table:table-cell table:style-name="Cell11">
            <text:p text:style-name="P38"><text:span text:style-name="T38_1">Ndata</text:span></text:p>
          </table:table-cell>
          <table:table-cell table:style-name="Cell12">
            <text:p text:style-name="P39"><text:span text:style-name="T39_1">int</text:span><text:span text:style-name="T39_2">:<text:s/></text:span><text:span text:style-name="T39_3">No</text:span><text:span text:style-name="T39_4">.<text:s/></text:span><text:span text:style-name="T39_5">of</text:span><text:span text:style-name="T39_6"><text:s/></text:span><text:span text:style-name="T39_7">data</text:span><text:span text:style-name="T39_8"><text:s/></text:span><text:span text:style-name="T39_9">blocks</text:span><text:span text:style-name="T39_10"><text:s/>(</text:span><text:span text:style-name="T39_11">can</text:span><text:span text:style-name="T39_12"><text:s/></text:span><text:span text:style-name="T39_13">only</text:span><text:span text:style-name="T39_14"><text:s/></text:span><text:span text:style-name="T39_15">be</text:span><text:span text:style-name="T39_16"><text:s/>0<text:s/></text:span><text:span text:style-name="T39_17">or</text:span><text:span text:style-name="T39_18"><text:s/>1)</text:span></text:p>
          </table:table-cell>
        </table:table-row>
        <table:table-row table:style-name="Row7">
          <table:table-cell table:style-name="Cell13">
            <text:p text:style-name="P40"><text:span text:style-name="T40_1">NuserString</text:span></text:p>
          </table:table-cell>
          <table:table-cell table:style-name="Cell14">
            <text:p text:style-name="P41"><text:span text:style-name="T41_1">int</text:span><text:span text:style-name="T41_2">:<text:s/></text:span><text:span text:style-name="T41_3">No</text:span><text:span text:style-name="T41_4">.<text:s/></text:span><text:span text:style-name="T41_5">of</text:span><text:span text:style-name="T41_6"><text:s/></text:span><text:span text:style-name="T41_7">subsequent</text:span><text:span text:style-name="T41_8"><text:s/></text:span><text:span text:style-name="T41_9">user</text:span><text:span text:style-name="T41_10"><text:s/></text:span><text:span text:style-name="T41_11">strings</text:span></text:p>
          </table:table-cell>
        </table:table-row>
        <table:table-row table:style-name="Row8">
          <table:table-cell table:style-name="Cell15">
            <text:p text:style-name="P42"><text:span text:style-name="T42_1">#<text:s/></text:span><text:span text:style-name="T42_2">for</text:span><text:span text:style-name="T42_3"><text:s/></text:span><text:span text:style-name="T42_4">i</text:span><text:span text:style-name="T42_5">=1,</text:span><text:span text:style-name="T42_6">NuserString</text:span></text:p>
          </table:table-cell>
          <table:table-cell table:style-name="Cell16">
            <text:p text:style-name="P43"/>
          </table:table-cell>
        </table:table-row>
        <table:table-row table:style-name="Row9">
          <table:table-cell table:style-name="Cell17">
            <text:p text:style-name="P44"><text:span text:style-name="T44_1"> <text:s/></text:span><text:span text:style-name="T44_2">UserString</text:span><text:span text:style-name="T44_3">(</text:span><text:span text:style-name="T44_4">i</text:span><text:span text:style-name="T44_5">)</text:span></text:p>
          </table:table-cell>
          <table:table-cell table:style-name="Cell18">
            <text:p text:style-name="P45"><text:span text:style-name="T45_1">string</text:span><text:span text:style-name="T45_2">(</text:span><text:span text:style-name="T45_3">NuserString</text:span><text:span text:style-name="T45_4">):  <text:s/></text:span><text:span text:style-name="T45_5">strings</text:span><text:span text:style-name="T45_6"><text:s/></text:span><text:span text:style-name="T45_7">including</text:span><text:span text:style-name="T45_8"><text:s/></text:span><text:span text:style-name="T45_9">user</text:span><text:span text:style-name="T45_10"><text:s/></text:span><text:span text:style-name="T45_11">information</text:span><text:span text:style-name="T45_12"><text:s/>-<text:s/></text:span><text:span text:style-name="T45_13">not</text:span><text:span text:style-name="T45_14"><text:s/></text:span><text:span text:style-name="T45_15">interpreted</text:span><text:span text:style-name="T45_16"><text:s/></text:span><text:span text:style-name="T45_17">by</text:span><text:span text:style-name="T45_18"><text:s/></text:span><text:span text:style-name="T45_19">official</text:span><text:span text:style-name="T45_20"><text:s/></text:span><text:span text:style-name="T45_21">fastNLO</text:span><text:span text:style-name="T45_22"><text:s/></text:span><text:span text:style-name="T45_23">code</text:span></text:p>
          </table:table-cell>
        </table:table-row>
        <table:table-row table:style-name="Row10">
          <table:table-cell table:style-name="Cell19">
            <text:p text:style-name="P46"><text:span text:style-name="T46_1">#<text:s/></text:span><text:span text:style-name="T46_2">endfor</text:span><text:span text:style-name="T46_3"><text:s/>(</text:span><text:span text:style-name="T46_4">i</text:span><text:span text:style-name="T46_5">)</text:span></text:p>
          </table:table-cell>
          <table:table-cell table:style-name="Cell20">
            <text:p text:style-name="P47"/>
          </table:table-cell>
        </table:table-row>
        <table:table-row table:style-name="Row11">
          <table:table-cell table:style-name="Cell21">
            <text:p text:style-name="P48"><text:span text:style-name="T48_1">NuserInt</text:span></text:p>
          </table:table-cell>
          <table:table-cell table:style-name="Cell22">
            <text:p text:style-name="P49"><text:span text:style-name="T49_1">int</text:span><text:span text:style-name="T49_2">:<text:s/></text:span><text:span text:style-name="T49_3">No</text:span><text:span text:style-name="T49_4">.<text:s/></text:span><text:span text:style-name="T49_5">of</text:span><text:span text:style-name="T49_6"><text:s/></text:span><text:span text:style-name="T49_7">subsequent</text:span><text:span text:style-name="T49_8"><text:s/></text:span><text:span text:style-name="T49_9">user</text:span><text:span text:style-name="T49_10"><text:s/></text:span><text:span text:style-name="T49_11">integer</text:span><text:span text:style-name="T49_12"><text:s/></text:span><text:span text:style-name="T49_13">variables</text:span></text:p>
          </table:table-cell>
        </table:table-row>
        <table:table-row table:style-name="Row12">
          <table:table-cell table:style-name="Cell23">
            <text:p text:style-name="P50"><text:span text:style-name="T50_1">#<text:s/></text:span><text:span text:style-name="T50_2">for</text:span><text:span text:style-name="T50_3"><text:s/></text:span><text:span text:style-name="T50_4">i</text:span><text:span text:style-name="T50_5">=1,</text:span><text:span text:style-name="T50_6">NuserInt</text:span></text:p>
          </table:table-cell>
          <table:table-cell table:style-name="Cell24">
            <text:p text:style-name="P51"/>
          </table:table-cell>
        </table:table-row>
        <table:table-row table:style-name="Row13">
          <table:table-cell table:style-name="Cell25">
            <text:p text:style-name="P52"><text:span text:style-name="T52_1"> <text:s/></text:span><text:span text:style-name="T52_2">UserInt</text:span><text:span text:style-name="T52_3">(</text:span><text:span text:style-name="T52_4">i</text:span><text:span text:style-name="T52_5">)</text:span></text:p>
          </table:table-cell>
          <table:table-cell table:style-name="Cell26">
            <text:p text:style-name="P53"><text:span text:style-name="T53_1">int</text:span><text:span text:style-name="T53_2">(</text:span><text:span text:style-name="T53_3">NuserInt</text:span><text:span text:style-name="T53_4">):  <text:s/></text:span><text:span text:style-name="T53_5">integer</text:span><text:span text:style-name="T53_6"><text:s/></text:span><text:span text:style-name="T53_7">variables</text:span><text:span text:style-name="T53_8"><text:s/></text:span><text:span text:style-name="T53_9">including</text:span><text:span text:style-name="T53_10"><text:s/></text:span><text:span text:style-name="T53_11">user</text:span><text:span text:style-name="T53_12"><text:s/></text:span><text:span text:style-name="T53_13">information</text:span><text:span text:style-name="T53_14"><text:s/>-<text:s/></text:span><text:span text:style-name="T53_15">not</text:span><text:span text:style-name="T53_16"><text:s/></text:span><text:span text:style-name="T53_17">interpreted</text:span><text:span text:style-name="T53_18"><text:s/></text:span><text:span text:style-name="T53_19">by</text:span><text:span text:style-name="T53_20"><text:s/></text:span><text:span text:style-name="T53_21">official</text:span><text:span text:style-name="T53_22"><text:s/></text:span><text:span text:style-name="T53_23">fastNLO</text:span><text:span text:style-name="T53_24"><text:s/></text:span><text:span text:style-name="T53_25">code</text:span></text:p>
          </table:table-cell>
        </table:table-row>
        <table:table-row table:style-name="Row14">
          <table:table-cell table:style-name="Cell27">
            <text:p text:style-name="P54"><text:span text:style-name="T54_1">#<text:s/></text:span><text:span text:style-name="T54_2">endfor</text:span><text:span text:style-name="T54_3"><text:s/>(</text:span><text:span text:style-name="T54_4">i</text:span><text:span text:style-name="T54_5">)</text:span></text:p>
          </table:table-cell>
          <table:table-cell table:style-name="Cell28">
            <text:p text:style-name="P55"/>
          </table:table-cell>
        </table:table-row>
        <table:table-row table:style-name="Row15">
          <table:table-cell table:style-name="Cell29">
            <text:p text:style-name="P56"><text:span text:style-name="T56_1">NuserFloat</text:span></text:p>
          </table:table-cell>
          <table:table-cell table:style-name="Cell30">
            <text:p text:style-name="P57"><text:span text:style-name="T57_1">int</text:span><text:span text:style-name="T57_2">:<text:s/></text:span><text:span text:style-name="T57_3">No</text:span><text:span text:style-name="T57_4">.<text:s/></text:span><text:span text:style-name="T57_5">of</text:span><text:span text:style-name="T57_6"><text:s/></text:span><text:span text:style-name="T57_7">subsequent</text:span><text:span text:style-name="T57_8"><text:s/></text:span><text:span text:style-name="T57_9">user</text:span><text:span text:style-name="T57_10"><text:s/></text:span><text:span text:style-name="T57_11">float</text:span><text:span text:style-name="T57_12"><text:s/></text:span><text:span text:style-name="T57_13">variables</text:span></text:p>
          </table:table-cell>
        </table:table-row>
        <table:table-row table:style-name="Row16">
          <table:table-cell table:style-name="Cell31">
            <text:p text:style-name="P58"><text:span text:style-name="T58_1">#<text:s/></text:span><text:span text:style-name="T58_2">for</text:span><text:span text:style-name="T58_3"><text:s/></text:span><text:span text:style-name="T58_4">i</text:span><text:span text:style-name="T58_5">=1,</text:span><text:span text:style-name="T58_6">NuserFloat</text:span></text:p>
          </table:table-cell>
          <table:table-cell table:style-name="Cell32">
            <text:p text:style-name="P59"/>
          </table:table-cell>
        </table:table-row>
        <table:table-row table:style-name="Row17">
          <table:table-cell table:style-name="Cell33">
            <text:p text:style-name="P60"><text:span text:style-name="T60_1"> <text:s/></text:span><text:span text:style-name="T60_2">UserFloat</text:span><text:span text:style-name="T60_3">(</text:span><text:span text:style-name="T60_4">i</text:span><text:span text:style-name="T60_5">)</text:span></text:p>
          </table:table-cell>
          <table:table-cell table:style-name="Cell34">
            <text:p text:style-name="P61"><text:span text:style-name="T61_1">dbl</text:span><text:span text:style-name="T61_2">(</text:span><text:span text:style-name="T61_3">NuserInt</text:span><text:span text:style-name="T61_4">):  <text:s/></text:span><text:span text:style-name="T61_5">float</text:span><text:span text:style-name="T61_6"><text:s/></text:span><text:span text:style-name="T61_7">variables</text:span><text:span text:style-name="T61_8"><text:s/></text:span><text:span text:style-name="T61_9">including</text:span><text:span text:style-name="T61_10"><text:s/></text:span><text:span text:style-name="T61_11">user</text:span><text:span text:style-name="T61_12"><text:s/></text:span><text:span text:style-name="T61_13">information</text:span><text:span text:style-name="T61_14"><text:s/>-<text:s/></text:span><text:span text:style-name="T61_15">not</text:span><text:span text:style-name="T61_16"><text:s/></text:span><text:span text:style-name="T61_17">interpreted</text:span><text:span text:style-name="T61_18"><text:s/></text:span><text:span text:style-name="T61_19">by</text:span><text:span text:style-name="T61_20"><text:s/></text:span><text:span text:style-name="T61_21">official</text:span><text:span text:style-name="T61_22"><text:s/></text:span><text:span text:style-name="T61_23">fastNLO</text:span><text:span text:style-name="T61_24"><text:s/></text:span><text:span text:style-name="T61_25">code</text:span></text:p>
          </table:table-cell>
        </table:table-row>
        <table:table-row table:style-name="Row18">
          <table:table-cell table:style-name="Cell35">
            <text:p text:style-name="P62"><text:span text:style-name="T62_1">#<text:s/></text:span><text:span text:style-name="T62_2">endfor</text:span><text:span text:style-name="T62_3"><text:s/>(</text:span><text:span text:style-name="T62_4">i</text:span><text:span text:style-name="T62_5">)</text:span></text:p>
          </table:table-cell>
          <table:table-cell table:style-name="Cell36">
            <text:p text:style-name="P63"/>
          </table:table-cell>
        </table:table-row>
        <table:table-row table:style-name="Row19">
          <table:table-cell table:style-name="Cell37">
            <text:p text:style-name="P64"><text:span text:style-name="T64_1">Imachine</text:span></text:p>
          </table:table-cell>
          <table:table-cell table:style-name="Cell38">
            <text:p text:style-name="P65"><text:span text:style-name="T65_1">machine</text:span><text:span text:style-name="T65_2"><text:s/></text:span><text:span text:style-name="T65_3">readable</text:span><text:span text:style-name="T65_4"><text:s/></text:span><text:span text:style-name="T65_5">scenario</text:span><text:span text:style-name="T65_6"><text:s/></text:span><text:span text:style-name="T65_7">descriptions</text:span><text:span text:style-name="T65_8"><text:s/></text:span><text:span text:style-name="T65_9">to</text:span><text:span text:style-name="T65_10"><text:s/></text:span><text:span text:style-name="T65_11">follow</text:span><text:span text:style-name="T65_12"><text:s/>(0:</text:span><text:span text:style-name="T65_13">no</text:span><text:span text:style-name="T65_14">,<text:s/>1:</text:span><text:span text:style-name="T65_15">yes</text:span><text:span text:style-name="T65_16">)</text:span></text:p>
          </table:table-cell>
        </table:table-row>
        <table:table-row table:style-name="Row20">
          <table:table-cell table:style-name="Cell39">
            <text:p text:style-name="P66"><text:span text:style-name="T66_1">#<text:s/></text:span><text:span text:style-name="T66_2">if</text:span><text:span text:style-name="T66_3"><text:s/></text:span><text:span text:style-name="T66_4">Imachine</text:span><text:span text:style-name="T66_5"><text:s/>=<text:s/>1</text:span></text:p>
          </table:table-cell>
          <table:table-cell table:style-name="Cell40">
            <text:p text:style-name="P67"/>
          </table:table-cell>
        </table:table-row>
        <table:table-row table:style-name="Row21">
          <table:table-cell table:style-name="Cell41">
            <text:p text:style-name="P68"><text:span text:style-name="T68_1">    <text:s/>...<text:s/></text:span><text:span text:style-name="T68_2">to</text:span><text:span text:style-name="T68_3"><text:s/></text:span><text:span text:style-name="T68_4">be</text:span><text:span text:style-name="T68_5"><text:s/></text:span><text:span text:style-name="T68_6">defined</text:span><text:span text:style-name="T68_7"><text:s/>...</text:span></text:p>
          </table:table-cell>
          <table:table-cell table:style-name="Cell42">
            <text:p text:style-name="P69"><text:span text:style-name="T69_1">                    <text:s/>(</text:span><text:span text:style-name="T69_2">so</text:span><text:span text:style-name="T69_3"><text:s/></text:span><text:span text:style-name="T69_4">far</text:span><text:span text:style-name="T69_5"><text:s/></text:span><text:span text:style-name="T69_6">use</text:span><text:span text:style-name="T69_7"><text:s/></text:span><text:span text:style-name="T69_8">only</text:span><text:span text:style-name="T69_9">:<text:s/></text:span><text:span text:style-name="T69_10">Imachine</text:span><text:span text:style-name="T69_11">=0)</text:span></text:p>
          </table:table-cell>
        </table:table-row>
        <table:table-row table:style-name="Row22">
          <table:table-cell table:style-name="Cell43">
            <text:p text:style-name="P70"><text:span text:style-name="T70_1">#<text:s/></text:span><text:span text:style-name="T70_2">endif</text:span></text:p>
          </table:table-cell>
          <table:table-cell table:style-name="Cell44">
            <text:p text:style-name="P71"/>
          </table:table-cell>
        </table:table-row>
        <table:table-row table:style-name="Row23">
          <table:table-cell table:style-name="Cell45">
            <text:p text:style-name="P72"><text:span text:style-name="T72_1">1234567890</text:span></text:p>
          </table:table-cell>
          <table:table-cell table:style-name="Cell46">
            <text:p text:style-name="P73"><text:span text:style-name="T73_1">Block</text:span><text:span text:style-name="T73_2"><text:s/></text:span><text:span text:style-name="T73_3">A</text:span><text:span text:style-name="T73_4">2<text:s/>-<text:s/></text:span><text:span text:style-name="T73_5">Scenario</text:span><text:span text:style-name="T73_6"><text:s/></text:span><text:span text:style-name="T73_7">Description</text:span><text:span text:style-name="T73_8"><text:s/>(</text:span><text:span text:style-name="T73_9">blocks</text:span><text:span text:style-name="T73_10"><text:s/></text:span><text:span text:style-name="T73_11">A</text:span><text:span text:style-name="T73_12">1<text:s/>&amp;<text:s/></text:span><text:span text:style-name="T73_13">A</text:span><text:span text:style-name="T73_14">2<text:s/></text:span><text:span text:style-name="T73_15">together</text:span><text:span text:style-name="T73_16"><text:s/></text:span><text:span text:style-name="T73_17">are</text:span><text:span text:style-name="T73_18"><text:s/></text:span><text:span text:style-name="T73_19">the</text:span><text:span text:style-name="T73_20"><text:s/>"</text:span><text:span text:style-name="T73_21">table</text:span><text:span text:style-name="T73_22"><text:s/></text:span><text:span text:style-name="T73_23">header</text:span><text:span text:style-name="T73_24">"</text:span></text:p>
          </table:table-cell>
        </table:table-row>
        <table:table-row table:style-name="Row24">
          <table:table-cell table:style-name="Cell47">
            <text:p text:style-name="P74"><text:span text:style-name="T74_1">Ipublunits</text:span></text:p>
          </table:table-cell>
          <table:table-cell table:style-name="Cell48">
            <text:p text:style-name="P75"><text:span text:style-name="T75_1">int</text:span><text:span text:style-name="T75_2">:<text:s/></text:span><text:span text:style-name="T75_3">negative</text:span><text:span text:style-name="T75_4"><text:s/></text:span><text:span text:style-name="T75_5">power</text:span><text:span text:style-name="T75_6"><text:s/></text:span><text:span text:style-name="T75_7">of</text:span><text:span text:style-name="T75_8"><text:s/></text:span><text:span text:style-name="T75_9">ten</text:span><text:span text:style-name="T75_10"><text:s/></text:span><text:span text:style-name="T75_11">for</text:span><text:span text:style-name="T75_12"><text:s/></text:span><text:span text:style-name="T75_13">x</text:span><text:span text:style-name="T75_14">-</text:span><text:span text:style-name="T75_15">sect</text:span><text:span text:style-name="T75_16"><text:s/></text:span><text:span text:style-name="T75_17">units</text:span><text:span text:style-name="T75_18"><text:s/></text:span><text:span text:style-name="T75_19">in</text:span><text:span text:style-name="T75_20"><text:s/></text:span><text:span text:style-name="T75_21">published</text:span><text:span text:style-name="T75_22"><text:s/></text:span><text:span text:style-name="T75_23">paper</text:span></text:p>
          </table:table-cell>
        </table:table-row>
        <table:table-row table:style-name="Row25">
          <table:table-cell table:style-name="Cell49">
            <text:p text:style-name="P76"><text:span text:style-name="T76_1">NScDescript</text:span></text:p>
          </table:table-cell>
          <table:table-cell table:style-name="Cell50">
            <text:p text:style-name="P77"><text:span text:style-name="T77_1">int</text:span><text:span text:style-name="T77_2">:<text:s/></text:span><text:span text:style-name="T77_3">No</text:span><text:span text:style-name="T77_4">.<text:s/></text:span><text:span text:style-name="T77_5">of</text:span><text:span text:style-name="T77_6"><text:s/></text:span><text:span text:style-name="T77_7">subsequent</text:span><text:span text:style-name="T77_8"><text:s/></text:span><text:span text:style-name="T77_9">strings</text:span><text:span text:style-name="T77_10"><text:s/></text:span><text:span text:style-name="T77_11">for</text:span><text:span text:style-name="T77_12"><text:s/></text:span><text:span text:style-name="T77_13">Scenario</text:span><text:span text:style-name="T77_14"><text:s/></text:span><text:span text:style-name="T77_15">Description</text:span><text:span text:style-name="T77_16"><text:s/>(&lt;=30)</text:span></text:p>
          </table:table-cell>
        </table:table-row>
        <table:table-row table:style-name="Row26">
          <table:table-cell table:style-name="Cell51">
            <text:p text:style-name="P78"><text:span text:style-name="T78_1">#<text:s/></text:span><text:span text:style-name="T78_2">for</text:span><text:span text:style-name="T78_3"><text:s/></text:span><text:span text:style-name="T78_4">i</text:span><text:span text:style-name="T78_5">=1,</text:span><text:span text:style-name="T78_6">NScDescript</text:span></text:p>
          </table:table-cell>
          <table:table-cell table:style-name="Cell52">
            <text:p text:style-name="P79"/>
          </table:table-cell>
        </table:table-row>
        <table:table-row table:style-name="Row27">
          <table:table-cell table:style-name="Cell53">
            <text:p text:style-name="P80"><text:span text:style-name="T80_1"> <text:s/></text:span><text:span text:style-name="T80_2">ScDescript</text:span><text:span text:style-name="T80_3">(</text:span><text:span text:style-name="T80_4">i</text:span><text:span text:style-name="T80_5">)</text:span></text:p>
          </table:table-cell>
          <table:table-cell table:style-name="Cell54">
            <text:p text:style-name="P81"><text:span text:style-name="T81_1">string</text:span><text:span text:style-name="T81_2">(</text:span><text:span text:style-name="T81_3">NscDescript</text:span><text:span text:style-name="T81_4">):<text:s/></text:span><text:span text:style-name="T81_5">strings</text:span><text:span text:style-name="T81_6"><text:s/></text:span><text:span text:style-name="T81_7">which</text:span><text:span text:style-name="T81_8"><text:s/></text:span><text:span text:style-name="T81_9">will</text:span><text:span text:style-name="T81_10"><text:s/></text:span><text:span text:style-name="T81_11">be</text:span><text:span text:style-name="T81_12"><text:s/></text:span><text:span text:style-name="T81_13">printed</text:span><text:span text:style-name="T81_14"><text:s/></text:span><text:span text:style-name="T81_15">during</text:span><text:span text:style-name="T81_16"><text:s/></text:span><text:span text:style-name="T81_17">the</text:span><text:span text:style-name="T81_18"><text:s/>1</text:span><text:span text:style-name="T81_19">st</text:span><text:span text:style-name="T81_20"><text:s/></text:span><text:span text:style-name="T81_21">call</text:span><text:span text:style-name="T81_22"><text:s/></text:span><text:span text:style-name="T81_23">of</text:span><text:span text:style-name="T81_24"><text:s/></text:span><text:span text:style-name="T81_25">the</text:span><text:span text:style-name="T81_26"><text:s/></text:span><text:span text:style-name="T81_27">usercode</text:span><text:span text:style-name="T81_28">.</text:span></text:p>
            <text:p text:style-name="P82"><text:span text:style-name="T82_1">Proposed</text:span><text:span text:style-name="T82_2"><text:s/></text:span><text:span text:style-name="T82_3">format</text:span><text:span text:style-name="T82_4">:</text:span></text:p>
            <text:p text:style-name="P83"><text:span text:style-name="T83_1">-<text:s/>1</text:span><text:span text:style-name="T83_2">st</text:span><text:span text:style-name="T83_3">:<text:s/>"</text:span><text:span text:style-name="T83_4">dsigma</text:span><text:span text:style-name="T83_5">_</text:span><text:span text:style-name="T83_6">dpT</text:span><text:span text:style-name="T83_7">_</text:span><text:span text:style-name="T83_8">dy</text:span><text:span text:style-name="T83_9">-(</text:span><text:span text:style-name="T83_10">nb</text:span><text:span text:style-name="T83_11">_</text:span><text:span text:style-name="T83_12">GeV</text:span><text:span text:style-name="T83_13">)"</text:span></text:p>
            <text:p text:style-name="P84"><text:span text:style-name="T84_1">-<text:s/>2</text:span><text:span text:style-name="T84_2">nd</text:span><text:span text:style-name="T84_3">:<text:s/></text:span><text:span text:style-name="T84_4">hep</text:span><text:span text:style-name="T84_5">-</text:span><text:span text:style-name="T84_6">ex</text:span><text:span text:style-name="T84_7"><text:s/></text:span><text:span text:style-name="T84_8">No</text:span><text:span text:style-name="T84_9">.<text:s/></text:span><text:span text:style-name="T84_10">of</text:span><text:span text:style-name="T84_11"><text:s/></text:span><text:span text:style-name="T84_12">publication</text:span></text:p>
            <text:p text:style-name="P85"><text:span text:style-name="T85_1">-<text:s/>3</text:span><text:span text:style-name="T85_2">rd</text:span><text:span text:style-name="T85_3">:<text:s/></text:span><text:span text:style-name="T85_4">Collaboration</text:span></text:p>
            <text:p text:style-name="P86"><text:span text:style-name="T86_1">-<text:s/></text:span><text:span text:style-name="T86_2">Description</text:span><text:span text:style-name="T86_3"><text:s/></text:span><text:span text:style-name="T86_4">of</text:span><text:span text:style-name="T86_5"><text:s/></text:span><text:span text:style-name="T86_6">Process</text:span></text:p>
            <text:p text:style-name="P87"><text:span text:style-name="T87_1">-<text:s/></text:span><text:span text:style-name="T87_2">Table</text:span><text:span text:style-name="T87_3"><text:s/></text:span><text:span text:style-name="T87_4">No</text:span><text:span text:style-name="T87_5">.<text:s/></text:span><text:span text:style-name="T87_6">where</text:span><text:span text:style-name="T87_7"><text:s/></text:span><text:span text:style-name="T87_8">corresponding</text:span><text:span text:style-name="T87_9"><text:s/></text:span><text:span text:style-name="T87_10">data</text:span><text:span text:style-name="T87_11"><text:s/></text:span><text:span text:style-name="T87_12">results</text:span><text:span text:style-name="T87_13"><text:s/></text:span><text:span text:style-name="T87_14">are</text:span><text:span text:style-name="T87_15"><text:s/></text:span><text:span text:style-name="T87_16">listed</text:span></text:p>
            <text:p text:style-name="P88"><text:span text:style-name="T88_1">-<text:s/></text:span><text:span text:style-name="T88_2">Fig</text:span><text:span text:style-name="T88_3">.<text:s/></text:span><text:span text:style-name="T88_4">No</text:span><text:span text:style-name="T88_5">.<text:s/></text:span><text:span text:style-name="T88_6">where</text:span><text:span text:style-name="T88_7"><text:s/></text:span><text:span text:style-name="T88_8">corresponding</text:span><text:span text:style-name="T88_9"><text:s/></text:span><text:span text:style-name="T88_10">data</text:span><text:span text:style-name="T88_11"><text:s/></text:span><text:span text:style-name="T88_12">points</text:span><text:span text:style-name="T88_13"><text:s/></text:span><text:span text:style-name="T88_14">are</text:span><text:span text:style-name="T88_15"><text:s/></text:span><text:span text:style-name="T88_16">plotted</text:span></text:p>
            <text:p text:style-name="P89"><text:span text:style-name="T89_1">-<text:s/></text:span><text:span text:style-name="T89_2">e</text:span><text:span text:style-name="T89_3">.</text:span><text:span text:style-name="T89_4">g</text:span><text:span text:style-name="T89_5">.<text:s/></text:span><text:span text:style-name="T89_6">jet</text:span><text:span text:style-name="T89_7"><text:s/></text:span><text:span text:style-name="T89_8">algorithm</text:span><text:span text:style-name="T89_9"><text:s/></text:span><text:span text:style-name="T89_10">and</text:span><text:span text:style-name="T89_11"><text:s/></text:span><text:span text:style-name="T89_12">parameters</text:span><text:span text:style-name="T89_13"><text:s/></text:span><text:span text:style-name="T89_14">used</text:span></text:p>
            <text:p text:style-name="P90"><text:span text:style-name="T90_1">-<text:s/></text:span><text:span text:style-name="T90_2">detailed</text:span><text:span text:style-name="T90_3"><text:s/></text:span><text:span text:style-name="T90_4">cuts</text:span><text:span text:style-name="T90_5"><text:s/>...</text:span></text:p>
            <text:p text:style-name="P91"><text:span text:style-name="T91_1">(</text:span><text:span text:style-name="T91_2">note</text:span><text:span text:style-name="T91_3">:<text:s/></text:span><text:span text:style-name="T91_4">converted</text:span><text:span text:style-name="T91_5"><text:s/></text:span><text:span text:style-name="T91_6">v</text:span><text:span text:style-name="T91_7">1.4<text:s/></text:span><text:span text:style-name="T91_8">tables</text:span><text:span text:style-name="T91_9"><text:s/></text:span><text:span text:style-name="T91_10">have</text:span><text:span text:style-name="T91_11"><text:s/></text:span><text:span text:style-name="T91_12">always</text:span><text:span text:style-name="T91_13"><text:s/></text:span><text:span text:style-name="T91_14">exactly</text:span><text:span text:style-name="T91_15"><text:s/>3<text:s/></text:span><text:span text:style-name="T91_16">strings</text:span><text:span text:style-name="T91_17">)</text:span></text:p>
          </table:table-cell>
        </table:table-row>
        <table:table-row table:style-name="Row28">
          <table:table-cell table:style-name="Cell55">
            <text:p text:style-name="P92"><text:span text:style-name="T92_1">#<text:s/></text:span><text:span text:style-name="T92_2">endfor</text:span><text:span text:style-name="T92_3"><text:s/>(</text:span><text:span text:style-name="T92_4">i</text:span><text:span text:style-name="T92_5">)</text:span></text:p>
          </table:table-cell>
          <table:table-cell table:style-name="Cell56">
            <text:p text:style-name="P93"/>
          </table:table-cell>
        </table:table-row>
        <table:table-row table:style-name="Row29">
          <table:table-cell table:style-name="Cell57">
            <text:p text:style-name="P94"><text:span text:style-name="T94_1">Ecms</text:span></text:p>
          </table:table-cell>
          <table:table-cell table:style-name="Cell58">
            <text:p text:style-name="P95"><text:span text:style-name="T95_1">dbl</text:span><text:span text:style-name="T95_2">:<text:s/></text:span><text:span text:style-name="T95_3">center</text:span><text:span text:style-name="T95_4">-</text:span><text:span text:style-name="T95_5">of</text:span><text:span text:style-name="T95_6">-</text:span><text:span text:style-name="T95_7">mass</text:span><text:span text:style-name="T95_8"><text:s/></text:span><text:span text:style-name="T95_9">energy</text:span><text:span text:style-name="T95_10"><text:s/></text:span><text:span text:style-name="T95_11">of</text:span><text:span text:style-name="T95_12"><text:s/></text:span><text:span text:style-name="T95_13">collider</text:span></text:p>
          </table:table-cell>
        </table:table-row>
        <table:table-row table:style-name="Row30">
          <table:table-cell table:style-name="Cell59">
            <text:p text:style-name="P96"><text:span text:style-name="T96_1">ILOord</text:span></text:p>
          </table:table-cell>
          <table:table-cell table:style-name="Cell60">
            <text:p text:style-name="P97"><text:span text:style-name="T97_1">int</text:span><text:span text:style-name="T97_2">:<text:s/></text:span><text:span text:style-name="T97_3">The</text:span><text:span text:style-name="T97_4"><text:s/></text:span><text:span text:style-name="T97_5">order</text:span><text:span text:style-name="T97_6"><text:s/></text:span><text:span text:style-name="T97_7">of</text:span><text:span text:style-name="T97_8"><text:s/></text:span><text:span text:style-name="T97_9">alphas</text:span><text:span text:style-name="T97_10"><text:s/></text:span><text:span text:style-name="T97_11">of</text:span><text:span text:style-name="T97_12"><text:s/></text:span><text:span text:style-name="T97_13">the</text:span><text:span text:style-name="T97_14"><text:s/></text:span><text:span text:style-name="T97_15">LO</text:span><text:span text:style-name="T97_16"><text:s/></text:span><text:span text:style-name="T97_17">contribution</text:span></text:p>
          </table:table-cell>
        </table:table-row>
        <table:table-row table:style-name="Row31">
          <table:table-cell table:style-name="Cell61">
            <text:p text:style-name="P98"><text:span text:style-name="T98_1">NObsBin</text:span></text:p>
          </table:table-cell>
          <table:table-cell table:style-name="Cell62">
            <text:p text:style-name="P99"><text:span text:style-name="T99_1">int</text:span><text:span text:style-name="T99_2">:<text:s/></text:span><text:span text:style-name="T99_3">total</text:span><text:span text:style-name="T99_4"><text:s/></text:span><text:span text:style-name="T99_5">No</text:span><text:span text:style-name="T99_6">.<text:s/></text:span><text:span text:style-name="T99_7">of</text:span><text:span text:style-name="T99_8"><text:s/></text:span><text:span text:style-name="T99_9">Observable</text:span><text:span text:style-name="T99_10"><text:s/></text:span><text:span text:style-name="T99_11">Bins</text:span><text:span text:style-name="T99_12"><text:s/></text:span><text:span text:style-name="T99_13">in</text:span><text:span text:style-name="T99_14"><text:s/></text:span><text:span text:style-name="T99_15">Scenario</text:span></text:p>
          </table:table-cell>
        </table:table-row>
        <table:table-row table:style-name="Row32">
          <table:table-cell table:style-name="Cell63">
            <text:p text:style-name="P100"><text:span text:style-name="T100_1">NDim</text:span></text:p>
          </table:table-cell>
          <table:table-cell table:style-name="Cell64">
            <text:p text:style-name="P101"><text:span text:style-name="T101_1">int</text:span><text:span text:style-name="T101_2">:<text:s/></text:span><text:span text:style-name="T101_3">No</text:span><text:span text:style-name="T101_4">.<text:s/></text:span><text:span text:style-name="T101_5">of</text:span><text:span text:style-name="T101_6"><text:s/></text:span><text:span text:style-name="T101_7">Dimensions</text:span><text:span text:style-name="T101_8"><text:s/></text:span><text:span text:style-name="T101_9">in</text:span><text:span text:style-name="T101_10"><text:s/></text:span><text:span text:style-name="T101_11">which</text:span><text:span text:style-name="T101_12"><text:s/></text:span><text:span text:style-name="T101_13">Observable</text:span><text:span text:style-name="T101_14"><text:s/></text:span><text:span text:style-name="T101_15">is</text:span><text:span text:style-name="T101_16"><text:s/></text:span><text:span text:style-name="T101_17">presented</text:span></text:p>
            <text:p text:style-name="P102"><text:span text:style-name="T102_1">  <text:s/>-&gt;<text:s/></text:span><text:span text:style-name="T102_2">e</text:span><text:span text:style-name="T102_3">.</text:span><text:span text:style-name="T102_4">g</text:span><text:span text:style-name="T102_5">.<text:s/></text:span><text:span text:style-name="T102_6">for</text:span><text:span text:style-name="T102_7"><text:s/></text:span><text:span text:style-name="T102_8">inclusive</text:span><text:span text:style-name="T102_9"><text:s/></text:span><text:span text:style-name="T102_10">pp</text:span><text:span text:style-name="T102_11"><text:s/></text:span><text:span text:style-name="T102_12">jets</text:span><text:span text:style-name="T102_13">:<text:s/></text:span><text:span text:style-name="T102_14">y</text:span><text:span text:style-name="T102_15"><text:s/></text:span><text:span text:style-name="T102_16">is</text:span><text:span text:style-name="T102_17"><text:s/></text:span><text:span text:style-name="T102_18">dim</text:span><text:span text:style-name="T102_19">=2,<text:s/></text:span><text:span text:style-name="T102_20">pT</text:span><text:span text:style-name="T102_21"><text:s/></text:span><text:span text:style-name="T102_22">is</text:span><text:span text:style-name="T102_23"><text:s/></text:span><text:span text:style-name="T102_24">dim</text:span><text:span text:style-name="T102_25">=1</text:span></text:p>
            <text:p text:style-name="P103"><text:span text:style-name="T103_1">  <text:s/>-&gt;<text:s/></text:span><text:span text:style-name="T103_2">e</text:span><text:span text:style-name="T103_3">.</text:span><text:span text:style-name="T103_4">g</text:span><text:span text:style-name="T103_5">.<text:s/></text:span><text:span text:style-name="T103_6">for</text:span><text:span text:style-name="T103_7"><text:s/></text:span><text:span text:style-name="T103_8">DIS</text:span><text:span text:style-name="T103_9"><text:s/></text:span><text:span text:style-name="T103_10">jets</text:span><text:span text:style-name="T103_11">:<text:s/></text:span><text:span text:style-name="T103_12">Q</text:span><text:span text:style-name="T103_13">2<text:s/></text:span><text:span text:style-name="T103_14">is</text:span><text:span text:style-name="T103_15"><text:s/></text:span><text:span text:style-name="T103_16">dim</text:span><text:span text:style-name="T103_17">=2,<text:s/></text:span><text:span text:style-name="T103_18">pT</text:span><text:span text:style-name="T103_19"><text:s/></text:span><text:span text:style-name="T103_20">is</text:span><text:span text:style-name="T103_21"><text:s/></text:span><text:span text:style-name="T103_22">dim</text:span><text:span text:style-name="T103_23">=1</text:span></text:p>
          </table:table-cell>
        </table:table-row>
        <table:table-row table:style-name="Row33">
          <table:table-cell table:style-name="Cell65">
            <text:p text:style-name="P104"><text:span text:style-name="T104_1">#<text:s/></text:span><text:span text:style-name="T104_2">for</text:span><text:span text:style-name="T104_3"><text:s/></text:span><text:span text:style-name="T104_4">i</text:span><text:span text:style-name="T104_5">=1,</text:span><text:span text:style-name="T104_6">NDim</text:span></text:p>
          </table:table-cell>
          <table:table-cell table:style-name="Cell66">
            <text:p text:style-name="P105"/>
          </table:table-cell>
        </table:table-row>
        <table:table-row table:style-name="Row34">
          <table:table-cell table:style-name="Cell67">
            <text:p text:style-name="P106"><text:span text:style-name="T106_1"> <text:s/></text:span><text:span text:style-name="T106_2">DimLabel</text:span><text:span text:style-name="T106_3">(</text:span><text:span text:style-name="T106_4">i</text:span><text:span text:style-name="T106_5">)</text:span></text:p>
          </table:table-cell>
          <table:table-cell table:style-name="Cell68">
            <text:p text:style-name="P107"><text:span text:style-name="T107_1">string</text:span><text:span text:style-name="T107_2">(</text:span><text:span text:style-name="T107_3">NDim</text:span><text:span text:style-name="T107_4">):<text:s/></text:span><text:span text:style-name="T107_5">Labels</text:span><text:span text:style-name="T107_6"><text:s/></text:span><text:span text:style-name="T107_7">what</text:span><text:span text:style-name="T107_8"><text:s/></text:span><text:span text:style-name="T107_9">the</text:span><text:span text:style-name="T107_10"><text:s/></text:span><text:span text:style-name="T107_11">Dimensions</text:span><text:span text:style-name="T107_12"><text:s/></text:span><text:span text:style-name="T107_13">are</text:span><text:span text:style-name="T107_14"><text:s/>(30<text:s/></text:span><text:span text:style-name="T107_15">char</text:span><text:span text:style-name="T107_16">)</text:span></text:p>
          </table:table-cell>
        </table:table-row>
        <table:table-row table:style-name="Row35">
          <table:table-cell table:style-name="Cell69">
            <text:p text:style-name="P108"><text:span text:style-name="T108_1">#<text:s/></text:span><text:span text:style-name="T108_2">endfor</text:span><text:span text:style-name="T108_3">(</text:span><text:span text:style-name="T108_4">i</text:span><text:span text:style-name="T108_5">)</text:span></text:p>
          </table:table-cell>
          <table:table-cell table:style-name="Cell70">
            <text:p text:style-name="P109"/>
          </table:table-cell>
        </table:table-row>
        <table:table-row table:style-name="Row36">
          <table:table-cell table:style-name="Cell71">
            <text:p text:style-name="P110"><text:span text:style-name="T110_1">#<text:s/></text:span><text:span text:style-name="T110_2">for</text:span><text:span text:style-name="T110_3"><text:s/></text:span><text:span text:style-name="T110_4">i</text:span><text:span text:style-name="T110_5">=1,</text:span><text:span text:style-name="T110_6">NDim</text:span></text:p>
          </table:table-cell>
          <table:table-cell table:style-name="Cell72">
            <text:p text:style-name="P111"/>
          </table:table-cell>
        </table:table-row>
        <table:table-row table:style-name="Row37">
          <table:table-cell table:style-name="Cell73">
            <text:p text:style-name="P112"><text:span text:style-name="T112_1">  <text:s/></text:span><text:span text:style-name="T112_2">IDiffBin</text:span><text:span text:style-name="T112_3">(</text:span><text:span text:style-name="T112_4">i</text:span><text:span text:style-name="T112_5">)</text:span></text:p>
          </table:table-cell>
          <table:table-cell table:style-name="Cell74">
            <text:p text:style-name="P113"><text:span text:style-name="T113_1">int</text:span><text:span text:style-name="T113_2">:<text:s/></text:span><text:span text:style-name="T113_3">Flag</text:span><text:span text:style-name="T113_4"> <text:s/>=1<text:s/>(</text:span><text:span text:style-name="T113_5">differential</text:span><text:span text:style-name="T113_6"><text:s/></text:span><text:span text:style-name="T113_7">distribution</text:span><text:span text:style-name="T113_8">) <text:s/>=2<text:s/>(</text:span><text:span text:style-name="T113_9">binned</text:span><text:span text:style-name="T113_10"><text:s/></text:span><text:span text:style-name="T113_11">distribution</text:span><text:span text:style-name="T113_12">)<text:s/></text:span><text:span text:style-name="T113_13">in</text:span><text:span text:style-name="T113_14"><text:s/></text:span><text:span text:style-name="T113_15">i</text:span><text:span text:style-name="T113_16">-</text:span><text:span text:style-name="T113_17">th</text:span><text:span text:style-name="T113_18"><text:s/></text:span><text:span text:style-name="T113_19">dimension</text:span></text:p>
            <text:p text:style-name="P114"><text:span text:style-name="T114_1">(</text:span><text:span text:style-name="T114_2">do</text:span><text:span text:style-name="T114_3"><text:s/></text:span><text:span text:style-name="T114_4">we</text:span><text:span text:style-name="T114_5"><text:s/></text:span><text:span text:style-name="T114_6">have</text:span><text:span text:style-name="T114_7"><text:s/></text:span><text:span text:style-name="T114_8">one</text:span><text:span text:style-name="T114_9"><text:s/></text:span><text:span text:style-name="T114_10">bin</text:span><text:span text:style-name="T114_11"><text:s/></text:span><text:span text:style-name="T114_12">value</text:span><text:span text:style-name="T114_13"><text:s/>/<text:s/></text:span><text:span text:style-name="T114_14">or</text:span><text:span text:style-name="T114_15"><text:s/></text:span><text:span text:style-name="T114_16">two</text:span><text:span text:style-name="T114_17"><text:s/></text:span><text:span text:style-name="T114_18">bin</text:span><text:span text:style-name="T114_19"><text:s/></text:span><text:span text:style-name="T114_20">boundaries</text:span><text:span text:style-name="T114_21">?)</text:span></text:p>
          </table:table-cell>
        </table:table-row>
        <table:table-row table:style-name="Row38">
          <table:table-cell table:style-name="Cell75">
            <text:p text:style-name="P115"><text:span text:style-name="T115_1">#<text:s/></text:span><text:span text:style-name="T115_2">endfor</text:span></text:p>
          </table:table-cell>
          <table:table-cell table:style-name="Cell76">
            <text:p text:style-name="P116"/>
          </table:table-cell>
        </table:table-row>
        <table:table-row table:style-name="Row39">
          <table:table-cell table:style-name="Cell77">
            <text:p text:style-name="P117"><text:span text:style-name="T117_1">##<text:s/></text:span><text:span text:style-name="T117_2">for</text:span><text:span text:style-name="T117_3"><text:s/></text:span><text:span text:style-name="T117_4">i</text:span><text:span text:style-name="T117_5">=1,</text:span><text:span text:style-name="T117_6">NObsBin</text:span></text:p>
          </table:table-cell>
          <table:table-cell table:style-name="Cell78">
            <text:p text:style-name="P118"/>
          </table:table-cell>
        </table:table-row>
        <table:table-row table:style-name="Row40">
          <table:table-cell table:style-name="Cell79">
            <text:p text:style-name="P119"><text:span text:style-name="T119_1">#<text:s/></text:span><text:span text:style-name="T119_2">for</text:span><text:span text:style-name="T119_3"><text:s/></text:span><text:span text:style-name="T119_4">j</text:span><text:span text:style-name="T119_5">=1,</text:span><text:span text:style-name="T119_6">NDim</text:span></text:p>
          </table:table-cell>
          <table:table-cell table:style-name="Cell80">
            <text:p text:style-name="P120"/>
          </table:table-cell>
        </table:table-row>
        <table:table-row table:style-name="Row41">
          <table:table-cell table:style-name="Cell81">
            <text:p text:style-name="P121"><text:span text:style-name="T121_1"> <text:s/></text:span><text:span text:style-name="T121_2">LoBin</text:span><text:span text:style-name="T121_3">[</text:span><text:span text:style-name="T121_4">i</text:span><text:span text:style-name="T121_5">][</text:span><text:span text:style-name="T121_6">j</text:span><text:span text:style-name="T121_7">]</text:span></text:p>
          </table:table-cell>
          <table:table-cell table:style-name="Cell82">
            <text:p text:style-name="P122"><text:span text:style-name="T122_1">dbl</text:span><text:span text:style-name="T122_2">:<text:s/></text:span><text:span text:style-name="T122_3">Bin</text:span><text:span text:style-name="T122_4"><text:s/></text:span><text:span text:style-name="T122_5">Center</text:span><text:span text:style-name="T122_6"><text:s/>(</text:span><text:span text:style-name="T122_7">IDiffBin</text:span><text:span text:style-name="T122_8">=1)<text:s/></text:span><text:span text:style-name="T122_9">or</text:span><text:span text:style-name="T122_10"><text:s/></text:span><text:span text:style-name="T122_11">lower</text:span><text:span text:style-name="T122_12"><text:s/></text:span><text:span text:style-name="T122_13">boundary</text:span><text:span text:style-name="T122_14"><text:s/>(</text:span><text:span text:style-name="T122_15">IDiffBin</text:span><text:span text:style-name="T122_16">=2)<text:s/></text:span><text:span text:style-name="T122_17">in</text:span><text:span text:style-name="T122_18"><text:s/></text:span><text:span text:style-name="T122_19">j</text:span><text:span text:style-name="T122_20">-</text:span><text:span text:style-name="T122_21">th</text:span><text:span text:style-name="T122_22"><text:s/></text:span><text:span text:style-name="T122_23">dimension</text:span></text:p>
          </table:table-cell>
        </table:table-row>
        <table:table-row table:style-name="Row42">
          <table:table-cell table:style-name="Cell83">
            <text:p text:style-name="P123"><text:span text:style-name="T123_1"> <text:s/>***<text:s/></text:span><text:span text:style-name="T123_2">if</text:span><text:span text:style-name="T123_3"><text:s/></text:span><text:span text:style-name="T123_4">IDiffBin</text:span><text:span text:style-name="T123_5">(</text:span><text:span text:style-name="T123_6">j</text:span><text:span text:style-name="T123_7">)=2:   <text:s/></text:span><text:span text:style-name="T123_8">UpBin</text:span><text:span text:style-name="T123_9">[</text:span><text:span text:style-name="T123_10">i</text:span><text:span text:style-name="T123_11">][</text:span><text:span text:style-name="T123_12">j</text:span><text:span text:style-name="T123_13">]</text:span></text:p>
          </table:table-cell>
          <table:table-cell table:style-name="Cell84">
            <text:p text:style-name="P124"><text:span text:style-name="T124_1">dbl</text:span><text:span text:style-name="T124_2">:<text:s/></text:span><text:span text:style-name="T124_3">upper</text:span><text:span text:style-name="T124_4"><text:s/></text:span><text:span text:style-name="T124_5">bin</text:span><text:span text:style-name="T124_6"><text:s/></text:span><text:span text:style-name="T124_7">boundary</text:span><text:span text:style-name="T124_8"><text:s/></text:span><text:span text:style-name="T124_9">in</text:span><text:span text:style-name="T124_10"><text:s/></text:span><text:span text:style-name="T124_11">j</text:span><text:span text:style-name="T124_12">-</text:span><text:span text:style-name="T124_13">th</text:span><text:span text:style-name="T124_14"><text:s/></text:span><text:span text:style-name="T124_15">dimension</text:span><text:span text:style-name="T124_16"><text:s/>(</text:span><text:span text:style-name="T124_17">if</text:span><text:span text:style-name="T124_18"><text:s/></text:span><text:span text:style-name="T124_19">j</text:span><text:span text:style-name="T124_20">-</text:span><text:span text:style-name="T124_21">th</text:span><text:span text:style-name="T124_22"><text:s/></text:span><text:span text:style-name="T124_23">dimension</text:span><text:span text:style-name="T124_24"><text:s/></text:span><text:span text:style-name="T124_25">is</text:span><text:span text:style-name="T124_26"><text:s/></text:span><text:span text:style-name="T124_27">binned</text:span><text:span text:style-name="T124_28">)</text:span></text:p>
          </table:table-cell>
        </table:table-row>
        <table:table-row table:style-name="Row43">
          <table:table-cell table:style-name="Cell85">
            <text:p text:style-name="P125"><text:span text:style-name="T125_1">#<text:s/></text:span><text:span text:style-name="T125_2">endfor</text:span><text:span text:style-name="T125_3">(</text:span><text:span text:style-name="T125_4">j</text:span><text:span text:style-name="T125_5">)</text:span></text:p>
          </table:table-cell>
          <table:table-cell table:style-name="Cell86">
            <text:p text:style-name="P126"/>
          </table:table-cell>
        </table:table-row>
        <table:table-row table:style-name="Row44">
          <table:table-cell table:style-name="Cell87">
            <text:p text:style-name="P127"><text:span text:style-name="T127_1">##<text:s/></text:span><text:span text:style-name="T127_2">endfor</text:span><text:span text:style-name="T127_3">(</text:span><text:span text:style-name="T127_4">i</text:span><text:span text:style-name="T127_5">)</text:span></text:p>
          </table:table-cell>
          <table:table-cell table:style-name="Cell88">
            <text:p text:style-name="P128"/>
          </table:table-cell>
        </table:table-row>
        <table:table-row table:style-name="Row45">
          <table:table-cell table:style-name="Cell89">
            <text:p text:style-name="P129"><text:span text:style-name="T129_1">#<text:s/></text:span><text:span text:style-name="T129_2">for</text:span><text:span text:style-name="T129_3"><text:s/></text:span><text:span text:style-name="T129_4">i</text:span><text:span text:style-name="T129_5">=1,</text:span><text:span text:style-name="T129_6">NObsBin</text:span></text:p>
          </table:table-cell>
          <table:table-cell table:style-name="Cell90">
            <text:p text:style-name="P130"/>
          </table:table-cell>
        </table:table-row>
        <table:table-row table:style-name="Row46">
          <table:table-cell table:style-name="Cell91">
            <text:p text:style-name="P131"><text:span text:style-name="T131_1"> <text:s/></text:span><text:span text:style-name="T131_2">BinSize</text:span><text:span text:style-name="T131_3">(</text:span><text:span text:style-name="T131_4">i</text:span><text:span text:style-name="T131_5">)</text:span></text:p>
          </table:table-cell>
          <table:table-cell table:style-name="Cell92">
            <text:p text:style-name="P132"><text:span text:style-name="T132_1">dbl</text:span><text:span text:style-name="T132_2">:<text:s/></text:span><text:span text:style-name="T132_3">bin</text:span><text:span text:style-name="T132_4"><text:s/></text:span><text:span text:style-name="T132_5">size</text:span><text:span text:style-name="T132_6"><text:s/></text:span><text:span text:style-name="T132_7">by</text:span><text:span text:style-name="T132_8"><text:s/></text:span><text:span text:style-name="T132_9">which</text:span><text:span text:style-name="T132_10"><text:s/></text:span><text:span text:style-name="T132_11">the</text:span><text:span text:style-name="T132_12"><text:s/></text:span><text:span text:style-name="T132_13">cross</text:span><text:span text:style-name="T132_14"><text:s/></text:span><text:span text:style-name="T132_15">section</text:span><text:span text:style-name="T132_16"><text:s/></text:span><text:span text:style-name="T132_17">per</text:span><text:span text:style-name="T132_18"><text:s/></text:span><text:span text:style-name="T132_19">bin</text:span><text:span text:style-name="T132_20"><text:s/></text:span><text:span text:style-name="T132_21">was</text:span><text:span text:style-name="T132_22"><text:s/></text:span><text:span text:style-name="T132_23">divided</text:span><text:span text:style-name="T132_24"><text:s/></text:span><text:span text:style-name="T132_25">to</text:span><text:span text:style-name="T132_26"><text:s/></text:span><text:span text:style-name="T132_27">obtain</text:span><text:span text:style-name="T132_28"><text:s/></text:span><text:span text:style-name="T132_29">the</text:span><text:span text:style-name="T132_30"><text:s/>(</text:span><text:span text:style-name="T132_31">multi</text:span><text:span text:style-name="T132_32">-)</text:span><text:span text:style-name="T132_33">differential</text:span><text:span text:style-name="T132_34"><text:s/></text:span><text:span text:style-name="T132_35">result</text:span></text:p>
          </table:table-cell>
        </table:table-row>
        <table:table-row table:style-name="Row47">
          <table:table-cell table:style-name="Cell93">
            <text:p text:style-name="P133"><text:span text:style-name="T133_1">#<text:s/></text:span><text:span text:style-name="T133_2">endfor</text:span></text:p>
          </table:table-cell>
          <table:table-cell table:style-name="Cell94">
            <text:p text:style-name="P134"/>
          </table:table-cell>
        </table:table-row>
        <table:table-row table:style-name="Row48">
          <table:table-cell table:style-name="Cell95">
            <text:p text:style-name="P135"><text:span text:style-name="T135_1">INormFlag</text:span></text:p>
          </table:table-cell>
          <table:table-cell table:style-name="Cell96">
            <text:p text:style-name="P136"><text:span text:style-name="T136_1">int</text:span><text:span text:style-name="T136_2">:<text:s/></text:span><text:span text:style-name="T136_3">normalization</text:span><text:span text:style-name="T136_4"><text:s/></text:span><text:span text:style-name="T136_5">flag</text:span></text:p>
            <text:p text:style-name="P137"><text:span text:style-name="T137_1">=0:<text:s/></text:span><text:span text:style-name="T137_2">the</text:span><text:span text:style-name="T137_3"><text:s/></text:span><text:span text:style-name="T137_4">results</text:span><text:span text:style-name="T137_5"><text:s/></text:span><text:span text:style-name="T137_6">from</text:span><text:span text:style-name="T137_7"><text:s/></text:span><text:span text:style-name="T137_8">this</text:span><text:span text:style-name="T137_9"><text:s/></text:span><text:span text:style-name="T137_10">table</text:span><text:span text:style-name="T137_11"><text:s/></text:span><text:span text:style-name="T137_12">are</text:span><text:span text:style-name="T137_13"><text:s/></text:span><text:span text:style-name="T137_14">the</text:span><text:span text:style-name="T137_15"><text:s/></text:span><text:span text:style-name="T137_16">final</text:span><text:span text:style-name="T137_17"><text:s/></text:span><text:span text:style-name="T137_18">cross</text:span><text:span text:style-name="T137_19"><text:s/></text:span><text:span text:style-name="T137_20">sections</text:span></text:p>
            <text:p text:style-name="P138"><text:span text:style-name="T138_1">&gt;0:<text:s/></text:span><text:span text:style-name="T138_2">the</text:span><text:span text:style-name="T138_3"><text:s/></text:span><text:span text:style-name="T138_4">results</text:span><text:span text:style-name="T138_5"><text:s/></text:span><text:span text:style-name="T138_6">from</text:span><text:span text:style-name="T138_7"><text:s/></text:span><text:span text:style-name="T138_8">this</text:span><text:span text:style-name="T138_9"><text:s/></text:span><text:span text:style-name="T138_10">table</text:span><text:span text:style-name="T138_11"><text:s/></text:span><text:span text:style-name="T138_12">should</text:span><text:span text:style-name="T138_13"><text:s/></text:span><text:span text:style-name="T138_14">be</text:span><text:span text:style-name="T138_15"><text:s/></text:span><text:span text:style-name="T138_16">normalized</text:span></text:p>
            <text:p text:style-name="P139"><text:span text:style-name="T139_1">  <text:s/>=1:<text:s/></text:span><text:span text:style-name="T139_2">each</text:span><text:span text:style-name="T139_3"><text:s/></text:span><text:span text:style-name="T139_4">distribution</text:span><text:span text:style-name="T139_5"><text:s/>(</text:span><text:span text:style-name="T139_6">in</text:span><text:span text:style-name="T139_7"><text:s/></text:span><text:span text:style-name="T139_8">lowest</text:span><text:span text:style-name="T139_9"><text:s/></text:span><text:span text:style-name="T139_10">dim</text:span><text:span text:style-name="T139_11">.)<text:s/></text:span><text:span text:style-name="T139_12">is</text:span><text:span text:style-name="T139_13"><text:s/></text:span><text:span text:style-name="T139_14">normalized</text:span><text:span text:style-name="T139_15"><text:s/></text:span><text:span text:style-name="T139_16">by</text:span><text:span text:style-name="T139_17"><text:s/></text:span><text:span text:style-name="T139_18">its</text:span><text:span text:style-name="T139_19"><text:s/></text:span><text:span text:style-name="T139_20">own</text:span><text:span text:style-name="T139_21"><text:s/></text:span><text:span text:style-name="T139_22">integral</text:span><text:span text:style-name="T139_23"><text:s/>(</text:span><text:span text:style-name="T139_24">or</text:span><text:span text:style-name="T139_25">,<text:s/></text:span><text:span text:style-name="T139_26">more</text:span><text:span text:style-name="T139_27"><text:s/></text:span><text:span text:style-name="T139_28">general</text:span><text:span text:style-name="T139_29">:<text:s/></text:span><text:span text:style-name="T139_30">by</text:span><text:span text:style-name="T139_31"><text:s/></text:span><text:span text:style-name="T139_32">a</text:span><text:span text:style-name="T139_33"><text:s/></text:span><text:span text:style-name="T139_34">sum</text:span><text:span text:style-name="T139_35"><text:s/></text:span><text:span text:style-name="T139_36">of</text:span><text:span text:style-name="T139_37"><text:s/></text:span><text:span text:style-name="T139_38">contiguous</text:span><text:span text:style-name="T139_39"><text:s/></text:span><text:span text:style-name="T139_40">bins</text:span><text:span text:style-name="T139_41"><text:s/></text:span><text:span text:style-name="T139_42">from</text:span><text:span text:style-name="T139_43"><text:s/></text:span><text:span text:style-name="T139_44">the</text:span><text:span text:style-name="T139_45"><text:s/></text:span><text:span text:style-name="T139_46">same</text:span><text:span text:style-name="T139_47"><text:s/></text:span><text:span text:style-name="T139_48">table</text:span><text:span text:style-name="T139_49">)</text:span></text:p>
            <text:p text:style-name="P140"><text:span text:style-name="T140_1">  <text:s/>=2:<text:s/></text:span><text:span text:style-name="T140_2">each</text:span><text:span text:style-name="T140_3"><text:s/></text:span><text:span text:style-name="T140_4">distribution</text:span><text:span text:style-name="T140_5"><text:s/></text:span><text:span text:style-name="T140_6">is</text:span><text:span text:style-name="T140_7"><text:s/></text:span><text:span text:style-name="T140_8">normalized</text:span><text:span text:style-name="T140_9"><text:s/></text:span><text:span text:style-name="T140_10">by</text:span><text:span text:style-name="T140_11"><text:s/></text:span><text:span text:style-name="T140_12">a</text:span><text:span text:style-name="T140_13"><text:s/></text:span><text:span text:style-name="T140_14">single</text:span><text:span text:style-name="T140_15"><text:s/></text:span><text:span text:style-name="T140_16">external</text:span><text:span text:style-name="T140_17"><text:s/></text:span><text:span text:style-name="T140_18">value</text:span><text:span text:style-name="T140_19"><text:s/>-<text:s/></text:span><text:span text:style-name="T140_20">or</text:span><text:span text:style-name="T140_21"><text:s/></text:span><text:span text:style-name="T140_22">by</text:span><text:span text:style-name="T140_23"><text:s/></text:span><text:span text:style-name="T140_24">a</text:span><text:span text:style-name="T140_25"><text:s/></text:span><text:span text:style-name="T140_26">sum</text:span><text:span text:style-name="T140_27"><text:s/></text:span><text:span text:style-name="T140_28">of</text:span><text:span text:style-name="T140_29"><text:s/></text:span><text:span text:style-name="T140_30">contiguous</text:span><text:span text:style-name="T140_31"><text:s/></text:span><text:span text:style-name="T140_32">bins</text:span></text:p>
            <text:p text:style-name="P141"><text:span text:style-name="T141_1">  <text:s/>=3:<text:s/></text:span><text:span text:style-name="T141_2">each</text:span><text:span text:style-name="T141_3"><text:s/></text:span><text:span text:style-name="T141_4">distribution</text:span><text:span text:style-name="T141_5"><text:s/></text:span><text:span text:style-name="T141_6">is</text:span><text:span text:style-name="T141_7"><text:s/></text:span><text:span text:style-name="T141_8">normalized</text:span><text:span text:style-name="T141_9"><text:s/></text:span><text:span text:style-name="T141_10">bin</text:span><text:span text:style-name="T141_11">-</text:span><text:span text:style-name="T141_12">by</text:span><text:span text:style-name="T141_13">-</text:span><text:span text:style-name="T141_14">bin</text:span><text:span text:style-name="T141_15"><text:s/></text:span><text:span text:style-name="T141_16">by</text:span><text:span text:style-name="T141_17"><text:s/></text:span><text:span text:style-name="T141_18">a</text:span><text:span text:style-name="T141_19"><text:s/></text:span><text:span text:style-name="T141_20">second</text:span><text:span text:style-name="T141_21"><text:s/></text:span><text:span text:style-name="T141_22">distribution</text:span><text:span text:style-name="T141_23"><text:s/>-<text:s/></text:span><text:span text:style-name="T141_24">or</text:span><text:span text:style-name="T141_25"><text:s/></text:span><text:span text:style-name="T141_26">by</text:span><text:span text:style-name="T141_27"><text:s/></text:span><text:span text:style-name="T141_28">a</text:span><text:span text:style-name="T141_29"><text:s/></text:span><text:span text:style-name="T141_30">sum</text:span><text:span text:style-name="T141_31"><text:s/></text:span><text:span text:style-name="T141_32">of</text:span><text:span text:style-name="T141_33"><text:s/></text:span><text:span text:style-name="T141_34">contiguous</text:span><text:span text:style-name="T141_35"><text:s/></text:span><text:span text:style-name="T141_36">bins</text:span></text:p>
            <text:p text:style-name="P142"><text:span text:style-name="T142_1">  <text:s/>=-1:<text:s/></text:span><text:span text:style-name="T142_2">result</text:span><text:span text:style-name="T142_3"><text:s/></text:span><text:span text:style-name="T142_4">from</text:span><text:span text:style-name="T142_5"><text:s/></text:span><text:span text:style-name="T142_6">this</text:span><text:span text:style-name="T142_7"><text:s/></text:span><text:span text:style-name="T142_8">table</text:span><text:span text:style-name="T142_9"><text:s/></text:span><text:span text:style-name="T142_10">is</text:span><text:span text:style-name="T142_11"><text:s/></text:span><text:span text:style-name="T142_12">already</text:span><text:span text:style-name="T142_13"><text:s/></text:span><text:span text:style-name="T142_14">a</text:span><text:span text:style-name="T142_15"><text:s/></text:span><text:span text:style-name="T142_16">denominator</text:span><text:span text:style-name="T142_17"><text:s/></text:span><text:span text:style-name="T142_18">to</text:span><text:span text:style-name="T142_19"><text:s/></text:span><text:span text:style-name="T142_20">normalize</text:span><text:span text:style-name="T142_21"><text:s/></text:span><text:span text:style-name="T142_22">another</text:span><text:span text:style-name="T142_23"><text:s/></text:span><text:span text:style-name="T142_24">table</text:span></text:p>
            <text:p text:style-name="P143"><text:span text:style-name="T143_1">For</text:span><text:span text:style-name="T143_2"><text:s/></text:span><text:span text:style-name="T143_3">INormFlag</text:span><text:span text:style-name="T143_4">=2<text:s/></text:span><text:span text:style-name="T143_5">or</text:span><text:span text:style-name="T143_6"><text:s/>=3:<text:s/></text:span><text:span text:style-name="T143_7">a</text:span><text:span text:style-name="T143_8"><text:s/></text:span><text:span text:style-name="T143_9">second</text:span><text:span text:style-name="T143_10"><text:s/></text:span><text:span text:style-name="T143_11">instance</text:span><text:span text:style-name="T143_12"><text:s/></text:span><text:span text:style-name="T143_13">of</text:span><text:span text:style-name="T143_14"><text:s/></text:span><text:span text:style-name="T143_15">the</text:span><text:span text:style-name="T143_16"><text:s/></text:span><text:span text:style-name="T143_17">usercode</text:span><text:span text:style-name="T143_18"><text:s/></text:span><text:span text:style-name="T143_19">will</text:span><text:span text:style-name="T143_20"><text:s/></text:span><text:span text:style-name="T143_21">be</text:span><text:span text:style-name="T143_22"><text:s/></text:span><text:span text:style-name="T143_23">called</text:span><text:span text:style-name="T143_24"><text:s/></text:span><text:span text:style-name="T143_25">to</text:span><text:span text:style-name="T143_26"><text:s/></text:span><text:span text:style-name="T143_27">compute</text:span><text:span text:style-name="T143_28"><text:s/></text:span><text:span text:style-name="T143_29">the</text:span><text:span text:style-name="T143_30"><text:s/></text:span><text:span text:style-name="T143_31">denominator</text:span></text:p>
            <text:p text:style-name="P144"><text:span text:style-name="T144_1">For</text:span><text:span text:style-name="T144_2"><text:s/></text:span><text:span text:style-name="T144_3">INormFlag</text:span><text:span text:style-name="T144_4">=-1<text:s/></text:span><text:span text:style-name="T144_5">one</text:span><text:span text:style-name="T144_6"><text:s/></text:span><text:span text:style-name="T144_7">could</text:span><text:span text:style-name="T144_8"><text:s/></text:span><text:span text:style-name="T144_9">include</text:span><text:span text:style-name="T144_10"><text:s/></text:span><text:span text:style-name="T144_11">additional</text:span><text:span text:style-name="T144_12"><text:s/></text:span><text:span text:style-name="T144_13">cross</text:span><text:span text:style-name="T144_14"><text:s/></text:span><text:span text:style-name="T144_15">checks</text:span><text:span text:style-name="T144_16"><text:s/></text:span><text:span text:style-name="T144_17">to</text:span><text:span text:style-name="T144_18"><text:s/></text:span><text:span text:style-name="T144_19">avoid</text:span><text:span text:style-name="T144_20"><text:s/></text:span><text:span text:style-name="T144_21">nonsense</text:span></text:p>
          </table:table-cell>
        </table:table-row>
        <table:table-row table:style-name="Row49">
          <table:table-cell table:style-name="Cell97">
            <text:p text:style-name="P145"><text:span text:style-name="T145_1">***<text:s/></text:span><text:span text:style-name="T145_2">If</text:span><text:span text:style-name="T145_3"><text:s/></text:span><text:span text:style-name="T145_4">INormFlag</text:span><text:span text:style-name="T145_5">=2<text:s/></text:span><text:span text:style-name="T145_6">or</text:span><text:span text:style-name="T145_7"><text:s/>=3:<text:s/></text:span><text:span text:style-name="T145_8">DenomTable</text:span></text:p>
          </table:table-cell>
          <table:table-cell table:style-name="Cell98">
            <text:p text:style-name="P146"><text:span text:style-name="T146_1">string</text:span><text:span text:style-name="T146_2">:<text:s/></text:span><text:span text:style-name="T146_3">Name</text:span><text:span text:style-name="T146_4"><text:s/></text:span><text:span text:style-name="T146_5">of</text:span><text:span text:style-name="T146_6"><text:s/>2</text:span><text:span text:style-name="T146_7">nd</text:span><text:span text:style-name="T146_8"><text:s/></text:span><text:span text:style-name="T146_9">Table</text:span><text:span text:style-name="T146_10"><text:s/></text:span><text:span text:style-name="T146_11">which</text:span><text:span text:style-name="T146_12"><text:s/></text:span><text:span text:style-name="T146_13">includes</text:span><text:span text:style-name="T146_14"><text:s/></text:span><text:span text:style-name="T146_15">calculation</text:span><text:span text:style-name="T146_16"><text:s/></text:span><text:span text:style-name="T146_17">for</text:span><text:span text:style-name="T146_18"><text:s/></text:span><text:span text:style-name="T146_19">Denominator</text:span></text:p>
          </table:table-cell>
        </table:table-row>
        <table:table-row table:style-name="Row50">
          <table:table-cell table:style-name="Cell99">
            <text:p text:style-name="P147"><text:span text:style-name="T147_1">***<text:s/></text:span><text:span text:style-name="T147_2">If</text:span><text:span text:style-name="T147_3"><text:s/></text:span><text:span text:style-name="T147_4">INormFlag</text:span><text:span text:style-name="T147_5">&gt;0:</text:span></text:p>
          </table:table-cell>
          <table:table-cell table:style-name="Cell100">
            <text:p text:style-name="P148"/>
          </table:table-cell>
        </table:table-row>
        <table:table-row table:style-name="Row51">
          <table:table-cell table:style-name="Cell101">
            <text:p text:style-name="P149"><text:span text:style-name="T149_1">#<text:s/></text:span><text:span text:style-name="T149_2">for</text:span><text:span text:style-name="T149_3"><text:s/></text:span><text:span text:style-name="T149_4">i</text:span><text:span text:style-name="T149_5">=1,</text:span><text:span text:style-name="T149_6">NObsBin</text:span></text:p>
          </table:table-cell>
          <table:table-cell table:style-name="Cell102">
            <text:p text:style-name="P150"/>
          </table:table-cell>
        </table:table-row>
        <table:table-row table:style-name="Row52">
          <table:table-cell table:style-name="Cell103">
            <text:p text:style-name="P151"><text:span text:style-name="T151_1">  <text:s/></text:span><text:span text:style-name="T151_2">IDivLoPointer</text:span><text:span text:style-name="T151_3">(</text:span><text:span text:style-name="T151_4">i</text:span><text:span text:style-name="T151_5">)</text:span></text:p>
          </table:table-cell>
          <table:table-cell table:style-name="Cell104">
            <text:p text:style-name="P152"><text:span text:style-name="T152_1">int</text:span><text:span text:style-name="T152_2">:<text:s/></text:span><text:span text:style-name="T152_3">pointer</text:span><text:span text:style-name="T152_4"><text:s/></text:span><text:span text:style-name="T152_5">to</text:span><text:span text:style-name="T152_6"><text:s/></text:span><text:span text:style-name="T152_7">lower</text:span><text:span text:style-name="T152_8"><text:s/></text:span><text:span text:style-name="T152_9">bin</text:span><text:span text:style-name="T152_10"><text:s/></text:span><text:span text:style-name="T152_11">in</text:span><text:span text:style-name="T152_12"><text:s/></text:span><text:span text:style-name="T152_13">same</text:span><text:span text:style-name="T152_14"><text:s/></text:span><text:span text:style-name="T152_15">or</text:span><text:span text:style-name="T152_16"><text:s/></text:span><text:span text:style-name="T152_17">second</text:span><text:span text:style-name="T152_18"><text:s/></text:span><text:span text:style-name="T152_19">table</text:span><text:span text:style-name="T152_20"><text:s/></text:span><text:span text:style-name="T152_21">used</text:span><text:span text:style-name="T152_22"><text:s/></text:span><text:span text:style-name="T152_23">to</text:span><text:span text:style-name="T152_24"><text:s/></text:span><text:span text:style-name="T152_25">compute</text:span><text:span text:style-name="T152_26"><text:s/></text:span><text:span text:style-name="T152_27">the</text:span><text:span text:style-name="T152_28"><text:s/></text:span><text:span text:style-name="T152_29">sum</text:span><text:span text:style-name="T152_30"><text:s/></text:span><text:span text:style-name="T152_31">by</text:span><text:span text:style-name="T152_32"><text:s/></text:span><text:span text:style-name="T152_33">which</text:span><text:span text:style-name="T152_34"><text:s/></text:span><text:span text:style-name="T152_35">i</text:span><text:span text:style-name="T152_36">-</text:span><text:span text:style-name="T152_37">th</text:span><text:span text:style-name="T152_38"><text:s/></text:span><text:span text:style-name="T152_39">bin</text:span><text:span text:style-name="T152_40"><text:s/></text:span><text:span text:style-name="T152_41">will</text:span><text:span text:style-name="T152_42"><text:s/></text:span><text:span text:style-name="T152_43">be</text:span><text:span text:style-name="T152_44"><text:s/></text:span><text:span text:style-name="T152_45">divided</text:span></text:p>
          </table:table-cell>
        </table:table-row>
        <table:table-row table:style-name="Row53">
          <table:table-cell table:style-name="Cell105">
            <text:p text:style-name="P153"><text:span text:style-name="T153_1">  <text:s/></text:span><text:span text:style-name="T153_2">IDivUpPointer</text:span><text:span text:style-name="T153_3">(</text:span><text:span text:style-name="T153_4">i</text:span><text:span text:style-name="T153_5">)</text:span></text:p>
          </table:table-cell>
          <table:table-cell table:style-name="Cell106">
            <text:p text:style-name="P154"><text:span text:style-name="T154_1">int</text:span><text:span text:style-name="T154_2">:<text:s/></text:span><text:span text:style-name="T154_3">pointer</text:span><text:span text:style-name="T154_4"><text:s/></text:span><text:span text:style-name="T154_5">to</text:span><text:span text:style-name="T154_6"><text:s/></text:span><text:span text:style-name="T154_7">upper</text:span><text:span text:style-name="T154_8"><text:s/></text:span><text:span text:style-name="T154_9">bin</text:span><text:span text:style-name="T154_10"><text:s/></text:span><text:span text:style-name="T154_11">in</text:span><text:span text:style-name="T154_12"><text:s/></text:span><text:span text:style-name="T154_13">same</text:span><text:span text:style-name="T154_14"><text:s/></text:span><text:span text:style-name="T154_15">or</text:span><text:span text:style-name="T154_16"><text:s/></text:span><text:span text:style-name="T154_17">second</text:span><text:span text:style-name="T154_18"><text:s/></text:span><text:span text:style-name="T154_19">table</text:span><text:span text:style-name="T154_20"><text:s/></text:span><text:span text:style-name="T154_21">used</text:span><text:span text:style-name="T154_22"><text:s/></text:span><text:span text:style-name="T154_23">to</text:span><text:span text:style-name="T154_24"><text:s/></text:span><text:span text:style-name="T154_25">compute</text:span><text:span text:style-name="T154_26"><text:s/></text:span><text:span text:style-name="T154_27">the</text:span><text:span text:style-name="T154_28"><text:s/></text:span><text:span text:style-name="T154_29">sum</text:span><text:span text:style-name="T154_30"><text:s/></text:span><text:span text:style-name="T154_31">by</text:span><text:span text:style-name="T154_32"><text:s/></text:span><text:span text:style-name="T154_33">which</text:span><text:span text:style-name="T154_34"><text:s/></text:span><text:span text:style-name="T154_35">i</text:span><text:span text:style-name="T154_36">-</text:span><text:span text:style-name="T154_37">th</text:span><text:span text:style-name="T154_38"><text:s/></text:span><text:span text:style-name="T154_39">bin</text:span><text:span text:style-name="T154_40"><text:s/></text:span><text:span text:style-name="T154_41">will</text:span><text:span text:style-name="T154_42"><text:s/></text:span><text:span text:style-name="T154_43">be</text:span><text:span text:style-name="T154_44"><text:s/></text:span><text:span text:style-name="T154_45">divided</text:span></text:p>
          </table:table-cell>
        </table:table-row>
        <table:table-row table:style-name="Row54">
          <table:table-cell table:style-name="Cell107">
            <text:p text:style-name="P155"><text:span text:style-name="T155_1">#<text:s/></text:span><text:span text:style-name="T155_2">endfor</text:span><text:span text:style-name="T155_3">(</text:span><text:span text:style-name="T155_4">i</text:span><text:span text:style-name="T155_5">)</text:span></text:p>
          </table:table-cell>
          <table:table-cell table:style-name="Cell108">
            <text:p text:style-name="P156"/>
          </table:table-cell>
        </table:table-row>
        <table:table-row table:style-name="Row55">
          <table:table-cell table:style-name="Cell109">
            <text:p text:style-name="P157"/>
          </table:table-cell>
          <table:table-cell table:style-name="Cell110">
            <text:p text:style-name="P158"/>
          </table:table-cell>
        </table:table-row>
        <table:table-row table:style-name="Row56">
          <table:table-cell table:style-name="Cell111">
            <text:p text:style-name="P159"/>
          </table:table-cell>
          <table:table-cell table:style-name="Cell112">
            <text:p text:style-name="P160"><text:span text:style-name="T160_1">Block</text:span><text:span text:style-name="T160_2"><text:s/></text:span><text:span text:style-name="T160_3">B</text:span><text:span text:style-name="T160_4"><text:s/>-<text:s/></text:span><text:span text:style-name="T160_5">All</text:span><text:span text:style-name="T160_6"><text:s/></text:span><text:span text:style-name="T160_7">Contributions</text:span><text:span text:style-name="T160_8"><text:s/></text:span><text:span text:style-name="T160_9">in</text:span><text:span text:style-name="T160_10"><text:s/></text:span><text:span text:style-name="T160_11">Sub</text:span><text:span text:style-name="T160_12">-</text:span><text:span text:style-name="T160_13">Blocks</text:span><text:span text:style-name="T160_14"><text:s/>01,<text:s/>02,<text:s/>03,<text:s/>...</text:span></text:p>
          </table:table-cell>
        </table:table-row>
        <table:table-row table:style-name="Row57">
          <table:table-cell table:style-name="Cell113">
            <text:p text:style-name="P161"><text:span text:style-name="T161_1">1234567890</text:span></text:p>
          </table:table-cell>
          <table:table-cell table:style-name="Cell114">
            <text:p text:style-name="P162"><text:span text:style-name="T162_1">Block</text:span><text:span text:style-name="T162_2"><text:s/></text:span><text:span text:style-name="T162_3">B</text:span><text:span text:style-name="T162_4">01<text:s/>-<text:s/></text:span><text:span text:style-name="T162_5">First</text:span><text:span text:style-name="T162_6"><text:s/></text:span><text:span text:style-name="T162_7">Contribution</text:span></text:p>
          </table:table-cell>
        </table:table-row>
        <table:table-row table:style-name="Row58">
          <table:table-cell table:style-name="Cell115">
            <text:p text:style-name="P163"><text:span text:style-name="T163_1">IXsectUnits</text:span></text:p>
          </table:table-cell>
          <table:table-cell table:style-name="Cell116">
            <text:p text:style-name="P164"><text:span text:style-name="T164_1">int</text:span><text:span text:style-name="T164_2">:<text:s/></text:span><text:span text:style-name="T164_3">negative</text:span><text:span text:style-name="T164_4"><text:s/></text:span><text:span text:style-name="T164_5">powers</text:span><text:span text:style-name="T164_6"><text:s/></text:span><text:span text:style-name="T164_7">of</text:span><text:span text:style-name="T164_8"><text:s/></text:span><text:span text:style-name="T164_9">ten</text:span><text:span text:style-name="T164_10"><text:s/></text:span><text:span text:style-name="T164_11">for</text:span><text:span text:style-name="T164_12"><text:s/></text:span><text:span text:style-name="T164_13">x</text:span><text:span text:style-name="T164_14">-</text:span><text:span text:style-name="T164_15">sect</text:span><text:span text:style-name="T164_16"><text:s/></text:span><text:span text:style-name="T164_17">units</text:span></text:p>
            <text:p text:style-name="P165"><text:span text:style-name="T165_1">(</text:span><text:span text:style-name="T165_2">note</text:span><text:span text:style-name="T165_3">:<text:s/></text:span><text:span text:style-name="T165_4">although</text:span><text:span text:style-name="T165_5"><text:s/></text:span><text:span text:style-name="T165_6">allowed</text:span><text:span text:style-name="T165_7"><text:s/></text:span><text:span text:style-name="T165_8">by</text:span><text:span text:style-name="T165_9"><text:s/></text:span><text:span text:style-name="T165_10">tableformat</text:span><text:span text:style-name="T165_11"><text:s/></text:span><text:span text:style-name="T165_12">v</text:span><text:span text:style-name="T165_13">1.5,<text:s/></text:span><text:span text:style-name="T165_14">we</text:span><text:span text:style-name="T165_15"><text:s/></text:span><text:span text:style-name="T165_16">never</text:span><text:span text:style-name="T165_17"><text:s/></text:span><text:span text:style-name="T165_18">use</text:span><text:span text:style-name="T165_19"><text:s/></text:span><text:span text:style-name="T165_20">different</text:span><text:span text:style-name="T165_21"><text:s/></text:span><text:span text:style-name="T165_22">x</text:span><text:span text:style-name="T165_23">-</text:span><text:span text:style-name="T165_24">sect</text:span><text:span text:style-name="T165_25"><text:s/></text:span><text:span text:style-name="T165_26">units</text:span><text:span text:style-name="T165_27"><text:s/></text:span><text:span text:style-name="T165_28">within</text:span><text:span text:style-name="T165_29"><text:s/></text:span><text:span text:style-name="T165_30">one</text:span><text:span text:style-name="T165_31"><text:s/></text:span><text:span text:style-name="T165_32">scenario</text:span><text:span text:style-name="T165_33">)</text:span></text:p>
          </table:table-cell>
        </table:table-row>
        <table:table-row table:style-name="Row59">
          <table:table-cell table:style-name="Cell117">
            <text:p text:style-name="P166"><text:span text:style-name="T166_1">IDataFlag</text:span></text:p>
          </table:table-cell>
          <table:table-cell table:style-name="Cell118">
            <text:p text:style-name="P167"><text:span text:style-name="T167_1">int</text:span><text:span text:style-name="T167_2">:<text:s/></text:span><text:span text:style-name="T167_3">Flag</text:span><text:span text:style-name="T167_4"> <text:s/>=1<text:s/></text:span><text:span text:style-name="T167_5">for</text:span><text:span text:style-name="T167_6"><text:s/></text:span><text:span text:style-name="T167_7">data</text:span><text:span text:style-name="T167_8"><text:s/></text:span><text:span text:style-name="T167_9">block</text:span><text:span text:style-name="T167_10"> <text:s/>=0<text:s/></text:span><text:span text:style-name="T167_11">for</text:span><text:span text:style-name="T167_12"><text:s/></text:span><text:span text:style-name="T167_13">theory</text:span><text:span text:style-name="T167_14"><text:s/></text:span><text:span text:style-name="T167_15">contributions</text:span></text:p>
          </table:table-cell>
        </table:table-row>
        <table:table-row table:style-name="Row60">
          <table:table-cell table:style-name="Cell119">
            <text:p text:style-name="P168"><text:span text:style-name="T168_1">IAddMultFlag</text:span></text:p>
          </table:table-cell>
          <table:table-cell table:style-name="Cell120">
            <text:p text:style-name="P169"><text:span text:style-name="T169_1">int</text:span><text:span text:style-name="T169_2">:<text:s/></text:span><text:span text:style-name="T169_3">Flag</text:span><text:span text:style-name="T169_4"> <text:s/>=0<text:s/></text:span><text:span text:style-name="T169_5">for</text:span><text:span text:style-name="T169_6"><text:s/></text:span><text:span text:style-name="T169_7">additive</text:span><text:span text:style-name="T169_8"> <text:s/>=1<text:s/></text:span><text:span text:style-name="T169_9">for</text:span><text:span text:style-name="T169_10"><text:s/></text:span><text:span text:style-name="T169_11">multiplicative</text:span><text:span text:style-name="T169_12"><text:s/></text:span><text:span text:style-name="T169_13">contribution</text:span></text:p>
            <text:p text:style-name="P170"><text:span text:style-name="T170_1">   <text:s/>(</text:span><text:span text:style-name="T170_2">multiplicative</text:span><text:span text:style-name="T170_3"><text:s/></text:span><text:span text:style-name="T170_4">contributions</text:span><text:span text:style-name="T170_5"><text:s/></text:span><text:span text:style-name="T170_6">are</text:span><text:span text:style-name="T170_7"><text:s/></text:span><text:span text:style-name="T170_8">only</text:span><text:span text:style-name="T170_9"><text:s/></text:span><text:span text:style-name="T170_10">numbers</text:span></text:p>
            <text:p text:style-name="P171"><text:span text:style-name="T171_1">   <text:s/></text:span><text:span text:style-name="T171_2">w</text:span><text:span text:style-name="T171_3">/</text:span><text:span text:style-name="T171_4">o</text:span><text:span text:style-name="T171_5"><text:s/></text:span><text:span text:style-name="T171_6">dependence</text:span><text:span text:style-name="T171_7"><text:s/></text:span><text:span text:style-name="T171_8">on</text:span><text:span text:style-name="T171_9"><text:s/></text:span><text:span text:style-name="T171_10">alpha</text:span><text:span text:style-name="T171_11">_</text:span><text:span text:style-name="T171_12">s</text:span><text:span text:style-name="T171_13">,<text:s/></text:span><text:span text:style-name="T171_14">PDFs</text:span><text:span text:style-name="T171_15">,<text:s/></text:span><text:span text:style-name="T171_16">scales</text:span><text:span text:style-name="T171_17">,<text:s/></text:span><text:span text:style-name="T171_18">etc</text:span><text:span text:style-name="T171_19">.)</text:span></text:p>
            <text:p text:style-name="P172"><text:span text:style-name="T172_1">   <text:s/></text:span><text:span text:style-name="T172_2">e</text:span><text:span text:style-name="T172_3">.</text:span><text:span text:style-name="T172_4">g</text:span><text:span text:style-name="T172_5">.<text:s/></text:span><text:span text:style-name="T172_6">hadronization</text:span><text:span text:style-name="T172_7"><text:s/></text:span><text:span text:style-name="T172_8">corrections</text:span></text:p>
          </table:table-cell>
        </table:table-row>
        <table:table-row table:style-name="Row61">
          <table:table-cell table:style-name="Cell121">
            <text:p text:style-name="P173"><text:span text:style-name="T173_1">IContrFlag</text:span><text:span text:style-name="T173_2">1</text:span></text:p>
          </table:table-cell>
          <table:table-cell table:style-name="Cell122">
            <text:p text:style-name="P174"><text:span text:style-name="T174_1">int</text:span><text:span text:style-name="T174_2">:<text:s/></text:span><text:span text:style-name="T174_3">type</text:span><text:span text:style-name="T174_4"><text:s/></text:span><text:span text:style-name="T174_5">of</text:span><text:span text:style-name="T174_6"><text:s/></text:span><text:span text:style-name="T174_7">contribution</text:span><text:span text:style-name="T174_8"><text:s/>---<text:s/></text:span><text:span text:style-name="T174_9">attention</text:span><text:span text:style-name="T174_10">:<text:s/></text:span><text:span text:style-name="T174_11">redefined</text:span><text:span text:style-name="T174_12"><text:s/></text:span><text:span text:style-name="T174_13">after</text:span><text:span text:style-name="T174_14"><text:s/></text:span><text:span text:style-name="T174_15">integration</text:span><text:span text:style-name="T174_16"><text:s/></text:span><text:span text:style-name="T174_17">of</text:span><text:span text:style-name="T174_18"><text:s/></text:span><text:span text:style-name="T174_19">Daniels</text:span><text:span text:style-name="T174_20"><text:s/></text:span><text:span text:style-name="T174_21">flexible</text:span><text:span text:style-name="T174_22"><text:s/></text:span><text:span text:style-name="T174_23">scale</text:span><text:span text:style-name="T174_24"><text:s/></text:span><text:span text:style-name="T174_25">dependence</text:span></text:p>
            <text:p text:style-name="P175"><text:span text:style-name="T175_1">                                                          <text:s/></text:span><text:span text:style-name="T175_2">changes</text:span><text:span text:style-name="T175_3"><text:s/></text:span><text:span text:style-name="T175_4">required</text:span><text:span text:style-name="T175_5"><text:s/></text:span><text:span text:style-name="T175_6">for</text:span><text:span text:style-name="T175_7"><text:s/></text:span><text:span text:style-name="T175_8">existing</text:span><text:span text:style-name="T175_9"><text:s/></text:span><text:span text:style-name="T175_10">tables</text:span><text:span text:style-name="T175_11">:<text:s/></text:span><text:span text:style-name="T175_12">IContrFlag</text:span><text:span text:style-name="T175_13">1,<text:s/></text:span><text:span text:style-name="T175_14">IContrFlag</text:span><text:span text:style-name="T175_15">2,<text:s/></text:span><text:span text:style-name="T175_16">IContrFlag</text:span><text:span text:style-name="T175_17">3=</text:span><text:span text:style-name="T175_18">NScaleDep</text:span></text:p>
            <text:p text:style-name="P176"><text:span text:style-name="T176_1">                                                                                           <text:s/></text:span><text:span text:style-name="T176_2">thr</text:span><text:span text:style-name="T176_3">.<text:s/></text:span><text:span text:style-name="T176_4">corr</text:span><text:span text:style-name="T176_5">.<text:s/>1-</text:span><text:span text:style-name="T176_6">loop</text:span><text:span text:style-name="T176_7">:<text:s/></text:span><text:span text:style-name="T176_8">old</text:span><text:span text:style-name="T176_9"><text:s/>(2,1,1)<text:s/>--&gt;<text:s/></text:span><text:span text:style-name="T176_10">new</text:span><text:span text:style-name="T176_11"><text:s/>(2,1,0)</text:span></text:p>
            <text:p text:style-name="P177"><text:span text:style-name="T177_1"> <text:s/> <text:s/> <text:s/> <text:s/> <text:s/> <text:s/> <text:s/> <text:s/> <text:s/> <text:s/> <text:s/> <text:s/> <text:s/> <text:s/> <text:s/> <text:s/> <text:s/> <text:s/> <text:s/> <text:s/> <text:s/> <text:s/> <text:s/> <text:s/> <text:s/> <text:s/> <text:s/> <text:s/> <text:s/> <text:s/> <text:s/> <text:s/> <text:s/> <text:s/> <text:s/> <text:s/> <text:s/> <text:s/> <text:s/> <text:s/> <text:s/> <text:s/> <text:s/> <text:s/> <text:s/> <text:s/></text:span><text:span text:style-name="T177_2">thr</text:span><text:span text:style-name="T177_3">.<text:s/></text:span><text:span text:style-name="T177_4">corr</text:span><text:span text:style-name="T177_5">.<text:s/>2-</text:span><text:span text:style-name="T177_6">loop</text:span><text:span text:style-name="T177_7">:<text:s/></text:span><text:span text:style-name="T177_8">old</text:span><text:span text:style-name="T177_9"><text:s/>(2,1,2)<text:s/>--&gt;<text:s/></text:span><text:span text:style-name="T177_10">new</text:span><text:span text:style-name="T177_11"><text:s/>(2,2,0) </text:span></text:p>
            <text:p text:style-name="P178"><text:span text:style-name="T178_1"> <text:s/>0</text:span><text:span text:style-name="T178_2">n</text:span><text:span text:style-name="T178_3">:<text:s/></text:span><text:span text:style-name="T178_4">standard</text:span><text:span text:style-name="T178_5"><text:s/></text:span><text:span text:style-name="T178_6">model</text:span></text:p>
            <text:p text:style-name="P179"><text:span text:style-name="T179_1"> <text:s/>1</text:span><text:span text:style-name="T179_2">n</text:span><text:span text:style-name="T179_3">:<text:s/></text:span><text:span text:style-name="T179_4">new</text:span><text:span text:style-name="T179_5"><text:s/></text:span><text:span text:style-name="T179_6">physics</text:span></text:p>
            <text:p text:style-name="P180"><text:span text:style-name="T180_1"> <text:s/>01:<text:s/></text:span><text:span text:style-name="T180_2">fixed</text:span><text:span text:style-name="T180_3"><text:s/></text:span><text:span text:style-name="T180_4">order</text:span><text:span text:style-name="T180_5"><text:s/>-<text:s/></text:span><text:span text:style-name="T180_6">all</text:span><text:span text:style-name="T180_7"><text:s/>1<text:s/></text:span><text:span text:style-name="T180_8">contributions</text:span><text:span text:style-name="T180_9"><text:s/></text:span><text:span text:style-name="T180_10">can</text:span><text:span text:style-name="T180_11"><text:s/></text:span><text:span text:style-name="T180_12">be</text:span><text:span text:style-name="T180_13"><text:s/></text:span><text:span text:style-name="T180_14">added</text:span><text:span text:style-name="T180_15">/</text:span><text:span text:style-name="T180_16">multiplied</text:span><text:span text:style-name="T180_17"><text:s/>-<text:s/></text:span><text:span text:style-name="T180_18">relative</text:span><text:span text:style-name="T180_19"><text:s/></text:span><text:span text:style-name="T180_20">order</text:span><text:span text:style-name="T180_21"><text:s/></text:span><text:span text:style-name="T180_22">in</text:span><text:span text:style-name="T180_23"><text:s/></text:span><text:span text:style-name="T180_24">IContrFlag</text:span><text:span text:style-name="T180_25">2<text:s/>(1=</text:span><text:span text:style-name="T180_26">LO</text:span><text:span text:style-name="T180_27">,<text:s/>2=</text:span><text:span text:style-name="T180_28">NLO</text:span><text:span text:style-name="T180_29">,<text:s/>...)</text:span></text:p>
            <text:p text:style-name="P181"><text:span text:style-name="T181_1"> <text:s/>02:<text:s/></text:span><text:span text:style-name="T181_2">threshold</text:span><text:span text:style-name="T181_3"><text:s/></text:span><text:span text:style-name="T181_4">corrections</text:span><text:span text:style-name="T181_5"><text:s/>-<text:s/></text:span><text:span text:style-name="T181_6">relative</text:span><text:span text:style-name="T181_7"><text:s/></text:span><text:span text:style-name="T181_8">order</text:span><text:span text:style-name="T181_9"><text:s/></text:span><text:span text:style-name="T181_10">in</text:span><text:span text:style-name="T181_11"><text:s/></text:span><text:span text:style-name="T181_12">IContrFlag</text:span><text:span text:style-name="T181_13">2<text:s/>(1=1-</text:span><text:span text:style-name="T181_14">loop</text:span><text:span text:style-name="T181_15">,<text:s/>2=2-</text:span><text:span text:style-name="T181_16">loop</text:span><text:span text:style-name="T181_17">,<text:s/>...)</text:span></text:p>
            <text:p text:style-name="P182"><text:span text:style-name="T182_1"> <text:s/>03:<text:s/></text:span><text:span text:style-name="T182_2">electroweak</text:span><text:span text:style-name="T182_3"><text:s/></text:span><text:span text:style-name="T182_4">corrections</text:span><text:span text:style-name="T182_5"><text:s/>-<text:s/></text:span><text:span text:style-name="T182_6">relative</text:span><text:span text:style-name="T182_7"><text:s/></text:span><text:span text:style-name="T182_8">order</text:span><text:span text:style-name="T182_9"><text:s/></text:span><text:span text:style-name="T182_10">in</text:span><text:span text:style-name="T182_11"><text:s/></text:span><text:span text:style-name="T182_12">IContrFlag</text:span><text:span text:style-name="T182_13">2</text:span></text:p>
            <text:p text:style-name="P183"><text:span text:style-name="T183_1"> <text:s/>(</text:span><text:span text:style-name="T183_2">old</text:span><text:span text:style-name="T183_3">:<text:s/>2:<text:s/></text:span><text:span text:style-name="T183_4">SM</text:span><text:span text:style-name="T183_5"><text:s/></text:span><text:span text:style-name="T183_6">corrections</text:span><text:span text:style-name="T183_7"><text:s/>-&gt;<text:s/></text:span><text:span text:style-name="T183_8">more</text:span><text:span text:style-name="T183_9"><text:s/></text:span><text:span text:style-name="T183_10">info</text:span><text:span text:style-name="T183_11"><text:s/></text:span><text:span text:style-name="T183_12">in</text:span><text:span text:style-name="T183_13"><text:s/></text:span><text:span text:style-name="T183_14">IContrFlag</text:span><text:span text:style-name="T183_15">2<text:s/>(1=</text:span><text:span text:style-name="T183_16">thresh</text:span><text:span text:style-name="T183_17">.</text:span><text:span text:style-name="T183_18">cor</text:span><text:span text:style-name="T183_19">.,<text:s/>2=</text:span><text:span text:style-name="T183_20">e</text:span><text:span text:style-name="T183_21">/</text:span><text:span text:style-name="T183_22">w</text:span><text:span text:style-name="T183_23">,<text:s/>...)<text:s/>-<text:s/></text:span><text:span text:style-name="T183_24">relative</text:span><text:span text:style-name="T183_25"><text:s/></text:span><text:span text:style-name="T183_26">order</text:span><text:span text:style-name="T183_27"><text:s/></text:span><text:span text:style-name="T183_28">in</text:span><text:span text:style-name="T183_29"><text:s/></text:span><text:span text:style-name="T183_30">IContrflag</text:span><text:span text:style-name="T183_31">3)</text:span></text:p>
            <text:p text:style-name="P184"><text:span text:style-name="T184_1"> <text:s/>11,<text:s/>12,<text:s/>13:<text:s/>"</text:span><text:span text:style-name="T184_2">New</text:span><text:span text:style-name="T184_3"><text:s/></text:span><text:span text:style-name="T184_4">Physics</text:span><text:span text:style-name="T184_5">"<text:s/></text:span><text:span text:style-name="T184_6">corrections</text:span><text:span text:style-name="T184_7"><text:s/>-&gt;<text:s/>1=</text:span><text:span text:style-name="T184_8">QuarkComp</text:span><text:span text:style-name="T184_9">,<text:s/>2=</text:span><text:span text:style-name="T184_10">ADD</text:span><text:span text:style-name="T184_11">-</text:span><text:span text:style-name="T184_12">LED</text:span><text:span text:style-name="T184_13">,<text:s/>3=</text:span><text:span text:style-name="T184_14">TeV</text:span><text:span text:style-name="T184_15">-1-</text:span><text:span text:style-name="T184_16">ED</text:span><text:span text:style-name="T184_17">,<text:s/>...<text:s/>-<text:s/></text:span><text:span text:style-name="T184_18">more</text:span><text:span text:style-name="T184_19"><text:s/></text:span><text:span text:style-name="T184_20">in</text:span><text:span text:style-name="T184_21"><text:s/></text:span><text:span text:style-name="T184_22">IContrFlag</text:span><text:span text:style-name="T184_23">2<text:s/>(1=</text:span><text:span text:style-name="T184_24">interference</text:span><text:span text:style-name="T184_25"><text:s/></text:span><text:span text:style-name="T184_26">w</text:span><text:span text:style-name="T184_27">/<text:s/></text:span><text:span text:style-name="T184_28">LO</text:span><text:span text:style-name="T184_29"><text:s/></text:span><text:span text:style-name="T184_30">term</text:span><text:span text:style-name="T184_31">,<text:s/>2=</text:span><text:span text:style-name="T184_32">pure</text:span><text:span text:style-name="T184_33"><text:s/></text:span><text:span text:style-name="T184_34">LO</text:span><text:span text:style-name="T184_35"><text:s/></text:span><text:span text:style-name="T184_36">NP</text:span><text:span text:style-name="T184_37"><text:s/></text:span><text:span text:style-name="T184_38">term</text:span><text:span text:style-name="T184_39">,<text:s/>3=<text:s/></text:span><text:span text:style-name="T184_40">interference</text:span><text:span text:style-name="T184_41"><text:s/></text:span><text:span text:style-name="T184_42">w</text:span><text:span text:style-name="T184_43">/<text:s/></text:span><text:span text:style-name="T184_44">NLO</text:span><text:span text:style-name="T184_45">,<text:s/>4=<text:s/></text:span><text:span text:style-name="T184_46">pure</text:span><text:span text:style-name="T184_47"><text:s/></text:span><text:span text:style-name="T184_48">NLO</text:span><text:span text:style-name="T184_49"><text:s/></text:span><text:span text:style-name="T184_50">NP</text:span><text:span text:style-name="T184_51"><text:s/></text:span><text:span text:style-name="T184_52">term</text:span><text:span text:style-name="T184_53">)</text:span></text:p>
            <text:p text:style-name="P185"><text:span text:style-name="T185_1"> <text:s/>(</text:span><text:span text:style-name="T185_2">old</text:span><text:span text:style-name="T185_3">:<text:s/>3:<text:s/>"</text:span><text:span text:style-name="T185_4">New</text:span><text:span text:style-name="T185_5"><text:s/></text:span><text:span text:style-name="T185_6">Physics</text:span><text:span text:style-name="T185_7">"<text:s/></text:span><text:span text:style-name="T185_8">corrections</text:span><text:span text:style-name="T185_9"><text:s/>-&gt;<text:s/></text:span><text:span text:style-name="T185_10">more</text:span><text:span text:style-name="T185_11"><text:s/></text:span><text:span text:style-name="T185_12">info</text:span><text:span text:style-name="T185_13"><text:s/></text:span><text:span text:style-name="T185_14">in</text:span><text:span text:style-name="T185_15"><text:s/></text:span><text:span text:style-name="T185_16">IContrFlag</text:span><text:span text:style-name="T185_17">2<text:s/>(1=</text:span><text:span text:style-name="T185_18">QuarkComp</text:span><text:span text:style-name="T185_19">,<text:s/>2=</text:span><text:span text:style-name="T185_20">ADD</text:span><text:span text:style-name="T185_21">-</text:span><text:span text:style-name="T185_22">LED</text:span><text:span text:style-name="T185_23">,<text:s/>3=</text:span><text:span text:style-name="T185_24">TeV</text:span><text:span text:style-name="T185_25">-1-</text:span><text:span text:style-name="T185_26">ED</text:span><text:span text:style-name="T185_27">,<text:s/>...)<text:s/>-<text:s/></text:span><text:span text:style-name="T185_28">more</text:span><text:span text:style-name="T185_29"><text:s/></text:span><text:span text:style-name="T185_30">in</text:span><text:span text:style-name="T185_31"><text:s/></text:span><text:span text:style-name="T185_32">IContrFlag</text:span><text:span text:style-name="T185_33">3<text:s/>(1=</text:span><text:span text:style-name="T185_34">interference</text:span><text:span text:style-name="T185_35"><text:s/></text:span><text:span text:style-name="T185_36">w</text:span><text:span text:style-name="T185_37">/<text:s/></text:span><text:span text:style-name="T185_38">LO</text:span><text:span text:style-name="T185_39"><text:s/></text:span><text:span text:style-name="T185_40">term</text:span><text:span text:style-name="T185_41">,<text:s/>2=</text:span><text:span text:style-name="T185_42">pure</text:span><text:span text:style-name="T185_43"><text:s/></text:span><text:span text:style-name="T185_44">LO</text:span><text:span text:style-name="T185_45"><text:s/></text:span><text:span text:style-name="T185_46">NP</text:span><text:span text:style-name="T185_47"><text:s/></text:span><text:span text:style-name="T185_48">term</text:span><text:span text:style-name="T185_49">,<text:s/>3=<text:s/></text:span><text:span text:style-name="T185_50">interference</text:span><text:span text:style-name="T185_51"><text:s/></text:span><text:span text:style-name="T185_52">w</text:span><text:span text:style-name="T185_53">/<text:s/></text:span><text:span text:style-name="T185_54">NLO</text:span><text:span text:style-name="T185_55">,<text:s/>4=<text:s/></text:span><text:span text:style-name="T185_56">pure</text:span><text:span text:style-name="T185_57"><text:s/></text:span><text:span text:style-name="T185_58">NLO</text:span><text:span text:style-name="T185_59"><text:s/></text:span><text:span text:style-name="T185_60">NP</text:span><text:span text:style-name="T185_61"><text:s/></text:span><text:span text:style-name="T185_62">term</text:span><text:span text:style-name="T185_63">))</text:span></text:p>
          </table:table-cell>
        </table:table-row>
        <table:table-row table:style-name="Row62">
          <table:table-cell table:style-name="Cell123">
            <text:p text:style-name="P186"><text:span text:style-name="T186_1">IContrFlag</text:span><text:span text:style-name="T186_2">2</text:span></text:p>
          </table:table-cell>
          <table:table-cell table:style-name="Cell124">
            <text:p text:style-name="P187"><text:span text:style-name="T187_1">int</text:span><text:span text:style-name="T187_2">:<text:s/></text:span><text:span text:style-name="T187_3">flag</text:span><text:span text:style-name="T187_4"><text:s/>-<text:s/></text:span><text:span text:style-name="T187_5">relative</text:span><text:span text:style-name="T187_6"><text:s/></text:span><text:span text:style-name="T187_7">orders</text:span><text:span text:style-name="T187_8"><text:s/></text:span><text:span text:style-name="T187_9">of</text:span><text:span text:style-name="T187_10"><text:s/></text:span><text:span text:style-name="T187_11">contributions</text:span><text:span text:style-name="T187_12"><text:s/></text:span><text:span text:style-name="T187_13">defined</text:span><text:span text:style-name="T187_14"><text:s/></text:span><text:span text:style-name="T187_15">in</text:span><text:span text:style-name="T187_16"><text:s/></text:span><text:span text:style-name="T187_17">IContrFlag</text:span><text:span text:style-name="T187_18">1</text:span></text:p>
          </table:table-cell>
        </table:table-row>
        <table:table-row table:style-name="Row63">
          <table:table-cell table:style-name="Cell125">
            <text:p text:style-name="P188"><text:span text:style-name="T188_1">NScaleDep</text:span><text:span text:style-name="T188_2"><text:s/>(</text:span><text:span text:style-name="T188_3">replaces</text:span><text:span text:style-name="T188_4"><text:s/></text:span><text:span text:style-name="T188_5">IContrFlag</text:span><text:span text:style-name="T188_6">3)</text:span></text:p>
          </table:table-cell>
          <table:table-cell table:style-name="Cell126">
            <text:p text:style-name="P189"><text:span text:style-name="T189_1">int</text:span><text:span text:style-name="T189_2">:<text:s/></text:span><text:span text:style-name="T189_3">flag</text:span><text:span text:style-name="T189_4"><text:s/>-<text:s/></text:span><text:span text:style-name="T189_5">differentiate</text:span><text:span text:style-name="T189_6"><text:s/></text:span><text:span text:style-name="T189_7">between</text:span><text:span text:style-name="T189_8"><text:s/></text:span><text:span text:style-name="T189_9">methods</text:span><text:span text:style-name="T189_10"><text:s/></text:span><text:span text:style-name="T189_11">to</text:span><text:span text:style-name="T189_12"><text:s/></text:span><text:span text:style-name="T189_13">evaluate</text:span><text:span text:style-name="T189_14"><text:s/></text:span><text:span text:style-name="T189_15">scale</text:span><text:span text:style-name="T189_16"><text:s/></text:span><text:span text:style-name="T189_17">dependence</text:span></text:p>
            <text:p text:style-name="P190"><text:span text:style-name="T190_1">     <text:s/>(</text:span><text:span text:style-name="T190_2">was</text:span><text:span text:style-name="T190_3"><text:s/></text:span><text:span text:style-name="T190_4">marked</text:span><text:span text:style-name="T190_5"><text:s/></text:span><text:span text:style-name="T190_6">to</text:span><text:span text:style-name="T190_7"><text:s/></text:span><text:span text:style-name="T190_8">be</text:span><text:span text:style-name="T190_9"><text:s/></text:span><text:span text:style-name="T190_10">only</text:span><text:span text:style-name="T190_11"><text:s/></text:span><text:span text:style-name="T190_12">for</text:span><text:span text:style-name="T190_13"><text:s/></text:span><text:span text:style-name="T190_14">future</text:span><text:span text:style-name="T190_15"><text:s/></text:span><text:span text:style-name="T190_16">use</text:span><text:span text:style-name="T190_17"><text:s/>...<text:s/></text:span><text:span text:style-name="T190_18">but</text:span><text:span text:style-name="T190_19"><text:s/></text:span><text:span text:style-name="T190_20">was</text:span><text:span text:style-name="T190_21"><text:s/></text:span><text:span text:style-name="T190_22">foreseen</text:span><text:span text:style-name="T190_23"><text:s/></text:span><text:span text:style-name="T190_24">in</text:span><text:span text:style-name="T190_25"><text:s/></text:span><text:span text:style-name="T190_26">threshold</text:span><text:span text:style-name="T190_27"><text:s/></text:span><text:span text:style-name="T190_28">corrections</text:span><text:span text:style-name="T190_29"><text:s/>--&gt;<text:s/></text:span><text:span text:style-name="T190_30">adapt</text:span><text:span text:style-name="T190_31"><text:s/></text:span><text:span text:style-name="T190_32">suggested</text:span><text:span text:style-name="T190_33"><text:s/></text:span><text:span text:style-name="T190_34">scheme</text:span><text:span text:style-name="T190_35"><text:s/></text:span><text:span text:style-name="T190_36">above</text:span><text:span text:style-name="T190_37"><text:s/></text:span><text:span text:style-name="T190_38">in</text:span><text:span text:style-name="T190_39"><text:s/></text:span><text:span text:style-name="T190_40">IContrFlag</text:span><text:span text:style-name="T190_41">1)</text:span></text:p>
            <text:p text:style-name="P191"><text:span text:style-name="T191_1"> <text:s/>0:<text:s/></text:span><text:span text:style-name="T191_2">normal</text:span><text:span text:style-name="T191_3"><text:s/>-<text:s/></text:span><text:span text:style-name="T191_4">version</text:span><text:span text:style-name="T191_5"><text:s/></text:span><text:span text:style-name="T191_6">extended</text:span><text:span text:style-name="T191_7"><text:s/></text:span><text:span text:style-name="T191_8">from</text:span><text:span text:style-name="T191_9"><text:s/></text:span><text:span text:style-name="T191_10">v</text:span><text:span text:style-name="T191_11">1.4</text:span></text:p>
            <text:p text:style-name="P192"><text:span text:style-name="T192_1"> <text:s/>3:<text:s/></text:span><text:span text:style-name="T192_2">flexible</text:span><text:span text:style-name="T192_3"><text:s/></text:span><text:span text:style-name="T192_4">format</text:span><text:span text:style-name="T192_5"><text:s/></text:span><text:span text:style-name="T192_6">a</text:span><text:span text:style-name="T192_7"><text:s/></text:span><text:span text:style-name="T192_8">la</text:span><text:span text:style-name="T192_9"><text:s/></text:span><text:span text:style-name="T192_10">Daniel</text:span></text:p>
          </table:table-cell>
        </table:table-row>
        <table:table-row table:style-name="Row64">
          <table:table-cell table:style-name="Cell127">
            <text:p text:style-name="P193"><text:span text:style-name="T193_1">NContrDescr</text:span></text:p>
          </table:table-cell>
          <table:table-cell table:style-name="Cell128">
            <text:p text:style-name="P194"><text:span text:style-name="T194_1">int</text:span><text:span text:style-name="T194_2">:<text:s/></text:span><text:span text:style-name="T194_3">No</text:span><text:span text:style-name="T194_4">.<text:s/></text:span><text:span text:style-name="T194_5">of</text:span><text:span text:style-name="T194_6"><text:s/></text:span><text:span text:style-name="T194_7">strings</text:span><text:span text:style-name="T194_8"><text:s/></text:span><text:span text:style-name="T194_9">to</text:span><text:span text:style-name="T194_10"><text:s/></text:span><text:span text:style-name="T194_11">describe</text:span><text:span text:style-name="T194_12"><text:s/></text:span><text:span text:style-name="T194_13">contribution</text:span></text:p>
          </table:table-cell>
        </table:table-row>
        <table:table-row table:style-name="Row65">
          <table:table-cell table:style-name="Cell129">
            <text:p text:style-name="P195"><text:span text:style-name="T195_1">#<text:s/></text:span><text:span text:style-name="T195_2">for</text:span><text:span text:style-name="T195_3"><text:s/></text:span><text:span text:style-name="T195_4">i</text:span><text:span text:style-name="T195_5">=1,</text:span><text:span text:style-name="T195_6">NContrDescr</text:span></text:p>
          </table:table-cell>
          <table:table-cell table:style-name="Cell130">
            <text:p text:style-name="P196"/>
          </table:table-cell>
        </table:table-row>
        <table:table-row table:style-name="Row66">
          <table:table-cell table:style-name="Cell131">
            <text:p text:style-name="P197"><text:span text:style-name="T197_1"> <text:s/></text:span><text:span text:style-name="T197_2">CtrbDescript</text:span><text:span text:style-name="T197_3">(</text:span><text:span text:style-name="T197_4">i</text:span><text:span text:style-name="T197_5">)</text:span></text:p>
          </table:table-cell>
          <table:table-cell table:style-name="Cell132">
            <text:p text:style-name="P198"><text:span text:style-name="T198_1">string</text:span><text:span text:style-name="T198_2">(</text:span><text:span text:style-name="T198_3">NContrDescr</text:span><text:span text:style-name="T198_4">)<text:s/>(30<text:s/></text:span><text:span text:style-name="T198_5">char</text:span><text:span text:style-name="T198_6">):<text:s/></text:span><text:span text:style-name="T198_7">Description</text:span><text:span text:style-name="T198_8"><text:s/></text:span><text:span text:style-name="T198_9">of</text:span><text:span text:style-name="T198_10"><text:s/></text:span><text:span text:style-name="T198_11">Contribution</text:span><text:span text:style-name="T198_12"><text:s/>"</text:span><text:span text:style-name="T198_13">LO</text:span><text:span text:style-name="T198_14">"</text:span></text:p>
          </table:table-cell>
        </table:table-row>
        <table:table-row table:style-name="Row67">
          <table:table-cell table:style-name="Cell133">
            <text:p text:style-name="P199"><text:span text:style-name="T199_1">#<text:s/></text:span><text:span text:style-name="T199_2">endfor</text:span><text:span text:style-name="T199_3">(</text:span><text:span text:style-name="T199_4">i</text:span><text:span text:style-name="T199_5">)</text:span></text:p>
          </table:table-cell>
          <table:table-cell table:style-name="Cell134">
            <text:p text:style-name="P200"/>
          </table:table-cell>
        </table:table-row>
        <table:table-row table:style-name="Row68">
          <table:table-cell table:style-name="Cell135">
            <text:p text:style-name="P201"><text:span text:style-name="T201_1">NCodeDescr</text:span></text:p>
          </table:table-cell>
          <table:table-cell table:style-name="Cell136">
            <text:p text:style-name="P202"><text:span text:style-name="T202_1">int</text:span><text:span text:style-name="T202_2">:<text:s/></text:span><text:span text:style-name="T202_3">No</text:span><text:span text:style-name="T202_4">.<text:s/></text:span><text:span text:style-name="T202_5">of</text:span><text:span text:style-name="T202_6"><text:s/></text:span><text:span text:style-name="T202_7">strings</text:span><text:span text:style-name="T202_8"><text:s/></text:span><text:span text:style-name="T202_9">to</text:span><text:span text:style-name="T202_10"><text:s/></text:span><text:span text:style-name="T202_11">describe</text:span><text:span text:style-name="T202_12"><text:s/></text:span><text:span text:style-name="T202_13">Code</text:span><text:span text:style-name="T202_14"><text:s/></text:span><text:span text:style-name="T202_15">used</text:span><text:span text:style-name="T202_16"><text:s/></text:span><text:span text:style-name="T202_17">in</text:span><text:span text:style-name="T202_18"><text:s/></text:span><text:span text:style-name="T202_19">calculation</text:span></text:p>
          </table:table-cell>
        </table:table-row>
        <table:table-row table:style-name="Row69">
          <table:table-cell table:style-name="Cell137">
            <text:p text:style-name="P203"><text:span text:style-name="T203_1">#<text:s/></text:span><text:span text:style-name="T203_2">for</text:span><text:span text:style-name="T203_3"><text:s/></text:span><text:span text:style-name="T203_4">i</text:span><text:span text:style-name="T203_5">=1,</text:span><text:span text:style-name="T203_6">NCodeDescr</text:span></text:p>
          </table:table-cell>
          <table:table-cell table:style-name="Cell138">
            <text:p text:style-name="P204"/>
          </table:table-cell>
        </table:table-row>
        <table:table-row table:style-name="Row70">
          <table:table-cell table:style-name="Cell139">
            <text:p text:style-name="P205"><text:span text:style-name="T205_1"> <text:s/></text:span><text:span text:style-name="T205_2">CodeDescript</text:span><text:span text:style-name="T205_3">(</text:span><text:span text:style-name="T205_4">i</text:span><text:span text:style-name="T205_5">)</text:span></text:p>
          </table:table-cell>
          <table:table-cell table:style-name="Cell140">
            <text:p text:style-name="P206"><text:span text:style-name="T206_1">string</text:span><text:span text:style-name="T206_2">(</text:span><text:span text:style-name="T206_3">NCodeDescr</text:span><text:span text:style-name="T206_4">)<text:s/>(30<text:s/></text:span><text:span text:style-name="T206_5">char</text:span><text:span text:style-name="T206_6">):<text:s/></text:span><text:span text:style-name="T206_7">describe</text:span><text:span text:style-name="T206_8"><text:s/></text:span><text:span text:style-name="T206_9">code</text:span><text:span text:style-name="T206_10"><text:s/></text:span><text:span text:style-name="T206_11">that</text:span><text:span text:style-name="T206_12"><text:s/></text:span><text:span text:style-name="T206_13">was</text:span><text:span text:style-name="T206_14"><text:s/></text:span><text:span text:style-name="T206_15">used</text:span><text:span text:style-name="T206_16"><text:s/></text:span><text:span text:style-name="T206_17">for</text:span><text:span text:style-name="T206_18"><text:s/></text:span><text:span text:style-name="T206_19">computation</text:span></text:p>
          </table:table-cell>
        </table:table-row>
        <table:table-row table:style-name="Row71">
          <table:table-cell table:style-name="Cell141">
            <text:p text:style-name="P207"><text:span text:style-name="T207_1">#<text:s/></text:span><text:span text:style-name="T207_2">endfor</text:span><text:span text:style-name="T207_3">(</text:span><text:span text:style-name="T207_4">i</text:span><text:span text:style-name="T207_5">)</text:span></text:p>
          </table:table-cell>
          <table:table-cell table:style-name="Cell142">
            <text:p text:style-name="P208"/>
          </table:table-cell>
        </table:table-row>
        <table:table-row table:style-name="Row72">
          <table:table-cell table:style-name="Cell143">
            <text:p text:style-name="P209"/>
          </table:table-cell>
          <table:table-cell table:style-name="Cell144">
            <text:p text:style-name="P210"/>
          </table:table-cell>
        </table:table-row>
        <table:table-row table:style-name="Row73">
          <table:table-cell table:style-name="Cell145">
            <text:p text:style-name="P211"><text:span text:style-name="T211_1">#<text:s/></text:span><text:span text:style-name="T211_2">if</text:span><text:span text:style-name="T211_3"><text:s/></text:span><text:span text:style-name="T211_4">IDataFlag</text:span><text:span text:style-name="T211_5">==1</text:span></text:p>
          </table:table-cell>
          <table:table-cell table:style-name="Cell146">
            <text:p text:style-name="P212"><text:span text:style-name="T212_1">if</text:span><text:span text:style-name="T212_2"><text:s/></text:span><text:span text:style-name="T212_3">block</text:span><text:span text:style-name="T212_4"><text:s/></text:span><text:span text:style-name="T212_5">consist</text:span><text:span text:style-name="T212_6"><text:s/></text:span><text:span text:style-name="T212_7">only</text:span><text:span text:style-name="T212_8"><text:s/></text:span><text:span text:style-name="T212_9">of</text:span><text:span text:style-name="T212_10"><text:s/></text:span><text:span text:style-name="T212_11">data</text:span><text:span text:style-name="T212_12">:<text:s/></text:span><text:span text:style-name="T212_13">can</text:span><text:span text:style-name="T212_14"><text:s/></text:span><text:span text:style-name="T212_15">only</text:span><text:span text:style-name="T212_16"><text:s/></text:span><text:span text:style-name="T212_17">appear</text:span><text:span text:style-name="T212_18"><text:s/></text:span><text:span text:style-name="T212_19">once</text:span></text:p>
          </table:table-cell>
        </table:table-row>
        <table:table-row table:style-name="Row74">
          <table:table-cell table:style-name="Cell147">
            <text:p text:style-name="P213"/>
          </table:table-cell>
          <table:table-cell table:style-name="Cell148">
            <text:p text:style-name="P214"><text:span text:style-name="T214_1">  <text:s/>(</text:span><text:span text:style-name="T214_2">structure</text:span><text:span text:style-name="T214_3"><text:s/></text:span><text:span text:style-name="T214_4">for</text:span><text:span text:style-name="T214_5"><text:s/></text:span><text:span text:style-name="T214_6">data</text:span><text:span text:style-name="T214_7"><text:s/></text:span><text:span text:style-name="T214_8">block</text:span><text:span text:style-name="T214_9"><text:s/></text:span><text:span text:style-name="T214_10">is</text:span><text:span text:style-name="T214_11"><text:s/></text:span><text:span text:style-name="T214_12">not</text:span><text:span text:style-name="T214_13"><text:s/></text:span><text:span text:style-name="T214_14">yet</text:span><text:span text:style-name="T214_15"><text:s/></text:span><text:span text:style-name="T214_16">final</text:span><text:span text:style-name="T214_17"><text:s/>-<text:s/></text:span><text:span text:style-name="T214_18">see</text:span><text:span text:style-name="T214_19"><text:s/></text:span><text:span text:style-name="T214_20">text</text:span><text:span text:style-name="T214_21"><text:s/></text:span><text:span text:style-name="T214_22">file</text:span><text:span text:style-name="T214_23"><text:s/></text:span><text:span text:style-name="T214_24">for</text:span><text:span text:style-name="T214_25"><text:s/></text:span><text:span text:style-name="T214_26">draft</text:span><text:span text:style-name="T214_27">)</text:span></text:p>
          </table:table-cell>
        </table:table-row>
        <table:table-row table:style-name="Row75">
          <table:table-cell table:style-name="Cell149">
            <text:p text:style-name="P215"><text:span text:style-name="T215_1">Nuncorrel</text:span></text:p>
          </table:table-cell>
          <table:table-cell table:style-name="Cell150">
            <text:p text:style-name="P216"><text:span text:style-name="T216_1">int</text:span><text:span text:style-name="T216_2">:<text:s/></text:span><text:span text:style-name="T216_3">No</text:span><text:span text:style-name="T216_4">.<text:s/></text:span><text:span text:style-name="T216_5">of</text:span><text:span text:style-name="T216_6"><text:s/></text:span><text:span text:style-name="T216_7">uncorrelated</text:span><text:span text:style-name="T216_8"><text:s/></text:span><text:span text:style-name="T216_9">uncertainty</text:span><text:span text:style-name="T216_10"><text:s/></text:span><text:span text:style-name="T216_11">sources</text:span></text:p>
          </table:table-cell>
        </table:table-row>
        <table:table-row table:style-name="Row76">
          <table:table-cell table:style-name="Cell151">
            <text:p text:style-name="P217"><text:span text:style-name="T217_1">#<text:s/></text:span><text:span text:style-name="T217_2">for</text:span><text:span text:style-name="T217_3"><text:s/></text:span><text:span text:style-name="T217_4">i</text:span><text:span text:style-name="T217_5">=1,</text:span><text:span text:style-name="T217_6">Nuncorrel</text:span></text:p>
          </table:table-cell>
          <table:table-cell table:style-name="Cell152">
            <text:p text:style-name="P218"/>
          </table:table-cell>
        </table:table-row>
        <table:table-row table:style-name="Row77">
          <table:table-cell table:style-name="Cell153">
            <text:p text:style-name="P219"><text:span text:style-name="T219_1"> <text:s/></text:span><text:span text:style-name="T219_2">UncDescr</text:span><text:span text:style-name="T219_3">(</text:span><text:span text:style-name="T219_4">i</text:span><text:span text:style-name="T219_5">)</text:span></text:p>
          </table:table-cell>
          <table:table-cell table:style-name="Cell154">
            <text:p text:style-name="P220"><text:span text:style-name="T220_1">string</text:span><text:span text:style-name="T220_2">:<text:s/></text:span><text:span text:style-name="T220_3">description</text:span><text:span text:style-name="T220_4"><text:s/></text:span><text:span text:style-name="T220_5">of</text:span><text:span text:style-name="T220_6"><text:s/></text:span><text:span text:style-name="T220_7">i</text:span><text:span text:style-name="T220_8">-</text:span><text:span text:style-name="T220_9">th</text:span><text:span text:style-name="T220_10"><text:s/></text:span><text:span text:style-name="T220_11">uncorrelated</text:span><text:span text:style-name="T220_12"><text:s/></text:span><text:span text:style-name="T220_13">uncertainty</text:span><text:span text:style-name="T220_14"><text:s/></text:span><text:span text:style-name="T220_15">source</text:span></text:p>
          </table:table-cell>
        </table:table-row>
        <table:table-row table:style-name="Row78">
          <table:table-cell table:style-name="Cell155">
            <text:p text:style-name="P221"><text:span text:style-name="T221_1">#<text:s/></text:span><text:span text:style-name="T221_2">endfor</text:span><text:span text:style-name="T221_3">(</text:span><text:span text:style-name="T221_4">i</text:span><text:span text:style-name="T221_5">)</text:span></text:p>
          </table:table-cell>
          <table:table-cell table:style-name="Cell156">
            <text:p text:style-name="P222"/>
          </table:table-cell>
        </table:table-row>
        <table:table-row table:style-name="Row79">
          <table:table-cell table:style-name="Cell157">
            <text:p text:style-name="P223"><text:span text:style-name="T223_1">Ncorrel</text:span></text:p>
          </table:table-cell>
          <table:table-cell table:style-name="Cell158">
            <text:p text:style-name="P224"><text:span text:style-name="T224_1">int</text:span><text:span text:style-name="T224_2">:<text:s/></text:span><text:span text:style-name="T224_3">No</text:span><text:span text:style-name="T224_4">.<text:s/></text:span><text:span text:style-name="T224_5">of</text:span><text:span text:style-name="T224_6"><text:s/></text:span><text:span text:style-name="T224_7">correlated</text:span><text:span text:style-name="T224_8"><text:s/></text:span><text:span text:style-name="T224_9">uncertainty</text:span><text:span text:style-name="T224_10"><text:s/></text:span><text:span text:style-name="T224_11">sources</text:span></text:p>
          </table:table-cell>
        </table:table-row>
        <table:table-row table:style-name="Row80">
          <table:table-cell table:style-name="Cell159">
            <text:p text:style-name="P225"><text:span text:style-name="T225_1">#<text:s/></text:span><text:span text:style-name="T225_2">for</text:span><text:span text:style-name="T225_3"><text:s/></text:span><text:span text:style-name="T225_4">i</text:span><text:span text:style-name="T225_5">=1,</text:span><text:span text:style-name="T225_6">Ncorrel</text:span></text:p>
          </table:table-cell>
          <table:table-cell table:style-name="Cell160">
            <text:p text:style-name="P226"/>
          </table:table-cell>
        </table:table-row>
        <table:table-row table:style-name="Row81">
          <table:table-cell table:style-name="Cell161">
            <text:p text:style-name="P227"><text:span text:style-name="T227_1"> <text:s/></text:span><text:span text:style-name="T227_2">CorDescr</text:span><text:span text:style-name="T227_3">(</text:span><text:span text:style-name="T227_4">i</text:span><text:span text:style-name="T227_5">)</text:span></text:p>
          </table:table-cell>
          <table:table-cell table:style-name="Cell162">
            <text:p text:style-name="P228"><text:span text:style-name="T228_1">string</text:span><text:span text:style-name="T228_2">:<text:s/></text:span><text:span text:style-name="T228_3">Description</text:span><text:span text:style-name="T228_4"><text:s/></text:span><text:span text:style-name="T228_5">of</text:span><text:span text:style-name="T228_6"><text:s/></text:span><text:span text:style-name="T228_7">i</text:span><text:span text:style-name="T228_8">-</text:span><text:span text:style-name="T228_9">th</text:span><text:span text:style-name="T228_10"><text:s/></text:span><text:span text:style-name="T228_11">correlated</text:span><text:span text:style-name="T228_12"><text:s/></text:span><text:span text:style-name="T228_13">source</text:span></text:p>
          </table:table-cell>
        </table:table-row>
        <table:table-row table:style-name="Row82">
          <table:table-cell table:style-name="Cell163">
            <text:p text:style-name="P229"><text:span text:style-name="T229_1">#<text:s/></text:span><text:span text:style-name="T229_2">endfor</text:span><text:span text:style-name="T229_3">(</text:span><text:span text:style-name="T229_4">i</text:span><text:span text:style-name="T229_5">)</text:span></text:p>
          </table:table-cell>
          <table:table-cell table:style-name="Cell164">
            <text:p text:style-name="P230"/>
          </table:table-cell>
        </table:table-row>
        <table:table-row table:style-name="Row83">
          <table:table-cell table:style-name="Cell165">
            <text:p text:style-name="P231"><text:span text:style-name="T231_1">##<text:s/></text:span><text:span text:style-name="T231_2">for</text:span><text:span text:style-name="T231_3"><text:s/></text:span><text:span text:style-name="T231_4">i</text:span><text:span text:style-name="T231_5">=1,</text:span><text:span text:style-name="T231_6">NObsBin</text:span></text:p>
          </table:table-cell>
          <table:table-cell table:style-name="Cell166">
            <text:p text:style-name="P232"><text:span text:style-name="T232_1">(</text:span><text:span text:style-name="T232_2">the</text:span><text:span text:style-name="T232_3"><text:s/></text:span><text:span text:style-name="T232_4">bin</text:span><text:span text:style-name="T232_5"><text:s/></text:span><text:span text:style-name="T232_6">boundaries</text:span><text:span text:style-name="T232_7"><text:s/></text:span><text:span text:style-name="T232_8">must</text:span><text:span text:style-name="T232_9"><text:s/></text:span><text:span text:style-name="T232_10">coincide</text:span><text:span text:style-name="T232_11"><text:s/></text:span><text:span text:style-name="T232_12">with</text:span><text:span text:style-name="T232_13"><text:s/></text:span><text:span text:style-name="T232_14">the</text:span><text:span text:style-name="T232_15"><text:s/></text:span><text:span text:style-name="T232_16">definitions</text:span><text:span text:style-name="T232_17"><text:s/></text:span><text:span text:style-name="T232_18">in</text:span><text:span text:style-name="T232_19"><text:s/></text:span><text:span text:style-name="T232_20">block</text:span><text:span text:style-name="T232_21"><text:s/></text:span><text:span text:style-name="T232_22">A</text:span><text:span text:style-name="T232_23">2)</text:span></text:p>
          </table:table-cell>
        </table:table-row>
        <table:table-row table:style-name="Row84">
          <table:table-cell table:style-name="Cell167">
            <text:p text:style-name="P233"><text:span text:style-name="T233_1"> <text:s/></text:span><text:span text:style-name="T233_2">Xcenter</text:span><text:span text:style-name="T233_3">(</text:span><text:span text:style-name="T233_4">i</text:span><text:span text:style-name="T233_5">)</text:span></text:p>
          </table:table-cell>
          <table:table-cell table:style-name="Cell168">
            <text:p text:style-name="P234"><text:span text:style-name="T234_1">dbl</text:span><text:span text:style-name="T234_2">:<text:s/></text:span><text:span text:style-name="T234_3">bin</text:span><text:span text:style-name="T234_4"><text:s/></text:span><text:span text:style-name="T234_5">center</text:span><text:span text:style-name="T234_6"><text:s/></text:span><text:span text:style-name="T234_7">in</text:span><text:span text:style-name="T234_8"><text:s/></text:span><text:span text:style-name="T234_9">last</text:span><text:span text:style-name="T234_10"><text:s/></text:span><text:span text:style-name="T234_11">dimension</text:span><text:span text:style-name="T234_12"><text:s/>-<text:s/></text:span><text:span text:style-name="T234_13">if</text:span><text:span text:style-name="T234_14"><text:s/></text:span><text:span text:style-name="T234_15">n</text:span><text:span text:style-name="T234_16">/</text:span><text:span text:style-name="T234_17">a</text:span><text:span text:style-name="T234_18"><text:s/></text:span><text:span text:style-name="T234_19">set</text:span><text:span text:style-name="T234_20"><text:s/></text:span><text:span text:style-name="T234_21">to</text:span><text:span text:style-name="T234_22"><text:s/></text:span><text:span text:style-name="T234_23">bin</text:span><text:span text:style-name="T234_24"><text:s/></text:span><text:span text:style-name="T234_25">middle</text:span></text:p>
          </table:table-cell>
        </table:table-row>
        <table:table-row table:style-name="Row85">
          <table:table-cell table:style-name="Cell169">
            <text:p text:style-name="P235"><text:span text:style-name="T235_1"> <text:s/></text:span><text:span text:style-name="T235_2">value</text:span><text:span text:style-name="T235_3">(</text:span><text:span text:style-name="T235_4">i</text:span><text:span text:style-name="T235_5">)</text:span></text:p>
          </table:table-cell>
          <table:table-cell table:style-name="Cell170">
            <text:p text:style-name="P236"><text:span text:style-name="T236_1">dbl</text:span><text:span text:style-name="T236_2">:<text:s/></text:span><text:span text:style-name="T236_3">cross</text:span><text:span text:style-name="T236_4"><text:s/></text:span><text:span text:style-name="T236_5">section</text:span><text:span text:style-name="T236_6"><text:s/></text:span><text:span text:style-name="T236_7">in</text:span><text:span text:style-name="T236_8"><text:s/></text:span><text:span text:style-name="T236_9">units</text:span><text:span text:style-name="T236_10"><text:s/></text:span><text:span text:style-name="T236_11">specified</text:span><text:span text:style-name="T236_12"><text:s/></text:span><text:span text:style-name="T236_13">in</text:span><text:span text:style-name="T236_14"><text:s/></text:span><text:span text:style-name="T236_15">block</text:span><text:span text:style-name="T236_16"><text:s/></text:span><text:span text:style-name="T236_17">A</text:span><text:span text:style-name="T236_18">2</text:span></text:p>
          </table:table-cell>
        </table:table-row>
        <table:table-row table:style-name="Row86">
          <table:table-cell table:style-name="Cell171">
            <text:p text:style-name="P237"><text:span text:style-name="T237_1"> <text:s/>#<text:s/></text:span><text:span text:style-name="T237_2">for</text:span><text:span text:style-name="T237_3"><text:s/></text:span><text:span text:style-name="T237_4">j</text:span><text:span text:style-name="T237_5">=1,</text:span><text:span text:style-name="T237_6">Nuncorrel</text:span></text:p>
          </table:table-cell>
          <table:table-cell table:style-name="Cell172">
            <text:p text:style-name="P238"/>
          </table:table-cell>
        </table:table-row>
        <table:table-row table:style-name="Row87">
          <table:table-cell table:style-name="Cell173">
            <text:p text:style-name="P239"><text:span text:style-name="T239_1">   <text:s/></text:span><text:span text:style-name="T239_2">UnCorLo</text:span><text:span text:style-name="T239_3">(</text:span><text:span text:style-name="T239_4">i</text:span><text:span text:style-name="T239_5">)(</text:span><text:span text:style-name="T239_6">j</text:span><text:span text:style-name="T239_7">)</text:span></text:p>
          </table:table-cell>
          <table:table-cell table:style-name="Cell174">
            <text:p text:style-name="P240"><text:span text:style-name="T240_1">dbl</text:span><text:span text:style-name="T240_2">:<text:s/></text:span><text:span text:style-name="T240_3">lower</text:span><text:span text:style-name="T240_4"><text:s/></text:span><text:span text:style-name="T240_5">uncertainty</text:span><text:span text:style-name="T240_6"><text:s/></text:span><text:span text:style-name="T240_7">from</text:span><text:span text:style-name="T240_8"><text:s/></text:span><text:span text:style-name="T240_9">j</text:span><text:span text:style-name="T240_10">-</text:span><text:span text:style-name="T240_11">th</text:span><text:span text:style-name="T240_12"><text:s/></text:span><text:span text:style-name="T240_13">uncorrelated</text:span><text:span text:style-name="T240_14"><text:s/></text:span><text:span text:style-name="T240_15">source</text:span><text:span text:style-name="T240_16"><text:s/></text:span><text:span text:style-name="T240_17">to</text:span><text:span text:style-name="T240_18"><text:s/></text:span><text:span text:style-name="T240_19">i</text:span><text:span text:style-name="T240_20">-</text:span><text:span text:style-name="T240_21">th</text:span><text:span text:style-name="T240_22"><text:s/></text:span><text:span text:style-name="T240_23">data</text:span><text:span text:style-name="T240_24"><text:s/></text:span><text:span text:style-name="T240_25">point</text:span></text:p>
          </table:table-cell>
        </table:table-row>
        <table:table-row table:style-name="Row88">
          <table:table-cell table:style-name="Cell175">
            <text:p text:style-name="P241"><text:span text:style-name="T241_1">   <text:s/></text:span><text:span text:style-name="T241_2">UnCorHi</text:span><text:span text:style-name="T241_3">(</text:span><text:span text:style-name="T241_4">i</text:span><text:span text:style-name="T241_5">)(</text:span><text:span text:style-name="T241_6">j</text:span><text:span text:style-name="T241_7">)</text:span></text:p>
          </table:table-cell>
          <table:table-cell table:style-name="Cell176">
            <text:p text:style-name="P242"><text:span text:style-name="T242_1">dbl</text:span><text:span text:style-name="T242_2">:<text:s/></text:span><text:span text:style-name="T242_3">upper</text:span><text:span text:style-name="T242_4"><text:s/></text:span><text:span text:style-name="T242_5">uncertainty</text:span><text:span text:style-name="T242_6"><text:s/></text:span><text:span text:style-name="T242_7">from</text:span><text:span text:style-name="T242_8"><text:s/></text:span><text:span text:style-name="T242_9">j</text:span><text:span text:style-name="T242_10">-</text:span><text:span text:style-name="T242_11">th</text:span><text:span text:style-name="T242_12"><text:s/></text:span><text:span text:style-name="T242_13">uncorrelated</text:span><text:span text:style-name="T242_14"><text:s/></text:span><text:span text:style-name="T242_15">source</text:span><text:span text:style-name="T242_16"><text:s/></text:span><text:span text:style-name="T242_17">to</text:span><text:span text:style-name="T242_18"><text:s/></text:span><text:span text:style-name="T242_19">i</text:span><text:span text:style-name="T242_20">-</text:span><text:span text:style-name="T242_21">th</text:span><text:span text:style-name="T242_22"><text:s/></text:span><text:span text:style-name="T242_23">data</text:span><text:span text:style-name="T242_24"><text:s/></text:span><text:span text:style-name="T242_25">point</text:span></text:p>
          </table:table-cell>
        </table:table-row>
        <table:table-row table:style-name="Row89">
          <table:table-cell table:style-name="Cell177">
            <text:p text:style-name="P243"><text:span text:style-name="T243_1"> <text:s/>#<text:s/></text:span><text:span text:style-name="T243_2">endfor</text:span><text:span text:style-name="T243_3">(</text:span><text:span text:style-name="T243_4">j</text:span><text:span text:style-name="T243_5">)</text:span></text:p>
          </table:table-cell>
          <table:table-cell table:style-name="Cell178">
            <text:p text:style-name="P244"/>
          </table:table-cell>
        </table:table-row>
        <table:table-row table:style-name="Row90">
          <table:table-cell table:style-name="Cell179">
            <text:p text:style-name="P245"><text:span text:style-name="T245_1"> <text:s/>#<text:s/></text:span><text:span text:style-name="T245_2">for</text:span><text:span text:style-name="T245_3"><text:s/></text:span><text:span text:style-name="T245_4">j</text:span><text:span text:style-name="T245_5">=1,</text:span><text:span text:style-name="T245_6">Ncorrel</text:span></text:p>
          </table:table-cell>
          <table:table-cell table:style-name="Cell180">
            <text:p text:style-name="P246"/>
          </table:table-cell>
        </table:table-row>
        <table:table-row table:style-name="Row91">
          <table:table-cell table:style-name="Cell181">
            <text:p text:style-name="P247"><text:span text:style-name="T247_1">   <text:s/></text:span><text:span text:style-name="T247_2">CorrLo</text:span><text:span text:style-name="T247_3">(</text:span><text:span text:style-name="T247_4">i</text:span><text:span text:style-name="T247_5">)(</text:span><text:span text:style-name="T247_6">j</text:span><text:span text:style-name="T247_7">)</text:span></text:p>
          </table:table-cell>
          <table:table-cell table:style-name="Cell182">
            <text:p text:style-name="P248"><text:span text:style-name="T248_1">dbl</text:span><text:span text:style-name="T248_2">:<text:s/></text:span><text:span text:style-name="T248_3">lower</text:span><text:span text:style-name="T248_4"><text:s/></text:span><text:span text:style-name="T248_5">uncertainty</text:span><text:span text:style-name="T248_6"><text:s/></text:span><text:span text:style-name="T248_7">from</text:span><text:span text:style-name="T248_8"><text:s/></text:span><text:span text:style-name="T248_9">j</text:span><text:span text:style-name="T248_10">-</text:span><text:span text:style-name="T248_11">th</text:span><text:span text:style-name="T248_12"><text:s/></text:span><text:span text:style-name="T248_13">correlated</text:span><text:span text:style-name="T248_14"><text:s/></text:span><text:span text:style-name="T248_15">source</text:span><text:span text:style-name="T248_16"><text:s/></text:span><text:span text:style-name="T248_17">to</text:span><text:span text:style-name="T248_18"><text:s/></text:span><text:span text:style-name="T248_19">i</text:span><text:span text:style-name="T248_20">-</text:span><text:span text:style-name="T248_21">th</text:span><text:span text:style-name="T248_22"><text:s/></text:span><text:span text:style-name="T248_23">data</text:span><text:span text:style-name="T248_24"><text:s/></text:span><text:span text:style-name="T248_25">point</text:span></text:p>
          </table:table-cell>
        </table:table-row>
        <table:table-row table:style-name="Row92">
          <table:table-cell table:style-name="Cell183">
            <text:p text:style-name="P249"><text:span text:style-name="T249_1">   <text:s/></text:span><text:span text:style-name="T249_2">CorrHi</text:span><text:span text:style-name="T249_3">(</text:span><text:span text:style-name="T249_4">i</text:span><text:span text:style-name="T249_5">)(</text:span><text:span text:style-name="T249_6">j</text:span><text:span text:style-name="T249_7">)</text:span></text:p>
          </table:table-cell>
          <table:table-cell table:style-name="Cell184">
            <text:p text:style-name="P250"><text:span text:style-name="T250_1">dbl</text:span><text:span text:style-name="T250_2">:<text:s/></text:span><text:span text:style-name="T250_3">upper</text:span><text:span text:style-name="T250_4"><text:s/></text:span><text:span text:style-name="T250_5">uncertainty</text:span><text:span text:style-name="T250_6"><text:s/></text:span><text:span text:style-name="T250_7">from</text:span><text:span text:style-name="T250_8"><text:s/></text:span><text:span text:style-name="T250_9">j</text:span><text:span text:style-name="T250_10">-</text:span><text:span text:style-name="T250_11">th</text:span><text:span text:style-name="T250_12"><text:s/></text:span><text:span text:style-name="T250_13">correlated</text:span><text:span text:style-name="T250_14"><text:s/></text:span><text:span text:style-name="T250_15">source</text:span><text:span text:style-name="T250_16"><text:s/></text:span><text:span text:style-name="T250_17">to</text:span><text:span text:style-name="T250_18"><text:s/></text:span><text:span text:style-name="T250_19">i</text:span><text:span text:style-name="T250_20">-</text:span><text:span text:style-name="T250_21">th</text:span><text:span text:style-name="T250_22"><text:s/></text:span><text:span text:style-name="T250_23">data</text:span><text:span text:style-name="T250_24"><text:s/></text:span><text:span text:style-name="T250_25">point</text:span></text:p>
          </table:table-cell>
        </table:table-row>
        <table:table-row table:style-name="Row93">
          <table:table-cell table:style-name="Cell185">
            <text:p text:style-name="P251"><text:span text:style-name="T251_1"> <text:s/>#<text:s/></text:span><text:span text:style-name="T251_2">endfor</text:span><text:span text:style-name="T251_3">(</text:span><text:span text:style-name="T251_4">j</text:span><text:span text:style-name="T251_5">)</text:span></text:p>
          </table:table-cell>
          <table:table-cell table:style-name="Cell186">
            <text:p text:style-name="P252"/>
          </table:table-cell>
        </table:table-row>
        <table:table-row table:style-name="Row94">
          <table:table-cell table:style-name="Cell187">
            <text:p text:style-name="P253"><text:span text:style-name="T253_1">##<text:s/></text:span><text:span text:style-name="T253_2">endfor</text:span><text:span text:style-name="T253_3">(</text:span><text:span text:style-name="T253_4">i</text:span><text:span text:style-name="T253_5">)</text:span></text:p>
          </table:table-cell>
          <table:table-cell table:style-name="Cell188">
            <text:p text:style-name="P254"><text:span text:style-name="T254_1">comment</text:span><text:span text:style-name="T254_2">:<text:s/></text:span><text:span text:style-name="T254_3">store</text:span><text:span text:style-name="T254_4"><text:s/></text:span><text:span text:style-name="T254_5">all</text:span><text:span text:style-name="T254_6"><text:s/></text:span><text:span text:style-name="T254_7">uncertainties</text:span><text:span text:style-name="T254_8"><text:s/></text:span><text:span text:style-name="T254_9">as</text:span><text:span text:style-name="T254_10"><text:s/>_</text:span><text:span text:style-name="T254_11">absolute</text:span><text:span text:style-name="T254_12">_<text:s/>-<text:s/></text:span><text:span text:style-name="T254_13">not</text:span><text:span text:style-name="T254_14"><text:s/></text:span><text:span text:style-name="T254_15">in</text:span><text:span text:style-name="T254_16"><text:s/></text:span><text:span text:style-name="T254_17">percent</text:span></text:p>
          </table:table-cell>
        </table:table-row>
        <table:table-row table:style-name="Row95">
          <table:table-cell table:style-name="Cell189">
            <text:p text:style-name="P255"><text:span text:style-name="T255_1">NErrMatrix</text:span></text:p>
          </table:table-cell>
          <table:table-cell table:style-name="Cell190">
            <text:p text:style-name="P256"><text:span text:style-name="T256_1">int</text:span><text:span text:style-name="T256_2">:<text:s/></text:span><text:span text:style-name="T256_3">No</text:span><text:span text:style-name="T256_4">.<text:s/></text:span><text:span text:style-name="T256_5">of</text:span><text:span text:style-name="T256_6"><text:s/></text:span><text:span text:style-name="T256_7">error</text:span><text:span text:style-name="T256_8"><text:s/></text:span><text:span text:style-name="T256_9">matrices</text:span><text:span text:style-name="T256_10"><text:s/></text:span><text:span text:style-name="T256_11">available</text:span></text:p>
          </table:table-cell>
        </table:table-row>
        <table:table-row table:style-name="Row96">
          <table:table-cell table:style-name="Cell191">
            <text:p text:style-name="P257"><text:span text:style-name="T257_1">##<text:s/></text:span><text:span text:style-name="T257_2">for</text:span><text:span text:style-name="T257_3"><text:s/></text:span><text:span text:style-name="T257_4">i</text:span><text:span text:style-name="T257_5">=1,</text:span><text:span text:style-name="T257_6">NerrMatrix</text:span></text:p>
          </table:table-cell>
          <table:table-cell table:style-name="Cell192">
            <text:p text:style-name="P258"/>
          </table:table-cell>
        </table:table-row>
        <table:table-row table:style-name="Row97">
          <table:table-cell table:style-name="Cell193">
            <text:p text:style-name="P259"><text:span text:style-name="T259_1">#<text:s/></text:span><text:span text:style-name="T259_2">for</text:span><text:span text:style-name="T259_3"><text:s/></text:span><text:span text:style-name="T259_4">j</text:span><text:span text:style-name="T259_5">=1,(</text:span><text:span text:style-name="T259_6">NObsBin</text:span><text:span text:style-name="T259_7">^2)</text:span></text:p>
          </table:table-cell>
          <table:table-cell table:style-name="Cell194">
            <text:p text:style-name="P260"/>
          </table:table-cell>
        </table:table-row>
        <table:table-row table:style-name="Row98">
          <table:table-cell table:style-name="Cell195">
            <text:p text:style-name="P261"><text:span text:style-name="T261_1"> <text:s/></text:span><text:span text:style-name="T261_2">matrixelement</text:span><text:span text:style-name="T261_3">(</text:span><text:span text:style-name="T261_4">i</text:span><text:span text:style-name="T261_5">)(</text:span><text:span text:style-name="T261_6">j</text:span><text:span text:style-name="T261_7">)</text:span></text:p>
          </table:table-cell>
          <table:table-cell table:style-name="Cell196">
            <text:p text:style-name="P262"><text:span text:style-name="T262_1">dbl</text:span><text:span text:style-name="T262_2">:<text:s/></text:span><text:span text:style-name="T262_3">j</text:span><text:span text:style-name="T262_4">-</text:span><text:span text:style-name="T262_5">th</text:span><text:span text:style-name="T262_6"><text:s/></text:span><text:span text:style-name="T262_7">element</text:span><text:span text:style-name="T262_8"><text:s/></text:span><text:span text:style-name="T262_9">of</text:span><text:span text:style-name="T262_10"><text:s/></text:span><text:span text:style-name="T262_11">i</text:span><text:span text:style-name="T262_12">-</text:span><text:span text:style-name="T262_13">th</text:span><text:span text:style-name="T262_14"><text:s/></text:span><text:span text:style-name="T262_15">correlation</text:span><text:span text:style-name="T262_16"><text:s/></text:span><text:span text:style-name="T262_17">matrix</text:span></text:p>
          </table:table-cell>
        </table:table-row>
        <table:table-row table:style-name="Row99">
          <table:table-cell table:style-name="Cell197">
            <text:p text:style-name="P263"><text:span text:style-name="T263_1">#<text:s/></text:span><text:span text:style-name="T263_2">endfor</text:span><text:span text:style-name="T263_3">(</text:span><text:span text:style-name="T263_4">j</text:span><text:span text:style-name="T263_5">)</text:span></text:p>
          </table:table-cell>
          <table:table-cell table:style-name="Cell198">
            <text:p text:style-name="P264"/>
          </table:table-cell>
        </table:table-row>
        <table:table-row table:style-name="Row100">
          <table:table-cell table:style-name="Cell199">
            <text:p text:style-name="P265"><text:span text:style-name="T265_1">##<text:s/></text:span><text:span text:style-name="T265_2">endfor</text:span><text:span text:style-name="T265_3">(</text:span><text:span text:style-name="T265_4">i</text:span><text:span text:style-name="T265_5">)</text:span></text:p>
          </table:table-cell>
          <table:table-cell table:style-name="Cell200">
            <text:p text:style-name="P266"/>
          </table:table-cell>
        </table:table-row>
        <table:table-row table:style-name="Row101">
          <table:table-cell table:style-name="Cell201">
            <text:p text:style-name="P267"><text:span text:style-name="T267_1"> &gt;&gt;&gt;<text:s/></text:span><text:span text:style-name="T267_2">end</text:span><text:span text:style-name="T267_3"><text:s/></text:span><text:span text:style-name="T267_4">of</text:span><text:span text:style-name="T267_5"><text:s/></text:span><text:span text:style-name="T267_6">block</text:span><text:span text:style-name="T267_7"><text:s/></text:span><text:span text:style-name="T267_8">B</text:span></text:p>
          </table:table-cell>
          <table:table-cell table:style-name="Cell202">
            <text:p text:style-name="P268"/>
          </table:table-cell>
        </table:table-row>
        <table:table-row table:style-name="Row102">
          <table:table-cell table:style-name="Cell203">
            <text:p text:style-name="P269"><text:span text:style-name="T269_1">#<text:s/></text:span><text:span text:style-name="T269_2">endif</text:span><text:span text:style-name="T269_3"><text:s/>(</text:span><text:span text:style-name="T269_4">IDataFlag</text:span><text:span text:style-name="T269_5">)</text:span></text:p>
          </table:table-cell>
          <table:table-cell table:style-name="Cell204">
            <text:p text:style-name="P270"/>
          </table:table-cell>
        </table:table-row>
        <table:table-row table:style-name="Row103">
          <table:table-cell table:style-name="Cell205">
            <text:p text:style-name="P271"/>
          </table:table-cell>
          <table:table-cell table:style-name="Cell206">
            <text:p text:style-name="P272"/>
          </table:table-cell>
        </table:table-row>
        <table:table-row table:style-name="Row104">
          <table:table-cell table:style-name="Cell207">
            <text:p text:style-name="P273"><text:span text:style-name="T273_1">#<text:s/></text:span><text:span text:style-name="T273_2">if</text:span><text:span text:style-name="T273_3"><text:s/></text:span><text:span text:style-name="T273_4">IAddMult</text:span><text:span text:style-name="T273_5">=1</text:span></text:p>
          </table:table-cell>
          <table:table-cell table:style-name="Cell208">
            <text:p text:style-name="P274"><text:span text:style-name="T274_1">if</text:span><text:span text:style-name="T274_2"><text:s/></text:span><text:span text:style-name="T274_3">block</text:span><text:span text:style-name="T274_4"><text:s/></text:span><text:span text:style-name="T274_5">consists</text:span><text:span text:style-name="T274_6"><text:s/></text:span><text:span text:style-name="T274_7">only</text:span><text:span text:style-name="T274_8"><text:s/></text:span><text:span text:style-name="T274_9">of</text:span><text:span text:style-name="T274_10"><text:s/></text:span><text:span text:style-name="T274_11">of</text:span><text:span text:style-name="T274_12"><text:s/>(</text:span><text:span text:style-name="T274_13">NObsBin</text:span><text:span text:style-name="T274_14">)<text:s/></text:span><text:span text:style-name="T274_15">factors</text:span><text:span text:style-name="T274_16"><text:s/></text:span><text:span text:style-name="T274_17">which</text:span><text:span text:style-name="T274_18"><text:s/></text:span><text:span text:style-name="T274_19">are</text:span><text:span text:style-name="T274_20"><text:s/></text:span><text:span text:style-name="T274_21">multiplied</text:span><text:span text:style-name="T274_22"><text:s/></text:span><text:span text:style-name="T274_23">to</text:span><text:span text:style-name="T274_24"><text:s/></text:span><text:span text:style-name="T274_25">the</text:span><text:span text:style-name="T274_26"><text:s/></text:span><text:span text:style-name="T274_27">observable</text:span><text:span text:style-name="T274_28"><text:s/></text:span><text:span text:style-name="T274_29">bins</text:span><text:span text:style-name="T274_30"><text:s/>(</text:span><text:span text:style-name="T274_31">block</text:span><text:span text:style-name="T274_32"><text:s/></text:span><text:span text:style-name="T274_33">can</text:span><text:span text:style-name="T274_34"><text:s/></text:span><text:span text:style-name="T274_35">appear</text:span><text:span text:style-name="T274_36"><text:s/></text:span><text:span text:style-name="T274_37">multiple</text:span><text:span text:style-name="T274_38"><text:s/></text:span><text:span text:style-name="T274_39">times</text:span><text:span text:style-name="T274_40"><text:s/>-<text:s/></text:span><text:span text:style-name="T274_41">for</text:span><text:span text:style-name="T274_42"><text:s/></text:span><text:span text:style-name="T274_43">different</text:span><text:span text:style-name="T274_44"><text:s/></text:span><text:span text:style-name="T274_45">corrections</text:span><text:span text:style-name="T274_46">)</text:span></text:p>
          </table:table-cell>
        </table:table-row>
        <table:table-row table:style-name="Row105">
          <table:table-cell table:style-name="Cell209">
            <text:p text:style-name="P275"><text:span text:style-name="T275_1">Nuncorrel</text:span></text:p>
          </table:table-cell>
          <table:table-cell table:style-name="Cell210">
            <text:p text:style-name="P276"><text:span text:style-name="T276_1">int</text:span><text:span text:style-name="T276_2">;<text:s/></text:span><text:span text:style-name="T276_3">No</text:span><text:span text:style-name="T276_4">.<text:s/></text:span><text:span text:style-name="T276_5">of</text:span><text:span text:style-name="T276_6"><text:s/></text:span><text:span text:style-name="T276_7">uncorrelated</text:span><text:span text:style-name="T276_8"><text:s/></text:span><text:span text:style-name="T276_9">uncertainty</text:span><text:span text:style-name="T276_10"><text:s/></text:span><text:span text:style-name="T276_11">sources</text:span></text:p>
          </table:table-cell>
        </table:table-row>
        <table:table-row table:style-name="Row106">
          <table:table-cell table:style-name="Cell211">
            <text:p text:style-name="P277"><text:span text:style-name="T277_1">#<text:s/></text:span><text:span text:style-name="T277_2">for</text:span><text:span text:style-name="T277_3"><text:s/></text:span><text:span text:style-name="T277_4">i</text:span><text:span text:style-name="T277_5">=1,</text:span><text:span text:style-name="T277_6">Nuncorrel</text:span></text:p>
          </table:table-cell>
          <table:table-cell table:style-name="Cell212">
            <text:p text:style-name="P278"/>
          </table:table-cell>
        </table:table-row>
        <table:table-row table:style-name="Row107">
          <table:table-cell table:style-name="Cell213">
            <text:p text:style-name="P279"><text:span text:style-name="T279_1"> <text:s/></text:span><text:span text:style-name="T279_2">UncDescr</text:span><text:span text:style-name="T279_3">(</text:span><text:span text:style-name="T279_4">i</text:span><text:span text:style-name="T279_5">)</text:span></text:p>
          </table:table-cell>
          <table:table-cell table:style-name="Cell214">
            <text:p text:style-name="P280"><text:span text:style-name="T280_1">string</text:span><text:span text:style-name="T280_2">:<text:s/></text:span><text:span text:style-name="T280_3">description</text:span><text:span text:style-name="T280_4"><text:s/></text:span><text:span text:style-name="T280_5">of</text:span><text:span text:style-name="T280_6"><text:s/></text:span><text:span text:style-name="T280_7">i</text:span><text:span text:style-name="T280_8">-</text:span><text:span text:style-name="T280_9">th</text:span><text:span text:style-name="T280_10"><text:s/></text:span><text:span text:style-name="T280_11">uncorrelated</text:span><text:span text:style-name="T280_12"><text:s/></text:span><text:span text:style-name="T280_13">uncertainty</text:span><text:span text:style-name="T280_14"><text:s/></text:span><text:span text:style-name="T280_15">source</text:span></text:p>
          </table:table-cell>
        </table:table-row>
        <table:table-row table:style-name="Row108">
          <table:table-cell table:style-name="Cell215">
            <text:p text:style-name="P281"><text:span text:style-name="T281_1">#<text:s/></text:span><text:span text:style-name="T281_2">endfor</text:span><text:span text:style-name="T281_3">(</text:span><text:span text:style-name="T281_4">i</text:span><text:span text:style-name="T281_5">)</text:span></text:p>
          </table:table-cell>
          <table:table-cell table:style-name="Cell216">
            <text:p text:style-name="P282"/>
          </table:table-cell>
        </table:table-row>
        <table:table-row table:style-name="Row109">
          <table:table-cell table:style-name="Cell217">
            <text:p text:style-name="P283"><text:span text:style-name="T283_1">Ncorrel</text:span></text:p>
          </table:table-cell>
          <table:table-cell table:style-name="Cell218">
            <text:p text:style-name="P284"><text:span text:style-name="T284_1">int</text:span><text:span text:style-name="T284_2">:<text:s/></text:span><text:span text:style-name="T284_3">No</text:span><text:span text:style-name="T284_4">.<text:s/></text:span><text:span text:style-name="T284_5">of</text:span><text:span text:style-name="T284_6"><text:s/></text:span><text:span text:style-name="T284_7">correlated</text:span><text:span text:style-name="T284_8"><text:s/></text:span><text:span text:style-name="T284_9">uncertainty</text:span><text:span text:style-name="T284_10"><text:s/></text:span><text:span text:style-name="T284_11">sources</text:span></text:p>
          </table:table-cell>
        </table:table-row>
        <table:table-row table:style-name="Row110">
          <table:table-cell table:style-name="Cell219">
            <text:p text:style-name="P285"><text:span text:style-name="T285_1">#<text:s/></text:span><text:span text:style-name="T285_2">for</text:span><text:span text:style-name="T285_3"><text:s/></text:span><text:span text:style-name="T285_4">i</text:span><text:span text:style-name="T285_5">=1,</text:span><text:span text:style-name="T285_6">Ncorrel</text:span></text:p>
          </table:table-cell>
          <table:table-cell table:style-name="Cell220">
            <text:p text:style-name="P286"/>
          </table:table-cell>
        </table:table-row>
        <table:table-row table:style-name="Row111">
          <table:table-cell table:style-name="Cell221">
            <text:p text:style-name="P287"><text:span text:style-name="T287_1"> <text:s/></text:span><text:span text:style-name="T287_2">CorDescr</text:span><text:span text:style-name="T287_3">(</text:span><text:span text:style-name="T287_4">i</text:span><text:span text:style-name="T287_5">)</text:span></text:p>
          </table:table-cell>
          <table:table-cell table:style-name="Cell222">
            <text:p text:style-name="P288"><text:span text:style-name="T288_1">string</text:span><text:span text:style-name="T288_2">:<text:s/></text:span><text:span text:style-name="T288_3">description</text:span><text:span text:style-name="T288_4"><text:s/></text:span><text:span text:style-name="T288_5">of</text:span><text:span text:style-name="T288_6"><text:s/></text:span><text:span text:style-name="T288_7">i</text:span><text:span text:style-name="T288_8">-</text:span><text:span text:style-name="T288_9">th</text:span><text:span text:style-name="T288_10"><text:s/></text:span><text:span text:style-name="T288_11">correlated</text:span><text:span text:style-name="T288_12"><text:s/></text:span><text:span text:style-name="T288_13">uncertainty</text:span><text:span text:style-name="T288_14"><text:s/></text:span><text:span text:style-name="T288_15">source</text:span></text:p>
          </table:table-cell>
        </table:table-row>
        <table:table-row table:style-name="Row112">
          <table:table-cell table:style-name="Cell223">
            <text:p text:style-name="P289"><text:span text:style-name="T289_1">#<text:s/></text:span><text:span text:style-name="T289_2">endfor</text:span><text:span text:style-name="T289_3">(</text:span><text:span text:style-name="T289_4">i</text:span><text:span text:style-name="T289_5">)</text:span></text:p>
          </table:table-cell>
          <table:table-cell table:style-name="Cell224">
            <text:p text:style-name="P290"/>
          </table:table-cell>
        </table:table-row>
        <table:table-row table:style-name="Row113">
          <table:table-cell table:style-name="Cell225">
            <text:p text:style-name="P291"><text:span text:style-name="T291_1">##<text:s/></text:span><text:span text:style-name="T291_2">for</text:span><text:span text:style-name="T291_3"><text:s/></text:span><text:span text:style-name="T291_4">i</text:span><text:span text:style-name="T291_5">=1,</text:span><text:span text:style-name="T291_6">NObsBin</text:span></text:p>
          </table:table-cell>
          <table:table-cell table:style-name="Cell226">
            <text:p text:style-name="P292"/>
          </table:table-cell>
        </table:table-row>
        <table:table-row table:style-name="Row114">
          <table:table-cell table:style-name="Cell227">
            <text:p text:style-name="P293"><text:span text:style-name="T293_1"> <text:s/></text:span><text:span text:style-name="T293_2">fact</text:span><text:span text:style-name="T293_3">(</text:span><text:span text:style-name="T293_4">i</text:span><text:span text:style-name="T293_5">)</text:span></text:p>
          </table:table-cell>
          <table:table-cell table:style-name="Cell228">
            <text:p text:style-name="P294"><text:span text:style-name="T294_1">dbl</text:span><text:span text:style-name="T294_2">:<text:s/></text:span><text:span text:style-name="T294_3">multiplicative</text:span><text:span text:style-name="T294_4"><text:s/></text:span><text:span text:style-name="T294_5">factor</text:span><text:span text:style-name="T294_6"><text:s/></text:span><text:span text:style-name="T294_7">for</text:span><text:span text:style-name="T294_8"><text:s/></text:span><text:span text:style-name="T294_9">combined</text:span><text:span text:style-name="T294_10"><text:s/></text:span><text:span text:style-name="T294_11">theory</text:span><text:span text:style-name="T294_12"><text:s/></text:span><text:span text:style-name="T294_13">result</text:span></text:p>
          </table:table-cell>
        </table:table-row>
        <table:table-row table:style-name="Row115">
          <table:table-cell table:style-name="Cell229">
            <text:p text:style-name="P295"><text:span text:style-name="T295_1"> <text:s/>#<text:s/></text:span><text:span text:style-name="T295_2">for</text:span><text:span text:style-name="T295_3"><text:s/></text:span><text:span text:style-name="T295_4">j</text:span><text:span text:style-name="T295_5">=1,</text:span><text:span text:style-name="T295_6">Nuncorrel</text:span></text:p>
          </table:table-cell>
          <table:table-cell table:style-name="Cell230">
            <text:p text:style-name="P296"/>
          </table:table-cell>
        </table:table-row>
        <table:table-row table:style-name="Row116">
          <table:table-cell table:style-name="Cell231">
            <text:p text:style-name="P297"><text:span text:style-name="T297_1">   <text:s/></text:span><text:span text:style-name="T297_2">UnCorLo</text:span><text:span text:style-name="T297_3">(</text:span><text:span text:style-name="T297_4">i</text:span><text:span text:style-name="T297_5">)(</text:span><text:span text:style-name="T297_6">j</text:span><text:span text:style-name="T297_7">)</text:span></text:p>
          </table:table-cell>
          <table:table-cell table:style-name="Cell232">
            <text:p text:style-name="P298"><text:span text:style-name="T298_1">dbl</text:span><text:span text:style-name="T298_2">:<text:s/></text:span><text:span text:style-name="T298_3">lower</text:span><text:span text:style-name="T298_4"><text:s/></text:span><text:span text:style-name="T298_5">uncertainty</text:span><text:span text:style-name="T298_6"><text:s/></text:span><text:span text:style-name="T298_7">from</text:span><text:span text:style-name="T298_8"><text:s/></text:span><text:span text:style-name="T298_9">j</text:span><text:span text:style-name="T298_10">-</text:span><text:span text:style-name="T298_11">th</text:span><text:span text:style-name="T298_12"><text:s/></text:span><text:span text:style-name="T298_13">uncorrelated</text:span><text:span text:style-name="T298_14"><text:s/></text:span><text:span text:style-name="T298_15">uncertainty</text:span><text:span text:style-name="T298_16"><text:s/></text:span><text:span text:style-name="T298_17">source</text:span></text:p>
          </table:table-cell>
        </table:table-row>
        <table:table-row table:style-name="Row117">
          <table:table-cell table:style-name="Cell233">
            <text:p text:style-name="P299"><text:span text:style-name="T299_1">   <text:s/></text:span><text:span text:style-name="T299_2">UnCorHi</text:span><text:span text:style-name="T299_3">(</text:span><text:span text:style-name="T299_4">i</text:span><text:span text:style-name="T299_5">)(</text:span><text:span text:style-name="T299_6">j</text:span><text:span text:style-name="T299_7">)</text:span></text:p>
          </table:table-cell>
          <table:table-cell table:style-name="Cell234">
            <text:p text:style-name="P300"><text:span text:style-name="T300_1">dbl</text:span><text:span text:style-name="T300_2">:<text:s/></text:span><text:span text:style-name="T300_3">upper</text:span><text:span text:style-name="T300_4"><text:s/></text:span><text:span text:style-name="T300_5">uncertainty</text:span><text:span text:style-name="T300_6"><text:s/></text:span><text:span text:style-name="T300_7">from</text:span><text:span text:style-name="T300_8"><text:s/></text:span><text:span text:style-name="T300_9">j</text:span><text:span text:style-name="T300_10">-</text:span><text:span text:style-name="T300_11">th</text:span><text:span text:style-name="T300_12"><text:s/></text:span><text:span text:style-name="T300_13">uncorrelated</text:span><text:span text:style-name="T300_14"><text:s/></text:span><text:span text:style-name="T300_15">uncertainty</text:span><text:span text:style-name="T300_16"><text:s/></text:span><text:span text:style-name="T300_17">source</text:span></text:p>
          </table:table-cell>
        </table:table-row>
        <table:table-row table:style-name="Row118">
          <table:table-cell table:style-name="Cell235">
            <text:p text:style-name="P301"><text:span text:style-name="T301_1"> <text:s/>#<text:s/></text:span><text:span text:style-name="T301_2">endfor</text:span><text:span text:style-name="T301_3">(</text:span><text:span text:style-name="T301_4">j</text:span><text:span text:style-name="T301_5">)</text:span></text:p>
          </table:table-cell>
          <table:table-cell table:style-name="Cell236">
            <text:p text:style-name="P302"/>
          </table:table-cell>
        </table:table-row>
        <table:table-row table:style-name="Row119">
          <table:table-cell table:style-name="Cell237">
            <text:p text:style-name="P303"><text:span text:style-name="T303_1"> <text:s/>#<text:s/></text:span><text:span text:style-name="T303_2">for</text:span><text:span text:style-name="T303_3"><text:s/></text:span><text:span text:style-name="T303_4">j</text:span><text:span text:style-name="T303_5">=1,</text:span><text:span text:style-name="T303_6">Ncorrel</text:span></text:p>
          </table:table-cell>
          <table:table-cell table:style-name="Cell238">
            <text:p text:style-name="P304"/>
          </table:table-cell>
        </table:table-row>
        <table:table-row table:style-name="Row120">
          <table:table-cell table:style-name="Cell239">
            <text:p text:style-name="P305"><text:span text:style-name="T305_1">   <text:s/></text:span><text:span text:style-name="T305_2">CorrLo</text:span><text:span text:style-name="T305_3">(</text:span><text:span text:style-name="T305_4">i</text:span><text:span text:style-name="T305_5">)(</text:span><text:span text:style-name="T305_6">j</text:span><text:span text:style-name="T305_7">)</text:span></text:p>
          </table:table-cell>
          <table:table-cell table:style-name="Cell240">
            <text:p text:style-name="P306"><text:span text:style-name="T306_1">dbl</text:span><text:span text:style-name="T306_2">:<text:s/></text:span><text:span text:style-name="T306_3">lower</text:span><text:span text:style-name="T306_4"><text:s/></text:span><text:span text:style-name="T306_5">uncertainty</text:span><text:span text:style-name="T306_6"><text:s/></text:span><text:span text:style-name="T306_7">from</text:span><text:span text:style-name="T306_8"><text:s/></text:span><text:span text:style-name="T306_9">j</text:span><text:span text:style-name="T306_10">-</text:span><text:span text:style-name="T306_11">th</text:span><text:span text:style-name="T306_12"><text:s/></text:span><text:span text:style-name="T306_13">correlated</text:span><text:span text:style-name="T306_14"><text:s/></text:span><text:span text:style-name="T306_15">uncertainty</text:span><text:span text:style-name="T306_16"><text:s/></text:span><text:span text:style-name="T306_17">source</text:span></text:p>
          </table:table-cell>
        </table:table-row>
        <table:table-row table:style-name="Row121">
          <table:table-cell table:style-name="Cell241">
            <text:p text:style-name="P307"><text:span text:style-name="T307_1">   <text:s/></text:span><text:span text:style-name="T307_2">CorrHi</text:span><text:span text:style-name="T307_3">(</text:span><text:span text:style-name="T307_4">i</text:span><text:span text:style-name="T307_5">)(</text:span><text:span text:style-name="T307_6">j</text:span><text:span text:style-name="T307_7">)</text:span></text:p>
          </table:table-cell>
          <table:table-cell table:style-name="Cell242">
            <text:p text:style-name="P308"><text:span text:style-name="T308_1">dbl</text:span><text:span text:style-name="T308_2">:<text:s/></text:span><text:span text:style-name="T308_3">upper</text:span><text:span text:style-name="T308_4"><text:s/></text:span><text:span text:style-name="T308_5">uncertainty</text:span><text:span text:style-name="T308_6"><text:s/></text:span><text:span text:style-name="T308_7">from</text:span><text:span text:style-name="T308_8"><text:s/></text:span><text:span text:style-name="T308_9">j</text:span><text:span text:style-name="T308_10">-</text:span><text:span text:style-name="T308_11">th</text:span><text:span text:style-name="T308_12"><text:s/></text:span><text:span text:style-name="T308_13">correlated</text:span><text:span text:style-name="T308_14"><text:s/></text:span><text:span text:style-name="T308_15">uncertainty</text:span><text:span text:style-name="T308_16"><text:s/></text:span><text:span text:style-name="T308_17">source</text:span></text:p>
          </table:table-cell>
        </table:table-row>
        <table:table-row table:style-name="Row122">
          <table:table-cell table:style-name="Cell243">
            <text:p text:style-name="P309"><text:span text:style-name="T309_1"> <text:s/>#<text:s/></text:span><text:span text:style-name="T309_2">endfor</text:span><text:span text:style-name="T309_3">(</text:span><text:span text:style-name="T309_4">j</text:span><text:span text:style-name="T309_5">)</text:span></text:p>
          </table:table-cell>
          <table:table-cell table:style-name="Cell244">
            <text:p text:style-name="P310"/>
          </table:table-cell>
        </table:table-row>
        <table:table-row table:style-name="Row123">
          <table:table-cell table:style-name="Cell245">
            <text:p text:style-name="P311"><text:span text:style-name="T311_1">##<text:s/></text:span><text:span text:style-name="T311_2">endfor</text:span><text:span text:style-name="T311_3">(</text:span><text:span text:style-name="T311_4">i</text:span><text:span text:style-name="T311_5">)</text:span></text:p>
          </table:table-cell>
          <table:table-cell table:style-name="Cell246">
            <text:p text:style-name="P312"/>
          </table:table-cell>
        </table:table-row>
        <table:table-row table:style-name="Row124">
          <table:table-cell table:style-name="Cell247">
            <text:p text:style-name="P313"><text:span text:style-name="T313_1"> &gt;&gt;&gt;<text:s/></text:span><text:span text:style-name="T313_2">end</text:span><text:span text:style-name="T313_3"><text:s/></text:span><text:span text:style-name="T313_4">of</text:span><text:span text:style-name="T313_5"><text:s/></text:span><text:span text:style-name="T313_6">block</text:span><text:span text:style-name="T313_7"><text:s/></text:span><text:span text:style-name="T313_8">C</text:span></text:p>
          </table:table-cell>
          <table:table-cell table:style-name="Cell248">
            <text:p text:style-name="P314"/>
          </table:table-cell>
        </table:table-row>
        <table:table-row table:style-name="Row125">
          <table:table-cell table:style-name="Cell249">
            <text:p text:style-name="P315"><text:span text:style-name="T315_1">#<text:s/></text:span><text:span text:style-name="T315_2">endif</text:span><text:span text:style-name="T315_3"><text:s/>(</text:span><text:span text:style-name="T315_4">IAddMult</text:span><text:span text:style-name="T315_5">)</text:span></text:p>
          </table:table-cell>
          <table:table-cell table:style-name="Cell250">
            <text:p text:style-name="P316"/>
          </table:table-cell>
        </table:table-row>
        <table:table-row table:style-name="Row126">
          <table:table-cell table:style-name="Cell251">
            <text:p text:style-name="P317"/>
          </table:table-cell>
          <table:table-cell table:style-name="Cell252">
            <text:p text:style-name="P318"/>
          </table:table-cell>
        </table:table-row>
        <table:table-row table:style-name="Row127">
          <table:table-cell table:style-name="Cell253">
            <text:p text:style-name="P319"><text:span text:style-name="T319_1"> #<text:s/></text:span><text:span text:style-name="T319_2">if</text:span><text:span text:style-name="T319_3"><text:s/>((</text:span><text:span text:style-name="T319_4">not</text:span><text:span text:style-name="T319_5"><text:s/></text:span><text:span text:style-name="T319_6">data</text:span><text:span text:style-name="T319_7">)<text:s/></text:span><text:span text:style-name="T319_8">and</text:span><text:span text:style-name="T319_9"><text:s/>(</text:span><text:span text:style-name="T319_10">not</text:span><text:span text:style-name="T319_11"><text:s/></text:span><text:span text:style-name="T319_12">multiplicative</text:span><text:span text:style-name="T319_13">))<text:s/>...<text:s/></text:span><text:span text:style-name="T319_14">continue</text:span></text:p>
          </table:table-cell>
          <table:table-cell table:style-name="Cell254">
            <text:p text:style-name="P320"/>
          </table:table-cell>
        </table:table-row>
        <table:table-row table:style-name="Row128">
          <table:table-cell table:style-name="Cell255">
            <text:p text:style-name="P321"><text:span text:style-name="T321_1">IRef</text:span></text:p>
          </table:table-cell>
          <table:table-cell table:style-name="Cell256">
            <text:p text:style-name="P322"><text:span text:style-name="T322_1">int</text:span><text:span text:style-name="T322_2">:<text:s/></text:span><text:span text:style-name="T322_3">flag</text:span><text:span text:style-name="T322_4"><text:s/></text:span><text:span text:style-name="T322_5">if</text:span><text:span text:style-name="T322_6"><text:s/></text:span><text:span text:style-name="T322_7">this</text:span><text:span text:style-name="T322_8"><text:s/></text:span><text:span text:style-name="T322_9">contribution</text:span><text:span text:style-name="T322_10"><text:s/></text:span><text:span text:style-name="T322_11">is</text:span><text:span text:style-name="T322_12"><text:s/></text:span><text:span text:style-name="T322_13">a</text:span><text:span text:style-name="T322_14"><text:s/>"</text:span><text:span text:style-name="T322_15">standard</text:span><text:span text:style-name="T322_16">"<text:s/></text:span><text:span text:style-name="T322_17">fastNLO</text:span><text:span text:style-name="T322_18"><text:s/></text:span><text:span text:style-name="T322_19">table</text:span><text:span text:style-name="T322_20"><text:s/>(=0)<text:s/></text:span><text:span text:style-name="T322_21">or</text:span><text:span text:style-name="T322_22"><text:s/></text:span><text:span text:style-name="T322_23">a</text:span><text:span text:style-name="T322_24"><text:s/>"</text:span><text:span text:style-name="T322_25">reference</text:span><text:span text:style-name="T322_26"><text:s/></text:span><text:span text:style-name="T322_27">table</text:span><text:span text:style-name="T322_28">"<text:s/>(=1)<text:s/></text:span><text:span text:style-name="T322_29">which</text:span><text:span text:style-name="T322_30"><text:s/></text:span><text:span text:style-name="T322_31">includes</text:span><text:span text:style-name="T322_32"><text:s/></text:span><text:span text:style-name="T322_33">alphas</text:span><text:span text:style-name="T322_34">,<text:s/></text:span><text:span text:style-name="T322_35">PDFs</text:span></text:p>
          </table:table-cell>
        </table:table-row>
        <table:table-row table:style-name="Row129">
          <table:table-cell table:style-name="Cell257">
            <text:p text:style-name="P323"><text:span text:style-name="T323_1">IScaleDep</text:span></text:p>
          </table:table-cell>
          <table:table-cell table:style-name="Cell258">
            <text:p text:style-name="P324"><text:span text:style-name="T324_1">int</text:span><text:span text:style-name="T324_2">:<text:s/></text:span><text:span text:style-name="T324_3">flag</text:span><text:span text:style-name="T324_4"><text:s/></text:span><text:span text:style-name="T324_5">for</text:span><text:span text:style-name="T324_6"><text:s/></text:span><text:span text:style-name="T324_7">scale</text:span><text:span text:style-name="T324_8"><text:s/></text:span><text:span text:style-name="T324_9">dependence</text:span><text:span text:style-name="T324_10"><text:s/></text:span><text:span text:style-name="T324_11">of</text:span><text:span text:style-name="T324_12"><text:s/></text:span><text:span text:style-name="T324_13">coefficients</text:span></text:p>
            <text:p text:style-name="P325"><text:span text:style-name="T325_1">=0:<text:s/></text:span><text:span text:style-name="T325_2">for</text:span><text:span text:style-name="T325_3"><text:s/>"</text:span><text:span text:style-name="T325_4">Born</text:span><text:span text:style-name="T325_5">-</text:span><text:span text:style-name="T325_6">type</text:span><text:span text:style-name="T325_7">"<text:s/></text:span><text:span text:style-name="T325_8">coefficient</text:span><text:span text:style-name="T325_9"><text:s/></text:span><text:span text:style-name="T325_10">with</text:span><text:span text:style-name="T325_11"><text:s/></text:span><text:span text:style-name="T325_12">no</text:span><text:span text:style-name="T325_13"><text:s/></text:span><text:span text:style-name="T325_14">scale</text:span><text:span text:style-name="T325_15"><text:s/></text:span><text:span text:style-name="T325_16">dependence</text:span><text:span text:style-name="T325_17"><text:s/>-<text:s/></text:span><text:span text:style-name="T325_18">as</text:span><text:span text:style-name="T325_19"><text:s/></text:span><text:span text:style-name="T325_20">in</text:span><text:span text:style-name="T325_21"><text:s/></text:span><text:span text:style-name="T325_22">LO</text:span><text:span text:style-name="T325_23">,<text:s/></text:span><text:span text:style-name="T325_24">or</text:span><text:span text:style-name="T325_25"><text:s/></text:span><text:span text:style-name="T325_26">LO</text:span><text:span text:style-name="T325_27"><text:s/></text:span><text:span text:style-name="T325_28">corrections</text:span><text:span text:style-name="T325_29"><text:s/>(</text:span><text:span text:style-name="T325_30">some</text:span><text:span text:style-name="T325_31"><text:s/>"</text:span><text:span text:style-name="T325_32">New</text:span><text:span text:style-name="T325_33"><text:s/></text:span><text:span text:style-name="T325_34">Physics</text:span><text:span text:style-name="T325_35">")</text:span></text:p>
            <text:p text:style-name="P326"><text:span text:style-name="T326_1">=1:<text:s/></text:span><text:span text:style-name="T326_2">for</text:span><text:span text:style-name="T326_3"><text:s/></text:span><text:span text:style-name="T326_4">standard</text:span><text:span text:style-name="T326_5"><text:s/></text:span><text:span text:style-name="T326_6">fixed</text:span><text:span text:style-name="T326_7">-</text:span><text:span text:style-name="T326_8">order</text:span><text:span text:style-name="T326_9"><text:s/></text:span><text:span text:style-name="T326_10">contributions</text:span><text:span text:style-name="T326_11"><text:s/>(</text:span><text:span text:style-name="T326_12">NLO</text:span><text:span text:style-name="T326_13">,<text:s/></text:span><text:span text:style-name="T326_14">NNLO</text:span><text:span text:style-name="T326_15">,<text:s/>...)<text:s/></text:span><text:span text:style-name="T326_16">where</text:span><text:span text:style-name="T326_17"><text:s/></text:span><text:span text:style-name="T326_18">coefficients</text:span><text:span text:style-name="T326_19"><text:s/></text:span><text:span text:style-name="T326_20">depend</text:span><text:span text:style-name="T326_21"><text:s/></text:span><text:span text:style-name="T326_22">on</text:span><text:span text:style-name="T326_23"><text:s/></text:span><text:span text:style-name="T326_24">the</text:span><text:span text:style-name="T326_25"><text:s/></text:span><text:span text:style-name="T326_26">scale</text:span><text:span text:style-name="T326_27"><text:s/></text:span><text:span text:style-name="T326_28">in</text:span><text:span text:style-name="T326_29"><text:s/></text:span><text:span text:style-name="T326_30">a</text:span><text:span text:style-name="T326_31"><text:s/></text:span><text:span text:style-name="T326_32">special</text:span><text:span text:style-name="T326_33"><text:s/></text:span><text:span text:style-name="T326_34">way</text:span><text:span text:style-name="T326_35"> <text:s/></text:span><text:span text:style-name="T326_36">which</text:span><text:span text:style-name="T326_37"><text:s/></text:span><text:span text:style-name="T326_38">allows</text:span><text:span text:style-name="T326_39"><text:s/></text:span><text:span text:style-name="T326_40">a</text:span><text:span text:style-name="T326_41">-</text:span><text:span text:style-name="T326_42">posteriori</text:span><text:span text:style-name="T326_43"><text:s/></text:span><text:span text:style-name="T326_44">scale</text:span><text:span text:style-name="T326_45"><text:s/></text:span><text:span text:style-name="T326_46">variations</text:span></text:p>
            <text:p text:style-name="P327"><text:span text:style-name="T327_1">=2:<text:s/></text:span><text:span text:style-name="T327_2">for</text:span><text:span text:style-name="T327_3"><text:s/></text:span><text:span text:style-name="T327_4">contributions</text:span><text:span text:style-name="T327_5"><text:s/></text:span><text:span text:style-name="T327_6">in</text:span><text:span text:style-name="T327_7"><text:s/></text:span><text:span text:style-name="T327_8">which</text:span><text:span text:style-name="T327_9"><text:s/></text:span><text:span text:style-name="T327_10">coefficients</text:span><text:span text:style-name="T327_11"><text:s/></text:span><text:span text:style-name="T327_12">depend</text:span><text:span text:style-name="T327_13"><text:s/></text:span><text:span text:style-name="T327_14">on</text:span><text:span text:style-name="T327_15"><text:s/></text:span><text:span text:style-name="T327_16">the</text:span><text:span text:style-name="T327_17"><text:s/></text:span><text:span text:style-name="T327_18">scale</text:span><text:span text:style-name="T327_19"><text:s/></text:span><text:span text:style-name="T327_20">in</text:span><text:span text:style-name="T327_21"><text:s/></text:span><text:span text:style-name="T327_22">a</text:span><text:span text:style-name="T327_23"><text:s/></text:span><text:span text:style-name="T327_24">way</text:span><text:span text:style-name="T327_25"><text:s/></text:span><text:span text:style-name="T327_26">which</text:span><text:span text:style-name="T327_27"><text:s/></text:span><text:span text:style-name="T327_28">does</text:span><text:span text:style-name="T327_29"><text:s/></text:span><text:span text:style-name="T327_30">not</text:span><text:span text:style-name="T327_31"><text:s/></text:span><text:span text:style-name="T327_32">allow</text:span><text:span text:style-name="T327_33"><text:s/></text:span><text:span text:style-name="T327_34">a</text:span><text:span text:style-name="T327_35">-</text:span><text:span text:style-name="T327_36">posteriori</text:span><text:span text:style-name="T327_37"><text:s/></text:span><text:span text:style-name="T327_38">scale</text:span><text:span text:style-name="T327_39"><text:s/></text:span><text:span text:style-name="T327_40">variations</text:span></text:p>
          </table:table-cell>
        </table:table-row>
        <table:table-row table:style-name="Row130">
          <table:table-cell table:style-name="Cell259">
            <text:p text:style-name="P328"><text:span text:style-name="T328_1">Nevt</text:span></text:p>
          </table:table-cell>
          <table:table-cell table:style-name="Cell260">
            <text:p text:style-name="P329"><text:span text:style-name="T329_1">int</text:span><text:span text:style-name="T329_2">:<text:s/></text:span><text:span text:style-name="T329_3">Number</text:span><text:span text:style-name="T329_4"><text:s/></text:span><text:span text:style-name="T329_5">of</text:span><text:span text:style-name="T329_6"><text:s/></text:span><text:span text:style-name="T329_7">Events</text:span><text:span text:style-name="T329_8"><text:s/>(</text:span><text:span text:style-name="T329_9">or</text:span><text:span text:style-name="T329_10"><text:s/></text:span><text:span text:style-name="T329_11">Integration</text:span><text:span text:style-name="T329_12"><text:s/></text:span><text:span text:style-name="T329_13">Points</text:span><text:span text:style-name="T329_14">)<text:s/></text:span><text:span text:style-name="T329_15">used</text:span></text:p>
            <text:p text:style-name="P330"><text:span text:style-name="T330_1">(</text:span><text:span text:style-name="T330_2">important</text:span><text:span text:style-name="T330_3">:<text:s/></text:span><text:span text:style-name="T330_4">in</text:span><text:span text:style-name="T330_5"><text:s/></text:span><text:span text:style-name="T330_6">Fortran</text:span><text:span text:style-name="T330_7"><text:s/></text:span><text:span text:style-name="T330_8">use</text:span><text:span text:style-name="T330_9"><text:s/></text:span><text:span text:style-name="T330_10">Integer</text:span><text:span text:style-name="T330_11">*8!!!)</text:span></text:p>
          </table:table-cell>
        </table:table-row>
        <table:table-row table:style-name="Row131">
          <table:table-cell table:style-name="Cell261">
            <text:p text:style-name="P331"><text:span text:style-name="T331_1">Npow</text:span></text:p>
          </table:table-cell>
          <table:table-cell table:style-name="Cell262">
            <text:p text:style-name="P332"><text:span text:style-name="T332_1">int</text:span><text:span text:style-name="T332_2">:<text:s/></text:span><text:span text:style-name="T332_3">absolute</text:span><text:span text:style-name="T332_4"><text:s/></text:span><text:span text:style-name="T332_5">order</text:span><text:span text:style-name="T332_6"><text:s/></text:span><text:span text:style-name="T332_7">in</text:span><text:span text:style-name="T332_8"><text:s/></text:span><text:span text:style-name="T332_9">alphas</text:span></text:p>
          </table:table-cell>
        </table:table-row>
        <table:table-row table:style-name="Row132">
          <table:table-cell table:style-name="Cell263">
            <text:p text:style-name="P333"><text:span text:style-name="T333_1">NPDF</text:span></text:p>
          </table:table-cell>
          <table:table-cell table:style-name="Cell264">
            <text:p text:style-name="P334"><text:span text:style-name="T334_1">int</text:span><text:span text:style-name="T334_2">:<text:s/></text:span><text:span text:style-name="T334_3">No</text:span><text:span text:style-name="T334_4">.<text:s/></text:span><text:span text:style-name="T334_5">of</text:span><text:span text:style-name="T334_6"><text:s/></text:span><text:span text:style-name="T334_7">PDFs</text:span><text:span text:style-name="T334_8"><text:s/></text:span><text:span text:style-name="T334_9">involved</text:span><text:span text:style-name="T334_10"><text:s/>(</text:span><text:span text:style-name="T334_11">only</text:span><text:span text:style-name="T334_12"><text:s/></text:span><text:span text:style-name="T334_13">choices</text:span><text:span text:style-name="T334_14">:<text:s/>0,1,2)</text:span></text:p>
          </table:table-cell>
        </table:table-row>
        <table:table-row table:style-name="Row133">
          <table:table-cell table:style-name="Cell265">
            <text:p text:style-name="P335"><text:span text:style-name="T335_1">#<text:s/></text:span><text:span text:style-name="T335_2">for</text:span><text:span text:style-name="T335_3"><text:s/></text:span><text:span text:style-name="T335_4">i</text:span><text:span text:style-name="T335_5">=1,</text:span><text:span text:style-name="T335_6">NPDF</text:span></text:p>
          </table:table-cell>
          <table:table-cell table:style-name="Cell266">
            <text:p text:style-name="P336"/>
          </table:table-cell>
        </table:table-row>
        <table:table-row table:style-name="Row134">
          <table:table-cell table:style-name="Cell267">
            <text:p text:style-name="P337"><text:span text:style-name="T337_1"> <text:s/></text:span><text:span text:style-name="T337_2">NPDFPDG</text:span><text:span text:style-name="T337_3">(</text:span><text:span text:style-name="T337_4">i</text:span><text:span text:style-name="T337_5">)</text:span></text:p>
          </table:table-cell>
          <table:table-cell table:style-name="Cell268">
            <text:p text:style-name="P338"><text:span text:style-name="T338_1">int</text:span><text:span text:style-name="T338_2">:<text:s/></text:span><text:span text:style-name="T338_3">PDG</text:span><text:span text:style-name="T338_4"><text:s/></text:span><text:span text:style-name="T338_5">code</text:span><text:span text:style-name="T338_6"><text:s/></text:span><text:span text:style-name="T338_7">of</text:span><text:span text:style-name="T338_8"><text:s/></text:span><text:span text:style-name="T338_9">particle</text:span><text:span text:style-name="T338_10"><text:s/></text:span><text:span text:style-name="T338_11">for</text:span><text:span text:style-name="T338_12"><text:s/></text:span><text:span text:style-name="T338_13">i</text:span><text:span text:style-name="T338_14">-</text:span><text:span text:style-name="T338_15">th</text:span><text:span text:style-name="T338_16"><text:s/></text:span><text:span text:style-name="T338_17">PDF</text:span><text:span text:style-name="T338_18"><text:s/>(</text:span><text:span text:style-name="T338_19">special</text:span><text:span text:style-name="T338_20"><text:s/></text:span><text:span text:style-name="T338_21">values</text:span><text:span text:style-name="T338_22"><text:s/></text:span><text:span text:style-name="T338_23">for</text:span><text:span text:style-name="T338_24"><text:s/></text:span><text:span text:style-name="T338_25">nuclei</text:span><text:span text:style-name="T338_26">)</text:span></text:p>
          </table:table-cell>
        </table:table-row>
        <table:table-row table:style-name="Row135">
          <table:table-cell table:style-name="Cell269">
            <text:p text:style-name="P339"><text:span text:style-name="T339_1">#<text:s/></text:span><text:span text:style-name="T339_2">endfor</text:span><text:span text:style-name="T339_3">(</text:span><text:span text:style-name="T339_4">i</text:span><text:span text:style-name="T339_5">)</text:span></text:p>
          </table:table-cell>
          <table:table-cell table:style-name="Cell270">
            <text:p text:style-name="P340"/>
          </table:table-cell>
        </table:table-row>
        <table:table-row table:style-name="Row136">
          <table:table-cell table:style-name="Cell271">
            <text:p text:style-name="P341"><text:span text:style-name="T341_1">NPDFDim</text:span></text:p>
          </table:table-cell>
          <table:table-cell table:style-name="Cell272">
            <text:p text:style-name="P342"><text:span text:style-name="T342_1">int</text:span><text:span text:style-name="T342_2">:<text:s/></text:span><text:span text:style-name="T342_3">No</text:span><text:span text:style-name="T342_4">.<text:s/></text:span><text:span text:style-name="T342_5">of</text:span><text:span text:style-name="T342_6"><text:s/>'</text:span><text:span text:style-name="T342_7">Dimensions</text:span><text:span text:style-name="T342_8">'<text:s/></text:span><text:span text:style-name="T342_9">in</text:span><text:span text:style-name="T342_10"><text:s/></text:span><text:span text:style-name="T342_11">which</text:span><text:span text:style-name="T342_12"><text:s/></text:span><text:span text:style-name="T342_13">PDFs</text:span><text:span text:style-name="T342_14"><text:s/></text:span><text:span text:style-name="T342_15">are</text:span><text:span text:style-name="T342_16"><text:s/></text:span><text:span text:style-name="T342_17">stored</text:span></text:p>
            <text:p text:style-name="P343"><text:span text:style-name="T343_1"> =0<text:s/></text:span><text:span text:style-name="T343_2">linear</text:span><text:span text:style-name="T343_3"><text:s/>(</text:span><text:span text:style-name="T343_4">for</text:span><text:span text:style-name="T343_5"><text:s/></text:span><text:span text:style-name="T343_6">NPDF</text:span><text:span text:style-name="T343_7">=1)</text:span></text:p>
            <text:p text:style-name="P344"><text:span text:style-name="T344_1"> =1<text:s/></text:span><text:span text:style-name="T344_2">half</text:span><text:span text:style-name="T344_3"><text:s/></text:span><text:span text:style-name="T344_4">matrix</text:span><text:span text:style-name="T344_5"><text:s/>(</text:span><text:span text:style-name="T344_6">for</text:span><text:span text:style-name="T344_7"><text:s/></text:span><text:span text:style-name="T344_8">NPDF</text:span><text:span text:style-name="T344_9">=2<text:s/></text:span><text:span text:style-name="T344_10">using</text:span><text:span text:style-name="T344_11"><text:s/></text:span><text:span text:style-name="T344_12">symmetries</text:span><text:span text:style-name="T344_13">)</text:span></text:p>
            <text:p text:style-name="P345"><text:span text:style-name="T345_1"> =2<text:s/></text:span><text:span text:style-name="T345_2">full</text:span><text:span text:style-name="T345_3"><text:s/></text:span><text:span text:style-name="T345_4">matrix</text:span><text:span text:style-name="T345_5"><text:s/>(</text:span><text:span text:style-name="T345_6">for</text:span><text:span text:style-name="T345_7"><text:s/></text:span><text:span text:style-name="T345_8">NPDF</text:span><text:span text:style-name="T345_9">=2<text:s/></text:span><text:span text:style-name="T345_10">w</text:span><text:span text:style-name="T345_11">/</text:span><text:span text:style-name="T345_12">o</text:span><text:span text:style-name="T345_13"><text:s/></text:span><text:span text:style-name="T345_14">symmetries</text:span><text:span text:style-name="T345_15">)</text:span></text:p>
          </table:table-cell>
        </table:table-row>
        <table:table-row table:style-name="Row137">
          <table:table-cell table:style-name="Cell273">
            <text:p text:style-name="P346"><text:span text:style-name="T346_1">NFragFunc</text:span></text:p>
          </table:table-cell>
          <table:table-cell table:style-name="Cell274">
            <text:p text:style-name="P347"><text:span text:style-name="T347_1">int</text:span><text:span text:style-name="T347_2">:<text:s/></text:span><text:span text:style-name="T347_3">No</text:span><text:span text:style-name="T347_4">.<text:s/></text:span><text:span text:style-name="T347_5">of</text:span><text:span text:style-name="T347_6"><text:s/></text:span><text:span text:style-name="T347_7">Fragmentation</text:span><text:span text:style-name="T347_8"><text:s/></text:span><text:span text:style-name="T347_9">Functions</text:span><text:span text:style-name="T347_10"><text:s/>(</text:span><text:span text:style-name="T347_11">FFs</text:span><text:span text:style-name="T347_12">)<text:s/></text:span><text:span text:style-name="T347_13">involved</text:span></text:p>
          </table:table-cell>
        </table:table-row>
        <table:table-row table:style-name="Row138">
          <table:table-cell table:style-name="Cell275">
            <text:p text:style-name="P348"><text:span text:style-name="T348_1">#<text:s/></text:span><text:span text:style-name="T348_2">for</text:span><text:span text:style-name="T348_3"><text:s/></text:span><text:span text:style-name="T348_4">i</text:span><text:span text:style-name="T348_5">=1,</text:span><text:span text:style-name="T348_6">NFRagFunc</text:span></text:p>
          </table:table-cell>
          <table:table-cell table:style-name="Cell276">
            <text:p text:style-name="P349"/>
          </table:table-cell>
        </table:table-row>
        <table:table-row table:style-name="Row139">
          <table:table-cell table:style-name="Cell277">
            <text:p text:style-name="P350"><text:span text:style-name="T350_1"> <text:s/></text:span><text:span text:style-name="T350_2">NFFPDG</text:span><text:span text:style-name="T350_3">(</text:span><text:span text:style-name="T350_4">i</text:span><text:span text:style-name="T350_5">)</text:span></text:p>
          </table:table-cell>
          <table:table-cell table:style-name="Cell278">
            <text:p text:style-name="P351"><text:span text:style-name="T351_1">int</text:span><text:span text:style-name="T351_2">:<text:s/></text:span><text:span text:style-name="T351_3">PDF</text:span><text:span text:style-name="T351_4"><text:s/></text:span><text:span text:style-name="T351_5">code</text:span><text:span text:style-name="T351_6"><text:s/></text:span><text:span text:style-name="T351_7">of</text:span><text:span text:style-name="T351_8"><text:s/></text:span><text:span text:style-name="T351_9">particle</text:span><text:span text:style-name="T351_10"><text:s/></text:span><text:span text:style-name="T351_11">for</text:span><text:span text:style-name="T351_12"><text:s/></text:span><text:span text:style-name="T351_13">i</text:span><text:span text:style-name="T351_14">-</text:span><text:span text:style-name="T351_15">th</text:span><text:span text:style-name="T351_16"><text:s/></text:span><text:span text:style-name="T351_17">Fragmentation</text:span><text:span text:style-name="T351_18"><text:s/></text:span><text:span text:style-name="T351_19">Function</text:span></text:p>
          </table:table-cell>
        </table:table-row>
        <table:table-row table:style-name="Row140">
          <table:table-cell table:style-name="Cell279">
            <text:p text:style-name="P352"><text:span text:style-name="T352_1">#<text:s/></text:span><text:span text:style-name="T352_2">endfor</text:span><text:span text:style-name="T352_3">(</text:span><text:span text:style-name="T352_4">i</text:span><text:span text:style-name="T352_5">)</text:span></text:p>
          </table:table-cell>
          <table:table-cell table:style-name="Cell280">
            <text:p text:style-name="P353"/>
          </table:table-cell>
        </table:table-row>
        <table:table-row table:style-name="Row141">
          <table:table-cell table:style-name="Cell281">
            <text:p text:style-name="P354"><text:span text:style-name="T354_1">NFFDim</text:span></text:p>
          </table:table-cell>
          <table:table-cell table:style-name="Cell282">
            <text:p text:style-name="P355"><text:span text:style-name="T355_1">int</text:span><text:span text:style-name="T355_2">:<text:s/></text:span><text:span text:style-name="T355_3">Flag</text:span><text:span text:style-name="T355_4"><text:s/></text:span><text:span text:style-name="T355_5">how</text:span><text:span text:style-name="T355_6"><text:s/></text:span><text:span text:style-name="T355_7">FFs</text:span><text:span text:style-name="T355_8"><text:s/></text:span><text:span text:style-name="T355_9">are</text:span><text:span text:style-name="T355_10"><text:s/></text:span><text:span text:style-name="T355_11">stored</text:span><text:span text:style-name="T355_12"><text:s/>(</text:span><text:span text:style-name="T355_13">to</text:span><text:span text:style-name="T355_14"><text:s/></text:span><text:span text:style-name="T355_15">be</text:span><text:span text:style-name="T355_16"><text:s/></text:span><text:span text:style-name="T355_17">defined</text:span><text:span text:style-name="T355_18"><text:s/>...)</text:span></text:p>
          </table:table-cell>
        </table:table-row>
        <table:table-row table:style-name="Row142">
          <table:table-cell table:style-name="Cell283">
            <text:p text:style-name="P356"><text:span text:style-name="T356_1">NSubproc</text:span></text:p>
          </table:table-cell>
          <table:table-cell table:style-name="Cell284">
            <text:p text:style-name="P357"><text:span text:style-name="T357_1">int</text:span><text:span text:style-name="T357_2">:<text:s/></text:span><text:span text:style-name="T357_3">No</text:span><text:span text:style-name="T357_4">.<text:s/></text:span><text:span text:style-name="T357_5">of</text:span><text:span text:style-name="T357_6"><text:s/></text:span><text:span text:style-name="T357_7">partonic</text:span><text:span text:style-name="T357_8"><text:s/></text:span><text:span text:style-name="T357_9">Subprocesses</text:span><text:span text:style-name="T357_10"><text:s/>-<text:s/></text:span><text:span text:style-name="T357_11">comment</text:span><text:span text:style-name="T357_12">:<text:s/></text:span><text:span text:style-name="T357_13">this</text:span><text:span text:style-name="T357_14"><text:s/></text:span><text:span text:style-name="T357_15">is</text:span><text:span text:style-name="T357_16"><text:s/></text:span><text:span text:style-name="T357_17">redundant</text:span><text:span text:style-name="T357_18"><text:s/></text:span><text:span text:style-name="T357_19">with</text:span><text:span text:style-name="T357_20"><text:s/></text:span><text:span text:style-name="T357_21">the</text:span><text:span text:style-name="T357_22"><text:s/></text:span><text:span text:style-name="T357_23">next</text:span><text:span text:style-name="T357_24"><text:s/></text:span><text:span text:style-name="T357_25">flag</text:span><text:span text:style-name="T357_26">,<text:s/></text:span><text:span text:style-name="T357_27">but</text:span><text:span text:style-name="T357_28"><text:s/></text:span><text:span text:style-name="T357_29">still</text:span><text:span text:style-name="T357_30"><text:s/></text:span><text:span text:style-name="T357_31">kept</text:span><text:span text:style-name="T357_32">!)</text:span></text:p>
          </table:table-cell>
        </table:table-row>
        <table:table-row table:style-name="Row143">
          <table:table-cell table:style-name="Cell285">
            <text:p text:style-name="P358"><text:span text:style-name="T358_1">IPDFdef</text:span><text:span text:style-name="T358_2">1</text:span></text:p>
          </table:table-cell>
          <table:table-cell table:style-name="Cell286">
            <text:p text:style-name="P359"><text:span text:style-name="T359_1">int</text:span><text:span text:style-name="T359_2">:<text:s/>1</text:span><text:span text:style-name="T359_3">st</text:span><text:span text:style-name="T359_4"><text:s/></text:span><text:span text:style-name="T359_5">Flag</text:span><text:span text:style-name="T359_6"><text:s/></text:span><text:span text:style-name="T359_7">to</text:span><text:span text:style-name="T359_8"><text:s/></text:span><text:span text:style-name="T359_9">define</text:span><text:span text:style-name="T359_10"><text:s/></text:span><text:span text:style-name="T359_11">PDF</text:span><text:span text:style-name="T359_12"><text:s/></text:span><text:span text:style-name="T359_13">linear</text:span><text:span text:style-name="T359_14"><text:s/></text:span><text:span text:style-name="T359_15">combinations</text:span><text:span text:style-name="T359_16"><text:s/></text:span><text:span text:style-name="T359_17">corresponding</text:span><text:span text:style-name="T359_18"><text:s/></text:span><text:span text:style-name="T359_19">to</text:span><text:span text:style-name="T359_20"><text:s/></text:span><text:span text:style-name="T359_21">partonic</text:span><text:span text:style-name="T359_22"><text:s/></text:span><text:span text:style-name="T359_23">subprocesses</text:span><text:span text:style-name="T359_24"><text:s/>(0:</text:span><text:span text:style-name="T359_25">not</text:span><text:span text:style-name="T359_26"><text:s/></text:span><text:span text:style-name="T359_27">specified</text:span><text:span text:style-name="T359_28">-</text:span><text:span text:style-name="T359_29">see</text:span><text:span text:style-name="T359_30"><text:s/></text:span><text:span text:style-name="T359_31">single</text:span><text:span text:style-name="T359_32"><text:s/></text:span><text:span text:style-name="T359_33">coeff</text:span><text:span text:style-name="T359_34"><text:s/>1:</text:span><text:span text:style-name="T359_35">e</text:span><text:span text:style-name="T359_36">+</text:span><text:span text:style-name="T359_37">e</text:span><text:span text:style-name="T359_38">-<text:s/>2:<text:s/></text:span><text:span text:style-name="T359_39">incl</text:span><text:span text:style-name="T359_40"><text:s/></text:span><text:span text:style-name="T359_41">DIS</text:span><text:span text:style-name="T359_42">,<text:s/>3:</text:span><text:span text:style-name="T359_43">hh</text:span><text:span text:style-name="T359_44">/</text:span><text:span text:style-name="T359_45">hh</text:span><text:span text:style-name="T359_46">-</text:span><text:span text:style-name="T359_47">bar</text:span><text:span text:style-name="T359_48">-</text:span><text:span text:style-name="T359_49">jets</text:span><text:span text:style-name="T359_50"><text:s/>4:</text:span><text:span text:style-name="T359_51">hH</text:span><text:span text:style-name="T359_52"><text:s/></text:span><text:span text:style-name="T359_53">different</text:span><text:span text:style-name="T359_54"><text:s/></text:span><text:span text:style-name="T359_55">hadrons</text:span><text:span text:style-name="T359_56">(</text:span><text:span text:style-name="T359_57">gamma</text:span><text:span text:style-name="T359_58">-</text:span><text:span text:style-name="T359_59">p</text:span><text:span text:style-name="T359_60">))</text:span></text:p>
          </table:table-cell>
        </table:table-row>
        <table:table-row table:style-name="Row144">
          <table:table-cell table:style-name="Cell287">
            <text:p text:style-name="P360"><text:span text:style-name="T360_1">IPDFdef</text:span><text:span text:style-name="T360_2">2</text:span></text:p>
          </table:table-cell>
          <table:table-cell table:style-name="Cell288">
            <text:p text:style-name="P361"><text:span text:style-name="T361_1">int</text:span><text:span text:style-name="T361_2">:<text:s/>2</text:span><text:span text:style-name="T361_3">nd</text:span><text:span text:style-name="T361_4"><text:s/></text:span><text:span text:style-name="T361_5">Flag</text:span><text:span text:style-name="T361_6"><text:s/></text:span><text:span text:style-name="T361_7">to</text:span><text:span text:style-name="T361_8"><text:s/></text:span><text:span text:style-name="T361_9">define</text:span><text:span text:style-name="T361_10"><text:s/></text:span><text:span text:style-name="T361_11">PDF</text:span><text:span text:style-name="T361_12"><text:s/></text:span><text:span text:style-name="T361_13">linear</text:span><text:span text:style-name="T361_14"><text:s/></text:span><text:span text:style-name="T361_15">combinations</text:span></text:p>
            <text:p text:style-name="P362"><text:span text:style-name="T362_1">if</text:span><text:span text:style-name="T362_2"><text:s/></text:span><text:span text:style-name="T362_3">IPDFdef</text:span><text:span text:style-name="T362_4">1<text:s/>=<text:s/>1</text:span></text:p>
            <text:p text:style-name="P363"/>
            <text:p text:style-name="P364"><text:span text:style-name="T364_1">if</text:span><text:span text:style-name="T364_2"><text:s/></text:span><text:span text:style-name="T364_3">IPDFdef</text:span><text:span text:style-name="T364_4">1<text:s/>=<text:s/>2</text:span></text:p>
            <text:p text:style-name="P365"><text:span text:style-name="T365_1">1:<text:s/></text:span><text:span text:style-name="T365_2">NC</text:span><text:span text:style-name="T365_3"><text:s/></text:span><text:span text:style-name="T365_4">DIS</text:span></text:p>
            <text:p text:style-name="P366"><text:span text:style-name="T366_1">2:<text:s/></text:span><text:span text:style-name="T366_2">direct</text:span><text:span text:style-name="T366_3"><text:s/></text:span><text:span text:style-name="T366_4">gammaP</text:span></text:p>
            <text:p text:style-name="P367"/>
            <text:p text:style-name="P368"><text:span text:style-name="T368_1">if</text:span><text:span text:style-name="T368_2"><text:s/></text:span><text:span text:style-name="T368_3">IPDFdef</text:span><text:span text:style-name="T368_4">1<text:s/>=<text:s/>3</text:span></text:p>
            <text:p text:style-name="P369"><text:span text:style-name="T369_1">1:<text:s/></text:span><text:span text:style-name="T369_2">hhbar</text:span><text:span text:style-name="T369_3">-</text:span><text:span text:style-name="T369_4">jets</text:span></text:p>
            <text:p text:style-name="P370"/>
            <text:p text:style-name="P371"><text:span text:style-name="T371_1">if</text:span><text:span text:style-name="T371_2"><text:s/></text:span><text:span text:style-name="T371_3">IPDFdef</text:span><text:span text:style-name="T371_4">1<text:s/>=<text:s/>4</text:span></text:p>
            <text:p text:style-name="P372"><text:span text:style-name="T372_1">1:<text:s/></text:span><text:span text:style-name="T372_2">resolved</text:span><text:span text:style-name="T372_3"><text:s/></text:span><text:span text:style-name="T372_4">gammaP</text:span></text:p>
          </table:table-cell>
        </table:table-row>
        <table:table-row table:style-name="Row145">
          <table:table-cell table:style-name="Cell289">
            <text:p text:style-name="P373"><text:span text:style-name="T373_1">IPDFdef</text:span><text:span text:style-name="T373_2">3</text:span></text:p>
          </table:table-cell>
          <table:table-cell table:style-name="Cell290">
            <text:p text:style-name="P374"><text:span text:style-name="T374_1">int</text:span><text:span text:style-name="T374_2">:<text:s/>3</text:span><text:span text:style-name="T374_3">rd</text:span><text:span text:style-name="T374_4"><text:s/></text:span><text:span text:style-name="T374_5">Flag</text:span><text:span text:style-name="T374_6"><text:s/></text:span><text:span text:style-name="T374_7">to</text:span><text:span text:style-name="T374_8"><text:s/></text:span><text:span text:style-name="T374_9">define</text:span><text:span text:style-name="T374_10"><text:s/></text:span><text:span text:style-name="T374_11">PDF</text:span><text:span text:style-name="T374_12"><text:s/></text:span><text:span text:style-name="T374_13">linear</text:span><text:span text:style-name="T374_14"><text:s/></text:span><text:span text:style-name="T374_15">combinations</text:span></text:p>
            <text:p text:style-name="P375"><text:span text:style-name="T375_1">for</text:span><text:span text:style-name="T375_2"><text:s/></text:span><text:span text:style-name="T375_3">IPDFdef</text:span><text:span text:style-name="T375_4">1=2,<text:s/></text:span><text:span text:style-name="T375_5">IPDFdef</text:span><text:span text:style-name="T375_6">2=1<text:s/>(</text:span><text:span text:style-name="T375_7">NC</text:span><text:span text:style-name="T375_8"><text:s/></text:span><text:span text:style-name="T375_9">DIS</text:span><text:span text:style-name="T375_10">)</text:span></text:p>
            <text:p text:style-name="P376"><text:span text:style-name="T376_1">1:<text:s/>1<text:s/></text:span><text:span text:style-name="T376_2">subprocess</text:span><text:span text:style-name="T376_3"><text:s/>(</text:span><text:span text:style-name="T376_4">incl</text:span><text:span text:style-name="T376_5"><text:s/></text:span><text:span text:style-name="T376_6">DIS</text:span><text:span text:style-name="T376_7">,<text:s/></text:span><text:span text:style-name="T376_8">LO</text:span><text:span text:style-name="T376_9">:<text:s/></text:span><text:span text:style-name="T376_10">Delta</text:span><text:span text:style-name="T376_11">)</text:span></text:p>
            <text:p text:style-name="P377"><text:span text:style-name="T377_1">2:<text:s/>2<text:s/></text:span><text:span text:style-name="T377_2">subprocesses</text:span><text:span text:style-name="T377_3"><text:s/>(</text:span><text:span text:style-name="T377_4">DIS</text:span><text:span text:style-name="T377_5"><text:s/></text:span><text:span text:style-name="T377_6">jets</text:span><text:span text:style-name="T377_7"><text:s/></text:span><text:span text:style-name="T377_8">LO</text:span><text:span text:style-name="T377_9">:<text:s/></text:span><text:span text:style-name="T377_10">Delta</text:span><text:span text:style-name="T377_11">,<text:s/></text:span><text:span text:style-name="T377_12">Gluon</text:span><text:span text:style-name="T377_13">)</text:span></text:p>
            <text:p text:style-name="P378"><text:span text:style-name="T378_1">3:<text:s/>3<text:s/></text:span><text:span text:style-name="T378_2">subprocesses</text:span><text:span text:style-name="T378_3"><text:s/>(</text:span><text:span text:style-name="T378_4">DIS</text:span><text:span text:style-name="T378_5"><text:s/></text:span><text:span text:style-name="T378_6">jets</text:span><text:span text:style-name="T378_7"><text:s/></text:span><text:span text:style-name="T378_8">NLO</text:span><text:span text:style-name="T378_9">:<text:s/></text:span><text:span text:style-name="T378_10">Delta</text:span><text:span text:style-name="T378_11">,<text:s/></text:span><text:span text:style-name="T378_12">Gluon</text:span><text:span text:style-name="T378_13">,<text:s/></text:span><text:span text:style-name="T378_14">Sigma</text:span><text:span text:style-name="T378_15">)</text:span></text:p>
            <text:p text:style-name="P379"/>
            <text:p text:style-name="P380"><text:span text:style-name="T380_1">for</text:span><text:span text:style-name="T380_2"><text:s/></text:span><text:span text:style-name="T380_3">IPDFdef</text:span><text:span text:style-name="T380_4">1=3,<text:s/></text:span><text:span text:style-name="T380_5">IPDFdef</text:span><text:span text:style-name="T380_6">2=1 <text:s/>(</text:span><text:span text:style-name="T380_7">hh</text:span><text:span text:style-name="T380_8">-</text:span><text:span text:style-name="T380_9">jets</text:span><text:span text:style-name="T380_10">)</text:span></text:p>
            <text:p text:style-name="P381"><text:span text:style-name="T381_1">1:<text:s/>6<text:s/></text:span><text:span text:style-name="T381_2">subprocesses</text:span><text:span text:style-name="T381_3"><text:s/>(2--&gt;2<text:s/></text:span><text:span text:style-name="T381_4">processes</text:span><text:span text:style-name="T381_5">,<text:s/></text:span><text:span text:style-name="T381_6">e</text:span><text:span text:style-name="T381_7">.</text:span><text:span text:style-name="T381_8">g</text:span><text:span text:style-name="T381_9">.<text:s/></text:span><text:span text:style-name="T381_10">dijet</text:span><text:span text:style-name="T381_11"><text:s/></text:span><text:span text:style-name="T381_12">LO</text:span><text:span text:style-name="T381_13">,<text:s/></text:span><text:span text:style-name="T381_14">thresh</text:span><text:span text:style-name="T381_15">-</text:span><text:span text:style-name="T381_16">cor</text:span><text:span text:style-name="T381_17">,)</text:span></text:p>
            <text:p text:style-name="P382"><text:span text:style-name="T382_1">2:<text:s/>7<text:s/></text:span><text:span text:style-name="T382_2">subprocesses</text:span><text:span text:style-name="T382_3"><text:s/>(2--&gt;3<text:s/></text:span><text:span text:style-name="T382_4">processes</text:span><text:span text:style-name="T382_5">,<text:s/></text:span><text:span text:style-name="T382_6">e</text:span><text:span text:style-name="T382_7">.</text:span><text:span text:style-name="T382_8">g</text:span><text:span text:style-name="T382_9">.<text:s/></text:span><text:span text:style-name="T382_10">dijet</text:span><text:span text:style-name="T382_11"><text:s/></text:span><text:span text:style-name="T382_12">NLO</text:span><text:span text:style-name="T382_13">,<text:s/>3-</text:span><text:span text:style-name="T382_14">jet</text:span><text:span text:style-name="T382_15"><text:s/></text:span><text:span text:style-name="T382_16">LO</text:span><text:span text:style-name="T382_17">)</text:span></text:p>
          </table:table-cell>
        </table:table-row>
        <table:table-row table:style-name="Row146">
          <table:table-cell table:style-name="Cell291">
            <text:p text:style-name="P383"><text:span text:style-name="T383_1">IPDFCoeff</text:span><text:span text:style-name="T383_2"><text:s/>(</text:span><text:span text:style-name="T383_3">obsolete</text:span><text:span text:style-name="T383_4"><text:s/>-<text:s/></text:span><text:span text:style-name="T383_5">not</text:span><text:span text:style-name="T383_6"><text:s/></text:span><text:span text:style-name="T383_7">used</text:span><text:span text:style-name="T383_8">!!)</text:span></text:p>
          </table:table-cell>
          <table:table-cell table:style-name="Cell292">
            <text:p text:style-name="P384"><text:span text:style-name="T384_1">int</text:span><text:span text:style-name="T384_2">:<text:s/></text:span><text:span text:style-name="T384_3">Flag</text:span><text:span text:style-name="T384_4"><text:s/></text:span><text:span text:style-name="T384_5">for</text:span><text:span text:style-name="T384_6"><text:s/></text:span><text:span text:style-name="T384_7">predefined</text:span><text:span text:style-name="T384_8"><text:s/></text:span><text:span text:style-name="T384_9">sets</text:span><text:span text:style-name="T384_10"><text:s/></text:span><text:span text:style-name="T384_11">of</text:span><text:span text:style-name="T384_12"><text:s/></text:span><text:span text:style-name="T384_13">PDF</text:span><text:span text:style-name="T384_14"><text:s/></text:span><text:span text:style-name="T384_15">coefficients</text:span></text:p>
            <text:p text:style-name="P385"><text:span text:style-name="T385_1"> =0 <text:s/></text:span><text:span text:style-name="T385_2">not</text:span><text:span text:style-name="T385_3"><text:s/></text:span><text:span text:style-name="T385_4">specified</text:span><text:span text:style-name="T385_5"><text:s/>-&gt;<text:s/></text:span><text:span text:style-name="T385_6">specify</text:span><text:span text:style-name="T385_7"><text:s/></text:span><text:span text:style-name="T385_8">all</text:span><text:span text:style-name="T385_9"><text:s/></text:span><text:span text:style-name="T385_10">n</text:span><text:span text:style-name="T385_11">*13^</text:span><text:span text:style-name="T385_12">m</text:span><text:span text:style-name="T385_13"><text:s/></text:span><text:span text:style-name="T385_14">coeficients</text:span><text:span text:style-name="T385_15"><text:s/></text:span><text:span text:style-name="T385_16">below</text:span></text:p>
            <text:p text:style-name="P386"><text:span text:style-name="T386_1"> </text:span><text:span text:style-name="T386_2">else</text:span><text:span text:style-name="T386_3">:</text:span></text:p>
            <text:p text:style-name="P387"><text:span text:style-name="T387_1"> </text:span><text:span text:style-name="T387_2">ee</text:span><text:span text:style-name="T387_3"><text:s/>&lt;1000000;<text:s/></text:span><text:span text:style-name="T387_4">ep</text:span><text:span text:style-name="T387_5"><text:s/>1000000'</text:span><text:span text:style-name="T387_6">s</text:span><text:span text:style-name="T387_7">;<text:s/></text:span><text:span text:style-name="T387_8">pp</text:span><text:span text:style-name="T387_9"><text:s/>2000000'</text:span><text:span text:style-name="T387_10">s</text:span></text:p>
            <text:p text:style-name="P388"/>
            <text:p text:style-name="P389"><text:span text:style-name="T389_1"> 1000101:<text:s/></text:span><text:span text:style-name="T389_2">incl</text:span><text:span text:style-name="T389_3"><text:s/></text:span><text:span text:style-name="T389_4">DIS</text:span><text:span text:style-name="T389_5"><text:s/></text:span><text:span text:style-name="T389_6">LO</text:span><text:span text:style-name="T389_7"><text:s/>-<text:s/>1<text:s/></text:span><text:span text:style-name="T389_8">subproc</text:span><text:span text:style-name="T389_9"><text:s/>~<text:s/></text:span><text:span text:style-name="T389_10">sum</text:span><text:span text:style-name="T389_11">(</text:span><text:span text:style-name="T389_12">e</text:span><text:span text:style-name="T389_13">^2<text:s/></text:span><text:span text:style-name="T389_14">q</text:span><text:span text:style-name="T389_15">)</text:span></text:p>
            <text:p text:style-name="P390"><text:span text:style-name="T390_1"> 1000102:<text:s/></text:span><text:span text:style-name="T390_2">incl</text:span><text:span text:style-name="T390_3"><text:s/></text:span><text:span text:style-name="T390_4">DIS</text:span><text:span text:style-name="T390_5"><text:s/></text:span><text:span text:style-name="T390_6">NLO</text:span><text:span text:style-name="T390_7"><text:s/>-<text:s/>2<text:s/></text:span><text:span text:style-name="T390_8">subproc</text:span><text:span text:style-name="T390_9"><text:s/>~<text:s/></text:span><text:span text:style-name="T390_10">sum</text:span><text:span text:style-name="T390_11">(</text:span><text:span text:style-name="T390_12">e</text:span><text:span text:style-name="T390_13">^2<text:s/></text:span><text:span text:style-name="T390_14">q</text:span><text:span text:style-name="T390_15">),<text:s/></text:span><text:span text:style-name="T390_16">g</text:span></text:p>
            <text:p text:style-name="P391"><text:span text:style-name="T391_1"> 1000103:<text:s/></text:span><text:span text:style-name="T391_2">incl</text:span><text:span text:style-name="T391_3"><text:s/></text:span><text:span text:style-name="T391_4">DIS</text:span><text:span text:style-name="T391_5"><text:s/></text:span><text:span text:style-name="T391_6">N</text:span><text:span text:style-name="T391_7">^</text:span><text:span text:style-name="T391_8">nLO</text:span><text:span text:style-name="T391_9"><text:s/>-<text:s/>3<text:s/></text:span><text:span text:style-name="T391_10">subproc</text:span><text:span text:style-name="T391_11"><text:s/>~<text:s/></text:span><text:span text:style-name="T391_12">sum</text:span><text:span text:style-name="T391_13">(</text:span><text:span text:style-name="T391_14">e</text:span><text:span text:style-name="T391_15">^2<text:s/></text:span><text:span text:style-name="T391_16">q</text:span><text:span text:style-name="T391_17">),</text:span><text:span text:style-name="T391_18">g</text:span><text:span text:style-name="T391_19">,</text:span><text:span text:style-name="T391_20">sum</text:span><text:span text:style-name="T391_21">(</text:span><text:span text:style-name="T391_22">q</text:span><text:span text:style-name="T391_23">)</text:span></text:p>
            <text:p text:style-name="P392"><text:span text:style-name="T392_1"> 1000110'</text:span><text:span text:style-name="T392_2">s</text:span><text:span text:style-name="T392_3">:<text:s/></text:span><text:span text:style-name="T392_4">same</text:span><text:span text:style-name="T392_5"><text:s/></text:span><text:span text:style-name="T392_6">with</text:span><text:span text:style-name="T392_7"><text:s/></text:span><text:span text:style-name="T392_8">e</text:span><text:span text:style-name="T392_9">/</text:span><text:span text:style-name="T392_10">w</text:span><text:span text:style-name="T392_11"><text:s/></text:span><text:span text:style-name="T392_12">corrections</text:span></text:p>
            <text:p text:style-name="P393"/>
            <text:p text:style-name="P394"><text:span text:style-name="T394_1"> 2000101:<text:s/></text:span><text:span text:style-name="T394_2">jets</text:span><text:span text:style-name="T394_3"><text:s/></text:span><text:span text:style-name="T394_4">LO</text:span><text:span text:style-name="T394_5"><text:s/>(6<text:s/></text:span><text:span text:style-name="T394_6">subproc</text:span><text:span text:style-name="T394_7">)</text:span></text:p>
            <text:p text:style-name="P395"><text:span text:style-name="T395_1"> 2000102:<text:s/></text:span><text:span text:style-name="T395_2">jets</text:span><text:span text:style-name="T395_3"><text:s/></text:span><text:span text:style-name="T395_4">N</text:span><text:span text:style-name="T395_5">^</text:span><text:span text:style-name="T395_6">nLO</text:span><text:span text:style-name="T395_7"><text:s/>(7<text:s/></text:span><text:span text:style-name="T395_8">subproc</text:span><text:span text:style-name="T395_9">)</text:span></text:p>
            <text:p text:style-name="P396"><text:span text:style-name="T396_1"> 2000110'</text:span><text:span text:style-name="T396_2">s</text:span><text:span text:style-name="T396_3"><text:s/></text:span><text:span text:style-name="T396_4">jet</text:span><text:span text:style-name="T396_5"><text:s/></text:span><text:span text:style-name="T396_6">w</text:span><text:span text:style-name="T396_7">/<text:s/></text:span><text:span text:style-name="T396_8">e</text:span><text:span text:style-name="T396_9">/</text:span><text:span text:style-name="T396_10">w</text:span><text:span text:style-name="T396_11"><text:s/></text:span><text:span text:style-name="T396_12">corrections</text:span><text:span text:style-name="T396_13"><text:s/>(?<text:s/></text:span><text:span text:style-name="T396_14">subproc</text:span><text:span text:style-name="T396_15">)</text:span></text:p>
            <text:p text:style-name="P397"/>
            <text:p text:style-name="P398"><text:span text:style-name="T398_1"> 2000201:<text:s/></text:span><text:span text:style-name="T398_2">Z</text:span><text:span text:style-name="T398_3"><text:s/></text:span><text:span text:style-name="T398_4">LO</text:span></text:p>
            <text:p text:style-name="P399"><text:span text:style-name="T399_1"> 2000202:<text:s/></text:span><text:span text:style-name="T399_2">Z</text:span><text:span text:style-name="T399_3"><text:s/></text:span><text:span text:style-name="T399_4">NLO</text:span></text:p>
            <text:p text:style-name="P400"><text:span text:style-name="T400_1"> 2000203:<text:s/></text:span><text:span text:style-name="T400_2">Z</text:span><text:span text:style-name="T400_3"><text:s/></text:span><text:span text:style-name="T400_4">NNLO</text:span></text:p>
            <text:p text:style-name="P401"><text:span text:style-name="T401_1"> 2000300'</text:span><text:span text:style-name="T401_2">s</text:span><text:span text:style-name="T401_3"><text:s/></text:span><text:span text:style-name="T401_4">same</text:span><text:span text:style-name="T401_5"><text:s/></text:span><text:span text:style-name="T401_6">for</text:span><text:span text:style-name="T401_7"><text:s/></text:span><text:span text:style-name="T401_8">W</text:span></text:p>
          </table:table-cell>
        </table:table-row>
        <table:table-row table:style-name="Row147">
          <table:table-cell table:style-name="Cell293">
            <text:p text:style-name="P402"><text:span text:style-name="T402_1">***<text:s/></text:span><text:span text:style-name="T402_2">if</text:span><text:span text:style-name="T402_3"><text:s/></text:span><text:span text:style-name="T402_4">IPDFdef</text:span><text:span text:style-name="T402_5">1=0</text:span></text:p>
          </table:table-cell>
          <table:table-cell table:style-name="Cell294">
            <text:p text:style-name="P403"><text:span text:style-name="T403_1">if</text:span><text:span text:style-name="T403_2"><text:s/></text:span><text:span text:style-name="T403_3">there</text:span><text:span text:style-name="T403_4"><text:s/></text:span><text:span text:style-name="T403_5">is</text:span><text:span text:style-name="T403_6"><text:s/></text:span><text:span text:style-name="T403_7">no</text:span><text:span text:style-name="T403_8"><text:s/></text:span><text:span text:style-name="T403_9">predefined</text:span><text:span text:style-name="T403_10"><text:s/></text:span><text:span text:style-name="T403_11">set</text:span><text:span text:style-name="T403_12"><text:s/></text:span><text:span text:style-name="T403_13">for</text:span><text:span text:style-name="T403_14"><text:s/></text:span><text:span text:style-name="T403_15">the</text:span><text:span text:style-name="T403_16"><text:s/></text:span><text:span text:style-name="T403_17">PDF</text:span><text:span text:style-name="T403_18"><text:s/></text:span><text:span text:style-name="T403_19">linear</text:span><text:span text:style-name="T403_20"><text:s/></text:span><text:span text:style-name="T403_21">combinations</text:span><text:span text:style-name="T403_22">,<text:s/></text:span><text:span text:style-name="T403_23">all</text:span><text:span text:style-name="T403_24"><text:s/></text:span><text:span text:style-name="T403_25">single</text:span><text:span text:style-name="T403_26"><text:s/></text:span><text:span text:style-name="T403_27">PDF</text:span><text:span text:style-name="T403_28"><text:s/></text:span><text:span text:style-name="T403_29">coefficients</text:span><text:span text:style-name="T403_30"><text:s/></text:span><text:span text:style-name="T403_31">will</text:span><text:span text:style-name="T403_32"><text:s/></text:span><text:span text:style-name="T403_33">be</text:span><text:span text:style-name="T403_34"><text:s/></text:span><text:span text:style-name="T403_35">stored</text:span><text:span text:style-name="T403_36"><text:s/></text:span><text:span text:style-name="T403_37">here</text:span></text:p>
          </table:table-cell>
        </table:table-row>
        <table:table-row table:style-name="Row148">
          <table:table-cell table:style-name="Cell295">
            <text:p text:style-name="P404"><text:span text:style-name="T404_1">##<text:s/></text:span><text:span text:style-name="T404_2">for</text:span><text:span text:style-name="T404_3"><text:s/></text:span><text:span text:style-name="T404_4">k</text:span><text:span text:style-name="T404_5">=1,</text:span><text:span text:style-name="T404_6">NSubproc</text:span></text:p>
          </table:table-cell>
          <table:table-cell table:style-name="Cell296">
            <text:p text:style-name="P405"/>
          </table:table-cell>
        </table:table-row>
        <table:table-row table:style-name="Row149">
          <table:table-cell table:style-name="Cell297">
            <text:p text:style-name="P406"/>
          </table:table-cell>
          <table:table-cell table:style-name="Cell298">
            <text:p text:style-name="P407"><text:span text:style-name="T407_1">to</text:span><text:span text:style-name="T407_2"><text:s/></text:span><text:span text:style-name="T407_3">be</text:span><text:span text:style-name="T407_4"><text:s/></text:span><text:span text:style-name="T407_5">filled</text:span></text:p>
          </table:table-cell>
        </table:table-row>
        <table:table-row table:style-name="Row150">
          <table:table-cell table:style-name="Cell299">
            <text:p text:style-name="P408"><text:span text:style-name="T408_1">&gt;&gt;<text:s/></text:span><text:span text:style-name="T408_2">case</text:span><text:span text:style-name="T408_3"><text:s/></text:span><text:span text:style-name="T408_4">NPDF</text:span><text:span text:style-name="T408_5">=1</text:span></text:p>
          </table:table-cell>
          <table:table-cell table:style-name="Cell300">
            <text:p text:style-name="P409"/>
          </table:table-cell>
        </table:table-row>
        <table:table-row table:style-name="Row151">
          <table:table-cell table:style-name="Cell301">
            <text:p text:style-name="P410"/>
          </table:table-cell>
          <table:table-cell table:style-name="Cell302">
            <text:p text:style-name="P411"/>
          </table:table-cell>
        </table:table-row>
        <table:table-row table:style-name="Row152">
          <table:table-cell table:style-name="Cell303">
            <text:p text:style-name="P412"><text:span text:style-name="T412_1">&gt;&gt;<text:s/></text:span><text:span text:style-name="T412_2">case</text:span><text:span text:style-name="T412_3"><text:s/></text:span><text:span text:style-name="T412_4">NPDF</text:span><text:span text:style-name="T412_5">=2</text:span></text:p>
          </table:table-cell>
          <table:table-cell table:style-name="Cell304">
            <text:p text:style-name="P413"/>
          </table:table-cell>
        </table:table-row>
        <table:table-row table:style-name="Row153">
          <table:table-cell table:style-name="Cell305">
            <text:p text:style-name="P414"/>
          </table:table-cell>
          <table:table-cell table:style-name="Cell306">
            <text:p text:style-name="P415"/>
          </table:table-cell>
        </table:table-row>
        <table:table-row table:style-name="Row154">
          <table:table-cell table:style-name="Cell307">
            <text:p text:style-name="P416"><text:span text:style-name="T416_1">##<text:s/></text:span><text:span text:style-name="T416_2">endfor</text:span><text:span text:style-name="T416_3">(</text:span><text:span text:style-name="T416_4">k</text:span><text:span text:style-name="T416_5">)</text:span></text:p>
          </table:table-cell>
          <table:table-cell table:style-name="Cell308">
            <text:p text:style-name="P417"/>
          </table:table-cell>
        </table:table-row>
        <table:table-row table:style-name="Row155">
          <table:table-cell table:style-name="Cell309">
            <text:p text:style-name="P418"/>
          </table:table-cell>
          <table:table-cell table:style-name="Cell310">
            <text:p text:style-name="P419"><text:span text:style-name="T419_1">comment</text:span><text:span text:style-name="T419_2">:<text:s/></text:span><text:span text:style-name="T419_3">as</text:span><text:span text:style-name="T419_4"><text:s/></text:span><text:span text:style-name="T419_5">far</text:span><text:span text:style-name="T419_6"><text:s/></text:span><text:span text:style-name="T419_7">as</text:span><text:span text:style-name="T419_8"><text:s/></text:span><text:span text:style-name="T419_9">I</text:span><text:span text:style-name="T419_10"><text:s/></text:span><text:span text:style-name="T419_11">see</text:span><text:span text:style-name="T419_12">,<text:s/></text:span><text:span text:style-name="T419_13">a</text:span><text:span text:style-name="T419_14"><text:s/></text:span><text:span text:style-name="T419_15">similar</text:span><text:span text:style-name="T419_16"><text:s/></text:span><text:span text:style-name="T419_17">procedure</text:span><text:span text:style-name="T419_18"><text:s/></text:span><text:span text:style-name="T419_19">is</text:span><text:span text:style-name="T419_20"><text:s/></text:span><text:span text:style-name="T419_21">not</text:span><text:span text:style-name="T419_22"><text:s/></text:span><text:span text:style-name="T419_23">needed</text:span><text:span text:style-name="T419_24"><text:s/></text:span><text:span text:style-name="T419_25">for</text:span><text:span text:style-name="T419_26"><text:s/></text:span><text:span text:style-name="T419_27">FFs</text:span></text:p>
          </table:table-cell>
        </table:table-row>
        <table:table-row table:style-name="Row156">
          <table:table-cell table:style-name="Cell311">
            <text:p text:style-name="P420"/>
          </table:table-cell>
          <table:table-cell table:style-name="Cell312">
            <text:p text:style-name="P421"/>
          </table:table-cell>
        </table:table-row>
        <table:table-row table:style-name="Row157">
          <table:table-cell table:style-name="Cell313">
            <text:p text:style-name="P422"/>
          </table:table-cell>
          <table:table-cell table:style-name="Cell314">
            <text:p text:style-name="P423"/>
          </table:table-cell>
        </table:table-row>
        <table:table-row table:style-name="Row158">
          <table:table-cell table:style-name="Cell315">
            <text:p text:style-name="P424"><text:span text:style-name="T424_1">***<text:s/></text:span><text:span text:style-name="T424_2">if</text:span><text:span text:style-name="T424_3"><text:s/></text:span><text:span text:style-name="T424_4">NPDF</text:span><text:span text:style-name="T424_5">&gt;0</text:span></text:p>
          </table:table-cell>
          <table:table-cell table:style-name="Cell316">
            <text:p text:style-name="P425"/>
          </table:table-cell>
        </table:table-row>
        <table:table-row table:style-name="Row159">
          <table:table-cell table:style-name="Cell317">
            <text:p text:style-name="P426"><text:span text:style-name="T426_1">##<text:s/></text:span><text:span text:style-name="T426_2">for</text:span><text:span text:style-name="T426_3"><text:s/></text:span><text:span text:style-name="T426_4">i</text:span><text:span text:style-name="T426_5">=1,</text:span><text:span text:style-name="T426_6">NObsBin</text:span></text:p>
          </table:table-cell>
          <table:table-cell table:style-name="Cell318">
            <text:p text:style-name="P427"/>
          </table:table-cell>
        </table:table-row>
        <table:table-row table:style-name="Row160">
          <table:table-cell table:style-name="Cell319">
            <text:p text:style-name="P428"><text:span text:style-name="T428_1"> </text:span><text:span text:style-name="T428_2">Nxtot</text:span><text:span text:style-name="T428_3">1(</text:span><text:span text:style-name="T428_4">i</text:span><text:span text:style-name="T428_5">)</text:span></text:p>
          </table:table-cell>
          <table:table-cell table:style-name="Cell320">
            <text:p text:style-name="P429"><text:span text:style-name="T429_1">int</text:span><text:span text:style-name="T429_2">:<text:s/></text:span><text:span text:style-name="T429_3">No</text:span><text:span text:style-name="T429_4">.<text:s/></text:span><text:span text:style-name="T429_5">of</text:span><text:span text:style-name="T429_6"><text:s/></text:span><text:span text:style-name="T429_7">x</text:span><text:span text:style-name="T429_8">-</text:span><text:span text:style-name="T429_9">nodes</text:span><text:span text:style-name="T429_10"><text:s/>(</text:span><text:span text:style-name="T429_11">in</text:span><text:span text:style-name="T429_12"><text:s/>1</text:span><text:span text:style-name="T429_13">st</text:span><text:span text:style-name="T429_14"><text:s/></text:span><text:span text:style-name="T429_15">dimension</text:span><text:span text:style-name="T429_16"><text:s/></text:span><text:span text:style-name="T429_17">of</text:span><text:span text:style-name="T429_18"><text:s/></text:span><text:span text:style-name="T429_19">PDF</text:span><text:span text:style-name="T429_20"><text:s/></text:span><text:span text:style-name="T429_21">array</text:span><text:span text:style-name="T429_22">)</text:span></text:p>
          </table:table-cell>
        </table:table-row>
        <table:table-row table:style-name="Row161">
          <table:table-cell table:style-name="Cell321">
            <text:p text:style-name="P430"><text:span text:style-name="T430_1">#<text:s/></text:span><text:span text:style-name="T430_2">for</text:span><text:span text:style-name="T430_3"><text:s/></text:span><text:span text:style-name="T430_4">j</text:span><text:span text:style-name="T430_5">=1,</text:span><text:span text:style-name="T430_6">Nxtot</text:span><text:span text:style-name="T430_7">1(</text:span><text:span text:style-name="T430_8">i</text:span><text:span text:style-name="T430_9">)</text:span></text:p>
          </table:table-cell>
          <table:table-cell table:style-name="Cell322">
            <text:p text:style-name="P431"/>
          </table:table-cell>
        </table:table-row>
        <table:table-row table:style-name="Row162">
          <table:table-cell table:style-name="Cell323">
            <text:p text:style-name="P432"><text:span text:style-name="T432_1"> <text:s/></text:span><text:span text:style-name="T432_2">XNode</text:span><text:span text:style-name="T432_3">1(</text:span><text:span text:style-name="T432_4">i</text:span><text:span text:style-name="T432_5">)(</text:span><text:span text:style-name="T432_6">j</text:span><text:span text:style-name="T432_7">)</text:span></text:p>
          </table:table-cell>
          <table:table-cell table:style-name="Cell324">
            <text:p text:style-name="P433"><text:span text:style-name="T433_1">dbl</text:span><text:span text:style-name="T433_2">:<text:s/></text:span><text:span text:style-name="T433_3">x</text:span><text:span text:style-name="T433_4">-</text:span><text:span text:style-name="T433_5">values</text:span><text:span text:style-name="T433_6"><text:s/></text:span><text:span text:style-name="T433_7">of</text:span><text:span text:style-name="T433_8"><text:s/></text:span><text:span text:style-name="T433_9">nodes</text:span><text:span text:style-name="T433_10"><text:s/></text:span><text:span text:style-name="T433_11">where</text:span><text:span text:style-name="T433_12"><text:s/></text:span><text:span text:style-name="T433_13">PDFs</text:span><text:span text:style-name="T433_14"><text:s/></text:span><text:span text:style-name="T433_15">are</text:span><text:span text:style-name="T433_16"><text:s/></text:span><text:span text:style-name="T433_17">evaluated</text:span></text:p>
          </table:table-cell>
        </table:table-row>
        <table:table-row table:style-name="Row163">
          <table:table-cell table:style-name="Cell325">
            <text:p text:style-name="P434"><text:span text:style-name="T434_1">#<text:s/></text:span><text:span text:style-name="T434_2">endfor</text:span><text:span text:style-name="T434_3">(</text:span><text:span text:style-name="T434_4">j</text:span><text:span text:style-name="T434_5">)</text:span></text:p>
          </table:table-cell>
          <table:table-cell table:style-name="Cell326">
            <text:p text:style-name="P435"/>
          </table:table-cell>
        </table:table-row>
        <table:table-row table:style-name="Row164">
          <table:table-cell table:style-name="Cell327">
            <text:p text:style-name="P436"><text:span text:style-name="T436_1">##<text:s/></text:span><text:span text:style-name="T436_2">endfor</text:span><text:span text:style-name="T436_3">(</text:span><text:span text:style-name="T436_4">i</text:span><text:span text:style-name="T436_5">)</text:span></text:p>
          </table:table-cell>
          <table:table-cell table:style-name="Cell328">
            <text:p text:style-name="P437"/>
          </table:table-cell>
        </table:table-row>
        <table:table-row table:style-name="Row165">
          <table:table-cell table:style-name="Cell329">
            <text:p text:style-name="P438"/>
          </table:table-cell>
          <table:table-cell table:style-name="Cell330">
            <text:p text:style-name="P439"/>
          </table:table-cell>
        </table:table-row>
        <table:table-row table:style-name="Row166">
          <table:table-cell table:style-name="Cell331">
            <text:p text:style-name="P440"><text:span text:style-name="T440_1">***<text:s/></text:span><text:span text:style-name="T440_2">if</text:span><text:span text:style-name="T440_3"><text:s/></text:span><text:span text:style-name="T440_4">NPDFdim</text:span><text:span text:style-name="T440_5">=2</text:span></text:p>
          </table:table-cell>
          <table:table-cell table:style-name="Cell332">
            <text:p text:style-name="P441"><text:span text:style-name="T441_1">if</text:span><text:span text:style-name="T441_2"><text:s/></text:span><text:span text:style-name="T441_3">we</text:span><text:span text:style-name="T441_4"><text:s/></text:span><text:span text:style-name="T441_5">use</text:span><text:span text:style-name="T441_6"><text:s/></text:span><text:span text:style-name="T441_7">a</text:span><text:span text:style-name="T441_8"><text:s/></text:span><text:span text:style-name="T441_9">full</text:span><text:span text:style-name="T441_10"><text:s/></text:span><text:span text:style-name="T441_11">matrix</text:span><text:span text:style-name="T441_12"><text:s/></text:span><text:span text:style-name="T441_13">to</text:span><text:span text:style-name="T441_14"><text:s/></text:span><text:span text:style-name="T441_15">store</text:span><text:span text:style-name="T441_16"><text:s/></text:span><text:span text:style-name="T441_17">coefficients</text:span></text:p>
          </table:table-cell>
        </table:table-row>
        <table:table-row table:style-name="Row167">
          <table:table-cell table:style-name="Cell333">
            <text:p text:style-name="P442"><text:span text:style-name="T442_1">##<text:s/></text:span><text:span text:style-name="T442_2">for</text:span><text:span text:style-name="T442_3"><text:s/></text:span><text:span text:style-name="T442_4">j</text:span><text:span text:style-name="T442_5">=1,</text:span><text:span text:style-name="T442_6">NObsBin</text:span></text:p>
          </table:table-cell>
          <table:table-cell table:style-name="Cell334">
            <text:p text:style-name="P443"/>
          </table:table-cell>
        </table:table-row>
        <table:table-row table:style-name="Row168">
          <table:table-cell table:style-name="Cell335">
            <text:p text:style-name="P444"><text:span text:style-name="T444_1">Nxtot</text:span><text:span text:style-name="T444_2">2(</text:span><text:span text:style-name="T444_3">i</text:span><text:span text:style-name="T444_4">)</text:span></text:p>
          </table:table-cell>
          <table:table-cell table:style-name="Cell336">
            <text:p text:style-name="P445"><text:span text:style-name="T445_1">int</text:span><text:span text:style-name="T445_2">:<text:s/></text:span><text:span text:style-name="T445_3">No</text:span><text:span text:style-name="T445_4">.<text:s/></text:span><text:span text:style-name="T445_5">of</text:span><text:span text:style-name="T445_6"><text:s/></text:span><text:span text:style-name="T445_7">x</text:span><text:span text:style-name="T445_8">-</text:span><text:span text:style-name="T445_9">nodes</text:span><text:span text:style-name="T445_10"><text:s/></text:span><text:span text:style-name="T445_11">in</text:span><text:span text:style-name="T445_12"><text:s/>2</text:span><text:span text:style-name="T445_13">nd</text:span><text:span text:style-name="T445_14"><text:s/></text:span><text:span text:style-name="T445_15">dimension</text:span><text:span text:style-name="T445_16"><text:s/></text:span><text:span text:style-name="T445_17">of</text:span><text:span text:style-name="T445_18"><text:s/></text:span><text:span text:style-name="T445_19">PDF</text:span><text:span text:style-name="T445_20"><text:s/></text:span><text:span text:style-name="T445_21">array</text:span><text:span text:style-name="T445_22"><text:s/></text:span><text:span text:style-name="T445_23">for</text:span><text:span text:style-name="T445_24"><text:s/></text:span><text:span text:style-name="T445_25">i</text:span><text:span text:style-name="T445_26">-</text:span><text:span text:style-name="T445_27">th</text:span><text:span text:style-name="T445_28"><text:s/></text:span><text:span text:style-name="T445_29">ObsBin</text:span></text:p>
          </table:table-cell>
        </table:table-row>
        <table:table-row table:style-name="Row169">
          <table:table-cell table:style-name="Cell337">
            <text:p text:style-name="P446"><text:span text:style-name="T446_1">#<text:s/></text:span><text:span text:style-name="T446_2">for</text:span><text:span text:style-name="T446_3"><text:s/></text:span><text:span text:style-name="T446_4">i</text:span><text:span text:style-name="T446_5">=1,</text:span><text:span text:style-name="T446_6">Nxtot</text:span><text:span text:style-name="T446_7">2(</text:span><text:span text:style-name="T446_8">i</text:span><text:span text:style-name="T446_9">)</text:span></text:p>
          </table:table-cell>
          <table:table-cell table:style-name="Cell338">
            <text:p text:style-name="P447"/>
          </table:table-cell>
        </table:table-row>
        <table:table-row table:style-name="Row170">
          <table:table-cell table:style-name="Cell339">
            <text:p text:style-name="P448"><text:span text:style-name="T448_1">Xnode</text:span><text:span text:style-name="T448_2">2(</text:span><text:span text:style-name="T448_3">i</text:span><text:span text:style-name="T448_4">)(</text:span><text:span text:style-name="T448_5">j</text:span><text:span text:style-name="T448_6">)</text:span></text:p>
          </table:table-cell>
          <table:table-cell table:style-name="Cell340">
            <text:p text:style-name="P449"><text:span text:style-name="T449_1">dbl</text:span><text:span text:style-name="T449_2">:<text:s/></text:span><text:span text:style-name="T449_3">x</text:span><text:span text:style-name="T449_4">-</text:span><text:span text:style-name="T449_5">values</text:span><text:span text:style-name="T449_6"><text:s/></text:span><text:span text:style-name="T449_7">of</text:span><text:span text:style-name="T449_8"><text:s/></text:span><text:span text:style-name="T449_9">nodes</text:span><text:span text:style-name="T449_10"><text:s/></text:span><text:span text:style-name="T449_11">in</text:span><text:span text:style-name="T449_12"><text:s/>2</text:span><text:span text:style-name="T449_13">nd</text:span><text:span text:style-name="T449_14"><text:s/></text:span><text:span text:style-name="T449_15">dim</text:span><text:span text:style-name="T449_16"><text:s/></text:span><text:span text:style-name="T449_17">where</text:span><text:span text:style-name="T449_18"><text:s/></text:span><text:span text:style-name="T449_19">PDF</text:span><text:span text:style-name="T449_20"><text:s/></text:span><text:span text:style-name="T449_21">are</text:span><text:span text:style-name="T449_22"><text:s/></text:span><text:span text:style-name="T449_23">evaluated</text:span></text:p>
          </table:table-cell>
        </table:table-row>
        <table:table-row table:style-name="Row171">
          <table:table-cell table:style-name="Cell341">
            <text:p text:style-name="P450"><text:span text:style-name="T450_1">#<text:s/></text:span><text:span text:style-name="T450_2">endfor</text:span><text:span text:style-name="T450_3">(</text:span><text:span text:style-name="T450_4">i</text:span><text:span text:style-name="T450_5">)</text:span></text:p>
          </table:table-cell>
          <table:table-cell table:style-name="Cell342">
            <text:p text:style-name="P451"/>
          </table:table-cell>
        </table:table-row>
        <table:table-row table:style-name="Row172">
          <table:table-cell table:style-name="Cell343">
            <text:p text:style-name="P452"><text:span text:style-name="T452_1">##<text:s/></text:span><text:span text:style-name="T452_2">endfor</text:span><text:span text:style-name="T452_3">(</text:span><text:span text:style-name="T452_4">j</text:span><text:span text:style-name="T452_5">)</text:span></text:p>
          </table:table-cell>
          <table:table-cell table:style-name="Cell344">
            <text:p text:style-name="P453"/>
          </table:table-cell>
        </table:table-row>
        <table:table-row table:style-name="Row173">
          <table:table-cell table:style-name="Cell345">
            <text:p text:style-name="P454"><text:span text:style-name="T454_1">***<text:s/></text:span><text:span text:style-name="T454_2">endif</text:span><text:span text:style-name="T454_3"><text:s/>(</text:span><text:span text:style-name="T454_4">NPDFdim</text:span><text:span text:style-name="T454_5">)</text:span></text:p>
          </table:table-cell>
          <table:table-cell table:style-name="Cell346">
            <text:p text:style-name="P455"/>
          </table:table-cell>
        </table:table-row>
        <table:table-row table:style-name="Row174">
          <table:table-cell table:style-name="Cell347">
            <text:p text:style-name="P456"><text:span text:style-name="T456_1">***<text:s/></text:span><text:span text:style-name="T456_2">endif</text:span><text:span text:style-name="T456_3"><text:s/>(</text:span><text:span text:style-name="T456_4">NPDF</text:span><text:span text:style-name="T456_5">)</text:span></text:p>
          </table:table-cell>
          <table:table-cell table:style-name="Cell348">
            <text:p text:style-name="P457"/>
          </table:table-cell>
        </table:table-row>
        <table:table-row table:style-name="Row175">
          <table:table-cell table:style-name="Cell349">
            <text:p text:style-name="P458"/>
          </table:table-cell>
          <table:table-cell table:style-name="Cell350">
            <text:p text:style-name="P459"/>
          </table:table-cell>
        </table:table-row>
        <table:table-row table:style-name="Row176">
          <table:table-cell table:style-name="Cell351">
            <text:p text:style-name="P460"><text:span text:style-name="T460_1">***<text:s/></text:span><text:span text:style-name="T460_2">if</text:span><text:span text:style-name="T460_3"><text:s/></text:span><text:span text:style-name="T460_4">NFragFunc</text:span><text:span text:style-name="T460_5"><text:s/>=&gt;0</text:span></text:p>
          </table:table-cell>
          <table:table-cell table:style-name="Cell352">
            <text:p text:style-name="P461"/>
          </table:table-cell>
        </table:table-row>
        <table:table-row table:style-name="Row177">
          <table:table-cell table:style-name="Cell353">
            <text:p text:style-name="P462"><text:span text:style-name="T462_1">##<text:s/></text:span><text:span text:style-name="T462_2">for</text:span><text:span text:style-name="T462_3"><text:s/></text:span><text:span text:style-name="T462_4">i</text:span><text:span text:style-name="T462_5">=1,</text:span><text:span text:style-name="T462_6">NObsBin</text:span></text:p>
          </table:table-cell>
          <table:table-cell table:style-name="Cell354">
            <text:p text:style-name="P463"/>
          </table:table-cell>
        </table:table-row>
        <table:table-row table:style-name="Row178">
          <table:table-cell table:style-name="Cell355">
            <text:p text:style-name="P464"><text:span text:style-name="T464_1">Nztot</text:span><text:span text:style-name="T464_2">(</text:span><text:span text:style-name="T464_3">i</text:span><text:span text:style-name="T464_4">)</text:span></text:p>
          </table:table-cell>
          <table:table-cell table:style-name="Cell356">
            <text:p text:style-name="P465"><text:span text:style-name="T465_1">int</text:span><text:span text:style-name="T465_2">:<text:s/></text:span><text:span text:style-name="T465_3">total</text:span><text:span text:style-name="T465_4"><text:s/></text:span><text:span text:style-name="T465_5">No</text:span><text:span text:style-name="T465_6">.<text:s/></text:span><text:span text:style-name="T465_7">of</text:span><text:span text:style-name="T465_8"><text:s/></text:span><text:span text:style-name="T465_9">z</text:span><text:span text:style-name="T465_10">-</text:span><text:span text:style-name="T465_11">nodes</text:span><text:span text:style-name="T465_12"><text:s/></text:span><text:span text:style-name="T465_13">to</text:span><text:span text:style-name="T465_14"><text:s/></text:span><text:span text:style-name="T465_15">cover</text:span><text:span text:style-name="T465_16"><text:s/></text:span><text:span text:style-name="T465_17">FF</text:span><text:span text:style-name="T465_18">'</text:span><text:span text:style-name="T465_19">s</text:span><text:span text:style-name="T465_20"><text:s/></text:span><text:span text:style-name="T465_21">matrix</text:span><text:span text:style-name="T465_22"><text:s/>(</text:span><text:span text:style-name="T465_23">flexible</text:span><text:span text:style-name="T465_24"><text:s/></text:span><text:span text:style-name="T465_25">for</text:span><text:span text:style-name="T465_26"><text:s/></text:span><text:span text:style-name="T465_27">each</text:span><text:span text:style-name="T465_28"><text:s/></text:span><text:span text:style-name="T465_29">Obs</text:span><text:span text:style-name="T465_30">.<text:s/></text:span><text:span text:style-name="T465_31">Bin</text:span><text:span text:style-name="T465_32">)</text:span></text:p>
          </table:table-cell>
        </table:table-row>
        <table:table-row table:style-name="Row179">
          <table:table-cell table:style-name="Cell357">
            <text:p text:style-name="P466"><text:span text:style-name="T466_1">#<text:s/></text:span><text:span text:style-name="T466_2">for</text:span><text:span text:style-name="T466_3"><text:s/></text:span><text:span text:style-name="T466_4">j</text:span><text:span text:style-name="T466_5">=1,</text:span><text:span text:style-name="T466_6">Nztot</text:span></text:p>
          </table:table-cell>
          <table:table-cell table:style-name="Cell358">
            <text:p text:style-name="P467"/>
          </table:table-cell>
        </table:table-row>
        <table:table-row table:style-name="Row180">
          <table:table-cell table:style-name="Cell359">
            <text:p text:style-name="P468"><text:span text:style-name="T468_1"> <text:s/></text:span><text:span text:style-name="T468_2">Znode</text:span><text:span text:style-name="T468_3">(</text:span><text:span text:style-name="T468_4">i</text:span><text:span text:style-name="T468_5">)(</text:span><text:span text:style-name="T468_6">j</text:span><text:span text:style-name="T468_7">)</text:span></text:p>
          </table:table-cell>
          <table:table-cell table:style-name="Cell360">
            <text:p text:style-name="P469"><text:span text:style-name="T469_1">dbl</text:span><text:span text:style-name="T469_2">:<text:s/></text:span><text:span text:style-name="T469_3">z</text:span><text:span text:style-name="T469_4">-</text:span><text:span text:style-name="T469_5">nodes</text:span><text:span text:style-name="T469_6"><text:s/></text:span><text:span text:style-name="T469_7">at</text:span><text:span text:style-name="T469_8"><text:s/></text:span><text:span text:style-name="T469_9">which</text:span><text:span text:style-name="T469_10"><text:s/></text:span><text:span text:style-name="T469_11">FFs</text:span><text:span text:style-name="T469_12"><text:s/></text:span><text:span text:style-name="T469_13">are</text:span><text:span text:style-name="T469_14"><text:s/></text:span><text:span text:style-name="T469_15">evaluated</text:span></text:p>
          </table:table-cell>
        </table:table-row>
        <table:table-row table:style-name="Row181">
          <table:table-cell table:style-name="Cell361">
            <text:p text:style-name="P470"><text:span text:style-name="T470_1">#<text:s/></text:span><text:span text:style-name="T470_2">endfor</text:span><text:span text:style-name="T470_3">(</text:span><text:span text:style-name="T470_4">j</text:span><text:span text:style-name="T470_5">)</text:span></text:p>
          </table:table-cell>
          <table:table-cell table:style-name="Cell362">
            <text:p text:style-name="P471"/>
          </table:table-cell>
        </table:table-row>
        <table:table-row table:style-name="Row182">
          <table:table-cell table:style-name="Cell363">
            <text:p text:style-name="P472"><text:span text:style-name="T472_1">##<text:s/></text:span><text:span text:style-name="T472_2">endfor</text:span><text:span text:style-name="T472_3">(</text:span><text:span text:style-name="T472_4">i</text:span><text:span text:style-name="T472_5">)</text:span></text:p>
          </table:table-cell>
          <table:table-cell table:style-name="Cell364">
            <text:p text:style-name="P473"/>
          </table:table-cell>
        </table:table-row>
        <table:table-row table:style-name="Row183">
          <table:table-cell table:style-name="Cell365">
            <text:p text:style-name="P474"><text:span text:style-name="T474_1">***<text:s/></text:span><text:span text:style-name="T474_2">endif</text:span><text:span text:style-name="T474_3"><text:s/>(</text:span><text:span text:style-name="T474_4">NFragFunc</text:span><text:span text:style-name="T474_5">)</text:span></text:p>
          </table:table-cell>
          <table:table-cell table:style-name="Cell366">
            <text:p text:style-name="P475"><text:span text:style-name="T475_1">comment</text:span><text:span text:style-name="T475_2">:<text:s/></text:span><text:span text:style-name="T475_3">the</text:span><text:span text:style-name="T475_4"><text:s/></text:span><text:span text:style-name="T475_5">concept</text:span><text:span text:style-name="T475_6"><text:s/></text:span><text:span text:style-name="T475_7">of</text:span><text:span text:style-name="T475_8"><text:s/></text:span><text:span text:style-name="T475_9">treating</text:span><text:span text:style-name="T475_10"><text:s/></text:span><text:span text:style-name="T475_11">FFs</text:span><text:span text:style-name="T475_12"><text:s/></text:span><text:span text:style-name="T475_13">is</text:span><text:span text:style-name="T475_14"><text:s/></text:span><text:span text:style-name="T475_15">not</text:span><text:span text:style-name="T475_16"><text:s/></text:span><text:span text:style-name="T475_17">yet</text:span><text:span text:style-name="T475_18"><text:s/></text:span><text:span text:style-name="T475_19">fully</text:span><text:span text:style-name="T475_20"><text:s/></text:span><text:span text:style-name="T475_21">worked</text:span><text:span text:style-name="T475_22"><text:s/></text:span><text:span text:style-name="T475_23">out</text:span></text:p>
          </table:table-cell>
        </table:table-row>
        <table:table-row table:style-name="Row184">
          <table:table-cell table:style-name="Cell367">
            <text:p text:style-name="P476"/>
          </table:table-cell>
          <table:table-cell table:style-name="Cell368">
            <text:p text:style-name="P477"/>
          </table:table-cell>
        </table:table-row>
        <table:table-row table:style-name="Row185">
          <table:table-cell table:style-name="Cell369">
            <text:p text:style-name="P478"><text:span text:style-name="T478_1">NScales</text:span></text:p>
          </table:table-cell>
          <table:table-cell table:style-name="Cell370">
            <text:p text:style-name="P479"><text:span text:style-name="T479_1">int</text:span><text:span text:style-name="T479_2">:<text:s/></text:span><text:span text:style-name="T479_3">No</text:span><text:span text:style-name="T479_4">.<text:s/></text:span><text:span text:style-name="T479_5">of</text:span><text:span text:style-name="T479_6"><text:s/></text:span><text:span text:style-name="T479_7">scales</text:span><text:span text:style-name="T479_8"><text:s/></text:span><text:span text:style-name="T479_9">involved</text:span></text:p>
            <text:p text:style-name="P480"><text:span text:style-name="T480_1">1</text:span><text:span text:style-name="T480_2">st</text:span><text:span text:style-name="T480_3"><text:s/></text:span><text:span text:style-name="T480_4">mur</text:span><text:span text:style-name="T480_5">,<text:s/></text:span><text:span text:style-name="T480_6">then</text:span><text:span text:style-name="T480_7"><text:s/></text:span><text:span text:style-name="T480_8">muf</text:span><text:span text:style-name="T480_9"><text:s/></text:span><text:span text:style-name="T480_10">for</text:span><text:span text:style-name="T480_11"><text:s/></text:span><text:span text:style-name="T480_12">all</text:span><text:span text:style-name="T480_13"><text:s/></text:span><text:span text:style-name="T480_14">PDFs</text:span><text:span text:style-name="T480_15">,<text:s/></text:span><text:span text:style-name="T480_16">then</text:span><text:span text:style-name="T480_17"><text:s/></text:span><text:span text:style-name="T480_18">muF</text:span><text:span text:style-name="T480_19"><text:s/></text:span><text:span text:style-name="T480_20">for</text:span><text:span text:style-name="T480_21"><text:s/></text:span><text:span text:style-name="T480_22">all</text:span><text:span text:style-name="T480_23"><text:s/></text:span><text:span text:style-name="T480_24">FFs</text:span></text:p>
          </table:table-cell>
        </table:table-row>
        <table:table-row table:style-name="Row186">
          <table:table-cell table:style-name="Cell371">
            <text:p text:style-name="P481"><text:span text:style-name="T481_1">NScaleDim</text:span></text:p>
          </table:table-cell>
          <table:table-cell table:style-name="Cell372">
            <text:p text:style-name="P482"><text:span text:style-name="T482_1">int</text:span><text:span text:style-name="T482_2">:<text:s/></text:span><text:span text:style-name="T482_3">No</text:span><text:span text:style-name="T482_4">.<text:s/></text:span><text:span text:style-name="T482_5">of</text:span><text:span text:style-name="T482_6"><text:s/></text:span><text:span text:style-name="T482_7">dimensions</text:span><text:span text:style-name="T482_8"><text:s/></text:span><text:span text:style-name="T482_9">in</text:span><text:span text:style-name="T482_10"><text:s/></text:span><text:span text:style-name="T482_11">which</text:span><text:span text:style-name="T482_12"><text:s/></text:span><text:span text:style-name="T482_13">scales</text:span><text:span text:style-name="T482_14"><text:s/></text:span><text:span text:style-name="T482_15">are</text:span><text:span text:style-name="T482_16"><text:s/></text:span><text:span text:style-name="T482_17">stored</text:span></text:p>
          </table:table-cell>
        </table:table-row>
        <table:table-row table:style-name="Row187">
          <table:table-cell table:style-name="Cell373">
            <text:p text:style-name="P483"><text:span text:style-name="T483_1">#<text:s/></text:span><text:span text:style-name="T483_2">for</text:span><text:span text:style-name="T483_3"><text:s/></text:span><text:span text:style-name="T483_4">i</text:span><text:span text:style-name="T483_5">=1,</text:span><text:span text:style-name="T483_6">Nscales</text:span></text:p>
          </table:table-cell>
          <table:table-cell table:style-name="Cell374">
            <text:p text:style-name="P484"/>
          </table:table-cell>
        </table:table-row>
        <table:table-row table:style-name="Row188">
          <table:table-cell table:style-name="Cell375">
            <text:p text:style-name="P485"><text:span text:style-name="T485_1"> <text:s/></text:span><text:span text:style-name="T485_2">Iscale</text:span><text:span text:style-name="T485_3">(</text:span><text:span text:style-name="T485_4">i</text:span><text:span text:style-name="T485_5">)</text:span></text:p>
          </table:table-cell>
          <table:table-cell table:style-name="Cell376">
            <text:p text:style-name="P486"><text:span text:style-name="T486_1">int</text:span><text:span text:style-name="T486_2">:<text:s/></text:span><text:span text:style-name="T486_3">pointer</text:span><text:span text:style-name="T486_4"><text:s/></text:span><text:span text:style-name="T486_5">to</text:span><text:span text:style-name="T486_6"><text:s/></text:span><text:span text:style-name="T486_7">dimension</text:span><text:span text:style-name="T486_8"><text:s/></text:span><text:span text:style-name="T486_9">in</text:span><text:span text:style-name="T486_10"><text:s/></text:span><text:span text:style-name="T486_11">which</text:span><text:span text:style-name="T486_12"><text:s/></text:span><text:span text:style-name="T486_13">i</text:span><text:span text:style-name="T486_14">-</text:span><text:span text:style-name="T486_15">th</text:span><text:span text:style-name="T486_16"><text:s/></text:span><text:span text:style-name="T486_17">scale</text:span><text:span text:style-name="T486_18"><text:s/></text:span><text:span text:style-name="T486_19">is</text:span><text:span text:style-name="T486_20"><text:s/></text:span><text:span text:style-name="T486_21">stored</text:span><text:span text:style-name="T486_22"><text:s/>(</text:span><text:span text:style-name="T486_23">in</text:span><text:span text:style-name="T486_24"><text:s/></text:span><text:span text:style-name="T486_25">C</text:span><text:span text:style-name="T486_26">++<text:s/></text:span><text:span text:style-name="T486_27">convention</text:span><text:span text:style-name="T486_28">)</text:span></text:p>
            <text:p text:style-name="P487"><text:span text:style-name="T487_1">0:<text:s/></text:span><text:span text:style-name="T487_2">scale</text:span><text:span text:style-name="T487_3"><text:s/></text:span><text:span text:style-name="T487_4">is</text:span><text:span text:style-name="T487_5"><text:s/></text:span><text:span text:style-name="T487_6">stored</text:span><text:span text:style-name="T487_7"><text:s/></text:span><text:span text:style-name="T487_8">in</text:span><text:span text:style-name="T487_9"><text:s/>1</text:span><text:span text:style-name="T487_10">st</text:span><text:span text:style-name="T487_11"><text:s/></text:span><text:span text:style-name="T487_12">scale</text:span><text:span text:style-name="T487_13"><text:s/></text:span><text:span text:style-name="T487_14">dimension</text:span></text:p>
            <text:p text:style-name="P488"><text:span text:style-name="T488_1">1:<text:s/></text:span><text:span text:style-name="T488_2">scale</text:span><text:span text:style-name="T488_3"><text:s/></text:span><text:span text:style-name="T488_4">is</text:span><text:span text:style-name="T488_5"><text:s/></text:span><text:span text:style-name="T488_6">stored</text:span><text:span text:style-name="T488_7"><text:s/></text:span><text:span text:style-name="T488_8">in</text:span><text:span text:style-name="T488_9"><text:s/>2</text:span><text:span text:style-name="T488_10">nd</text:span><text:span text:style-name="T488_11"><text:s/></text:span><text:span text:style-name="T488_12">scale</text:span><text:span text:style-name="T488_13"><text:s/></text:span><text:span text:style-name="T488_14">dimension</text:span></text:p>
          </table:table-cell>
        </table:table-row>
        <table:table-row table:style-name="Row189">
          <table:table-cell table:style-name="Cell377">
            <text:p text:style-name="P489"><text:span text:style-name="T489_1">#<text:s/></text:span><text:span text:style-name="T489_2">endfor</text:span><text:span text:style-name="T489_3"><text:s/>(</text:span><text:span text:style-name="T489_4">i</text:span><text:span text:style-name="T489_5">)</text:span></text:p>
          </table:table-cell>
          <table:table-cell table:style-name="Cell378">
            <text:p text:style-name="P490"/>
          </table:table-cell>
        </table:table-row>
        <table:table-row table:style-name="Row190">
          <table:table-cell table:style-name="Cell379">
            <text:p text:style-name="P491"/>
          </table:table-cell>
          <table:table-cell table:style-name="Cell380">
            <text:p text:style-name="P492"/>
          </table:table-cell>
        </table:table-row>
        <table:table-row table:style-name="Row191">
          <table:table-cell table:style-name="Cell381">
            <text:p text:style-name="P493"><text:span text:style-name="T493_1">##<text:s/></text:span><text:span text:style-name="T493_2">for</text:span><text:span text:style-name="T493_3"><text:s/></text:span><text:span text:style-name="T493_4">i</text:span><text:span text:style-name="T493_5">=1,</text:span><text:span text:style-name="T493_6">Nscaledim</text:span></text:p>
          </table:table-cell>
          <table:table-cell table:style-name="Cell382">
            <text:p text:style-name="P494"/>
          </table:table-cell>
        </table:table-row>
        <table:table-row table:style-name="Row192">
          <table:table-cell table:style-name="Cell383">
            <text:p text:style-name="P495"><text:span text:style-name="T495_1"> <text:s/></text:span><text:span text:style-name="T495_2">NscaleDescript</text:span><text:span text:style-name="T495_3">(</text:span><text:span text:style-name="T495_4">i</text:span><text:span text:style-name="T495_5">)</text:span></text:p>
          </table:table-cell>
          <table:table-cell table:style-name="Cell384">
            <text:p text:style-name="P496"><text:span text:style-name="T496_1">int</text:span><text:span text:style-name="T496_2">:<text:s/></text:span><text:span text:style-name="T496_3">No</text:span><text:span text:style-name="T496_4">.<text:s/></text:span><text:span text:style-name="T496_5">of</text:span><text:span text:style-name="T496_6"><text:s/></text:span><text:span text:style-name="T496_7">Description</text:span><text:span text:style-name="T496_8"><text:s/></text:span><text:span text:style-name="T496_9">strings</text:span><text:span text:style-name="T496_10"><text:s/></text:span><text:span text:style-name="T496_11">for</text:span><text:span text:style-name="T496_12"><text:s/></text:span><text:span text:style-name="T496_13">i</text:span><text:span text:style-name="T496_14">-</text:span><text:span text:style-name="T496_15">th</text:span><text:span text:style-name="T496_16"><text:s/></text:span><text:span text:style-name="T496_17">scale</text:span><text:span text:style-name="T496_18"><text:s/></text:span><text:span text:style-name="T496_19">dimension</text:span></text:p>
          </table:table-cell>
        </table:table-row>
        <table:table-row table:style-name="Row193">
          <table:table-cell table:style-name="Cell385">
            <text:p text:style-name="P497"><text:span text:style-name="T497_1"> <text:s/>#<text:s/></text:span><text:span text:style-name="T497_2">for</text:span><text:span text:style-name="T497_3"><text:s/></text:span><text:span text:style-name="T497_4">j</text:span><text:span text:style-name="T497_5">=1,</text:span><text:span text:style-name="T497_6">Nscaledescript</text:span><text:span text:style-name="T497_7">(</text:span><text:span text:style-name="T497_8">i</text:span><text:span text:style-name="T497_9">)</text:span></text:p>
          </table:table-cell>
          <table:table-cell table:style-name="Cell386">
            <text:p text:style-name="P498"/>
          </table:table-cell>
        </table:table-row>
        <table:table-row table:style-name="Row194">
          <table:table-cell table:style-name="Cell387">
            <text:p text:style-name="P499"><text:span text:style-name="T499_1">   <text:s/></text:span><text:span text:style-name="T499_2">ScaleDescript</text:span><text:span text:style-name="T499_3">(</text:span><text:span text:style-name="T499_4">i</text:span><text:span text:style-name="T499_5">)(</text:span><text:span text:style-name="T499_6">j</text:span><text:span text:style-name="T499_7">)</text:span></text:p>
          </table:table-cell>
          <table:table-cell table:style-name="Cell388">
            <text:p text:style-name="P500"><text:span text:style-name="T500_1">string</text:span><text:span text:style-name="T500_2">:<text:s/></text:span><text:span text:style-name="T500_3">Description</text:span><text:span text:style-name="T500_4"><text:s/></text:span><text:span text:style-name="T500_5">how</text:span><text:span text:style-name="T500_6"><text:s/>"</text:span><text:span text:style-name="T500_7">unity</text:span><text:span text:style-name="T500_8">"<text:s/></text:span><text:span text:style-name="T500_9">in</text:span><text:span text:style-name="T500_10"><text:s/></text:span><text:span text:style-name="T500_11">i</text:span><text:span text:style-name="T500_12">-</text:span><text:span text:style-name="T500_13">th</text:span><text:span text:style-name="T500_14"><text:s/></text:span><text:span text:style-name="T500_15">scale</text:span><text:span text:style-name="T500_16"><text:s/></text:span><text:span text:style-name="T500_17">dimension</text:span><text:span text:style-name="T500_18"><text:s/></text:span><text:span text:style-name="T500_19">is</text:span><text:span text:style-name="T500_20"><text:s/></text:span><text:span text:style-name="T500_21">defined</text:span></text:p>
            <text:p text:style-name="P501"><text:span text:style-name="T501_1">e</text:span><text:span text:style-name="T501_2">.</text:span><text:span text:style-name="T501_3">g</text:span><text:span text:style-name="T501_4">.:<text:s/>"</text:span><text:span text:style-name="T501_5">pT</text:span><text:span text:style-name="T501_6"><text:s/></text:span><text:span text:style-name="T501_7">of</text:span><text:span text:style-name="T501_8"><text:s/></text:span><text:span text:style-name="T501_9">individual</text:span><text:span text:style-name="T501_10"><text:s/></text:span><text:span text:style-name="T501_11">jet</text:span><text:span text:style-name="T501_12">",<text:s/>"</text:span><text:span text:style-name="T501_13">computed</text:span><text:span text:style-name="T501_14"><text:s/></text:span><text:span text:style-name="T501_15">from</text:span><text:span text:style-name="T501_16"><text:s/></text:span><text:span text:style-name="T501_17">the</text:span><text:span text:style-name="T501_18"><text:s/></text:span><text:span text:style-name="T501_19">two</text:span><text:span text:style-name="T501_20"><text:s/></text:span><text:span text:style-name="T501_21">highest</text:span><text:span text:style-name="T501_22"><text:s/></text:span><text:span text:style-name="T501_23">pT</text:span><text:span text:style-name="T501_24"><text:s/></text:span><text:span text:style-name="T501_25">jets</text:span><text:span text:style-name="T501_26">",<text:s/>"</text:span><text:span text:style-name="T501_27">fixed</text:span><text:span text:style-name="T501_28"><text:s/></text:span><text:span text:style-name="T501_29">value</text:span><text:span text:style-name="T501_30"><text:s/>-<text:s/></text:span><text:span text:style-name="T501_31">taken</text:span><text:span text:style-name="T501_32"><text:s/></text:span><text:span text:style-name="T501_33">at</text:span><text:span text:style-name="T501_34"><text:s/>45%<text:s/></text:span><text:span text:style-name="T501_35">within</text:span><text:span text:style-name="T501_36"><text:s/></text:span><text:span text:style-name="T501_37">the</text:span><text:span text:style-name="T501_38"><text:s/></text:span><text:span text:style-name="T501_39">pT</text:span><text:span text:style-name="T501_40"><text:s/></text:span><text:span text:style-name="T501_41">bin</text:span><text:span text:style-name="T501_42">"</text:span></text:p>
          </table:table-cell>
        </table:table-row>
        <table:table-row table:style-name="Row195">
          <table:table-cell table:style-name="Cell389">
            <text:p text:style-name="P502"><text:span text:style-name="T502_1"> <text:s/>#<text:s/></text:span><text:span text:style-name="T502_2">endfor</text:span><text:span text:style-name="T502_3">(</text:span><text:span text:style-name="T502_4">j</text:span><text:span text:style-name="T502_5">)</text:span></text:p>
          </table:table-cell>
          <table:table-cell table:style-name="Cell390">
            <text:p text:style-name="P503"/>
          </table:table-cell>
        </table:table-row>
        <table:table-row table:style-name="Row196">
          <table:table-cell table:style-name="Cell391">
            <text:p text:style-name="P504"><text:span text:style-name="T504_1">##<text:s/></text:span><text:span text:style-name="T504_2">endfor</text:span><text:span text:style-name="T504_3">(</text:span><text:span text:style-name="T504_4">i</text:span><text:span text:style-name="T504_5">)</text:span></text:p>
          </table:table-cell>
          <table:table-cell table:style-name="Cell392">
            <text:p text:style-name="P505"/>
          </table:table-cell>
        </table:table-row>
        <table:table-row table:style-name="Row197">
          <table:table-cell table:style-name="Cell393">
            <text:p text:style-name="P506"/>
          </table:table-cell>
          <table:table-cell table:style-name="Cell394">
            <text:p text:style-name="P507"/>
          </table:table-cell>
        </table:table-row>
        <table:table-row table:style-name="Row198">
          <table:table-cell table:style-name="Cell395">
            <text:p text:style-name="P508"><text:span text:style-name="T508_1">#<text:s/></text:span><text:span text:style-name="T508_2">for</text:span><text:span text:style-name="T508_3"><text:s/></text:span><text:span text:style-name="T508_4">i</text:span><text:span text:style-name="T508_5">=1,</text:span><text:span text:style-name="T508_6">NscaleDim</text:span></text:p>
          </table:table-cell>
          <table:table-cell table:style-name="Cell396">
            <text:p text:style-name="P509"/>
          </table:table-cell>
        </table:table-row>
        <table:table-row table:style-name="Row199">
          <table:table-cell table:style-name="Cell397">
            <text:p text:style-name="P510"><text:span text:style-name="T510_1"> <text:s/></text:span><text:span text:style-name="T510_2">Nscalevar</text:span><text:span text:style-name="T510_3">(</text:span><text:span text:style-name="T510_4">i</text:span><text:span text:style-name="T510_5">)</text:span></text:p>
          </table:table-cell>
          <table:table-cell table:style-name="Cell398">
            <text:p text:style-name="P511"><text:span text:style-name="T511_1">int</text:span><text:span text:style-name="T511_2">:<text:s/></text:span><text:span text:style-name="T511_3">No</text:span><text:span text:style-name="T511_4">.<text:s/></text:span><text:span text:style-name="T511_5">of</text:span><text:span text:style-name="T511_6"><text:s/></text:span><text:span text:style-name="T511_7">scale</text:span><text:span text:style-name="T511_8"><text:s/></text:span><text:span text:style-name="T511_9">variations</text:span><text:span text:style-name="T511_10"><text:s/></text:span><text:span text:style-name="T511_11">in</text:span><text:span text:style-name="T511_12"><text:s/></text:span><text:span text:style-name="T511_13">i</text:span><text:span text:style-name="T511_14">-</text:span><text:span text:style-name="T511_15">th</text:span><text:span text:style-name="T511_16"><text:s/></text:span><text:span text:style-name="T511_17">dimension</text:span></text:p>
          </table:table-cell>
        </table:table-row>
        <table:table-row table:style-name="Row200">
          <table:table-cell table:style-name="Cell399">
            <text:p text:style-name="P512"><text:span text:style-name="T512_1"> <text:s/></text:span><text:span text:style-name="T512_2">Nscalenode</text:span><text:span text:style-name="T512_3">(</text:span><text:span text:style-name="T512_4">i</text:span><text:span text:style-name="T512_5">)</text:span></text:p>
          </table:table-cell>
          <table:table-cell table:style-name="Cell400">
            <text:p text:style-name="P513"><text:span text:style-name="T513_1">int</text:span><text:span text:style-name="T513_2">:<text:s/></text:span><text:span text:style-name="T513_3">No</text:span><text:span text:style-name="T513_4">.<text:s/></text:span><text:span text:style-name="T513_5">of</text:span><text:span text:style-name="T513_6"><text:s/></text:span><text:span text:style-name="T513_7">scale</text:span><text:span text:style-name="T513_8"><text:s/></text:span><text:span text:style-name="T513_9">nodes</text:span><text:span text:style-name="T513_10"><text:s/></text:span><text:span text:style-name="T513_11">in</text:span><text:span text:style-name="T513_12"><text:s/></text:span><text:span text:style-name="T513_13">i</text:span><text:span text:style-name="T513_14">-</text:span><text:span text:style-name="T513_15">th</text:span><text:span text:style-name="T513_16"><text:s/></text:span><text:span text:style-name="T513_17">dimension</text:span><text:span text:style-name="T513_18"><text:s/></text:span><text:span text:style-name="T513_19">used</text:span><text:span text:style-name="T513_20"><text:s/></text:span><text:span text:style-name="T513_21">for</text:span><text:span text:style-name="T513_22"><text:s/></text:span><text:span text:style-name="T513_23">interpolation</text:span></text:p>
            <text:p text:style-name="P514"><text:span text:style-name="T514_1">(</text:span><text:span text:style-name="T514_2">must</text:span><text:span text:style-name="T514_3"><text:s/></text:span><text:span text:style-name="T514_4">be</text:span><text:span text:style-name="T514_5"><text:s/></text:span><text:span text:style-name="T514_6">the</text:span><text:span text:style-name="T514_7"><text:s/></text:span><text:span text:style-name="T514_8">same</text:span><text:span text:style-name="T514_9"><text:s/></text:span><text:span text:style-name="T514_10">for</text:span><text:span text:style-name="T514_11"><text:s/></text:span><text:span text:style-name="T514_12">all</text:span><text:span text:style-name="T514_13"><text:s/></text:span><text:span text:style-name="T514_14">observable</text:span><text:span text:style-name="T514_15"><text:s/></text:span><text:span text:style-name="T514_16">bins</text:span><text:span text:style-name="T514_17"><text:s/></text:span><text:span text:style-name="T514_18">and</text:span><text:span text:style-name="T514_19"><text:s/></text:span><text:span text:style-name="T514_20">for</text:span><text:span text:style-name="T514_21"><text:s/></text:span><text:span text:style-name="T514_22">all</text:span><text:span text:style-name="T514_23"><text:s/></text:span><text:span text:style-name="T514_24">scale</text:span><text:span text:style-name="T514_25"><text:s/></text:span><text:span text:style-name="T514_26">variations</text:span><text:span text:style-name="T514_27">)</text:span></text:p>
          </table:table-cell>
        </table:table-row>
        <table:table-row table:style-name="Row201">
          <table:table-cell table:style-name="Cell401">
            <text:p text:style-name="P515"><text:span text:style-name="T515_1">#<text:s/></text:span><text:span text:style-name="T515_2">endfor</text:span></text:p>
          </table:table-cell>
          <table:table-cell table:style-name="Cell402">
            <text:p text:style-name="P516"/>
          </table:table-cell>
        </table:table-row>
        <table:table-row table:style-name="Row202">
          <table:table-cell table:style-name="Cell403">
            <text:p text:style-name="P517"/>
          </table:table-cell>
          <table:table-cell table:style-name="Cell404">
            <text:p text:style-name="P518"/>
          </table:table-cell>
        </table:table-row>
        <table:table-row table:style-name="Row203">
          <table:table-cell table:style-name="Cell405">
            <text:p text:style-name="P519"><text:span text:style-name="T519_1">##<text:s/></text:span><text:span text:style-name="T519_2">for</text:span><text:span text:style-name="T519_3"><text:s/></text:span><text:span text:style-name="T519_4">i</text:span><text:span text:style-name="T519_5">=1,</text:span><text:span text:style-name="T519_6">Nscaledim</text:span></text:p>
          </table:table-cell>
          <table:table-cell table:style-name="Cell406">
            <text:p text:style-name="P520"/>
          </table:table-cell>
        </table:table-row>
        <table:table-row table:style-name="Row204">
          <table:table-cell table:style-name="Cell407">
            <text:p text:style-name="P521"><text:span text:style-name="T521_1">#<text:s/></text:span><text:span text:style-name="T521_2">for</text:span><text:span text:style-name="T521_3"><text:s/></text:span><text:span text:style-name="T521_4">j</text:span><text:span text:style-name="T521_5">=1,</text:span><text:span text:style-name="T521_6">Nscalevar</text:span><text:span text:style-name="T521_7">(</text:span><text:span text:style-name="T521_8">i</text:span><text:span text:style-name="T521_9">)</text:span></text:p>
          </table:table-cell>
          <table:table-cell table:style-name="Cell408">
            <text:p text:style-name="P522"/>
          </table:table-cell>
        </table:table-row>
        <table:table-row table:style-name="Row205">
          <table:table-cell table:style-name="Cell409">
            <text:p text:style-name="P523"><text:span text:style-name="T523_1"> <text:s/></text:span><text:span text:style-name="T523_2">ScaleFac</text:span><text:span text:style-name="T523_3">(</text:span><text:span text:style-name="T523_4">i</text:span><text:span text:style-name="T523_5">)(</text:span><text:span text:style-name="T523_6">j</text:span><text:span text:style-name="T523_7">)</text:span></text:p>
          </table:table-cell>
          <table:table-cell table:style-name="Cell410">
            <text:p text:style-name="P524"><text:span text:style-name="T524_1">dbl</text:span><text:span text:style-name="T524_2">:<text:s/></text:span><text:span text:style-name="T524_3">j</text:span><text:span text:style-name="T524_4">-</text:span><text:span text:style-name="T524_5">th</text:span><text:span text:style-name="T524_6"><text:s/></text:span><text:span text:style-name="T524_7">scale</text:span><text:span text:style-name="T524_8"><text:s/></text:span><text:span text:style-name="T524_9">variation</text:span><text:span text:style-name="T524_10"><text:s/></text:span><text:span text:style-name="T524_11">factor</text:span><text:span text:style-name="T524_12"><text:s/></text:span><text:span text:style-name="T524_13">in</text:span><text:span text:style-name="T524_14"><text:s/></text:span><text:span text:style-name="T524_15">i</text:span><text:span text:style-name="T524_16">-</text:span><text:span text:style-name="T524_17">th</text:span><text:span text:style-name="T524_18"><text:s/></text:span><text:span text:style-name="T524_19">dimension</text:span></text:p>
          </table:table-cell>
        </table:table-row>
        <table:table-row table:style-name="Row206">
          <table:table-cell table:style-name="Cell411">
            <text:p text:style-name="P525"><text:span text:style-name="T525_1">#<text:s/></text:span><text:span text:style-name="T525_2">endfor</text:span><text:span text:style-name="T525_3">(</text:span><text:span text:style-name="T525_4">i</text:span><text:span text:style-name="T525_5">)</text:span></text:p>
          </table:table-cell>
          <table:table-cell table:style-name="Cell412">
            <text:p text:style-name="P526"/>
          </table:table-cell>
        </table:table-row>
        <table:table-row table:style-name="Row207">
          <table:table-cell table:style-name="Cell413">
            <text:p text:style-name="P527"><text:span text:style-name="T527_1">##<text:s/></text:span><text:span text:style-name="T527_2">endfor</text:span><text:span text:style-name="T527_3">(</text:span><text:span text:style-name="T527_4">j</text:span><text:span text:style-name="T527_5">)</text:span></text:p>
          </table:table-cell>
          <table:table-cell table:style-name="Cell414">
            <text:p text:style-name="P528"/>
          </table:table-cell>
        </table:table-row>
        <table:table-row table:style-name="Row208">
          <table:table-cell table:style-name="Cell415">
            <text:p text:style-name="P529"/>
          </table:table-cell>
          <table:table-cell table:style-name="Cell416">
            <text:p text:style-name="P530"/>
          </table:table-cell>
        </table:table-row>
        <table:table-row table:style-name="Row209">
          <table:table-cell table:style-name="Cell417">
            <text:p text:style-name="P531"><text:span text:style-name="T531_1">####<text:s/></text:span><text:span text:style-name="T531_2">for</text:span><text:span text:style-name="T531_3"><text:s/></text:span><text:span text:style-name="T531_4">i</text:span><text:span text:style-name="T531_5">=1,</text:span><text:span text:style-name="T531_6">NObsBin</text:span></text:p>
          </table:table-cell>
          <table:table-cell table:style-name="Cell418">
            <text:p text:style-name="P532"/>
          </table:table-cell>
        </table:table-row>
        <table:table-row table:style-name="Row210">
          <table:table-cell table:style-name="Cell419">
            <text:p text:style-name="P533"><text:span text:style-name="T533_1">###<text:s/></text:span><text:span text:style-name="T533_2">for</text:span><text:span text:style-name="T533_3"><text:s/></text:span><text:span text:style-name="T533_4">j</text:span><text:span text:style-name="T533_5">=1,</text:span><text:span text:style-name="T533_6">Nscaledim</text:span></text:p>
          </table:table-cell>
          <table:table-cell table:style-name="Cell420">
            <text:p text:style-name="P534"/>
          </table:table-cell>
        </table:table-row>
        <table:table-row table:style-name="Row211">
          <table:table-cell table:style-name="Cell421">
            <text:p text:style-name="P535"><text:span text:style-name="T535_1">##<text:s/></text:span><text:span text:style-name="T535_2">for</text:span><text:span text:style-name="T535_3"><text:s/></text:span><text:span text:style-name="T535_4">k</text:span><text:span text:style-name="T535_5">=1,</text:span><text:span text:style-name="T535_6">Nscalevar</text:span><text:span text:style-name="T535_7">(</text:span><text:span text:style-name="T535_8">j</text:span><text:span text:style-name="T535_9">)</text:span></text:p>
          </table:table-cell>
          <table:table-cell table:style-name="Cell422">
            <text:p text:style-name="P536"/>
          </table:table-cell>
        </table:table-row>
        <table:table-row table:style-name="Row212">
          <table:table-cell table:style-name="Cell423">
            <text:p text:style-name="P537"><text:span text:style-name="T537_1">#<text:s/></text:span><text:span text:style-name="T537_2">for</text:span><text:span text:style-name="T537_3"><text:s/></text:span><text:span text:style-name="T537_4">l</text:span><text:span text:style-name="T537_5">=1,</text:span><text:span text:style-name="T537_6">Nscalenode</text:span><text:span text:style-name="T537_7">(</text:span><text:span text:style-name="T537_8">j</text:span><text:span text:style-name="T537_9">)</text:span></text:p>
          </table:table-cell>
          <table:table-cell table:style-name="Cell424">
            <text:p text:style-name="P538"/>
          </table:table-cell>
        </table:table-row>
        <table:table-row table:style-name="Row213">
          <table:table-cell table:style-name="Cell425">
            <text:p text:style-name="P539"><text:span text:style-name="T539_1">  <text:s/></text:span><text:span text:style-name="T539_2">ScaleNode</text:span><text:span text:style-name="T539_3">(</text:span><text:span text:style-name="T539_4">i</text:span><text:span text:style-name="T539_5">)(</text:span><text:span text:style-name="T539_6">j</text:span><text:span text:style-name="T539_7">)(</text:span><text:span text:style-name="T539_8">k</text:span><text:span text:style-name="T539_9">)(</text:span><text:span text:style-name="T539_10">l</text:span><text:span text:style-name="T539_11">)</text:span></text:p>
          </table:table-cell>
          <table:table-cell table:style-name="Cell426">
            <text:p text:style-name="P540"><text:span text:style-name="T540_1">dbl</text:span><text:span text:style-name="T540_2">:<text:s/></text:span><text:span text:style-name="T540_3">l</text:span><text:span text:style-name="T540_4">-</text:span><text:span text:style-name="T540_5">th</text:span><text:span text:style-name="T540_6"><text:s/></text:span><text:span text:style-name="T540_7">node</text:span><text:span text:style-name="T540_8"><text:s/></text:span><text:span text:style-name="T540_9">in</text:span><text:span text:style-name="T540_10"><text:s/></text:span><text:span text:style-name="T540_11">k</text:span><text:span text:style-name="T540_12">-</text:span><text:span text:style-name="T540_13">th</text:span><text:span text:style-name="T540_14"><text:s/></text:span><text:span text:style-name="T540_15">scale</text:span><text:span text:style-name="T540_16"><text:s/></text:span><text:span text:style-name="T540_17">variation</text:span><text:span text:style-name="T540_18"><text:s/></text:span><text:span text:style-name="T540_19">in</text:span><text:span text:style-name="T540_20"><text:s/></text:span><text:span text:style-name="T540_21">j</text:span><text:span text:style-name="T540_22">-</text:span><text:span text:style-name="T540_23">th</text:span><text:span text:style-name="T540_24"><text:s/></text:span><text:span text:style-name="T540_25">dimension</text:span><text:span text:style-name="T540_26"><text:s/></text:span><text:span text:style-name="T540_27">for</text:span><text:span text:style-name="T540_28"><text:s/></text:span><text:span text:style-name="T540_29">i</text:span><text:span text:style-name="T540_30">-</text:span><text:span text:style-name="T540_31">th</text:span><text:span text:style-name="T540_32"><text:s/></text:span><text:span text:style-name="T540_33">observable</text:span><text:span text:style-name="T540_34"><text:s/></text:span><text:span text:style-name="T540_35">bin</text:span><text:span text:style-name="T540_36"><text:s/>(</text:span><text:span text:style-name="T540_37">in</text:span><text:span text:style-name="T540_38"><text:s/></text:span><text:span text:style-name="T540_39">v</text:span><text:span text:style-name="T540_40">1.4<text:s/></text:span><text:span text:style-name="T540_41">this</text:span><text:span text:style-name="T540_42"><text:s/></text:span><text:span text:style-name="T540_43">was</text:span><text:span text:style-name="T540_44">:<text:s/></text:span><text:span text:style-name="T540_45">murscale</text:span><text:span text:style-name="T540_46">*</text:span><text:span text:style-name="T540_47">murval</text:span><text:span text:style-name="T540_48">)</text:span></text:p>
          </table:table-cell>
        </table:table-row>
        <table:table-row table:style-name="Row214">
          <table:table-cell table:style-name="Cell427">
            <text:p text:style-name="P541"><text:span text:style-name="T541_1">#<text:s/></text:span><text:span text:style-name="T541_2">endfor</text:span><text:span text:style-name="T541_3">(</text:span><text:span text:style-name="T541_4">l</text:span><text:span text:style-name="T541_5">)</text:span></text:p>
          </table:table-cell>
          <table:table-cell table:style-name="Cell428">
            <text:p text:style-name="P542"/>
          </table:table-cell>
        </table:table-row>
        <table:table-row table:style-name="Row215">
          <table:table-cell table:style-name="Cell429">
            <text:p text:style-name="P543"><text:span text:style-name="T543_1">##<text:s/></text:span><text:span text:style-name="T543_2">endfor</text:span><text:span text:style-name="T543_3">(</text:span><text:span text:style-name="T543_4">k</text:span><text:span text:style-name="T543_5">)</text:span></text:p>
          </table:table-cell>
          <table:table-cell table:style-name="Cell430">
            <text:p text:style-name="P544"/>
          </table:table-cell>
        </table:table-row>
        <table:table-row table:style-name="Row216">
          <table:table-cell table:style-name="Cell431">
            <text:p text:style-name="P545"><text:span text:style-name="T545_1">###<text:s/></text:span><text:span text:style-name="T545_2">endfor</text:span><text:span text:style-name="T545_3">(</text:span><text:span text:style-name="T545_4">j</text:span><text:span text:style-name="T545_5">)</text:span></text:p>
          </table:table-cell>
          <table:table-cell table:style-name="Cell432">
            <text:p text:style-name="P546"/>
          </table:table-cell>
        </table:table-row>
        <table:table-row table:style-name="Row217">
          <table:table-cell table:style-name="Cell433">
            <text:p text:style-name="P547"><text:span text:style-name="T547_1">####<text:s/></text:span><text:span text:style-name="T547_2">endfor</text:span><text:span text:style-name="T547_3">(</text:span><text:span text:style-name="T547_4">i</text:span><text:span text:style-name="T547_5">)</text:span></text:p>
          </table:table-cell>
          <table:table-cell table:style-name="Cell434">
            <text:p text:style-name="P548"/>
          </table:table-cell>
        </table:table-row>
        <table:table-row table:style-name="Row218">
          <table:table-cell table:style-name="Cell435">
            <text:p text:style-name="P549"/>
          </table:table-cell>
          <table:table-cell table:style-name="Cell436">
            <text:p text:style-name="P550"/>
          </table:table-cell>
        </table:table-row>
        <table:table-row table:style-name="Row219">
          <table:table-cell table:style-name="Cell437">
            <text:p text:style-name="P551"><text:span text:style-name="T551_1">######<text:s/></text:span><text:span text:style-name="T551_2">for</text:span><text:span text:style-name="T551_3"><text:s/></text:span><text:span text:style-name="T551_4">i</text:span><text:span text:style-name="T551_5">=1,</text:span><text:span text:style-name="T551_6">NObsBin</text:span></text:p>
          </table:table-cell>
          <table:table-cell table:style-name="Cell438">
            <text:p text:style-name="P552"/>
          </table:table-cell>
        </table:table-row>
        <table:table-row table:style-name="Row220">
          <table:table-cell table:style-name="Cell439">
            <text:p text:style-name="P553"><text:span text:style-name="T553_1">#####<text:s/></text:span><text:span text:style-name="T553_2">for</text:span><text:span text:style-name="T553_3"><text:s/></text:span><text:span text:style-name="T553_4">j</text:span><text:span text:style-name="T553_5">=1,</text:span><text:span text:style-name="T553_6">Nscaledim</text:span><text:span text:style-name="T553_7"><text:s/>(</text:span><text:span text:style-name="T553_8">remove</text:span><text:span text:style-name="T553_9">!!!)</text:span></text:p>
          </table:table-cell>
          <table:table-cell table:style-name="Cell440">
            <text:p text:style-name="P554"/>
          </table:table-cell>
        </table:table-row>
        <table:table-row table:style-name="Row221">
          <table:table-cell table:style-name="Cell441">
            <text:p text:style-name="P555"><text:span text:style-name="T555_1">####<text:s/></text:span><text:span text:style-name="T555_2">for</text:span><text:span text:style-name="T555_3"><text:s/></text:span><text:span text:style-name="T555_4">k</text:span><text:span text:style-name="T555_5">=1,</text:span><text:span text:style-name="T555_6">Nscalevar</text:span><text:span text:style-name="T555_7">(</text:span><text:span text:style-name="T555_8">j</text:span><text:span text:style-name="T555_9">)<text:s/>(</text:span><text:span text:style-name="T555_10">repeat</text:span><text:span text:style-name="T555_11"><text:s/></text:span><text:span text:style-name="T555_12">for</text:span><text:span text:style-name="T555_13"><text:s/></text:span><text:span text:style-name="T555_14">each</text:span><text:span text:style-name="T555_15"><text:s/></text:span><text:span text:style-name="T555_16">dim</text:span><text:span text:style-name="T555_17">)</text:span></text:p>
          </table:table-cell>
          <table:table-cell table:style-name="Cell442">
            <text:p text:style-name="P556"/>
          </table:table-cell>
        </table:table-row>
        <table:table-row table:style-name="Row222">
          <table:table-cell table:style-name="Cell443">
            <text:p text:style-name="P557"/>
            <text:p text:style-name="P558"><text:span text:style-name="T558_1">###<text:s/></text:span><text:span text:style-name="T558_2">for</text:span><text:span text:style-name="T558_3"><text:s/></text:span><text:span text:style-name="T558_4">l</text:span><text:span text:style-name="T558_5">=1,</text:span><text:span text:style-name="T558_6">Nscalenode</text:span><text:span text:style-name="T558_7">(</text:span><text:span text:style-name="T558_8">j</text:span><text:span text:style-name="T558_9">)<text:s/>(</text:span><text:span text:style-name="T558_10">repeat</text:span><text:span text:style-name="T558_11"><text:s/></text:span><text:span text:style-name="T558_12">for</text:span><text:span text:style-name="T558_13"><text:s/></text:span><text:span text:style-name="T558_14">each</text:span><text:span text:style-name="T558_15"><text:s/></text:span><text:span text:style-name="T558_16">dim</text:span><text:span text:style-name="T558_17">)</text:span></text:p>
          </table:table-cell>
          <table:table-cell table:style-name="Cell444">
            <text:p text:style-name="P559"/>
          </table:table-cell>
        </table:table-row>
        <table:table-row table:style-name="Row223">
          <table:table-cell table:style-name="Cell445">
            <text:p text:style-name="P560"><text:span text:style-name="T560_1"> &gt;&gt;&gt;<text:s/></text:span><text:span text:style-name="T560_2">the</text:span><text:span text:style-name="T560_3"><text:s/></text:span><text:span text:style-name="T560_4">following</text:span><text:span text:style-name="T560_5"><text:s/></text:span><text:span text:style-name="T560_6">assumes</text:span><text:span text:style-name="T560_7"><text:s/></text:span><text:span text:style-name="T560_8">NFragFunc</text:span><text:span text:style-name="T560_9">=0</text:span></text:p>
          </table:table-cell>
          <table:table-cell table:style-name="Cell446">
            <text:p text:style-name="P561"><text:span text:style-name="T561_1">to</text:span><text:span text:style-name="T561_2"><text:s/></text:span><text:span text:style-name="T561_3">be</text:span><text:span text:style-name="T561_4"><text:s/></text:span><text:span text:style-name="T561_5">worked</text:span><text:span text:style-name="T561_6"><text:s/></text:span><text:span text:style-name="T561_7">out</text:span><text:span text:style-name="T561_8"><text:s/></text:span><text:span text:style-name="T561_9">for</text:span><text:span text:style-name="T561_10"><text:s/></text:span><text:span text:style-name="T561_11">FFs</text:span></text:p>
          </table:table-cell>
        </table:table-row>
        <table:table-row table:style-name="Row224">
          <table:table-cell table:style-name="Cell447">
            <text:p text:style-name="P562"><text:span text:style-name="T562_1">&gt;&gt;<text:s/></text:span><text:span text:style-name="T562_2">case</text:span><text:span text:style-name="T562_3"><text:s/></text:span><text:span text:style-name="T562_4">NPDFdim</text:span><text:span text:style-name="T562_5">=0: <text:s/></text:span><text:span text:style-name="T562_6">nxmax</text:span><text:span text:style-name="T562_7"><text:s/>=<text:s/></text:span><text:span text:style-name="T562_8">Nxtot</text:span><text:span text:style-name="T562_9">(1,</text:span><text:span text:style-name="T562_10">i</text:span><text:span text:style-name="T562_11">)</text:span></text:p>
          </table:table-cell>
          <table:table-cell table:style-name="Cell448">
            <text:p text:style-name="P563"><text:span text:style-name="T563_1">linear</text:span></text:p>
          </table:table-cell>
        </table:table-row>
        <table:table-row table:style-name="Row225">
          <table:table-cell table:style-name="Cell449">
            <text:p text:style-name="P564"><text:span text:style-name="T564_1">&gt;&gt;<text:s/></text:span><text:span text:style-name="T564_2">case</text:span><text:span text:style-name="T564_3"><text:s/></text:span><text:span text:style-name="T564_4">NPDFdim</text:span><text:span text:style-name="T564_5">=1: <text:s/></text:span><text:span text:style-name="T564_6">nxmax</text:span><text:span text:style-name="T564_7"><text:s/>=<text:s/>(</text:span><text:span text:style-name="T564_8">Nxtot</text:span><text:span text:style-name="T564_9">(1,</text:span><text:span text:style-name="T564_10">i</text:span><text:span text:style-name="T564_11">)^2+</text:span><text:span text:style-name="T564_12">Nxtot</text:span><text:span text:style-name="T564_13">(1,</text:span><text:span text:style-name="T564_14">i</text:span><text:span text:style-name="T564_15">))<text:s/>/2</text:span></text:p>
          </table:table-cell>
          <table:table-cell table:style-name="Cell450">
            <text:p text:style-name="P565"><text:span text:style-name="T565_1">half</text:span><text:span text:style-name="T565_2"><text:s/></text:span><text:span text:style-name="T565_3">matrix</text:span></text:p>
          </table:table-cell>
        </table:table-row>
        <table:table-row table:style-name="Row226">
          <table:table-cell table:style-name="Cell451">
            <text:p text:style-name="P566"><text:span text:style-name="T566_1">&gt;&gt;<text:s/></text:span><text:span text:style-name="T566_2">case</text:span><text:span text:style-name="T566_3"><text:s/></text:span><text:span text:style-name="T566_4">NPDFdim</text:span><text:span text:style-name="T566_5">=2: <text:s/></text:span><text:span text:style-name="T566_6">nxmax</text:span><text:span text:style-name="T566_7"><text:s/>=<text:s/></text:span><text:span text:style-name="T566_8">Nxtot</text:span><text:span text:style-name="T566_9">(1,</text:span><text:span text:style-name="T566_10">i</text:span><text:span text:style-name="T566_11">)*</text:span><text:span text:style-name="T566_12">Nxtot</text:span><text:span text:style-name="T566_13">(2,</text:span><text:span text:style-name="T566_14">i</text:span><text:span text:style-name="T566_15">)</text:span></text:p>
          </table:table-cell>
          <table:table-cell table:style-name="Cell452">
            <text:p text:style-name="P567"><text:span text:style-name="T567_1">full</text:span><text:span text:style-name="T567_2"><text:s/></text:span><text:span text:style-name="T567_3">matrix</text:span></text:p>
          </table:table-cell>
        </table:table-row>
        <table:table-row table:style-name="Row227">
          <table:table-cell table:style-name="Cell453">
            <text:p text:style-name="P568"><text:span text:style-name="T568_1">##<text:s/></text:span><text:span text:style-name="T568_2">for</text:span><text:span text:style-name="T568_3"><text:s/></text:span><text:span text:style-name="T568_4">m</text:span><text:span text:style-name="T568_5">=1,</text:span><text:span text:style-name="T568_6">nxmax</text:span></text:p>
          </table:table-cell>
          <table:table-cell table:style-name="Cell454">
            <text:p text:style-name="P569"/>
          </table:table-cell>
        </table:table-row>
        <table:table-row table:style-name="Row228">
          <table:table-cell table:style-name="Cell455">
            <text:p text:style-name="P570"><text:span text:style-name="T570_1">#<text:s/></text:span><text:span text:style-name="T570_2">for</text:span><text:span text:style-name="T570_3"><text:s/></text:span><text:span text:style-name="T570_4">n</text:span><text:span text:style-name="T570_5">=1,</text:span><text:span text:style-name="T570_6">Nsubproc</text:span></text:p>
          </table:table-cell>
          <table:table-cell table:style-name="Cell456">
            <text:p text:style-name="P571"/>
          </table:table-cell>
        </table:table-row>
        <table:table-row table:style-name="Row229">
          <table:table-cell table:style-name="Cell457">
            <text:p text:style-name="P572"><text:span text:style-name="T572_1"> <text:s/></text:span><text:span text:style-name="T572_2">SigmaTilde</text:span><text:span text:style-name="T572_3">(</text:span><text:span text:style-name="T572_4">i</text:span><text:span text:style-name="T572_5">)(</text:span><text:span text:style-name="T572_6">j</text:span><text:span text:style-name="T572_7">)(</text:span><text:span text:style-name="T572_8">k</text:span><text:span text:style-name="T572_9">)(</text:span><text:span text:style-name="T572_10">l</text:span><text:span text:style-name="T572_11">)(</text:span><text:span text:style-name="T572_12">m</text:span><text:span text:style-name="T572_13">)(</text:span><text:span text:style-name="T572_14">n</text:span><text:span text:style-name="T572_15">)</text:span></text:p>
          </table:table-cell>
          <table:table-cell table:style-name="Cell458">
            <text:p text:style-name="P573"><text:span text:style-name="T573_1">dbl</text:span><text:span text:style-name="T573_2">:<text:s/></text:span><text:span text:style-name="T573_3">sigma</text:span><text:span text:style-name="T573_4"><text:s/></text:span><text:span text:style-name="T573_5">tilde</text:span><text:span text:style-name="T573_6">  <text:s/>(</text:span><text:span text:style-name="T573_7">old</text:span><text:span text:style-name="T573_8">:<text:s/></text:span><text:span text:style-name="T573_9">buggy</text:span><text:span text:style-name="T573_10"><text:s/></text:span><text:span text:style-name="T573_11">def</text:span><text:span text:style-name="T573_12">.)</text:span></text:p>
          </table:table-cell>
        </table:table-row>
        <table:table-row table:style-name="Row230">
          <table:table-cell table:style-name="Cell459">
            <text:p text:style-name="P574"><text:span text:style-name="T574_1"> <text:s/></text:span><text:span text:style-name="T574_2">SigmaTilde</text:span><text:span text:style-name="T574_3">(</text:span><text:span text:style-name="T574_4">i</text:span><text:span text:style-name="T574_5">)(</text:span><text:span text:style-name="T574_6">k</text:span><text:span text:style-name="T574_7">1)(</text:span><text:span text:style-name="T574_8">l</text:span><text:span text:style-name="T574_9">1)...(</text:span><text:span text:style-name="T574_10">k</text:span><text:span text:style-name="T574_11">[</text:span><text:span text:style-name="T574_12">n</text:span><text:span text:style-name="T574_13">])(</text:span><text:span text:style-name="T574_14">l</text:span><text:span text:style-name="T574_15">[</text:span><text:span text:style-name="T574_16">n</text:span><text:span text:style-name="T574_17">])(</text:span><text:span text:style-name="T574_18">m</text:span><text:span text:style-name="T574_19">)(</text:span><text:span text:style-name="T574_20">n</text:span><text:span text:style-name="T574_21">)</text:span></text:p>
          </table:table-cell>
          <table:table-cell table:style-name="Cell460">
            <text:p text:style-name="P575"><text:span text:style-name="T575_1">dbl</text:span><text:span text:style-name="T575_2">:<text:s/></text:span><text:span text:style-name="T575_3">sigma</text:span><text:span text:style-name="T575_4"><text:s/></text:span><text:span text:style-name="T575_5">tilde</text:span><text:span text:style-name="T575_6">   <text:s/>(</text:span><text:span text:style-name="T575_7">n</text:span><text:span text:style-name="T575_8">=</text:span><text:span text:style-name="T575_9">NScaleDim</text:span><text:span text:style-name="T575_10">)</text:span></text:p>
          </table:table-cell>
        </table:table-row>
        <table:table-row table:style-name="Row231">
          <table:table-cell table:style-name="Cell461">
            <text:p text:style-name="P576"><text:span text:style-name="T576_1">#<text:s/></text:span><text:span text:style-name="T576_2">endfor</text:span><text:span text:style-name="T576_3">(</text:span><text:span text:style-name="T576_4">n</text:span><text:span text:style-name="T576_5">)</text:span></text:p>
          </table:table-cell>
          <table:table-cell table:style-name="Cell462">
            <text:p text:style-name="P577"/>
          </table:table-cell>
        </table:table-row>
        <table:table-row table:style-name="Row232">
          <table:table-cell table:style-name="Cell463">
            <text:p text:style-name="P578"><text:span text:style-name="T578_1">##<text:s/></text:span><text:span text:style-name="T578_2">endfor</text:span><text:span text:style-name="T578_3">(</text:span><text:span text:style-name="T578_4">m</text:span><text:span text:style-name="T578_5">)</text:span></text:p>
          </table:table-cell>
          <table:table-cell table:style-name="Cell464">
            <text:p text:style-name="P579"/>
          </table:table-cell>
        </table:table-row>
        <table:table-row table:style-name="Row233">
          <table:table-cell table:style-name="Cell465">
            <text:p text:style-name="P580"><text:span text:style-name="T580_1">###<text:s/></text:span><text:span text:style-name="T580_2">endfor</text:span><text:span text:style-name="T580_3">(</text:span><text:span text:style-name="T580_4">l</text:span><text:span text:style-name="T580_5">)</text:span></text:p>
          </table:table-cell>
          <table:table-cell table:style-name="Cell466">
            <text:p text:style-name="P581"/>
          </table:table-cell>
        </table:table-row>
        <table:table-row table:style-name="Row234">
          <table:table-cell table:style-name="Cell467">
            <text:p text:style-name="P582"><text:span text:style-name="T582_1">####<text:s/></text:span><text:span text:style-name="T582_2">endfor</text:span><text:span text:style-name="T582_3">(</text:span><text:span text:style-name="T582_4">k</text:span><text:span text:style-name="T582_5">)</text:span></text:p>
          </table:table-cell>
          <table:table-cell table:style-name="Cell468">
            <text:p text:style-name="P583"/>
          </table:table-cell>
        </table:table-row>
        <table:table-row table:style-name="Row235">
          <table:table-cell table:style-name="Cell469">
            <text:p text:style-name="P584"><text:span text:style-name="T584_1">#####<text:s/></text:span><text:span text:style-name="T584_2">endfor</text:span><text:span text:style-name="T584_3">(</text:span><text:span text:style-name="T584_4">j</text:span><text:span text:style-name="T584_5">)</text:span></text:p>
          </table:table-cell>
          <table:table-cell table:style-name="Cell470">
            <text:p text:style-name="P585"/>
          </table:table-cell>
        </table:table-row>
        <table:table-row table:style-name="Row236">
          <table:table-cell table:style-name="Cell471">
            <text:p text:style-name="P586"><text:span text:style-name="T586_1">######<text:s/></text:span><text:span text:style-name="T586_2">endfor</text:span><text:span text:style-name="T586_3">(</text:span><text:span text:style-name="T586_4">i</text:span><text:span text:style-name="T586_5">)</text:span></text:p>
          </table:table-cell>
          <table:table-cell table:style-name="Cell472">
            <text:p text:style-name="P587"/>
          </table:table-cell>
        </table:table-row>
        <table:table-row table:style-name="Row237">
          <table:table-cell table:style-name="Cell473">
            <text:p text:style-name="P588"/>
          </table:table-cell>
          <table:table-cell table:style-name="Cell474">
            <text:p text:style-name="P589"/>
          </table:table-cell>
        </table:table-row>
        <table:table-row table:style-name="Row238">
          <table:table-cell table:style-name="Cell475">
            <text:p text:style-name="P590"><text:span text:style-name="T590_1">1234567890</text:span></text:p>
          </table:table-cell>
          <table:table-cell table:style-name="Cell476">
            <text:p text:style-name="P591"><text:span text:style-name="T591_1">Block</text:span><text:span text:style-name="T591_2"><text:s/></text:span><text:span text:style-name="T591_3">B</text:span><text:span text:style-name="T591_4">02<text:s/>(</text:span><text:span text:style-name="T591_5">second</text:span><text:span text:style-name="T591_6"><text:s/></text:span><text:span text:style-name="T591_7">contribution</text:span><text:span text:style-name="T591_8">)<text:s/>-<text:s/></text:span><text:span text:style-name="T591_9">optional</text:span></text:p>
          </table:table-cell>
        </table:table-row>
        <table:table-row table:style-name="Row239">
          <table:table-cell table:style-name="Cell477">
            <text:p text:style-name="P592"/>
          </table:table-cell>
          <table:table-cell table:style-name="Cell478">
            <text:p text:style-name="P593"><text:span text:style-name="T593_1">same</text:span><text:span text:style-name="T593_2"><text:s/></text:span><text:span text:style-name="T593_3">structure</text:span><text:span text:style-name="T593_4"><text:s/></text:span><text:span text:style-name="T593_5">as</text:span><text:span text:style-name="T593_6"><text:s/></text:span><text:span text:style-name="T593_7">block</text:span><text:span text:style-name="T593_8"><text:s/></text:span><text:span text:style-name="T593_9">B</text:span><text:span text:style-name="T593_10">01</text:span></text:p>
          </table:table-cell>
        </table:table-row>
        <table:table-row table:style-name="Row240">
          <table:table-cell table:style-name="Cell479">
            <text:p text:style-name="P594"><text:span text:style-name="T594_1">1234567890</text:span></text:p>
          </table:table-cell>
          <table:table-cell table:style-name="Cell480">
            <text:p text:style-name="P595"><text:span text:style-name="T595_1">Block</text:span><text:span text:style-name="T595_2"><text:s/></text:span><text:span text:style-name="T595_3">B</text:span><text:span text:style-name="T595_4">03<text:s/>(</text:span><text:span text:style-name="T595_5">third</text:span><text:span text:style-name="T595_6"><text:s/></text:span><text:span text:style-name="T595_7">contribution</text:span><text:span text:style-name="T595_8">)<text:s/>-<text:s/></text:span><text:span text:style-name="T595_9">optional</text:span></text:p>
          </table:table-cell>
        </table:table-row>
        <table:table-row table:style-name="Row241">
          <table:table-cell table:style-name="Cell481">
            <text:p text:style-name="P596"/>
          </table:table-cell>
          <table:table-cell table:style-name="Cell482">
            <text:p text:style-name="P597"><text:span text:style-name="T597_1">same</text:span><text:span text:style-name="T597_2"><text:s/></text:span><text:span text:style-name="T597_3">structure</text:span><text:span text:style-name="T597_4"><text:s/></text:span><text:span text:style-name="T597_5">as</text:span><text:span text:style-name="T597_6"><text:s/></text:span><text:span text:style-name="T597_7">block</text:span><text:span text:style-name="T597_8"><text:s/></text:span><text:span text:style-name="T597_9">B</text:span><text:span text:style-name="T597_10">01</text:span></text:p>
          </table:table-cell>
        </table:table-row>
        <table:table-row table:style-name="Row242">
          <table:table-cell table:style-name="Cell483">
            <text:p text:style-name="P598"><text:span text:style-name="T598_1">1234567890</text:span></text:p>
          </table:table-cell>
          <table:table-cell table:style-name="Cell484">
            <text:p text:style-name="P599"><text:span text:style-name="T599_1">Block</text:span><text:span text:style-name="T599_2"><text:s/></text:span><text:span text:style-name="T599_3">Bnn</text:span><text:span text:style-name="T599_4"><text:s/>(</text:span><text:span text:style-name="T599_5">nn</text:span><text:span text:style-name="T599_6">-</text:span><text:span text:style-name="T599_7">th</text:span><text:span text:style-name="T599_8"><text:s/></text:span><text:span text:style-name="T599_9">contribution</text:span><text:span text:style-name="T599_10">)<text:s/>-<text:s/></text:span><text:span text:style-name="T599_11">optional</text:span></text:p>
          </table:table-cell>
        </table:table-row>
        <table:table-row table:style-name="Row243">
          <table:table-cell table:style-name="Cell485">
            <text:p text:style-name="P600"/>
          </table:table-cell>
          <table:table-cell table:style-name="Cell486">
            <text:p text:style-name="P601"><text:span text:style-name="T601_1">same</text:span><text:span text:style-name="T601_2"><text:s/></text:span><text:span text:style-name="T601_3">structure</text:span><text:span text:style-name="T601_4"><text:s/></text:span><text:span text:style-name="T601_5">as</text:span><text:span text:style-name="T601_6"><text:s/></text:span><text:span text:style-name="T601_7">block</text:span><text:span text:style-name="T601_8"><text:s/></text:span><text:span text:style-name="T601_9">B</text:span><text:span text:style-name="T601_10">01</text:span></text:p>
          </table:table-cell>
        </table:table-row>
        <table:table-row table:style-name="Row244">
          <table:table-cell table:style-name="Cell487">
            <text:p text:style-name="P602"><text:span text:style-name="T602_1">1234567890</text:span></text:p>
          </table:table-cell>
          <table:table-cell table:style-name="Cell488">
            <text:p text:style-name="P603"><text:span text:style-name="T603_1">end</text:span><text:span text:style-name="T603_2"><text:s/></text:span><text:span text:style-name="T603_3">of</text:span><text:span text:style-name="T603_4"><text:s/></text:span><text:span text:style-name="T603_5">table</text:span></text:p>
          </table:table-cell>
        </table:table-row>
        <table:table-row table:style-name="Row245">
          <table:table-cell table:style-name="Cell489">
            <text:p text:style-name="P604"><text:span text:style-name="T604_1">1234567890</text:span></text:p>
          </table:table-cell>
          <table:table-cell table:style-name="Cell490">
            <text:p text:style-name="P605"><text:span text:style-name="T605_1">redundant</text:span><text:span text:style-name="T605_2"><text:s/></text:span><text:span text:style-name="T605_3">extra</text:span><text:span text:style-name="T605_4"><text:s/></text:span><text:span text:style-name="T605_5">check</text:span></text:p>
          </table:table-cell>
        </table:table-row>
      </table:table>
      <text:p text:style-name="P606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  <style:font-face style:name="Verdana" svg:font-family="Verdan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00%" fo:margin-top="0.159cm" fo:margin-bottom="0.159cm" fo:margin-left="0.159cm" fo:margin-right="0.159cm" fo:orphans="2" fo:widows="2" style:writing-mode="lr-tb"/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text-indent="0cm" fo:margin-top="0.423cm" fo:margin-bottom="0.423cm" fo:margin-left="0cm" fo:margin-right="0cm" style:writing-mode="lr-tb"/>
      <style:text-properties fo:font-style="normal" style:font-style-asian="normal" style:font-style-complex="normal" fo:font-size="18pt" style:font-size-asian="18pt" style:font-size-complex="18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text-indent="0cm" fo:margin-top="0.397cm" fo:margin-bottom="0.397cm" fo:margin-left="0cm" fo:margin-right="0cm" style:writing-mode="lr-tb"/>
      <style:text-properties fo:font-style="normal" style:font-style-asian="normal" style:font-style-complex="normal" fo:font-size="14pt" style:font-size-asian="14pt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text-indent="0cm" fo:margin-top="0.423cm" fo:margin-bottom="0.423cm" fo:margin-left="0cm" fo:margin-right="0cm" style:writing-mode="lr-tb"/>
      <style:text-properties fo:font-style="normal" style:font-style-asian="normal" style:font-style-complex="normal" fo:font-size="12pt" style:font-size-asian="12pt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text-indent="0cm" fo:margin-top="0.45cm" fo:margin-bottom="0.45cm" fo:margin-left="0cm" fo:margin-right="0cm" style:writing-mode="lr-tb"/>
      <style:text-properties fo:font-style="normal" style:font-style-asian="normal" style:font-style-complex="normal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text-indent="0cm" fo:margin-top="0.45cm" fo:margin-bottom="0.45cm" fo:margin-left="0cm" fo:margin-right="0cm" style:writing-mode="lr-tb"/>
      <style:text-properties fo:font-style="normal" style:font-style-asian="normal" style:font-style-complex="normal" fo:font-size="8pt" style:font-size-asian="8pt" style:font-size-complex="8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text-indent="0cm" fo:margin-top="0.635cm" fo:margin-bottom="0.635cm" fo:margin-left="0cm" fo:margin-right="0cm" style:writing-mode="lr-tb"/>
      <style:text-properties fo:font-style="normal" style:font-style-asian="normal" style:font-style-complex="normal" fo:font-size="8pt" style:font-size-asian="8pt" style:font-size-complex="8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style:style style:name="List1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-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1" text:level="2">
        <style:list-level-properties text:space-before="1.905cm" text:min-label-width="-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2" text:level="3">
        <style:list-level-properties text:min-label-width="0cm" text:min-label-distance="-3.492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3" text:level="4">
        <style:list-level-properties text:space-before="4.445cm" text:min-label-width="-4.44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4" text:level="5">
        <style:list-level-properties text:space-before="5.715cm" text:min-label-width="-5.71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5" text:level="6">
        <style:list-level-properties text:min-label-width="0cm" text:min-label-distance="-7.302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6" text:level="7">
        <style:list-level-properties text:space-before="8.255cm" text:min-label-width="-8.25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7" text:level="8">
        <style:list-level-properties text:space-before="9.525cm" text:min-label-width="-9.52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8" text:level="9">
        <style:list-level-properties text:min-label-width="0cm" text:min-label-distance="-11.112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2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2">
      <text:list-level-style-bullet text:bullet-char="●" text:style-name="List2Level0" text:level="1">
        <style:list-level-properties text:space-before="0.635cm" text:min-label-width="-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1" text:level="2">
        <style:list-level-properties text:space-before="1.905cm" text:min-label-width="-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2" text:level="3">
        <style:list-level-properties text:min-label-width="0cm" text:min-label-distance="-3.492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3" text:level="4">
        <style:list-level-properties text:space-before="4.445cm" text:min-label-width="-4.44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4" text:level="5">
        <style:list-level-properties text:space-before="5.715cm" text:min-label-width="-5.71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5" text:level="6">
        <style:list-level-properties text:min-label-width="0cm" text:min-label-distance="-7.302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6" text:level="7">
        <style:list-level-properties text:space-before="8.255cm" text:min-label-width="-8.25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7" text:level="8">
        <style:list-level-properties text:space-before="9.525cm" text:min-label-width="-9.52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8" text:level="9">
        <style:list-level-properties text:min-label-width="0cm" text:min-label-distance="-11.112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3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3">
      <text:list-level-style-bullet text:bullet-char="●" text:style-name="List3Level0" text:level="1">
        <style:list-level-properties text:space-before="0.635cm" text:min-label-width="-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Level1" text:level="2">
        <style:list-level-properties text:space-before="1.905cm" text:min-label-width="-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Level2" text:level="3">
        <style:list-level-properties text:min-label-width="0cm" text:min-label-distance="-3.492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Level3" text:level="4">
        <style:list-level-properties text:space-before="4.445cm" text:min-label-width="-4.44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Level4" text:level="5">
        <style:list-level-properties text:space-before="5.715cm" text:min-label-width="-5.71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Level5" text:level="6">
        <style:list-level-properties text:min-label-width="0cm" text:min-label-distance="-7.302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Level6" text:level="7">
        <style:list-level-properties text:space-before="8.255cm" text:min-label-width="-8.25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Level7" text:level="8">
        <style:list-level-properties text:space-before="9.525cm" text:min-label-width="-9.52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Level8" text:level="9">
        <style:list-level-properties text:min-label-width="0cm" text:min-label-distance="-11.112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4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4">
      <text:list-level-style-number style:num-format="1" text:style-name="List4Level0" style:num-suffix="." text:level="1">
        <style:list-level-properties text:space-before="0.635cm" text:min-label-width="-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bullet text:bullet-char="○" text:style-name="List4Level1" text:level="2">
        <style:list-level-properties text:space-before="1.905cm" text:min-label-width="-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Level2" text:level="3">
        <style:list-level-properties text:min-label-width="0cm" text:min-label-distance="-3.492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Level3" text:level="4">
        <style:list-level-properties text:space-before="4.445cm" text:min-label-width="-4.44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Level4" text:level="5">
        <style:list-level-properties text:space-before="5.715cm" text:min-label-width="-5.71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Level5" text:level="6">
        <style:list-level-properties text:min-label-width="0cm" text:min-label-distance="-7.302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Level6" text:level="7">
        <style:list-level-properties text:space-before="8.255cm" text:min-label-width="-8.25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Level7" text:level="8">
        <style:list-level-properties text:space-before="9.525cm" text:min-label-width="-9.52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Level8" text:level="9">
        <style:list-level-properties text:min-label-width="0cm" text:min-label-distance="-11.112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5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5">
      <text:list-level-style-bullet text:bullet-char="●" text:style-name="List5Level0" text:level="1">
        <style:list-level-properties text:space-before="0.635cm" text:min-label-width="-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5Level1" text:level="2">
        <style:list-level-properties text:space-before="1.905cm" text:min-label-width="-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5Level2" text:level="3">
        <style:list-level-properties text:min-label-width="0cm" text:min-label-distance="-3.492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5Level3" text:level="4">
        <style:list-level-properties text:space-before="4.445cm" text:min-label-width="-4.44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5Level4" text:level="5">
        <style:list-level-properties text:space-before="5.715cm" text:min-label-width="-5.71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5Level5" text:level="6">
        <style:list-level-properties text:min-label-width="0cm" text:min-label-distance="-7.302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5Level6" text:level="7">
        <style:list-level-properties text:space-before="8.255cm" text:min-label-width="-8.25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5Level7" text:level="8">
        <style:list-level-properties text:space-before="9.525cm" text:min-label-width="-9.52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5Level8" text:level="9">
        <style:list-level-properties text:min-label-width="0cm" text:min-label-distance="-11.112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6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6">
      <text:list-level-style-number style:num-format="1" text:style-name="List6Level0" style:num-suffix="." text:level="1">
        <style:list-level-properties text:space-before="0.635cm" text:min-label-width="-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bullet text:bullet-char="○" text:style-name="List6Level1" text:level="2">
        <style:list-level-properties text:space-before="1.905cm" text:min-label-width="-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6Level2" text:level="3">
        <style:list-level-properties text:min-label-width="0cm" text:min-label-distance="-3.492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6Level3" text:level="4">
        <style:list-level-properties text:space-before="4.445cm" text:min-label-width="-4.44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6Level4" text:level="5">
        <style:list-level-properties text:space-before="5.715cm" text:min-label-width="-5.71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6Level5" text:level="6">
        <style:list-level-properties text:min-label-width="0cm" text:min-label-distance="-7.302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6Level6" text:level="7">
        <style:list-level-properties text:space-before="8.255cm" text:min-label-width="-8.25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6Level7" text:level="8">
        <style:list-level-properties text:space-before="9.525cm" text:min-label-width="-9.52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6Level8" text:level="9">
        <style:list-level-properties text:min-label-width="0cm" text:min-label-distance="-11.112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3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